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11.906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3.724cm"/>
    </style:style>
    <style:style style:name="co5" style:family="table-column">
      <style:table-column-properties fo:break-before="auto" style:column-width="6.419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2.646cm"/>
    </style:style>
    <style:style style:name="co9" style:family="table-column">
      <style:table-column-properties fo:break-before="auto" style:column-width="4.63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3.431cm"/>
    </style:style>
    <style:style style:name="co12" style:family="table-column">
      <style:table-column-properties fo:break-before="auto" style:column-width="2.549cm"/>
    </style:style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1.298cm"/>
    </style:style>
    <style:style style:name="co15" style:family="table-column">
      <style:table-column-properties fo:break-before="auto" style:column-width="3.26cm"/>
    </style:style>
    <style:style style:name="co16" style:family="table-column">
      <style:table-column-properties fo:break-before="auto" style:column-width="8.012cm"/>
    </style:style>
    <style:style style:name="co17" style:family="table-column">
      <style:table-column-properties fo:break-before="auto" style:column-width="5.487cm"/>
    </style:style>
    <style:style style:name="co18" style:family="table-column">
      <style:table-column-properties fo:break-before="auto" style:column-width="3.602cm"/>
    </style:style>
    <style:style style:name="co19" style:family="table-column">
      <style:table-column-properties fo:break-before="auto" style:column-width="3.993cm"/>
    </style:style>
    <style:style style:name="co20" style:family="table-column">
      <style:table-column-properties fo:break-before="auto" style:column-width="8.11cm"/>
    </style:style>
    <style:style style:name="co21" style:family="table-column">
      <style:table-column-properties fo:break-before="auto" style:column-width="2.009cm"/>
    </style:style>
    <style:style style:name="co22" style:family="table-column">
      <style:table-column-properties fo:break-before="auto" style:column-width="2.351cm"/>
    </style:style>
    <style:style style:name="co23" style:family="table-column">
      <style:table-column-properties fo:break-before="auto" style:column-width="6.86cm"/>
    </style:style>
    <style:style style:name="co24" style:family="table-column">
      <style:table-column-properties fo:break-before="auto" style:column-width="4.828cm"/>
    </style:style>
    <style:style style:name="co25" style:family="table-column">
      <style:table-column-properties fo:break-before="auto" style:column-width="8.133cm"/>
    </style:style>
    <style:style style:name="co26" style:family="table-column">
      <style:table-column-properties fo:break-before="auto" style:column-width="1.152cm"/>
    </style:style>
    <style:style style:name="co27" style:family="table-column">
      <style:table-column-properties fo:break-before="auto" style:column-width="2.745cm"/>
    </style:style>
    <style:style style:name="co28" style:family="table-column">
      <style:table-column-properties fo:break-before="auto" style:column-width="1.642cm"/>
    </style:style>
    <style:style style:name="co29" style:family="table-column">
      <style:table-column-properties fo:break-before="auto" style:column-width="10.927cm"/>
    </style:style>
    <style:style style:name="co30" style:family="table-column">
      <style:table-column-properties fo:break-before="auto" style:column-width="1.005cm"/>
    </style:style>
    <style:style style:name="co31" style:family="table-column">
      <style:table-column-properties fo:break-before="auto" style:column-width="6.077cm"/>
    </style:style>
    <style:style style:name="co32" style:family="table-column">
      <style:table-column-properties fo:break-before="auto" style:column-width="3.455cm"/>
    </style:style>
    <style:style style:name="co33" style:family="table-column">
      <style:table-column-properties fo:break-before="auto" style:column-width="1.838cm"/>
    </style:style>
    <style:style style:name="co34" style:family="table-column">
      <style:table-column-properties fo:break-before="auto" style:column-width="3.773cm"/>
    </style:style>
    <style:style style:name="co35" style:family="table-column">
      <style:table-column-properties fo:break-before="auto" style:column-width="3.087cm"/>
    </style:style>
    <style:style style:name="co36" style:family="table-column">
      <style:table-column-properties fo:break-before="auto" style:column-width="2.99cm"/>
    </style:style>
    <style:style style:name="co37" style:family="table-column">
      <style:table-column-properties fo:break-before="auto" style:column-width="6.346cm"/>
    </style:style>
    <style:style style:name="co38" style:family="table-column">
      <style:table-column-properties fo:break-before="auto" style:column-width="6.66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Data_20__28_revisited_29_">
      <style:table-properties table:display="true" style:writing-mode="lr-tb"/>
    </style:style>
    <style:style style:name="ta3" style:family="table" style:master-page-name="PageStyle_5f_Snowballing">
      <style:table-properties table:display="true" style:writing-mode="lr-tb"/>
    </style:style>
    <style:style style:name="ta4" style:family="table" style:master-page-name="PageStyle_5f_VALUES">
      <style:table-properties table:display="true" style:writing-mode="lr-tb"/>
    </style:style>
    <style:style style:name="ta5" style:family="table" style:master-page-name="PageStyle_5f_Rigor_20_vs_20_industrial_20_relevance">
      <style:table-properties table:display="true" style:writing-mode="lr-tb"/>
    </style:style>
    <style:style style:name="ta6" style:family="table" style:master-page-name="PageStyle_5f_ROS_20_levels">
      <style:table-properties table:display="true" style:writing-mode="lr-tb"/>
    </style:style>
    <style:style style:name="ce31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3c4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4a86e8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I14]))=0)" style:apply-style-name="ConditionalStyle_5f_1" style:base-cell-address="'Data (revisited)'.I14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I14]))=0)" style:apply-style-name="ConditionalStyle_5f_1" style:base-cell-address="'Data (revisited)'.I14"/>
    </style:style>
    <style:style style:name="ce123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3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3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4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47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14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49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5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51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5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3" style:family="table-cell" style:parent-style-name="Pivot_20_Table_20_Category" style:data-style-name="N0">
      <style:table-cell-properties fo:border="0.99pt solid #000000"/>
    </style:style>
    <style:style style:name="ce154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15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56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5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5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5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60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61" style:family="table-cell" style:parent-style-name="Pivot_20_Table_20_Result">
      <style:table-cell-properties fo:border-bottom="0.99pt solid #000000" fo:border-left="0.99pt solid #000000" fo:border-right="2.01pt solid #000000" fo:border-top="0.99pt solid #000000"/>
    </style:style>
    <style:style style:name="ce162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63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64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6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6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5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fo:color="#ff99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style:text-outline="false" fo:font-style="normal" style:text-line-through-type="none" style:text-underline-style="none" style:text-underline-color="font-color" fo:font-weight="normal" fo:font-size="11pt" fo:text-shadow="none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VALUES.$B$2:.$B$6])" table:allow-empty-cell="true" table:display-list="unsorted" table:base-cell-address="Snowballing.L2"/>
        <table:content-validation table:name="val2" table:condition="of:cell-content-is-in-list([$VALUES.$C$2:.$C$12])" table:allow-empty-cell="true" table:display-list="unsorted" table:base-cell-address="Snowballing.M2"/>
        <table:content-validation table:name="val3" table:condition="of:cell-content-is-in-list([$VALUES.$D$2:.$D$4])" table:allow-empty-cell="true" table:display-list="unsorted" table:base-cell-address="Snowballing.N2"/>
        <table:content-validation table:name="val4" table:condition="of:cell-content-is-in-list([$VALUES.$E$2:.$E$5])" table:allow-empty-cell="true" table:display-list="unsorted" table:base-cell-address="Snowballing.O2"/>
        <table:content-validation table:name="val5" table:condition="of:cell-content-is-in-list([$VALUES.$F$2:.$F$9])" table:allow-empty-cell="true" table:display-list="unsorted" table:base-cell-address="Snowballing.P2"/>
        <table:content-validation table:name="val6" table:condition="of:cell-content-is-in-list([$VALUES.$G$2:.$G$5])" table:allow-empty-cell="true" table:display-list="unsorted" table:base-cell-address="Snowballing.U2"/>
        <table:content-validation table:name="val7" table:condition="of:cell-content-is-in-list([$VALUES.$H$2:.$H$3])" table:allow-empty-cell="true" table:display-list="unsorted" table:base-cell-address="Snowballing.V2"/>
        <table:content-validation table:name="val8" table:condition="of:cell-content-is-in-list([$VALUES.$I$2:.$I$12])" table:allow-empty-cell="true" table:display-list="unsorted" table:base-cell-address="Snowballing.W2"/>
        <table:content-validation table:name="val9" table:condition="of:cell-content-is-in-list([$VALUES.$J$2:.$J$3])" table:allow-empty-cell="true" table:display-list="unsorted" table:base-cell-address="Snowballing.X2"/>
        <table:content-validation table:name="val10" table:condition="of:cell-content-is-in-list([$VALUES.$K$2:.$K$16])" table:allow-empty-cell="true" table:display-list="unsorted" table:base-cell-address="Snowballing.Y1"/>
        <table:content-validation table:name="val11" table:condition="of:cell-content-is-in-list([$VALUES.$L$2:.$L$7])" table:allow-empty-cell="true" table:display-list="unsorted" table:base-cell-address="Snowballing.AE2"/>
        <table:content-validation table:name="val12" table:condition="of:cell-content-is-in-list([$VALUES.$M$2:.$M$8])" table:allow-empty-cell="true" table:display-list="unsorted" table:base-cell-address="Snowballing.AF2"/>
        <table:content-validation table:name="val13" table:condition="of:cell-content-is-in-list([$VALUES.$N$2:.$N$14])" table:allow-empty-cell="true" table:display-list="unsorted" table:base-cell-address="Snowballing.AG2"/>
      </table:content-validation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4" table:default-cell-style-name="Default"/>
        <table:table-column table:style-name="co12" table:default-cell-style-name="Default"/>
        <table:table-column table:style-name="co13" table:number-columns-repeated="46" table:default-cell-style-name="Default"/>
        <table:table-row table:style-name="ro1">
          <table:table-cell table:style-name="ce31" office:value-type="string" calcext:value-type="string">
            <text:p>ID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Year</text:p>
          </table:table-cell>
          <table:table-cell table:style-name="ce99" office:value-type="string" calcext:value-type="string">
            <office:annotation draw:style-name="gr1" draw:text-style-name="P2" svg:width="13.06cm" svg:height="0.952cm" svg:x="18.476cm" svg:y="0.82cm" draw:caption-point-x="-0.407cm" draw:caption-point-y="-0.81cm">
              <dc:date>2022-04-05T00:00:00</dc:date>
              <text:p text:style-name="P1"><text:span text:style-name="T1">Identical names have been augmented with a number by DBLP</text:span></text:p>
            </office:annotation>
            <text:p>Authors</text:p>
          </table:table-cell>
          <table:table-cell table:style-name="ce99" office:value-type="string" calcext:value-type="string">
            <office:annotation draw:style-name="gr2" draw:text-style-name="P2" svg:width="9.287cm" svg:height="2.619cm" svg:x="24.895cm" svg:y="0.82cm" draw:caption-point-x="-0.407cm" draw:caption-point-y="-0.81cm">
              <dc:date>2022-04-05T00:00:00</dc:date>
              <text:p text:style-name="P1"><text:span text:style-name="T1">Starts with the venue type (conference or journal) and identifier </text:span></text:p>
              <text:p text:style-name="P1"><text:span text:style-name="T1"/></text:p>
              <text:p text:style-name="P1"><text:span text:style-name="T1">e.g. journals/csur for the </text:span></text:p>
              <text:p text:style-name="P1"><text:span text:style-name="T1">ACM Computing Surveys journal</text:span></text:p>
            </office:annotation>
            <text:p>File name</text:p>
          </table:table-cell>
          <table:table-cell table:style-name="ce99" office:value-type="string" calcext:value-type="string">
            <text:p>Drive URL</text:p>
          </table:table-cell>
          <table:table-cell table:style-name="ce99" office:value-type="string" calcext:value-type="string">
            <text:p>DOI</text:p>
          </table:table-cell>
          <table:table-cell table:style-name="ce99" office:value-type="string" calcext:value-type="string">
            <text:p>Main contribution</text:p>
          </table:table-cell>
          <table:table-cell table:style-name="ce99" office:value-type="string" calcext:value-type="string">
            <text:p>Interdependent technologies</text:p>
          </table:table-cell>
          <table:table-cell table:style-name="ce99" office:value-type="string" calcext:value-type="string">
            <text:p>Hardware platform</text:p>
          </table:table-cell>
          <table:table-cell table:style-name="ce99" office:value-type="string" calcext:value-type="string">
            <text:p>ROS ecosystem level</text:p>
          </table:table-cell>
          <table:table-cell table:style-name="ce99" office:value-type="string" calcext:value-type="string">
            <text:p>Communication paradigm</text:p>
          </table:table-cell>
          <table:table-cell table:style-name="ce99" office:value-type="string" calcext:value-type="string">
            <text:p>Quality attributes considered</text:p>
          </table:table-cell>
          <table:table-cell table:style-name="ce107" office:value-type="string" calcext:value-type="string">
            <office:annotation draw:style-name="gr1" draw:text-style-name="P2" svg:width="8.137cm" svg:height="0.952cm" svg:x="49.692cm" svg:y="0.82cm" draw:caption-point-x="-0.407cm" draw:caption-point-y="-0.81cm">
              <dc:date>2022-04-05T00:00:00</dc:date>
              <text:p text:style-name="P1"><text:span text:style-name="T1">Component of rigor</text:span></text:p>
            </office:annotation>
            <text:p>Context</text:p>
          </table:table-cell>
          <table:table-cell table:style-name="ce107" office:value-type="string" calcext:value-type="string">
            <office:annotation draw:style-name="gr1" draw:text-style-name="P2" svg:width="8.748cm" svg:height="0.952cm" svg:x="51.555cm" svg:y="0.82cm" draw:caption-point-x="-0.407cm" draw:caption-point-y="-0.81cm">
              <dc:date>2022-04-05T00:00:00</dc:date>
              <text:p text:style-name="P1"><text:span text:style-name="T1">Component of rigor</text:span></text:p>
            </office:annotation>
            <text:p>Context</text:p>
          </table:table-cell>
          <table:table-cell table:style-name="ce107" office:value-type="string" calcext:value-type="string">
            <office:annotation draw:style-name="gr1" draw:text-style-name="P2" svg:width="9.361cm" svg:height="0.952cm" svg:x="53.417cm" svg:y="0.82cm" draw:caption-point-x="-0.407cm" draw:caption-point-y="-0.81cm">
              <dc:date>2022-04-05T00:00:00</dc:date>
              <text:p text:style-name="P1"><text:span text:style-name="T1">Component of rigor</text:span></text:p>
            </office:annotation>
            <text:p>Context</text:p>
          </table:table-cell>
          <table:table-cell table:style-name="ce99" office:value-type="string" calcext:value-type="string">
            <text:p>Rigor</text:p>
          </table:table-cell>
          <table:table-cell table:style-name="ce99" office:value-type="string" calcext:value-type="string">
            <text:p>Industrial relevance</text:p>
          </table:table-cell>
          <table:table-cell table:style-name="ce112" office:value-type="string" calcext:value-type="string">
            <text:p>Notes</text:p>
          </table:table-cell>
          <table:table-cell table:style-name="ce21" table:number-columns-repeated="11"/>
          <table:table-cell table:number-columns-repeated="34"/>
        </table:table-row>
        <table:table-row table:style-name="ro2">
          <table:table-cell table:style-name="ce2" office:value-type="float" office:value="1621" calcext:value-type="float">
            <text:p>1621</text:p>
          </table:table-cell>
          <table:table-cell table:style-name="ce4" office:value-type="string" calcext:value-type="string">
            <text:p>Enhancing Autonomy with Blockchain and Multi-Access Edge Computing in Distributed Robotic Systems.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Jorge Peña Queralta &amp; Qingqing Li &amp; Zhuo Zou &amp; Tomi Westerlund</text:p>
          </table:table-cell>
          <table:table-cell table:style-name="ce4" office:value-type="string" calcext:value-type="string">
            <text:p>FMEC_QUERALTALZW_2020</text:p>
          </table:table-cell>
          <table:table-cell table:style-name="ce5" office:value-type="string" calcext:value-type="string">
            <text:p><text:a xlink:href="https://drive.google.com/file/d/1MbfStntl7wS1eVYH83RvRB5UNG7yqig4/view?usp=drivesdk" xlink:type="simple">https://drive.google.com/file/d/1MbfStntl7wS1eVYH83RvRB5UNG7yqig4/view?usp=drivesdk</text:a></text:p>
          </table:table-cell>
          <table:table-cell table:style-name="ce6" office:value-type="string" calcext:value-type="string">
            <text:p><text:a xlink:href="https://doi.org/10.1109/FMEC49853.2020.9144809" xlink:type="simple">https://doi.org/10.1109/FMEC49853.2020.9144809</text:a></text:p>
          </table:table-cell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5G, blockchain, edge computing, machine learning</text:p>
          </table:table-cell>
          <table:table-cell table:style-name="ce4" office:value-type="string" calcext:value-type="string">
            <text:p>FPGA, CGRA, VPU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, services</text:p>
          </table:table-cell>
          <table:table-cell table:style-name="ce4" office:value-type="string" calcext:value-type="string">
            <text:p>performance, reliability, security</text:p>
          </table:table-cell>
          <table:table-cell table:number-columns-repeated="2"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2:.P2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45"/>
        </table:table-row>
        <table:table-row table:style-name="ro2">
          <table:table-cell table:style-name="ce2" office:value-type="float" office:value="1632" calcext:value-type="float">
            <text:p>1632</text:p>
          </table:table-cell>
          <table:table-cell table:style-name="ce4" office:value-type="string" calcext:value-type="string">
            <text:p>Formal Modeling and Automatic Code Synthesis for Robot System.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Xinxin Li &amp; Rui Wang 0024 &amp; Yu Jiang 0001 &amp; Yong Guan &amp; Xiaojuan Li &amp; Xiaoyu Song</text:p>
          </table:table-cell>
          <table:table-cell table:style-name="ce4" office:value-type="string" calcext:value-type="string">
            <text:p>ICECCS_LIWJGLS_2017</text:p>
          </table:table-cell>
          <table:table-cell table:style-name="ce5" office:value-type="string" calcext:value-type="string">
            <text:p><text:a xlink:href="https://drive.google.com/file/d/1KEeD3i2UZHHkb_GEhV23fgeXXvMuXNgM/view?usp=drivesdk" xlink:type="simple">https://drive.google.com/file/d/1KEeD3i2UZHHkb_GEhV23fgeXXvMuXNgM/view?usp=drivesdk</text:a></text:p>
          </table:table-cell>
          <table:table-cell table:style-name="ce7" office:value-type="string" calcext:value-type="string">
            <text:p><text:a xlink:href="https://doi.org/10.1109/ICECCS.2017.17" xlink:type="simple">https://doi.org/10.1109/ICECCS.2017.17</text:a>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</text:p>
          </table:table-cell>
          <table:table-cell table:style-name="ce4" office:value-type="string" calcext:value-type="string">
            <text:p>functional suitability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table:formula="of:=SUM([.N3:.P3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ce2" office:value-type="float" office:value="1574" calcext:value-type="float">
            <text:p>1574</text:p>
          </table:table-cell>
          <table:table-cell table:style-name="ce4" office:value-type="string" calcext:value-type="string">
            <text:p>Implementation of a ROS-Based Autonomous Vehicle on an FPGA Board.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Kento Hasegawa &amp; Kazunari Takasaki &amp; Makoto Nishizawa &amp; Ryota Ishikawa &amp; Kazushi Kawamura &amp; Nozomu Togawa</text:p>
          </table:table-cell>
          <table:table-cell table:style-name="ce4" office:value-type="string" calcext:value-type="string">
            <text:p>ICFPT_HASEGAWATNIKT_2019</text:p>
          </table:table-cell>
          <table:table-cell table:style-name="ce5" office:value-type="string" calcext:value-type="string">
            <text:p><text:a xlink:href="https://drive.google.com/file/d/1vccZHK1vP7toC3VpOoGv85kStD_tMcvB/view?usp=drivesdk" xlink:type="simple">https://drive.google.com/file/d/1vccZHK1vP7toC3VpOoGv85kStD_tMcvB/view?usp=drivesdk</text:a></text:p>
          </table:table-cell>
          <table:table-cell table:style-name="ce7" office:value-type="string" calcext:value-type="string">
            <text:p><text:a xlink:href="https://doi.org/10.1109/ICFPT47387.2019.00092" xlink:type="simple">https://doi.org/10.1109/ICFPT47387.2019.00092</text:a></text:p>
          </table:table-cell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oC, FPGA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</text:p>
          </table:table-cell>
          <table:table-cell table:style-name="ce4" office:value-type="string" calcext:value-type="string">
            <text:p>portability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table:formula="of:=SUM([.N4:.P4])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6"/>
        </table:table-row>
        <table:table-row table:style-name="ro2">
          <table:table-cell table:style-name="ce2" office:value-type="float" office:value="1572" calcext:value-type="float">
            <text:p>1572</text:p>
          </table:table-cell>
          <table:table-cell table:style-name="ce4" office:value-type="string" calcext:value-type="string">
            <text:p>ZytleBot: FPGA Integrated Development Platform for ROS Based Autonomous Mobile Robot.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Yasuhiro Nitta &amp; Sou Tamura &amp; Hidetoshi Yugen &amp; Hideki Takase</text:p>
          </table:table-cell>
          <table:table-cell table:style-name="ce4" office:value-type="string" calcext:value-type="string">
            <text:p>ICFPT_NITTATYT_2019</text:p>
          </table:table-cell>
          <table:table-cell table:style-name="ce5" office:value-type="string" calcext:value-type="string">
            <text:p><text:a xlink:href="https://drive.google.com/file/d/1tvrcuSxmljYmtN-WIIfKnXDtra7wkheH/view?usp=drivesdk" xlink:type="simple">https://drive.google.com/file/d/1tvrcuSxmljYmtN-WIIfKnXDtra7wkheH/view?usp=drivesdk</text:a></text:p>
          </table:table-cell>
          <table:table-cell table:style-name="ce7" office:value-type="string" calcext:value-type="string">
            <text:p><text:a xlink:href="https://doi.org/10.1109/ICFPT47387.2019.00089" xlink:type="simple">https://doi.org/10.1109/ICFPT47387.2019.00089</text:a></text:p>
          </table:table-cell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oC, FPGA, Turtlebot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</text:p>
          </table:table-cell>
          <table:table-cell table:style-name="ce4" office:value-type="string" calcext:value-type="string">
            <text:p>usability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table:formula="of:=SUM([.N5:.P5])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6"/>
        </table:table-row>
        <table:table-row table:style-name="ro2">
          <table:table-cell table:style-name="ce2" office:value-type="float" office:value="1596" calcext:value-type="float">
            <text:p>1596</text:p>
          </table:table-cell>
          <table:table-cell table:style-name="ce4" office:value-type="string" calcext:value-type="string">
            <text:p>A use case in model-based robot development using AADL and ROS.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Gianluca Bardaro &amp; Andrea Semprebon &amp; Matteo Matteucci</text:p>
          </table:table-cell>
          <table:table-cell table:style-name="ce4" office:value-type="string" calcext:value-type="string">
            <text:p>ICSE_BARDAROSM_2018</text:p>
          </table:table-cell>
          <table:table-cell table:style-name="ce5" office:value-type="string" calcext:value-type="string">
            <text:p><text:a xlink:href="https://drive.google.com/file/d/1ktR7m33DYN8afG1akbdC4KOVSNTmoCVZ/view?usp=drivesdk" xlink:type="simple">https://drive.google.com/file/d/1ktR7m33DYN8afG1akbdC4KOVSNTmoCVZ/view?usp=drivesdk</text:a></text:p>
          </table:table-cell>
          <table:table-cell table:style-name="ce7" office:value-type="string" calcext:value-type="string">
            <text:p><text:a xlink:href="https://doi.org/10.1145/3196558.3196560" xlink:type="simple">https://doi.org/10.1145/3196558.3196560</text:a></text:p>
          </table:table-cell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electric wheelchair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, services, shared memory</text:p>
          </table:table-cell>
          <table:table-cell table:style-name="ce4" office:value-type="string" calcext:value-type="string">
            <text:p>functional suitability, compatibility, maintainabilit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6:.P6])" office:value-type="float" office:value="1.5" calcext:value-type="float">
            <text:p>1,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6"/>
        </table:table-row>
        <table:table-row table:style-name="ro2">
          <table:table-cell table:style-name="ce2" office:value-type="float" office:value="1609" calcext:value-type="float">
            <text:p>1609</text:p>
          </table:table-cell>
          <table:table-cell table:style-name="ce4" office:value-type="string" calcext:value-type="string">
            <text:p>Towards rapid composition with confidence in robotics software.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Neil A. Ernst &amp; Rick Kazman &amp; Philip Bianco</text:p>
          </table:table-cell>
          <table:table-cell table:style-name="ce4" office:value-type="string" calcext:value-type="string">
            <text:p>ICSE_ERNSTKB_2018</text:p>
          </table:table-cell>
          <table:table-cell table:style-name="ce5" office:value-type="string" calcext:value-type="string">
            <text:p><text:a xlink:href="https://drive.google.com/file/d/14tmSCTsyMJI0sca9782XmtIusIpaW0UB/view?usp=drivesdk" xlink:type="simple">https://drive.google.com/file/d/14tmSCTsyMJI0sca9782XmtIusIpaW0UB/view?usp=drivesdk</text:a></text:p>
          </table:table-cell>
          <table:table-cell table:style-name="ce6" office:value-type="string" calcext:value-type="string">
            <text:p><text:a xlink:href="https://doi.org/10.1145/3196558.3196567" xlink:type="simple">https://doi.org/10.1145/3196558.3196567</text:a>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laser imaging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, computation graph, community</text:p>
          </table:table-cell>
          <table:table-cell table:style-name="ce4" office:value-type="string" calcext:value-type="string">
            <text:p>not specified</text:p>
          </table:table-cell>
          <table:table-cell table:style-name="ce4" office:value-type="string" calcext:value-type="string">
            <text:p>performance, reliability, security, maintainability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4" table:formula="of:=SUM([.N7:.P7])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6"/>
        </table:table-row>
        <table:table-row table:style-name="ro2">
          <table:table-cell table:style-name="ce2" office:value-type="float" office:value="1601" calcext:value-type="float">
            <text:p>1601</text:p>
          </table:table-cell>
          <table:table-cell table:style-name="ce4" office:value-type="string" calcext:value-type="string">
            <text:p>The forgotten case of the dependency bugs: on the example of the robot operating system.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Anders Fischer-Nielsen &amp; Zhoulai Fu &amp; Ting Su &amp; Andrzej Wasowski</text:p>
          </table:table-cell>
          <table:table-cell table:style-name="ce4" office:value-type="string" calcext:value-type="string">
            <text:p>ICSE_FISCHER-NIELSEN_2020</text:p>
          </table:table-cell>
          <table:table-cell table:style-name="ce5" office:value-type="string" calcext:value-type="string">
            <text:p><text:a xlink:href="https://drive.google.com/file/d/18dhgoDg_6b1rFg0uVWfxjSkofd6AI6TY/view?usp=drivesdk" xlink:type="simple">https://drive.google.com/file/d/18dhgoDg_6b1rFg0uVWfxjSkofd6AI6TY/view?usp=drivesdk</text:a></text:p>
          </table:table-cell>
          <table:table-cell table:style-name="ce7" office:value-type="string" calcext:value-type="string">
            <text:p><text:a xlink:href="https://doi.org/10.1145/3377813.3381364" xlink:type="simple">https://doi.org/10.1145/3377813.3381364</text:a>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aintainability</text:p>
          </table:table-cell>
          <table:table-cell table:style-name="ce12" office:value-type="float" office:value="0.5" calcext:value-type="float">
            <text:p>0,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4" table:formula="of:=SUM([.N8:.P8])" office:value-type="float" office:value="2.5" calcext:value-type="float">
            <text:p>2,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6"/>
        </table:table-row>
        <table:table-row table:style-name="ro2">
          <table:table-cell table:style-name="ce2" office:value-type="float" office:value="1603" calcext:value-type="float">
            <text:p>1603</text:p>
          </table:table-cell>
          <table:table-cell table:style-name="ce4" office:value-type="string" calcext:value-type="string">
            <text:p>Formal Verification of ROS-Based Robotic Applications Using Timed-Automata.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Raju Halder &amp; José Proença &amp; Nuno Macedo &amp; André Santos 0001</text:p>
          </table:table-cell>
          <table:table-cell table:style-name="ce4" office:value-type="string" calcext:value-type="string">
            <text:p>ICSE_HALDERPMS_2017</text:p>
          </table:table-cell>
          <table:table-cell table:style-name="ce5" office:value-type="string" calcext:value-type="string">
            <text:p><text:a xlink:href="https://drive.google.com/file/d/1JPXCqqJTY8dyuJ49FZZwHjC1RDEs1BMW/view?usp=drivesdk" xlink:type="simple">https://drive.google.com/file/d/1JPXCqqJTY8dyuJ49FZZwHjC1RDEs1BMW/view?usp=drivesdk</text:a></text:p>
          </table:table-cell>
          <table:table-cell table:style-name="ce7" office:value-type="string" calcext:value-type="string">
            <text:p><text:a xlink:href="https://doi.org/10.1109/FormaliSE.2017.9" xlink:type="simple">https://doi.org/10.1109/FormaliSE.2017.9</text:a></text:p>
          </table:table-cell>
          <table:table-cell table:style-name="ce8" office:value-type="string" calcext:value-type="string">
            <text:p>method</text:p>
          </table:table-cell>
          <table:table-cell table:style-name="ce4"/>
          <table:table-cell table:style-name="ce4" office:value-type="string" calcext:value-type="string">
            <text:p>Kobuki</text:p>
          </table:table-cell>
          <table:table-cell table:style-name="ce4" office:value-type="string" calcext:value-type="string">
            <text:p>computation graph</text:p>
          </table:table-cell>
          <table:table-cell table:style-name="ce4" office:value-type="string" calcext:value-type="string">
            <text:p>publish-subscribe</text:p>
          </table:table-cell>
          <table:table-cell table:style-name="ce4" office:value-type="string" calcext:value-type="string">
            <text:p>functional suitability, reliability</text:p>
          </table:table-cell>
          <table:table-cell table:number-columns-repeated="2"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9:.P9])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6"/>
        </table:table-row>
        <table:table-row table:style-name="ro2">
          <table:table-cell table:style-name="ce2" office:value-type="float" office:value="1611" calcext:value-type="float">
            <text:p>1611</text:p>
          </table:table-cell>
          <table:table-cell table:style-name="ce4" office:value-type="string" calcext:value-type="string">
            <text:p>Machine learning meets quantitative planning: enabling self-adaptation in autonomous robots.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Pooyan Jamshidi &amp; Javier Cámara &amp; Bradley R. Schmerl &amp; Christian Kästner &amp; David Garlan</text:p>
          </table:table-cell>
          <table:table-cell table:style-name="ce4" office:value-type="string" calcext:value-type="string">
            <text:p>ICSE_JAMSHIDICSKG_2019</text:p>
          </table:table-cell>
          <table:table-cell table:style-name="ce5" office:value-type="string" calcext:value-type="string">
            <text:p><text:a xlink:href="https://drive.google.com/file/d/1XMRwS9FupyUtWB62D1sY6eYRMuuKkxgF/view?usp=drivesdk" xlink:type="simple">https://drive.google.com/file/d/1XMRwS9FupyUtWB62D1sY6eYRMuuKkxgF/view?usp=drivesdk</text:a></text:p>
          </table:table-cell>
          <table:table-cell table:style-name="ce7" office:value-type="string" calcext:value-type="string">
            <text:p><text:a xlink:href="https://doi.org/10.1109/SEAMS.2019.00015" xlink:type="simple">https://doi.org/10.1109/SEAMS.2019.00015</text:a></text:p>
          </table:table-cell>
          <table:table-cell table:style-name="ce8" office:value-type="string" calcext:value-type="string">
            <text:p>architecture</text:p>
          </table:table-cell>
          <table:table-cell table:style-name="ce4" office:value-type="string" calcext:value-type="string">
            <text:p>machine learning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, computation graph, community</text:p>
          </table:table-cell>
          <table:table-cell table:style-name="ce4" office:value-type="string" calcext:value-type="string">
            <text:p>publish-subscribe</text:p>
          </table:table-cell>
          <table:table-cell table:style-name="ce4" office:value-type="string" calcext:value-type="string">
            <text:p>performance, reliability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4" table:formula="of:=SUM([.N10:.P10])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7"/>
          <table:table-cell table:number-columns-repeated="45"/>
        </table:table-row>
        <table:table-row table:style-name="ro2">
          <table:table-cell table:style-name="ce2" office:value-type="float" office:value="1590" calcext:value-type="float">
            <text:p>1590</text:p>
          </table:table-cell>
          <table:table-cell table:style-name="ce4" office:value-type="string" calcext:value-type="string">
            <text:p>How do you architect your robots?: state of the practice and guidelines for ROS-based systems.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Ivano Malavolta &amp; Grace A. Lewis &amp; Bradley R. Schmerl &amp; Patricia Lago &amp; David Garlan</text:p>
          </table:table-cell>
          <table:table-cell table:style-name="ce4" office:value-type="string" calcext:value-type="string">
            <text:p>ICSE_MALAVOLTALSLG_2020</text:p>
          </table:table-cell>
          <table:table-cell table:style-name="ce5" office:value-type="string" calcext:value-type="string">
            <text:p><text:a xlink:href="https://drive.google.com/file/d/1sdTUkW-6QPA9mX-WvSiPQSRlnRzE2iEy/view?usp=drivesdk" xlink:type="simple">https://drive.google.com/file/d/1sdTUkW-6QPA9mX-WvSiPQSRlnRzE2iEy/view?usp=drivesdk</text:a></text:p>
          </table:table-cell>
          <table:table-cell table:style-name="ce7" office:value-type="string" calcext:value-type="string">
            <text:p><text:a xlink:href="https://doi.org/10.1145/3377813.3381358" xlink:type="simple">https://doi.org/10.1145/3377813.3381358</text:a>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, computation graph, community</text:p>
          </table:table-cell>
          <table:table-cell table:style-name="ce4" office:value-type="string" calcext:value-type="string">
            <text:p>publish-subscribe, services</text:p>
          </table:table-cell>
          <table:table-cell table:style-name="ce4" office:value-type="string" calcext:value-type="string">
            <text:p>performance, compatibility, usability, reliability, security, maintainability, portability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4" table:formula="of:=SUM([.N11:.P11])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6"/>
        </table:table-row>
        <table:table-row table:style-name="ro2">
          <table:table-cell table:style-name="ce2" office:value-type="float" office:value="1578" calcext:value-type="float">
            <text:p>1578</text:p>
          </table:table-cell>
          <table:table-cell table:style-name="ce4" office:value-type="string" calcext:value-type="string">
            <text:p>High level synthesis of ROS protocol interpretation and communication circuit for FPGA.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Takeshi Ohkawa &amp; Yuhei Sugata &amp; Harumi Watanabe &amp; Nobuhiko Ogura &amp; Kanemitsu Ootsu &amp; Takashi Yokota</text:p>
          </table:table-cell>
          <table:table-cell table:style-name="ce4" office:value-type="string" calcext:value-type="string">
            <text:p>ICSE_OHKAWASWOOY_2019</text:p>
          </table:table-cell>
          <table:table-cell table:style-name="ce5" office:value-type="string" calcext:value-type="string">
            <text:p><text:a xlink:href="https://drive.google.com/file/d/16iQ3CQXDQ0LqJ4e-8zTuVRxyKrkTu5E4/view?usp=drivesdk" xlink:type="simple">https://drive.google.com/file/d/16iQ3CQXDQ0LqJ4e-8zTuVRxyKrkTu5E4/view?usp=drivesdk</text:a></text:p>
          </table:table-cell>
          <table:table-cell table:style-name="ce7" office:value-type="string" calcext:value-type="string">
            <text:p><text:a xlink:href="https://doi.org/10.1109/RoSE.2019.00014" xlink:type="simple">https://doi.org/10.1109/RoSE.2019.00014</text:a></text:p>
          </table:table-cell>
          <table:table-cell table:style-name="ce9" office:value-type="string" calcext:value-type="string">
            <text:p>architecture</text:p>
          </table:table-cell>
          <table:table-cell table:style-name="ce4"/>
          <table:table-cell table:style-name="ce4" office:value-type="string" calcext:value-type="string">
            <text:p>FPGA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</text:p>
          </table:table-cell>
          <table:table-cell table:style-name="ce4" office:value-type="string" calcext:value-type="string">
            <text:p>performance, maintainability</text:p>
          </table:table-cell>
          <table:table-cell table:number-columns-repeated="2"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12:.P12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ce2" office:value-type="float" office:value="1600" calcext:value-type="float">
            <text:p>1600</text:p>
          </table:table-cell>
          <table:table-cell table:style-name="ce4" office:value-type="string" calcext:value-type="string">
            <text:p>Towards code-aware robotic simulation: vision paper.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John-Paul Ore &amp; Carrick Detweiler &amp; Sebastian G. Elbaum</text:p>
          </table:table-cell>
          <table:table-cell table:style-name="ce4" office:value-type="string" calcext:value-type="string">
            <text:p>ICSE_OREDE_2018</text:p>
          </table:table-cell>
          <table:table-cell table:style-name="ce5" office:value-type="string" calcext:value-type="string">
            <text:p><text:a xlink:href="https://drive.google.com/file/d/1a1c06KHOhI_j7nvi-xGpZVM4U_WvBEeP/view?usp=drivesdk" xlink:type="simple">https://drive.google.com/file/d/1a1c06KHOhI_j7nvi-xGpZVM4U_WvBEeP/view?usp=drivesdk</text:a></text:p>
          </table:table-cell>
          <table:table-cell table:style-name="ce6" office:value-type="string" calcext:value-type="string">
            <text:p><text:a xlink:href="https://doi.org/10.1145/3196558.3196566" xlink:type="simple">https://doi.org/10.1145/3196558.3196566</text:a></text:p>
          </table:table-cell>
          <table:table-cell table:style-name="ce8" office:value-type="string" calcext:value-type="string">
            <text:p>metho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unctional suitability, maintainability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table:formula="of:=SUM([.N13:.P13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/>
          <table:table-cell table:number-columns-repeated="45"/>
        </table:table-row>
        <table:table-row table:style-name="ro2">
          <table:table-cell table:style-name="ce2" office:value-type="float" office:value="1617" calcext:value-type="float">
            <text:p>1617</text:p>
          </table:table-cell>
          <table:table-cell table:style-name="ce4" office:value-type="string" calcext:value-type="string">
            <text:p>Checking consistency of robot software architectures in ROS.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Thomas Witte &amp; Matthias Tichy</text:p>
          </table:table-cell>
          <table:table-cell table:style-name="ce4" office:value-type="string" calcext:value-type="string">
            <text:p>ICSE_WITTET_2018</text:p>
          </table:table-cell>
          <table:table-cell table:style-name="ce5" office:value-type="string" calcext:value-type="string">
            <text:p><text:a xlink:href="https://drive.google.com/file/d/1iUGCVdoJyK70v6SDcucEnQAJRnMEYCi8/view?usp=drivesdk" xlink:type="simple">https://drive.google.com/file/d/1iUGCVdoJyK70v6SDcucEnQAJRnMEYCi8/view?usp=drivesdk</text:a></text:p>
          </table:table-cell>
          <table:table-cell table:style-name="ce7" office:value-type="string" calcext:value-type="string">
            <text:p><text:a xlink:href="https://doi.org/10.1145/3196558.3196559" xlink:type="simple">https://doi.org/10.1145/3196558.3196559</text:a></text:p>
          </table:table-cell>
          <table:table-cell table:style-name="ce8" office:value-type="string" calcext:value-type="string">
            <text:p>metho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, services</text:p>
          </table:table-cell>
          <table:table-cell table:style-name="ce4" office:value-type="string" calcext:value-type="string">
            <text:p>functional suitability, compatibility, maintainability</text:p>
          </table:table-cell>
          <table:table-cell table:number-columns-repeated="2"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14:.P14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ce2" office:value-type="float" office:value="1623" calcext:value-type="float">
            <text:p>1623</text:p>
          </table:table-cell>
          <table:table-cell table:style-name="ce4" office:value-type="string" calcext:value-type="string">
            <text:p>It Takes a Village to Build a Robot: An Empirical Study of The ROS Ecosystem.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Sophia Kolak &amp; Afsoon Afzal &amp; Claire Le Goues &amp; Michael Hilton &amp; Christopher Steven Timperley</text:p>
          </table:table-cell>
          <table:table-cell table:style-name="ce4" office:value-type="string" calcext:value-type="string">
            <text:p>ICSM_KOLAKAGHT_2020</text:p>
          </table:table-cell>
          <table:table-cell table:style-name="ce5" office:value-type="string" calcext:value-type="string">
            <text:p><text:a xlink:href="https://drive.google.com/file/d/1VHCCayUyYCrppQzBWABFUu0_LHjlUaqw/view?usp=drivesdk" xlink:type="simple">https://drive.google.com/file/d/1VHCCayUyYCrppQzBWABFUu0_LHjlUaqw/view?usp=drivesdk</text:a></text:p>
          </table:table-cell>
          <table:table-cell table:style-name="ce7" office:value-type="string" calcext:value-type="string">
            <text:p><text:a xlink:href="https://doi.org/10.1109/ICSME46990.2020.00048" xlink:type="simple">https://doi.org/10.1109/ICSME46990.2020.00048</text:a>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, community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usability, maintainability, portability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4" table:formula="of:=SUM([.N15:.P15])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6"/>
        </table:table-row>
        <table:table-row table:style-name="ro2">
          <table:table-cell table:style-name="ce2" office:value-type="float" office:value="1489" calcext:value-type="float">
            <text:p>1489</text:p>
          </table:table-cell>
          <table:table-cell table:style-name="ce4" office:value-type="string" calcext:value-type="string">
            <text:p>A Framework for the Design and Simulation of Embedded Vision Applications Based on OpenVX and ROS.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Stefano Aldegheri &amp; Nicola Bombieri &amp; Nicola Dall'Ora &amp; Franco Fummi &amp; Simone Girardi &amp; Marco Panato</text:p>
          </table:table-cell>
          <table:table-cell table:style-name="ce4" office:value-type="string" calcext:value-type="string">
            <text:p>ISCAS_ALDEGHERIBDFGP_2018</text:p>
          </table:table-cell>
          <table:table-cell table:style-name="ce5" office:value-type="string" calcext:value-type="string">
            <text:p><text:a xlink:href="https://drive.google.com/file/d/1v7apyAQzBGRAtsz_cPZ5bM__rf5tvPTN/view?usp=drivesdk" xlink:type="simple">https://drive.google.com/file/d/1v7apyAQzBGRAtsz_cPZ5bM__rf5tvPTN/view?usp=drivesdk</text:a></text:p>
          </table:table-cell>
          <table:table-cell table:style-name="ce7" office:value-type="string" calcext:value-type="string">
            <text:p><text:a xlink:href="https://doi.org/10.1109/ISCAS.2018.8351514" xlink:type="simple">https://doi.org/10.1109/ISCAS.2018.8351514</text:a></text:p>
          </table:table-cell>
          <table:table-cell table:style-name="ce8" office:value-type="string" calcext:value-type="string">
            <text:p>architecture</text:p>
          </table:table-cell>
          <table:table-cell table:style-name="ce4" office:value-type="string" calcext:value-type="string">
            <text:p>computer vision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</text:p>
          </table:table-cell>
          <table:table-cell table:style-name="ce4" office:value-type="string" calcext:value-type="string">
            <text:p>performance, portability</text:p>
          </table:table-cell>
          <table:table-cell table:number-columns-repeated="2"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16:.P16])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6"/>
        </table:table-row>
        <table:table-row table:style-name="ro2">
          <table:table-cell table:style-name="ce2" office:value-type="float" office:value="1516" calcext:value-type="float">
            <text:p>1516</text:p>
          </table:table-cell>
          <table:table-cell table:style-name="ce4" office:value-type="string" calcext:value-type="string">
            <text:p>Design of a Reconfigurable Multi-Sensor Testbed for Autonomous Vehicles and Ground Robots.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Zheng Gong &amp; Wuyang Xue &amp; Ziang Liu &amp; Yimo Zhao &amp; Ruihang Miao &amp; Rendong Ying &amp; Peilin Liu</text:p>
          </table:table-cell>
          <table:table-cell table:style-name="ce4" office:value-type="string" calcext:value-type="string">
            <text:p>ISCAS_GONGXLZMYL_2019</text:p>
          </table:table-cell>
          <table:table-cell table:style-name="ce5" office:value-type="string" calcext:value-type="string">
            <text:p><text:a xlink:href="https://drive.google.com/file/d/1jGcyAHZS7o3tdMcChMKHKZfSQfA3f86P/view?usp=drivesdk" xlink:type="simple">https://drive.google.com/file/d/1jGcyAHZS7o3tdMcChMKHKZfSQfA3f86P/view?usp=drivesdk</text:a></text:p>
          </table:table-cell>
          <table:table-cell table:style-name="ce7" office:value-type="string" calcext:value-type="string">
            <text:p><text:a xlink:href="https://doi.org/10.1109/ISCAS.2019.8702610" xlink:type="simple">https://doi.org/10.1109/ISCAS.2019.8702610</text:a></text:p>
          </table:table-cell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edge computing, Internet of Things, laser imaging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</text:p>
          </table:table-cell>
          <table:table-cell table:style-name="ce4" office:value-type="string" calcext:value-type="string">
            <text:p>compatibility, usability, maintainability, portability</text:p>
          </table:table-cell>
          <table:table-cell table:style-name="ce12" office:value-type="float" office:value="0.5" calcext:value-type="float">
            <text:p>0,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table:formula="of:=SUM([.N17:.P17])" office:value-type="float" office:value="0.5" calcext:value-type="float">
            <text:p>0,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6"/>
        </table:table-row>
        <table:table-row table:style-name="ro2">
          <table:table-cell table:style-name="ce2" office:value-type="float" office:value="1507" calcext:value-type="float">
            <text:p>1507</text:p>
          </table:table-cell>
          <table:table-cell table:style-name="ce4" office:value-type="string" calcext:value-type="string">
            <text:p>A Hardware Accelerated Robot Middleware Package for Intelligent Processing on Robots.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Yutaro Ishida &amp; Takashi Morie &amp; Hakaru Tamukoh</text:p>
          </table:table-cell>
          <table:table-cell table:style-name="ce4" office:value-type="string" calcext:value-type="string">
            <text:p>ISCAS_ISHIDAMT_2018a</text:p>
          </table:table-cell>
          <table:table-cell table:style-name="ce5" office:value-type="string" calcext:value-type="string">
            <text:p><text:a xlink:href="https://drive.google.com/file/d/1o4s0WznMruqMR60dSTuXx0JtI7YJs6nJ/view?usp=drivesdk" xlink:type="simple">https://drive.google.com/file/d/1o4s0WznMruqMR60dSTuXx0JtI7YJs6nJ/view?usp=drivesdk</text:a></text:p>
          </table:table-cell>
          <table:table-cell table:style-name="ce7" office:value-type="string" calcext:value-type="string">
            <text:p><text:a xlink:href="https://doi.org/10.1109/ISCAS.2018.8351722" xlink:type="simple">https://doi.org/10.1109/ISCAS.2018.8351722</text:a>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oC, FPGA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, shared memory</text:p>
          </table:table-cell>
          <table:table-cell table:style-name="ce4" office:value-type="string" calcext:value-type="string">
            <text:p>performance, maintainability</text:p>
          </table:table-cell>
          <table:table-cell table:number-columns-repeated="2"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18:.P18])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6"/>
        </table:table-row>
        <table:table-row table:style-name="ro2">
          <table:table-cell table:style-name="ce2" office:value-type="float" office:value="1499" calcext:value-type="float">
            <text:p>1499</text:p>
          </table:table-cell>
          <table:table-cell table:style-name="ce4" office:value-type="string" calcext:value-type="string">
            <text:p>Towards an Integrated Software Development Environment for Robotic Applications in MPSoCs with Support for Energy Estimations.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Paulo H. Vancin &amp; Anderson R. P. Domingues &amp; Marcelo Paravisi &amp; Sergio F. Johann &amp; Ney Laert Vilar Calazans &amp; Alexandre M. Amory</text:p>
          </table:table-cell>
          <table:table-cell table:style-name="ce4" office:value-type="string" calcext:value-type="string">
            <text:p>ISCAS_VANCINDPJCA_2020</text:p>
          </table:table-cell>
          <table:table-cell table:style-name="ce5" office:value-type="string" calcext:value-type="string">
            <text:p><text:a xlink:href="https://drive.google.com/file/d/1PH3BOGM6aNfAc-Cclnan-uUUblm3x_YG/view?usp=drivesdk" xlink:type="simple">https://drive.google.com/file/d/1PH3BOGM6aNfAc-Cclnan-uUUblm3x_YG/view?usp=drivesdk</text:a></text:p>
          </table:table-cell>
          <table:table-cell table:style-name="ce6" office:value-type="string" calcext:value-type="string">
            <text:p><text:a xlink:href="https://doi.org/10.1109/ISCAS45731.2020.9181265" xlink:type="simple">https://doi.org/10.1109/ISCAS45731.2020.9181265</text:a></text:p>
          </table:table-cell>
          <table:table-cell table:style-name="ce8" office:value-type="string" calcext:value-type="string">
            <text:p>tool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oC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</text:p>
          </table:table-cell>
          <table:table-cell table:style-name="ce4" office:value-type="string" calcext:value-type="string">
            <text:p>performance, reliability</text:p>
          </table:table-cell>
          <table:table-cell table:number-columns-repeated="2"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19:.P19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ce2" office:value-type="float" office:value="1087" calcext:value-type="float">
            <text:p>1087</text:p>
          </table:table-cell>
          <table:table-cell table:style-name="ce4" office:value-type="string" calcext:value-type="string">
            <text:p>Real-time control architecture based on Xenomai using ROS packages for a service robot.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Raimarius Delgado &amp; Bum-Jae You &amp; Byoung-Wook Choi</text:p>
          </table:table-cell>
          <table:table-cell table:style-name="ce4" office:value-type="string" calcext:value-type="string">
            <text:p>JSS_DELGADOYC_2019</text:p>
          </table:table-cell>
          <table:table-cell table:style-name="ce5" office:value-type="string" calcext:value-type="string">
            <text:p><text:a xlink:href="https://drive.google.com/file/d/1fmoPhzLOF4soofNlBJtd2n0IuohW_W-7/view?usp=drivesdk" xlink:type="simple">https://drive.google.com/file/d/1fmoPhzLOF4soofNlBJtd2n0IuohW_W-7/view?usp=drivesdk</text:a></text:p>
          </table:table-cell>
          <table:table-cell table:style-name="ce7" office:value-type="string" calcext:value-type="string">
            <text:p><text:a xlink:href="https://doi.org/10.1016/j.jss.2019.01.052" xlink:type="simple">https://doi.org/10.1016/j.jss.2019.01.052</text:a></text:p>
          </table:table-cell>
          <table:table-cell table:style-name="ce8" office:value-type="string" calcext:value-type="string">
            <text:p>architectur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4K, raspberry pi</text:p>
          </table:table-cell>
          <table:table-cell table:style-name="ce4" office:value-type="string" calcext:value-type="string">
            <text:p>filesystem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unctional suitability, performance, compatibility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20:.P20])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6"/>
        </table:table-row>
        <table:table-row table:style-name="ro2">
          <table:table-cell table:style-name="ce2" office:value-type="float" office:value="1090" calcext:value-type="float">
            <text:p>1090</text:p>
          </table:table-cell>
          <table:table-cell table:style-name="ce4" office:value-type="string" calcext:value-type="string">
            <text:p>The Robot Operating System: Package reuse and community dynamics.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Pablo Estefo &amp; Jocelyn Simmonds &amp; Romain Robbes &amp; Johan Fabry</text:p>
          </table:table-cell>
          <table:table-cell table:style-name="ce4" office:value-type="string" calcext:value-type="string">
            <text:p>JSS_ESTEFOSRF_2019</text:p>
          </table:table-cell>
          <table:table-cell table:style-name="ce5" office:value-type="string" calcext:value-type="string">
            <text:p><text:a xlink:href="https://drive.google.com/file/d/1iIx8A4MCrVBRr00LA5ZMr0fpmSjXSypV/view?usp=drivesdk" xlink:type="simple">https://drive.google.com/file/d/1iIx8A4MCrVBRr00LA5ZMr0fpmSjXSypV/view?usp=drivesdk</text:a></text:p>
          </table:table-cell>
          <table:table-cell table:style-name="ce7" office:value-type="string" calcext:value-type="string">
            <text:p><text:a xlink:href="https://doi.org/10.1016/j.jss.2019.02.024" xlink:type="simple">https://doi.org/10.1016/j.jss.2019.02.024</text:a>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, community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usability, compatibility, maintainability, portability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4" table:formula="of:=SUM([.N21:.P21])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6"/>
        </table:table-row>
        <table:table-row table:style-name="ro2">
          <table:table-cell table:style-name="ce2" office:value-type="float" office:value="1569" calcext:value-type="float">
            <text:p>1569</text:p>
          </table:table-cell>
          <table:table-cell table:style-name="ce4" office:value-type="string" calcext:value-type="string">
            <text:p>A Hybrid Editor for Fast Robot Mission Prototyping.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Thomas Witte &amp; Matthias Tichy</text:p>
          </table:table-cell>
          <table:table-cell table:style-name="ce4" office:value-type="string" calcext:value-type="string">
            <text:p>KBSE_WITTET_2019</text:p>
          </table:table-cell>
          <table:table-cell table:style-name="ce5" office:value-type="string" calcext:value-type="string">
            <text:p><text:a xlink:href="https://drive.google.com/file/d/1erGcZvhFXic8xeggTi_v-njJd6O-XFbP/view?usp=drivesdk" xlink:type="simple">https://drive.google.com/file/d/1erGcZvhFXic8xeggTi_v-njJd6O-XFbP/view?usp=drivesdk</text:a></text:p>
          </table:table-cell>
          <table:table-cell table:style-name="ce6" office:value-type="string" calcext:value-type="string">
            <text:p><text:a xlink:href="https://doi.org/10.1109/ASEW.2019.00026" xlink:type="simple">https://doi.org/10.1109/ASEW.2019.00026</text:a></text:p>
          </table:table-cell>
          <table:table-cell table:style-name="ce8" office:value-type="string" calcext:value-type="string">
            <text:p>tool</text:p>
          </table:table-cell>
          <table:table-cell table:style-name="ce10"/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</text:p>
          </table:table-cell>
          <table:table-cell table:style-name="ce4" office:value-type="string" calcext:value-type="string">
            <text:p>usability, </text:p>
          </table:table-cell>
          <table:table-cell table:number-columns-repeated="2"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22:.P22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9"/>
          <table:table-cell table:number-columns-repeated="45"/>
        </table:table-row>
        <table:table-row table:style-name="ro2">
          <table:table-cell table:style-name="ce2" office:value-type="float" office:value="1536" calcext:value-type="float">
            <text:p>1536</text:p>
          </table:table-cell>
          <table:table-cell table:style-name="ce4" office:value-type="string" calcext:value-type="string">
            <text:p>Robotic system testing with AMSA framework.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Hamza El Baccouri &amp; Goulven Guillou &amp; Jean-Philippe Babau</text:p>
          </table:table-cell>
          <table:table-cell table:style-name="ce4" office:value-type="string" calcext:value-type="string">
            <text:p>MODELS_BACCOURIGB_2018</text:p>
          </table:table-cell>
          <table:table-cell table:style-name="ce5" office:value-type="string" calcext:value-type="string">
            <text:p><text:a xlink:href="https://drive.google.com/file/d/1MwI6il-u-lsfLj8jH8uxWsLva9KqGIGv/view?usp=drivesdk" xlink:type="simple">https://drive.google.com/file/d/1MwI6il-u-lsfLj8jH8uxWsLva9KqGIGv/view?usp=drivesdk</text:a></text:p>
          </table:table-cell>
          <table:table-cell table:style-name="ce7" office:value-type="string" calcext:value-type="string">
            <text:p><text:a xlink:href="http://ceur-ws.org/Vol-2245/mdetools_paper_2.pdf" xlink:type="simple">http://ceur-ws.org/Vol-2245/mdetools_paper_2.pdf</text:a></text:p>
          </table:table-cell>
          <table:table-cell table:style-name="ce8" office:value-type="string" calcext:value-type="string">
            <text:p>metho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</text:p>
          </table:table-cell>
          <table:table-cell table:style-name="ce4" office:value-type="string" calcext:value-type="string">
            <text:p>functional suitability, performance, portability</text:p>
          </table:table-cell>
          <table:table-cell table:number-columns-repeated="2"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23:.P23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9"/>
          <table:table-cell table:number-columns-repeated="45"/>
        </table:table-row>
        <table:table-row table:style-name="ro2">
          <table:table-cell table:style-name="ce2" office:value-type="float" office:value="1535" calcext:value-type="float">
            <text:p>1535</text:p>
          </table:table-cell>
          <table:table-cell table:style-name="ce4" office:value-type="string" calcext:value-type="string">
            <text:p>AC-ROS: assurance case driven adaptation for the robot operating system.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Betty H. C. Cheng &amp; Robert Jared Clark &amp; Jonathon Emil Fleck &amp; Michael Austin Langford &amp; Philip K. McKinley</text:p>
          </table:table-cell>
          <table:table-cell table:style-name="ce4" office:value-type="string" calcext:value-type="string">
            <text:p>MODELS_CHENGCFLM_2020</text:p>
          </table:table-cell>
          <table:table-cell table:style-name="ce5" office:value-type="string" calcext:value-type="string">
            <text:p><text:a xlink:href="https://drive.google.com/file/d/1t15ONZpu_HxLsBtPdOagDTz0WTq9RuAI/view?usp=drivesdk" xlink:type="simple">https://drive.google.com/file/d/1t15ONZpu_HxLsBtPdOagDTz0WTq9RuAI/view?usp=drivesdk</text:a></text:p>
          </table:table-cell>
          <table:table-cell table:style-name="ce7" office:value-type="string" calcext:value-type="string">
            <text:p><text:a xlink:href="https://doi.org/10.1145/3365438.3410952" xlink:type="simple">https://doi.org/10.1145/3365438.3410952</text:a></text:p>
          </table:table-cell>
          <table:table-cell table:style-name="ce8" office:value-type="string" calcext:value-type="string">
            <text:p>architectur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EvoRally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</text:p>
          </table:table-cell>
          <table:table-cell table:style-name="ce4" office:value-type="string" calcext:value-type="string">
            <text:p>functional suitability, reliability, portabilit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24:.P24])" office:value-type="float" office:value="1.5" calcext:value-type="float">
            <text:p>1,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6"/>
        </table:table-row>
        <table:table-row table:style-name="ro2">
          <table:table-cell table:style-name="ce2" office:value-type="float" office:value="1534" calcext:value-type="float">
            <text:p>1534</text:p>
          </table:table-cell>
          <table:table-cell table:style-name="ce4" office:value-type="string" calcext:value-type="string">
            <text:p>Bootstrapping MDE Development from ROS Manual Code - Part 2: Model Generation.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Nadia Hammoudeh Garcia &amp; Ludovic Delval &amp; Mathias Lüdtke &amp; André Santos 0001 &amp; Björn Kahl &amp; Mirko Bordignon</text:p>
          </table:table-cell>
          <table:table-cell table:style-name="ce4" office:value-type="string" calcext:value-type="string">
            <text:p>MODELS_GARCIADLSKB_2019</text:p>
          </table:table-cell>
          <table:table-cell table:style-name="ce5" office:value-type="string" calcext:value-type="string">
            <text:p><text:a xlink:href="https://drive.google.com/file/d/1rKRxA1Of_EOTPRC4uS6ZfF_0-JqvISsj/view?usp=drivesdk" xlink:type="simple">https://drive.google.com/file/d/1rKRxA1Of_EOTPRC4uS6ZfF_0-JqvISsj/view?usp=drivesdk</text:a></text:p>
          </table:table-cell>
          <table:table-cell table:style-name="ce7" office:value-type="string" calcext:value-type="string">
            <text:p><text:a xlink:href="https://doi.org/10.1109/MODELS.2019.00-11" xlink:type="simple">https://doi.org/10.1109/MODELS.2019.00-11</text:a></text:p>
          </table:table-cell>
          <table:table-cell table:style-name="ce8" office:value-type="string" calcext:value-type="string">
            <text:p>metho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are-O-bot-4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, services</text:p>
          </table:table-cell>
          <table:table-cell table:style-name="ce4" office:value-type="string" calcext:value-type="string">
            <text:p>functional suitability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25:.P25])" office:value-type="float" office:value="1.5" calcext:value-type="float">
            <text:p>1,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6"/>
        </table:table-row>
        <table:table-row table:style-name="ro2">
          <table:table-cell table:style-name="ce2" office:value-type="float" office:value="1384" calcext:value-type="float">
            <text:p>1384</text:p>
          </table:table-cell>
          <table:table-cell table:style-name="ce4" office:value-type="string" calcext:value-type="string">
            <text:p>Generating a ROS/JAUS bridge for an autonomous ground vehicle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string" calcext:value-type="string">
            <text:p>Patrick Morley &amp; Alex Warren &amp; Ethan Rabb &amp; Sean Whitsitt &amp; Matt Bunting &amp; Jonathan Sprinkle</text:p>
          </table:table-cell>
          <table:table-cell table:style-name="ce4" office:value-type="string" calcext:value-type="string">
            <text:p>OOPSLA_MORLEYWRWBS_2013</text:p>
          </table:table-cell>
          <table:table-cell table:style-name="ce5" office:value-type="string" calcext:value-type="string">
            <text:p><text:a xlink:href="https://drive.google.com/file/d/1Oz1azPRdcuT6ZTjjKRMv4XZa8kRHVhHa/view?usp=drivesdk" xlink:type="simple">https://drive.google.com/file/d/1Oz1azPRdcuT6ZTjjKRMv4XZa8kRHVhHa/view?usp=drivesdk</text:a></text:p>
          </table:table-cell>
          <table:table-cell table:style-name="ce7" office:value-type="string" calcext:value-type="string">
            <text:p><text:a xlink:href="https://doi.org/10.1145/2541928.2541931" xlink:type="simple">https://doi.org/10.1145/2541928.2541931</text:a></text:p>
          </table:table-cell>
          <table:table-cell table:style-name="ce8" office:value-type="string" calcext:value-type="string">
            <text:p>architectur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ord Hybrid Escape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</text:p>
          </table:table-cell>
          <table:table-cell table:style-name="ce4" office:value-type="string" calcext:value-type="string">
            <text:p>performance, compatibility, portabilit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26:.P26])" office:value-type="float" office:value="1.5" calcext:value-type="float">
            <text:p>1,5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45"/>
        </table:table-row>
        <table:table-row table:style-name="ro2">
          <table:table-cell table:style-name="ce2" office:value-type="float" office:value="1394" calcext:value-type="float">
            <text:p>1394</text:p>
          </table:table-cell>
          <table:table-cell table:style-name="ce4" office:value-type="string" calcext:value-type="string">
            <text:p>FPGA-ROS: Methodology to Augment the Robot Operating System with FPGA Designs.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Ariel Podlubne &amp; Diana Göhringer</text:p>
          </table:table-cell>
          <table:table-cell table:style-name="ce4" office:value-type="string" calcext:value-type="string">
            <text:p>RECONFIG_PODLUBNEG_2019</text:p>
          </table:table-cell>
          <table:table-cell table:style-name="ce5" office:value-type="string" calcext:value-type="string">
            <text:p><text:a xlink:href="https://drive.google.com/file/d/1ly3K0PRpnn3EoQOXMnLVwSAc0YfEiXJK/view?usp=drivesdk" xlink:type="simple">https://drive.google.com/file/d/1ly3K0PRpnn3EoQOXMnLVwSAc0YfEiXJK/view?usp=drivesdk</text:a></text:p>
          </table:table-cell>
          <table:table-cell table:style-name="ce7" office:value-type="string" calcext:value-type="string">
            <text:p><text:a xlink:href="https://doi.org/10.1109/ReConFig48160.2019.8994719" xlink:type="simple">https://doi.org/10.1109/ReConFig48160.2019.8994719</text:a></text:p>
          </table:table-cell>
          <table:table-cell table:style-name="ce8" office:value-type="string" calcext:value-type="string">
            <text:p>architectur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PGA, SoC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</text:p>
          </table:table-cell>
          <table:table-cell table:style-name="ce4" office:value-type="string" calcext:value-type="string">
            <text:p>performance, compatibility</text:p>
          </table:table-cell>
          <table:table-cell table:number-columns-repeated="2"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27:.P27])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6"/>
        </table:table-row>
        <table:table-row table:style-name="ro2">
          <table:table-cell table:style-name="ce2" office:value-type="float" office:value="1402" calcext:value-type="float">
            <text:p>1402</text:p>
          </table:table-cell>
          <table:table-cell table:style-name="ce4" office:value-type="string" calcext:value-type="string">
            <text:p>ROS-Enabled Hardware Framework for Experimental Robotics.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Beck Strohmer &amp; Anders Bøgild &amp; Anders Stengaard Sørensen &amp; Leon Bonde Larsen</text:p>
          </table:table-cell>
          <table:table-cell table:style-name="ce4" office:value-type="string" calcext:value-type="string">
            <text:p>RECONFIG_STROHMERBSL_2019</text:p>
          </table:table-cell>
          <table:table-cell table:style-name="ce5" office:value-type="string" calcext:value-type="string">
            <text:p><text:a xlink:href="https://drive.google.com/file/d/1WCgMevKozLOm1WJveqASFumAhV9_LXy3/view?usp=drivesdk" xlink:type="simple">https://drive.google.com/file/d/1WCgMevKozLOm1WJveqASFumAhV9_LXy3/view?usp=drivesdk</text:a></text:p>
          </table:table-cell>
          <table:table-cell table:style-name="ce6" office:value-type="string" calcext:value-type="string">
            <text:p><text:a xlink:href="https://doi.org/10.1109/ReConFig48160.2019.8994770" xlink:type="simple">https://doi.org/10.1109/ReConFig48160.2019.8994770</text:a></text:p>
          </table:table-cell>
          <table:table-cell table:style-name="ce8" office:value-type="string" calcext:value-type="string">
            <text:p>architectur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oC, FPGA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not specified</text:p>
          </table:table-cell>
          <table:table-cell table:style-name="ce4" office:value-type="string" calcext:value-type="string">
            <text:p>performance, usability, portability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table:formula="of:=SUM([.N28:.P28])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6"/>
        </table:table-row>
        <table:table-row table:style-name="ro2">
          <table:table-cell table:style-name="ce2" office:value-type="float" office:value="1557" calcext:value-type="float">
            <text:p>1557</text:p>
          </table:table-cell>
          <table:table-cell table:style-name="ce4" office:value-type="string" calcext:value-type="string">
            <text:p>A Framework for Adaptive and Goal-Driven Behaviour Control of Multi-robot Systems.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Christopher-Eyk Hrabia</text:p>
          </table:table-cell>
          <table:table-cell table:style-name="ce4" office:value-type="string" calcext:value-type="string">
            <text:p>SASO_HRABIA_2016</text:p>
          </table:table-cell>
          <table:table-cell table:style-name="ce5" office:value-type="string" calcext:value-type="string">
            <text:p><text:a xlink:href="https://drive.google.com/file/d/1s9GA7M-JFdc4GK6brKVuu9qniFwOmcYO/view?usp=drivesdk" xlink:type="simple">https://drive.google.com/file/d/1s9GA7M-JFdc4GK6brKVuu9qniFwOmcYO/view?usp=drivesdk</text:a></text:p>
          </table:table-cell>
          <table:table-cell table:style-name="ce7" office:value-type="string" calcext:value-type="string">
            <text:p><text:a xlink:href="https://doi.org/10.1109/FAS-W.2016.67" xlink:type="simple">https://doi.org/10.1109/FAS-W.2016.67</text:a></text:p>
          </table:table-cell>
          <table:table-cell table:style-name="ce8" office:value-type="string" calcext:value-type="string">
            <text:p>method</text:p>
          </table:table-cell>
          <table:table-cell table:style-name="ce4" office:value-type="string" calcext:value-type="string">
            <text:p>machine learning</text:p>
          </table:table-cell>
          <table:table-cell table:style-name="ce4" office:value-type="string" calcext:value-type="string">
            <text:p>UAV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not specified</text:p>
          </table:table-cell>
          <table:table-cell table:style-name="ce4" office:value-type="string" calcext:value-type="string">
            <text:p>performance, reliability, portability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table:formula="of:=SUM([.N29:.P29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9"/>
          <table:table-cell table:number-columns-repeated="45"/>
        </table:table-row>
        <table:table-row table:style-name="ro2">
          <table:table-cell table:style-name="ce2" office:value-type="float" office:value="1454" calcext:value-type="float">
            <text:p>1454</text:p>
          </table:table-cell>
          <table:table-cell table:style-name="ce4" office:value-type="string" calcext:value-type="string">
            <text:p>Property-based testing for the robot operating system.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André Santos 0001 &amp; Alcino Cunha &amp; Nuno Macedo</text:p>
          </table:table-cell>
          <table:table-cell table:style-name="ce4" office:value-type="string" calcext:value-type="string">
            <text:p>SIGSOFT_0001CM_2018</text:p>
          </table:table-cell>
          <table:table-cell table:style-name="ce5" office:value-type="string" calcext:value-type="string">
            <text:p><text:a xlink:href="https://drive.google.com/file/d/1nusV7hCP4HOsRY0PpEP89inGla3Hr4ls/view?usp=drivesdk" xlink:type="simple">https://drive.google.com/file/d/1nusV7hCP4HOsRY0PpEP89inGla3Hr4ls/view?usp=drivesdk</text:a></text:p>
          </table:table-cell>
          <table:table-cell table:style-name="ce7" office:value-type="string" calcext:value-type="string">
            <text:p><text:a xlink:href="https://doi.org/10.1145/3278186.3278195" xlink:type="simple">https://doi.org/10.1145/3278186.3278195</text:a></text:p>
          </table:table-cell>
          <table:table-cell table:style-name="ce8" office:value-type="string" calcext:value-type="string">
            <text:p>metho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Kobuki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, services</text:p>
          </table:table-cell>
          <table:table-cell table:style-name="ce4" office:value-type="string" calcext:value-type="string">
            <text:p>maintainabilit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30:.P30])" office:value-type="float" office:value="1.5" calcext:value-type="float">
            <text:p>1,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6"/>
        </table:table-row>
        <table:table-row table:style-name="ro2">
          <table:table-cell table:style-name="ce2" office:value-type="float" office:value="1451" calcext:value-type="float">
            <text:p>1451</text:p>
          </table:table-cell>
          <table:table-cell table:style-name="ce4" office:value-type="string" calcext:value-type="string">
            <text:p>Robotics software engineering: a perspective from the service robotics domain.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Sergio García 0002 &amp; Daniel Strüber 0001 &amp; Davide Brugali &amp; Thorsten Berger &amp; Patrizio Pelliccione</text:p>
          </table:table-cell>
          <table:table-cell table:style-name="ce4" office:value-type="string" calcext:value-type="string">
            <text:p>SIGSOFT_00020BBP_2020</text:p>
          </table:table-cell>
          <table:table-cell table:style-name="ce5" office:value-type="string" calcext:value-type="string">
            <text:p><text:a xlink:href="https://drive.google.com/file/d/1bF9V1f7ah_Evi9xUZM1OG32inDy6HyoL/view?usp=drivesdk" xlink:type="simple">https://drive.google.com/file/d/1bF9V1f7ah_Evi9xUZM1OG32inDy6HyoL/view?usp=drivesdk</text:a></text:p>
          </table:table-cell>
          <table:table-cell table:style-name="ce7" office:value-type="string" calcext:value-type="string">
            <text:p><text:a xlink:href="https://doi.org/10.1145/3368089.3409743" xlink:type="simple">https://doi.org/10.1145/3368089.3409743</text:a>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, community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ompatibility, maintainability, portability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4" table:formula="of:=SUM([.N31:.P31])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6"/>
        </table:table-row>
        <table:table-row table:style-name="ro2">
          <table:table-cell table:style-name="ce2" office:value-type="float" office:value="1072" calcext:value-type="float">
            <text:p>1072</text:p>
          </table:table-cell>
          <table:table-cell table:style-name="ce4" office:value-type="string" calcext:value-type="string">
            <text:p>Model-Based Adaptation for Robotics Software.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Jonathan Aldrich &amp; David Garlan &amp; Christian Kästner &amp; Claire Le Goues &amp; Anahita Mohseni-Kabir &amp; Ivan Ruchkin &amp; Selva Samuel &amp; Bradley R. Schmerl &amp; Christopher Steven Timperley &amp; Manuela Veloso &amp; Ian Voysey &amp; Joydeep Biswas &amp; Arjun Guha &amp; Jarrett Holtz &amp; Javier Cámara &amp; Pooyan Jamshidi</text:p>
          </table:table-cell>
          <table:table-cell table:style-name="ce4" office:value-type="string" calcext:value-type="string">
            <text:p>SOFTWARE_ALDRICHGKGMRSST_2019</text:p>
          </table:table-cell>
          <table:table-cell table:style-name="ce5" office:value-type="string" calcext:value-type="string">
            <text:p><text:a xlink:href="https://drive.google.com/file/d/1oIkBHJHpM1FhrXkcDYcZXbSOihFlSpL_/view?usp=drivesdk" xlink:type="simple">https://drive.google.com/file/d/1oIkBHJHpM1FhrXkcDYcZXbSOihFlSpL_/view?usp=drivesdk</text:a></text:p>
          </table:table-cell>
          <table:table-cell table:style-name="ce7" office:value-type="string" calcext:value-type="string">
            <text:p><text:a xlink:href="https://doi.org/10.1109/MS.2018.2885058" xlink:type="simple">https://doi.org/10.1109/MS.2018.2885058</text:a></text:p>
          </table:table-cell>
          <table:table-cell table:style-name="ce8" office:value-type="string" calcext:value-type="string">
            <text:p>architectur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urtlebot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</text:p>
          </table:table-cell>
          <table:table-cell table:style-name="ce4" office:value-type="string" calcext:value-type="string">
            <text:p>compatibility, usability, maintainability, portability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32:.P32])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45"/>
        </table:table-row>
        <table:table-row table:style-name="ro2">
          <table:table-cell table:style-name="ce2" office:value-type="float" office:value="1306" calcext:value-type="float">
            <text:p>1306</text:p>
          </table:table-cell>
          <table:table-cell table:style-name="ce4" office:value-type="string" calcext:value-type="string">
            <text:p>Robotic teleoperation: Mediated and supported by virtual testbeds.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Torben Cichon &amp; Jürgen Roßmann</text:p>
          </table:table-cell>
          <table:table-cell table:style-name="ce4" office:value-type="string" calcext:value-type="string">
            <text:p>SSRR_CICHONR_2017</text:p>
          </table:table-cell>
          <table:table-cell table:style-name="ce5" office:value-type="string" calcext:value-type="string">
            <text:p><text:a xlink:href="https://drive.google.com/file/d/1kGrFVBELujBG8uhPYUgKdEdGhk5vAC5m/view?usp=drivesdk" xlink:type="simple">https://drive.google.com/file/d/1kGrFVBELujBG8uhPYUgKdEdGhk5vAC5m/view?usp=drivesdk</text:a></text:p>
          </table:table-cell>
          <table:table-cell table:style-name="ce7" office:value-type="string" calcext:value-type="string">
            <text:p><text:a xlink:href="https://doi.org/10.1109/SSRR.2017.8088140" xlink:type="simple">https://doi.org/10.1109/SSRR.2017.8088140</text:a></text:p>
          </table:table-cell>
          <table:table-cell table:style-name="ce8" office:value-type="string" calcext:value-type="string">
            <text:p>architecture</text:p>
          </table:table-cell>
          <table:table-cell table:style-name="ce4" office:value-type="string" calcext:value-type="string">
            <text:p>virtual reality, augmented reality</text:p>
          </table:table-cell>
          <table:table-cell table:style-name="ce4" office:value-type="string" calcext:value-type="string">
            <text:p>Momaro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</text:p>
          </table:table-cell>
          <table:table-cell table:style-name="ce4" office:value-type="string" calcext:value-type="string">
            <text:p>performance, usability, portabilit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33:.P33])" office:value-type="float" office:value="1.5" calcext:value-type="float">
            <text:p>1,5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number-columns-repeated="45"/>
        </table:table-row>
        <table:table-row table:style-name="ro2">
          <table:table-cell table:style-name="ce2" office:value-type="float" office:value="1319" calcext:value-type="float">
            <text:p>1319</text:p>
          </table:table-cell>
          <table:table-cell table:style-name="ce4" office:value-type="string" calcext:value-type="string">
            <text:p>Multi-sensor fusion and classification with mobile robots for situation awareness in urban search and rescue using ROS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string" calcext:value-type="string">
            <text:p>Nuno L. Ferreira &amp; Micael S. Couceiro &amp; André G. Araújo &amp; Rui P. Rocha</text:p>
          </table:table-cell>
          <table:table-cell table:style-name="ce4" office:value-type="string" calcext:value-type="string">
            <text:p>SSRR_FERREIRACAR_2013</text:p>
          </table:table-cell>
          <table:table-cell table:style-name="ce5" office:value-type="string" calcext:value-type="string">
            <text:p><text:a xlink:href="https://drive.google.com/file/d/1Zhzd8nKW-Ho50cIxAWWhJr2X-UDJqWxn/view?usp=drivesdk" xlink:type="simple">https://drive.google.com/file/d/1Zhzd8nKW-Ho50cIxAWWhJr2X-UDJqWxn/view?usp=drivesdk</text:a></text:p>
          </table:table-cell>
          <table:table-cell table:style-name="ce7" office:value-type="string" calcext:value-type="string">
            <text:p><text:a xlink:href="https://doi.org/10.1109/SSRR.2013.6719361" xlink:type="simple">https://doi.org/10.1109/SSRR.2013.6719361</text:a></text:p>
          </table:table-cell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machine learning</text:p>
          </table:table-cell>
          <table:table-cell table:style-name="ce4" office:value-type="string" calcext:value-type="string">
            <text:p>Pioneer-3DX, TraxBot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</text:p>
          </table:table-cell>
          <table:table-cell table:style-name="ce4" office:value-type="string" calcext:value-type="string">
            <text:p>performance, maintainability</text:p>
          </table:table-cell>
          <table:table-cell table:number-columns-repeated="2"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34:.P34])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6"/>
        </table:table-row>
        <table:table-row table:style-name="ro2">
          <table:table-cell table:style-name="ce2" office:value-type="float" office:value="1138" calcext:value-type="float">
            <text:p>1138</text:p>
          </table:table-cell>
          <table:table-cell table:style-name="ce4" office:value-type="string" calcext:value-type="string">
            <text:p>Autonomous Intruder Detection Using a ROS-Based Multi-Robot System Equipped with 2D-laser imaging Sensors.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Mashnoon Islam &amp; Touhid Ahmed &amp; Abu Tammam Bin Nuruddin &amp; Mashuda Islam &amp; Shahnewaz Siddique</text:p>
          </table:table-cell>
          <table:table-cell table:style-name="ce4" office:value-type="string" calcext:value-type="string">
            <text:p>SSRR_ISLAMANIS_2020</text:p>
          </table:table-cell>
          <table:table-cell table:style-name="ce5" office:value-type="string" calcext:value-type="string">
            <text:p><text:a xlink:href="https://drive.google.com/file/d/16T6PGzYXYvrt3DANuuRH3SEJ858ATggV/view?usp=drivesdk" xlink:type="simple">https://drive.google.com/file/d/16T6PGzYXYvrt3DANuuRH3SEJ858ATggV/view?usp=drivesdk</text:a></text:p>
          </table:table-cell>
          <table:table-cell table:style-name="ce7" office:value-type="string" calcext:value-type="string">
            <text:p><text:a xlink:href="https://doi.org/10.1109/SSRR50563.2020.9292639" xlink:type="simple">https://doi.org/10.1109/SSRR50563.2020.9292639</text:a></text:p>
          </table:table-cell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laser imaging</text:p>
          </table:table-cell>
          <table:table-cell table:style-name="ce4" office:value-type="string" calcext:value-type="string">
            <text:p>Turtlebot</text:p>
          </table:table-cell>
          <table:table-cell table:style-name="ce4" office:value-type="string" calcext:value-type="string">
            <text:p>filesystem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reliabilit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35:.P35])" office:value-type="float" office:value="1.5" calcext:value-type="float">
            <text:p>1,5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45"/>
        </table:table-row>
        <table:table-row table:style-name="ro2">
          <table:table-cell table:style-name="ce2" office:value-type="float" office:value="1310" calcext:value-type="float">
            <text:p>1310</text:p>
          </table:table-cell>
          <table:table-cell table:style-name="ce4" office:value-type="string" calcext:value-type="string">
            <text:p>On 3D simulators for multi-robot systems in ROS: MORSE or Gazebo?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Farzan M. Noori &amp; David Portugal &amp; Rui P. Rocha &amp; Micael S. Couceiro</text:p>
          </table:table-cell>
          <table:table-cell table:style-name="ce4" office:value-type="string" calcext:value-type="string">
            <text:p>SSRR_NOORIPRC_2017</text:p>
          </table:table-cell>
          <table:table-cell table:style-name="ce5" office:value-type="string" calcext:value-type="string">
            <text:p><text:a xlink:href="https://drive.google.com/file/d/1glcpbjWv2pdi1RIwaj1JAUXBS4CuW8W6/view?usp=drivesdk" xlink:type="simple">https://drive.google.com/file/d/1glcpbjWv2pdi1RIwaj1JAUXBS4CuW8W6/view?usp=drivesdk</text:a></text:p>
          </table:table-cell>
          <table:table-cell table:style-name="ce7" office:value-type="string" calcext:value-type="string">
            <text:p><text:a xlink:href="https://doi.org/10.1109/SSRR.2017.8088134" xlink:type="simple">https://doi.org/10.1109/SSRR.2017.8088134</text:a>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laser imaging</text:p>
          </table:table-cell>
          <table:table-cell table:style-name="ce4" office:value-type="string" calcext:value-type="string">
            <text:p>unknown hardware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, services</text:p>
          </table:table-cell>
          <table:table-cell table:style-name="ce4" office:value-type="string" calcext:value-type="string">
            <text:p>performance, compatibility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36:.P36])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8"/>
          <table:table-cell table:number-columns-repeated="45"/>
        </table:table-row>
        <table:table-row table:style-name="ro2">
          <table:table-cell table:style-name="ce2" office:value-type="float" office:value="1151" calcext:value-type="float">
            <text:p>1151</text:p>
          </table:table-cell>
          <table:table-cell table:style-name="ce4" office:value-type="string" calcext:value-type="string">
            <text:p>An evaluation of 2D SLAM techniques available in Robot Operating System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string" calcext:value-type="string">
            <text:p>João Machado Santos &amp; David Portugal &amp; Rui P. Rocha</text:p>
          </table:table-cell>
          <table:table-cell table:style-name="ce4" office:value-type="string" calcext:value-type="string">
            <text:p>SSRR_SANTOSPR_2013</text:p>
          </table:table-cell>
          <table:table-cell table:style-name="ce5" office:value-type="string" calcext:value-type="string">
            <text:p><text:a xlink:href="https://drive.google.com/file/d/15oIm_-ROdfWKLypiqGN3IyX8b883_izk/view?usp=drivesdk" xlink:type="simple">https://drive.google.com/file/d/15oIm_-ROdfWKLypiqGN3IyX8b883_izk/view?usp=drivesdk</text:a></text:p>
          </table:table-cell>
          <table:table-cell table:style-name="ce7" office:value-type="string" calcext:value-type="string">
            <text:p><text:a xlink:href="https://doi.org/10.1109/SSRR.2013.6719348" xlink:type="simple">https://doi.org/10.1109/SSRR.2013.6719348</text:a>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ingbot</text:p>
          </table:table-cell>
          <table:table-cell table:style-name="ce4" office:value-type="string" calcext:value-type="string">
            <text:p>filesystem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usability, maintainability, portability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37:.P37])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8"/>
          <table:table-cell table:number-columns-repeated="45"/>
        </table:table-row>
        <table:table-row table:style-name="ro2">
          <table:table-cell table:style-name="ce2" office:value-type="float" office:value="1318" calcext:value-type="float">
            <text:p>1318</text:p>
          </table:table-cell>
          <table:table-cell table:style-name="ce4" office:value-type="string" calcext:value-type="string">
            <text:p>Neonavigation meta-package: 2-D/3-DOF seamless global-local planner for ROS - Development and field test on the representative offshore oil plant.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Atsushi Watanabe &amp; Daisuke Endo &amp; Genki Yamauchi &amp; Keiji Nagatani</text:p>
          </table:table-cell>
          <table:table-cell table:style-name="ce4" office:value-type="string" calcext:value-type="string">
            <text:p>SSRR_WATANABEEYN_2016</text:p>
          </table:table-cell>
          <table:table-cell table:style-name="ce5" office:value-type="string" calcext:value-type="string">
            <text:p><text:a xlink:href="https://drive.google.com/file/d/1_Tggr1_S6u0N6CbncM-bx8r2qXULOCzm/view?usp=drivesdk" xlink:type="simple">https://drive.google.com/file/d/1_Tggr1_S6u0N6CbncM-bx8r2qXULOCzm/view?usp=drivesdk</text:a></text:p>
          </table:table-cell>
          <table:table-cell table:style-name="ce6" office:value-type="string" calcext:value-type="string">
            <text:p><text:a xlink:href="https://doi.org/10.1109/SSRR.2016.7784282" xlink:type="simple">https://doi.org/10.1109/SSRR.2016.7784282</text:a>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laser imaging</text:p>
          </table:table-cell>
          <table:table-cell table:style-name="ce4" office:value-type="string" calcext:value-type="string">
            <text:p>kenaf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</text:p>
          </table:table-cell>
          <table:table-cell table:style-name="ce4" office:value-type="string" calcext:value-type="string">
            <text:p>performance. portabilit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38:.P38])" office:value-type="float" office:value="1.5" calcext:value-type="float">
            <text:p>1,5</text:p>
          </table:table-cell>
          <table:table-cell table:style-name="ce15" office:value-type="float" office:value="4" calcext:value-type="float">
            <text:p>4</text:p>
          </table:table-cell>
          <table:table-cell table:style-name="ce18"/>
          <table:table-cell table:number-columns-repeated="45"/>
        </table:table-row>
        <table:table-row table:style-name="ro2">
          <table:table-cell table:style-name="ce2" office:value-type="float" office:value="1198" calcext:value-type="float">
            <text:p>1198</text:p>
          </table:table-cell>
          <table:table-cell table:style-name="ce4" office:value-type="string" calcext:value-type="string">
            <text:p>Compressing ROS Sensor and Geometry Messages with Draco.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Thomas Wiemann &amp; Felix Igelbrink &amp; Sebastian Pütz &amp; Malte Kleine Piening &amp; Steffen Schupp &amp; Steffen Hinderink &amp; Juri Vana &amp; Joachim Hertzberg</text:p>
          </table:table-cell>
          <table:table-cell table:style-name="ce4" office:value-type="string" calcext:value-type="string">
            <text:p>SSRR_WIEMANNIPPSHVH_2019</text:p>
          </table:table-cell>
          <table:table-cell table:style-name="ce5" office:value-type="string" calcext:value-type="string">
            <text:p><text:a xlink:href="https://drive.google.com/file/d/1sgTtG-JSgPTevdYfGYH01EDz3OsMldDf/view?usp=drivesdk" xlink:type="simple">https://drive.google.com/file/d/1sgTtG-JSgPTevdYfGYH01EDz3OsMldDf/view?usp=drivesdk</text:a></text:p>
          </table:table-cell>
          <table:table-cell table:style-name="ce7" office:value-type="string" calcext:value-type="string">
            <text:p><text:a xlink:href="https://doi.org/10.1109/SSRR.2019.8848965" xlink:type="simple">https://doi.org/10.1109/SSRR.2019.8848965</text:a></text:p>
          </table:table-cell>
          <table:table-cell table:style-name="ce8" office:value-type="string" calcext:value-type="string">
            <text:p>architecture</text:p>
          </table:table-cell>
          <table:table-cell table:style-name="ce4" office:value-type="string" calcext:value-type="string">
            <text:p>3D environment scanning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</text:p>
          </table:table-cell>
          <table:table-cell table:style-name="ce4" office:value-type="string" calcext:value-type="string">
            <text:p>performance, compatibility, portability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39:.P39])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Runtime Verification on Hierarchical Properties of ROS-Based Robot Swarms.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Chi Hu &amp; Wei Dong 0006 &amp; Yonghui Yang &amp; Hao Shi &amp; Ge Zhou</text:p>
          </table:table-cell>
          <table:table-cell table:style-name="ce4" office:value-type="string" calcext:value-type="string">
            <text:p>TR_HUDYSZ_2020</text:p>
          </table:table-cell>
          <table:table-cell table:style-name="ce5" office:value-type="string" calcext:value-type="string">
            <text:p><text:a xlink:href="https://drive.google.com/file/d/1LKrFi-nKB_0rWKfj47DbYpdVukmRUT5t/view?usp=drivesdk" xlink:type="simple">https://drive.google.com/file/d/1LKrFi-nKB_0rWKfj47DbYpdVukmRUT5t/view?usp=drivesdk</text:a></text:p>
          </table:table-cell>
          <table:table-cell table:style-name="ce7" office:value-type="string" calcext:value-type="string">
            <text:p><text:a xlink:href="https://doi.org/10.1109/TR.2019.2923681" xlink:type="simple">https://doi.org/10.1109/TR.2019.2923681</text:a></text:p>
          </table:table-cell>
          <table:table-cell table:style-name="ce8" office:value-type="string" calcext:value-type="string">
            <text:p>method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urtlebot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publish-subscribe</text:p>
          </table:table-cell>
          <table:table-cell table:style-name="ce4" office:value-type="string" calcext:value-type="string">
            <text:p>functional suitability, compatibility, security, maintainability, portabilit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40:.P40])" office:value-type="float" office:value="1.5" calcext:value-type="float">
            <text:p>1,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6"/>
        </table:table-row>
        <table:table-row table:style-name="ro3" table:number-rows-repeated="1048535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_xlnm._FilterDatabase" table:base-cell-address="$Data.$A$1" table:cell-range-address="$Data.$A$1:.$S$40"/>
        </table:named-expressions>
      </table:table>
      <table:table table:name="Data (revisited)" table:style-name="ta2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number-columns-repeated="34" table:default-cell-style-name="Default"/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Primary study id</text:p>
          </table:table-cell>
          <table:table-cell table:style-name="ce99" office:value-type="string" calcext:value-type="string">
            <text:p>Title</text:p>
          </table:table-cell>
          <table:table-cell table:style-name="ce99" office:value-type="string" calcext:value-type="string">
            <text:p>Year</text:p>
          </table:table-cell>
          <table:table-cell table:style-name="ce99" office:value-type="string" calcext:value-type="string">
            <office:annotation draw:style-name="gr1" draw:text-style-name="P2" svg:width="13.673cm" svg:height="0.952cm" svg:x="19.775cm" svg:y="0.82cm" draw:caption-point-x="-0.407cm" draw:caption-point-y="-0.81cm">
              <dc:date>2022-04-05T00:00:00</dc:date>
              <text:p text:style-name="P1"><text:span text:style-name="T1">Identical names have been augmented with a number by DBLP</text:span></text:p>
            </office:annotation>
            <text:p>Authors</text:p>
          </table:table-cell>
          <table:table-cell table:style-name="ce99" office:value-type="string" calcext:value-type="string">
            <office:annotation draw:style-name="gr2" draw:text-style-name="P2" svg:width="9.901cm" svg:height="2.619cm" svg:x="26.193cm" svg:y="0.82cm" draw:caption-point-x="-0.407cm" draw:caption-point-y="-0.81cm">
              <dc:date>2022-04-05T00:00:00</dc:date>
              <text:p text:style-name="P1"><text:span text:style-name="T1">Starts with the venue type (conference or journal) and identifier </text:span></text:p>
              <text:p text:style-name="P1"><text:span text:style-name="T1"/></text:p>
              <text:p text:style-name="P1"><text:span text:style-name="T1">e.g. journals/csur for the </text:span></text:p>
              <text:p text:style-name="P1"><text:span text:style-name="T1">ACM Computing Surveys journal</text:span></text:p>
            </office:annotation>
            <text:p>File name</text:p>
          </table:table-cell>
          <table:table-cell table:style-name="ce99" office:value-type="string" calcext:value-type="string">
            <text:p>Drive URL</text:p>
          </table:table-cell>
          <table:table-cell table:style-name="ce99" office:value-type="string" calcext:value-type="string">
            <text:p>DOI</text:p>
          </table:table-cell>
          <table:table-cell table:style-name="ce99" office:value-type="string" calcext:value-type="string">
            <text:p>Main contribution</text:p>
          </table:table-cell>
          <table:table-cell table:style-name="ce99" office:value-type="string" calcext:value-type="string">
            <office:annotation draw:style-name="gr1" draw:text-style-name="P2" svg:width="16.246cm" svg:height="0.952cm" svg:x="36.094cm" svg:y="0.82cm" draw:caption-point-x="-0.407cm" draw:caption-point-y="-0.81cm">
              <dc:date>2022-04-05T00:00:00</dc:date>
              <text:p text:style-name="P1"><text:span text:style-name="T1">Orange indicates simulated hardware</text:span></text:p>
            </office:annotation>
            <text:p>Robotic platform</text:p>
          </table:table-cell>
          <table:table-cell table:style-name="ce99" office:value-type="string" calcext:value-type="string">
            <text:p>ROS ecosystem level</text:p>
          </table:table-cell>
          <table:table-cell table:style-name="ce99" office:value-type="string" calcext:value-type="string">
            <text:p>Communication paradigm</text:p>
          </table:table-cell>
          <table:table-cell table:style-name="ce99" office:value-type="string" calcext:value-type="string">
            <text:p>Quality attributes considered</text:p>
          </table:table-cell>
          <table:table-cell table:style-name="ce107" office:value-type="string" calcext:value-type="string">
            <office:annotation draw:style-name="gr1" draw:text-style-name="P2" svg:width="11.075cm" svg:height="0.952cm" svg:x="52.34cm" svg:y="0.82cm" draw:caption-point-x="-0.407cm" draw:caption-point-y="-0.81cm">
              <dc:date>2022-04-05T00:00:00</dc:date>
              <text:p text:style-name="P1"><text:span text:style-name="T1">Component of rigor</text:span></text:p>
            </office:annotation>
            <text:p>Context</text:p>
          </table:table-cell>
          <table:table-cell table:style-name="ce107" office:value-type="string" calcext:value-type="string">
            <office:annotation draw:style-name="gr1" draw:text-style-name="P2" svg:width="12.815cm" svg:height="0.952cm" svg:x="54.202cm" svg:y="0.82cm" draw:caption-point-x="-0.407cm" draw:caption-point-y="-0.81cm">
              <dc:date>2022-04-05T00:00:00</dc:date>
              <text:p text:style-name="P1"><text:span text:style-name="T1">Component of rigor</text:span></text:p>
            </office:annotation>
            <text:p>Study</text:p>
          </table:table-cell>
          <table:table-cell table:style-name="ce107" office:value-type="string" calcext:value-type="string">
            <office:annotation draw:style-name="gr1" draw:text-style-name="P2" svg:width="14.945cm" svg:height="0.952cm" svg:x="56.065cm" svg:y="0.82cm" draw:caption-point-x="-0.407cm" draw:caption-point-y="-0.81cm">
              <dc:date>2022-04-05T00:00:00</dc:date>
              <text:p text:style-name="P1"><text:span text:style-name="T1">Component of rigor</text:span></text:p>
            </office:annotation>
            <text:p>Validity</text:p>
          </table:table-cell>
          <table:table-cell table:style-name="ce99" office:value-type="string" calcext:value-type="string">
            <text:p>Rigor</text:p>
          </table:table-cell>
          <table:table-cell table:style-name="ce31" office:value-type="string" calcext:value-type="string">
            <text:p>Type of robot</text:p>
          </table:table-cell>
          <table:table-cell table:style-name="ce31" office:value-type="string" calcext:value-type="string">
            <text:p>Cardinality</text:p>
          </table:table-cell>
          <table:table-cell table:style-name="ce31" office:value-type="string" calcext:value-type="string">
            <text:p>Application field</text:p>
          </table:table-cell>
          <table:table-cell table:style-name="ce31" office:value-type="string" calcext:value-type="string">
            <text:p>ROS version</text:p>
          </table:table-cell>
          <table:table-cell table:style-name="ce99" office:value-type="string" calcext:value-type="string">
            <text:p>Knowledge area</text:p>
          </table:table-cell>
          <table:table-cell table:style-name="ce123" office:value-type="string" calcext:value-type="string">
            <text:p>Subjects</text:p>
          </table:table-cell>
          <table:table-cell table:style-name="ce123" office:value-type="string" calcext:value-type="string">
            <text:p>Context</text:p>
          </table:table-cell>
          <table:table-cell table:style-name="ce123" office:value-type="string" calcext:value-type="string">
            <text:p>Scale</text:p>
          </table:table-cell>
          <table:table-cell table:style-name="ce123" office:value-type="string" calcext:value-type="string">
            <text:p>Research method</text:p>
          </table:table-cell>
          <table:table-cell table:style-name="ce31" office:value-type="string" calcext:value-type="string">
            <text:p>Industrial relevance</text:p>
          </table:table-cell>
          <table:table-cell table:style-name="ce99" office:value-type="string" calcext:value-type="string">
            <text:p>Research strategy</text:p>
          </table:table-cell>
          <table:table-cell table:style-name="ce31" office:value-type="string" calcext:value-type="string">
            <text:p>Research method</text:p>
          </table:table-cell>
          <table:table-cell table:style-name="ce99" office:value-type="string" calcext:value-type="string">
            <text:p>Future challenges and limitations</text:p>
          </table:table-cell>
          <table:table-cell table:style-name="ce21" table:number-columns-repeated="9"/>
          <table:table-cell table:number-columns-repeated="25"/>
        </table:table-row>
        <table:table-row table:style-name="ro2">
          <table:table-cell table:style-name="ce2" office:value-type="float" office:value="1534" calcext:value-type="float">
            <text:p>1534</text:p>
          </table:table-cell>
          <table:table-cell table:style-name="ce2" office:value-type="string" calcext:value-type="string">
            <text:p>P20</text:p>
          </table:table-cell>
          <table:table-cell table:style-name="ce10" office:value-type="string" calcext:value-type="string">
            <text:p>Bootstrapping MDE Development from ROS Manual Code - Part 2: Model Generation.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Nadia Hammoudeh Garcia &amp; Ludovic Delval &amp; Mathias Lüdtke &amp; André Santos 0001 &amp; Björn Kahl &amp; Mirko Bordignon</text:p>
          </table:table-cell>
          <table:table-cell table:style-name="ce4" office:value-type="string" calcext:value-type="string">
            <text:p>MODELS_GARCIADLSKB_2019</text:p>
          </table:table-cell>
          <table:table-cell table:style-name="ce5" office:value-type="string" calcext:value-type="string">
            <text:p><text:a xlink:href="https://drive.google.com/file/d/1rKRxA1Of_EOTPRC4uS6ZfF_0-JqvISsj/view?usp=drivesdk" xlink:type="simple">https://drive.google.com/file/d/1rKRxA1Of_EOTPRC4uS6ZfF_0-JqvISsj/view?usp=drivesdk</text:a></text:p>
          </table:table-cell>
          <table:table-cell table:style-name="ce7" office:value-type="string" calcext:value-type="string">
            <text:p><text:a xlink:href="https://doi.org/10.1109/MODELS.2019.00-11" xlink:type="simple">https://doi.org/10.1109/MODELS.2019.00-11</text:a></text:p>
          </table:table-cell>
          <table:table-cell table:style-name="ce8" office:value-type="string" calcext:value-type="string">
            <text:p>method</text:p>
          </table:table-cell>
          <table:table-cell table:style-name="ce4" office:value-type="string" calcext:value-type="string">
            <text:p>Care-O-bot-4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topics, services</text:p>
          </table:table-cell>
          <table:table-cell table:style-name="ce4" office:value-type="string" calcext:value-type="string">
            <text:p>functional suitability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2:.P2])" office:value-type="float" office:value="1.5" calcext:value-type="float">
            <text:p>1,5</text:p>
          </table:table-cell>
          <table:table-cell table:style-name="ce4" office:value-type="string" calcext:value-type="string">
            <text:p>Mobile (terrastrial, wheeled)</text:p>
          </table:table-cell>
          <table:table-cell table:style-name="ce4" office:value-type="string" calcext:value-type="string">
            <text:p>Single</text:p>
          </table:table-cell>
          <table:table-cell table:style-name="ce15" office:value-type="string" calcext:value-type="string">
            <text:p>Home service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SE models and methods, Software quality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15" table:formula="of:=SUM([.W2];[.X2];[.Y2];[.Z2])" office:value-type="float" office:value="1" calcext:value-type="float">
            <text:p>1</text:p>
          </table:table-cell>
          <table:table-cell table:style-name="ce4" office:value-type="string" calcext:value-type="string">
            <text:p>Proposal of a solution</text:p>
          </table:table-cell>
          <table:table-cell table:style-name="ce4" office:value-type="string" calcext:value-type="string">
            <text:p>Proof of concept</text:p>
          </table:table-cell>
          <table:table-cell table:style-name="ce4" office:value-type="string" calcext:value-type="string">
            <text:p>Multi-language or multi-platform support, Support for more reference sources</text:p>
          </table:table-cell>
          <table:table-cell table:number-columns-repeated="34"/>
        </table:table-row>
        <table:table-row table:style-name="ro2">
          <table:table-cell table:style-name="ce2" office:value-type="float" office:value="1535" calcext:value-type="float">
            <text:p>1535</text:p>
          </table:table-cell>
          <table:table-cell table:style-name="ce2" office:value-type="string" calcext:value-type="string">
            <text:p>P19</text:p>
          </table:table-cell>
          <table:table-cell table:style-name="ce10" office:value-type="string" calcext:value-type="string">
            <text:p>AC-ROS: assurance case driven adaptation for the robot operating system.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Betty H. C. Cheng &amp; Robert Jared Clark &amp; Jonathon Emil Fleck &amp; Michael Austin Langford &amp; Philip K. McKinley</text:p>
          </table:table-cell>
          <table:table-cell table:style-name="ce4" office:value-type="string" calcext:value-type="string">
            <text:p>MODELS_CHENGCFLM_2020</text:p>
          </table:table-cell>
          <table:table-cell table:style-name="ce5" office:value-type="string" calcext:value-type="string">
            <text:p><text:a xlink:href="https://drive.google.com/file/d/1t15ONZpu_HxLsBtPdOagDTz0WTq9RuAI/view?usp=drivesdk" xlink:type="simple">https://drive.google.com/file/d/1t15ONZpu_HxLsBtPdOagDTz0WTq9RuAI/view?usp=drivesdk</text:a></text:p>
          </table:table-cell>
          <table:table-cell table:style-name="ce7" office:value-type="string" calcext:value-type="string">
            <text:p><text:a xlink:href="https://doi.org/10.1145/3365438.3410952" xlink:type="simple">https://doi.org/10.1145/3365438.3410952</text:a></text:p>
          </table:table-cell>
          <table:table-cell table:style-name="ce8" office:value-type="string" calcext:value-type="string">
            <text:p>architecture</text:p>
          </table:table-cell>
          <table:table-cell table:style-name="ce25" office:value-type="string" calcext:value-type="string">
            <text:p>EvoRally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topics</text:p>
          </table:table-cell>
          <table:table-cell table:style-name="ce4" office:value-type="string" calcext:value-type="string">
            <text:p>functional suitability, reliability, portabilit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3:.P3])" office:value-type="float" office:value="1.5" calcext:value-type="float">
            <text:p>1,5</text:p>
          </table:table-cell>
          <table:table-cell table:style-name="ce4" office:value-type="string" calcext:value-type="string">
            <text:p>Mobile (terrastrial, wheeled)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Navigation task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SE models and methods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15" table:formula="of:=SUM([.W3];[.X3];[.Y3];[.Z3])" office:value-type="float" office:value="0" calcext:value-type="float">
            <text:p>0</text:p>
          </table:table-cell>
          <table:table-cell table:style-name="ce4" office:value-type="string" calcext:value-type="string">
            <text:p>Proposal of a solution, Validation research</text:p>
          </table:table-cell>
          <table:table-cell table:style-name="ce4" office:value-type="string" calcext:value-type="string">
            <text:p>Simulation-based experiment</text:p>
          </table:table-cell>
          <table:table-cell table:style-name="ce4" office:value-type="string" calcext:value-type="string">
            <text:p>Machine learning integration</text:p>
          </table:table-cell>
          <table:table-cell table:number-columns-repeated="34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P14</text:p>
          </table:table-cell>
          <table:table-cell table:style-name="ce22" office:value-type="string" calcext:value-type="string">
            <text:p>Feasible and stressful trajectory generation for mobile robots.</text:p>
          </table:table-cell>
          <table:table-cell table:style-name="ce4" office:value-type="float" office:value="2020" calcext:value-type="float">
            <text:p>2020</text:p>
          </table:table-cell>
          <table:table-cell table:style-name="ce15" office:value-type="string" calcext:value-type="string">
            <text:p>Carl Hildebrandt &amp; Sebastian G. Elbaum &amp; Nicola Bezzo &amp; Matthew B. Dwyer</text:p>
          </table:table-cell>
          <table:table-cell table:style-name="ce4" office:value-type="string" calcext:value-type="string">
            <text:p>ISSTA_HILDEBRANDTEBD_2020</text:p>
          </table:table-cell>
          <table:table-cell table:style-name="ce5" office:value-type="string" calcext:value-type="string">
            <text:p><text:a xlink:href="https://drive.google.com/file/d/150tPS1P9xx56ytRhwCHwry2H8spY_siM/view?usp=drivesdk" xlink:type="simple">https://drive.google.com/file/d/150tPS1P9xx56ytRhwCHwry2H8spY_siM/view?usp=drivesdk</text:a></text:p>
          </table:table-cell>
          <table:table-cell table:style-name="ce23" office:value-type="string" calcext:value-type="string">
            <text:p><text:a xlink:href="https://doi.org/10.1145/3395363.3397387" xlink:type="simple">https://doi.org/10.1145/3395363.3397387</text:a></text:p>
          </table:table-cell>
          <table:table-cell table:style-name="ce8" office:value-type="string" calcext:value-type="string">
            <text:p>architecture</text:p>
          </table:table-cell>
          <table:table-cell table:style-name="ce4" office:value-type="string" calcext:value-type="string">
            <text:p><text:span text:style-name="T2">Flightgoggles Quadrotor</text:span><text:span text:style-name="T3">, Parrot Anafi Quadrotor</text:span>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not specified</text:p>
          </table:table-cell>
          <table:table-cell table:style-name="ce4" office:value-type="string" calcext:value-type="string">
            <text:p>functional suitability, compatibility, portability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4:.P4])" office:value-type="float" office:value="2" calcext:value-type="float">
            <text:p>2</text:p>
          </table:table-cell>
          <table:table-cell table:style-name="ce15" office:value-type="string" calcext:value-type="string">
            <text:p>Mobie (airborne)</text:p>
          </table:table-cell>
          <table:table-cell table:style-name="ce15" office:value-type="string" calcext:value-type="string">
            <text:p>Single</text:p>
          </table:table-cell>
          <table:table-cell table:style-name="ce4" office:value-type="string" calcext:value-type="string">
            <text:p>Navigation task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Computing foundations, Software testing</text:p>
          </table:table-cell>
          <table:table-cell table:number-columns-repeated="4" table:style-name="ce28" office:value-type="float" office:value="1" calcext:value-type="float">
            <text:p>1</text:p>
          </table:table-cell>
          <table:table-cell table:style-name="ce15" table:formula="of:=SUM([.W4];[.X4];[.Y4];[.Z4])" office:value-type="float" office:value="4" calcext:value-type="float">
            <text:p>4</text:p>
          </table:table-cell>
          <table:table-cell table:style-name="ce4" office:value-type="string" calcext:value-type="string">
            <text:p>Proposal of a solution, Validation research</text:p>
          </table:table-cell>
          <table:table-cell table:style-name="ce4" office:value-type="string" calcext:value-type="string">
            <text:p>Simulation-based experiment, Real deployment</text:p>
          </table:table-cell>
          <table:table-cell table:style-name="ce4" office:value-type="string" calcext:value-type="string">
            <text:p>Performance improvements, Multi-language or multi-platform support</text:p>
          </table:table-cell>
          <table:table-cell table:number-columns-repeated="34"/>
        </table:table-row>
        <table:table-row table:style-name="ro2">
          <table:table-cell table:style-name="ce2" office:value-type="float" office:value="1384" calcext:value-type="float">
            <text:p>1384</text:p>
          </table:table-cell>
          <table:table-cell table:style-name="ce2" office:value-type="string" calcext:value-type="string">
            <text:p>P21</text:p>
          </table:table-cell>
          <table:table-cell table:style-name="ce10" office:value-type="string" calcext:value-type="string">
            <text:p>Generating a ROS/JAUS bridge for an autonomous ground vehicle.</text:p>
          </table:table-cell>
          <table:table-cell table:style-name="ce4" office:value-type="float" office:value="2013" calcext:value-type="float">
            <text:p>2013</text:p>
          </table:table-cell>
          <table:table-cell table:style-name="ce4" office:value-type="string" calcext:value-type="string">
            <text:p>Patrick Morley &amp; Alex Warren &amp; Ethan Rabb &amp; Sean Whitsitt &amp; Matt Bunting &amp; Jonathan Sprinkle</text:p>
          </table:table-cell>
          <table:table-cell table:style-name="ce4" office:value-type="string" calcext:value-type="string">
            <text:p>OOPSLA_MORLEYWRWBS_2013</text:p>
          </table:table-cell>
          <table:table-cell table:style-name="ce5" office:value-type="string" calcext:value-type="string">
            <text:p><text:a xlink:href="https://drive.google.com/file/d/1Oz1azPRdcuT6ZTjjKRMv4XZa8kRHVhHa/view?usp=drivesdk" xlink:type="simple">https://drive.google.com/file/d/1Oz1azPRdcuT6ZTjjKRMv4XZa8kRHVhHa/view?usp=drivesdk</text:a></text:p>
          </table:table-cell>
          <table:table-cell table:style-name="ce7" office:value-type="string" calcext:value-type="string">
            <text:p><text:a xlink:href="https://doi.org/10.1145/2541928.2541931" xlink:type="simple">https://doi.org/10.1145/2541928.2541931</text:a></text:p>
          </table:table-cell>
          <table:table-cell table:style-name="ce8" office:value-type="string" calcext:value-type="string">
            <text:p>architecture</text:p>
          </table:table-cell>
          <table:table-cell table:style-name="ce25" office:value-type="string" calcext:value-type="string">
            <text:p>Ford Hybrid Escape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topics</text:p>
          </table:table-cell>
          <table:table-cell table:style-name="ce4" office:value-type="string" calcext:value-type="string">
            <text:p>performance, compatibility, portabilit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5:.P5])" office:value-type="float" office:value="1.5" calcext:value-type="float">
            <text:p>1,5</text:p>
          </table:table-cell>
          <table:table-cell table:style-name="ce4" office:value-type="string" calcext:value-type="string">
            <text:p>Mobile (terrastrial, wheeled)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Self-driving vehicle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Software design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15" table:formula="of:=SUM([.W5];[.X5];[.Y5];[.Z5])" office:value-type="float" office:value="1" calcext:value-type="float">
            <text:p>1</text:p>
          </table:table-cell>
          <table:table-cell table:style-name="ce4" office:value-type="string" calcext:value-type="string">
            <text:p>Proposal of a solution, Validation research</text:p>
          </table:table-cell>
          <table:table-cell table:style-name="ce4" office:value-type="string" calcext:value-type="string">
            <text:p>Simulation-based experiment</text:p>
          </table:table-cell>
          <table:table-cell table:style-name="ce4" office:value-type="string" calcext:value-type="string">
            <text:p>Performance improvements, Further validation</text:p>
          </table:table-cell>
          <table:table-cell table:number-columns-repeated="34"/>
        </table:table-row>
        <table:table-row table:style-name="ro2">
          <table:table-cell table:style-name="ce2" office:value-type="float" office:value="1578" calcext:value-type="float">
            <text:p>1578</text:p>
          </table:table-cell>
          <table:table-cell table:style-name="ce2" office:value-type="string" calcext:value-type="string">
            <text:p>P9</text:p>
          </table:table-cell>
          <table:table-cell table:style-name="ce10" office:value-type="string" calcext:value-type="string">
            <text:p>High level synthesis of ROS protocol interpretation and communication circuit for FPGA.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Takeshi Ohkawa &amp; Yuhei Sugata &amp; Harumi Watanabe &amp; Nobuhiko Ogura &amp; Kanemitsu Ootsu &amp; Takashi Yokota</text:p>
          </table:table-cell>
          <table:table-cell table:style-name="ce4" office:value-type="string" calcext:value-type="string">
            <text:p>ICSE_OHKAWASWOOY_2019</text:p>
          </table:table-cell>
          <table:table-cell table:style-name="ce5" office:value-type="string" calcext:value-type="string">
            <text:p><text:a xlink:href="https://drive.google.com/file/d/16iQ3CQXDQ0LqJ4e-8zTuVRxyKrkTu5E4/view?usp=drivesdk" xlink:type="simple">https://drive.google.com/file/d/16iQ3CQXDQ0LqJ4e-8zTuVRxyKrkTu5E4/view?usp=drivesdk</text:a></text:p>
          </table:table-cell>
          <table:table-cell table:style-name="ce7" office:value-type="string" calcext:value-type="string">
            <text:p><text:a xlink:href="https://doi.org/10.1109/RoSE.2019.00014" xlink:type="simple">https://doi.org/10.1109/RoSE.2019.00014</text:a></text:p>
          </table:table-cell>
          <table:table-cell table:style-name="ce9" office:value-type="string" calcext:value-type="string">
            <text:p>architecture</text:p>
          </table:table-cell>
          <table:table-cell table:style-name="ce4" office:value-type="string" calcext:value-type="string">
            <text:p>FPGA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topics</text:p>
          </table:table-cell>
          <table:table-cell table:style-name="ce4" office:value-type="string" calcext:value-type="string">
            <text:p>performance, maintainability</text:p>
          </table:table-cell>
          <table:table-cell table:number-columns-repeated="2"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6:.P6])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4" office:value-type="string" calcext:value-type="string">
            <text:p>Toy example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Software design (HW/SW co-design)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15" table:formula="of:=SUM([.W6];[.X6];[.Y6];[.Z6])" office:value-type="float" office:value="0" calcext:value-type="float">
            <text:p>0</text:p>
          </table:table-cell>
          <table:table-cell table:style-name="ce4" office:value-type="string" calcext:value-type="string">
            <text:p>Proposal of a solution</text:p>
          </table:table-cell>
          <table:table-cell table:style-name="ce15" office:value-type="string" calcext:value-type="string">
            <text:p>Proof of concept</text:p>
          </table:table-cell>
          <table:table-cell table:style-name="ce4" office:value-type="string" calcext:value-type="string">
            <text:p>Performance improvements</text:p>
          </table:table-cell>
          <table:table-cell table:number-columns-repeated="34"/>
        </table:table-row>
        <table:table-row table:style-name="ro2">
          <table:table-cell table:style-name="ce2" office:value-type="float" office:value="1603" calcext:value-type="float">
            <text:p>1603</text:p>
          </table:table-cell>
          <table:table-cell table:style-name="ce2" office:value-type="string" calcext:value-type="string">
            <text:p>P6</text:p>
          </table:table-cell>
          <table:table-cell table:style-name="ce10" office:value-type="string" calcext:value-type="string">
            <text:p>Formal Verification of ROS-Based Robotic Applications Using Timed-Automata.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Raju Halder &amp; José Proença &amp; Nuno Macedo &amp; André Santos 0001</text:p>
          </table:table-cell>
          <table:table-cell table:style-name="ce4" office:value-type="string" calcext:value-type="string">
            <text:p>ICSE_HALDERPMS_2017</text:p>
          </table:table-cell>
          <table:table-cell table:style-name="ce5" office:value-type="string" calcext:value-type="string">
            <text:p><text:a xlink:href="https://drive.google.com/file/d/1JPXCqqJTY8dyuJ49FZZwHjC1RDEs1BMW/view?usp=drivesdk" xlink:type="simple">https://drive.google.com/file/d/1JPXCqqJTY8dyuJ49FZZwHjC1RDEs1BMW/view?usp=drivesdk</text:a></text:p>
          </table:table-cell>
          <table:table-cell table:style-name="ce7" office:value-type="string" calcext:value-type="string">
            <text:p><text:a xlink:href="https://doi.org/10.1109/FormaliSE.2017.9" xlink:type="simple">https://doi.org/10.1109/FormaliSE.2017.9</text:a></text:p>
          </table:table-cell>
          <table:table-cell table:style-name="ce8" office:value-type="string" calcext:value-type="string">
            <text:p>method</text:p>
          </table:table-cell>
          <table:table-cell table:style-name="ce25" office:value-type="string" calcext:value-type="string">
            <text:p>Kobuki</text:p>
          </table:table-cell>
          <table:table-cell table:style-name="ce4" office:value-type="string" calcext:value-type="string">
            <text:p>computation graph</text:p>
          </table:table-cell>
          <table:table-cell table:style-name="ce4" office:value-type="string" calcext:value-type="string">
            <text:p>topics</text:p>
          </table:table-cell>
          <table:table-cell table:style-name="ce4" office:value-type="string" calcext:value-type="string">
            <text:p>functional suitability, reliability</text:p>
          </table:table-cell>
          <table:table-cell table:number-columns-repeated="2"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7:.P7])" office:value-type="float" office:value="1" calcext:value-type="float">
            <text:p>1</text:p>
          </table:table-cell>
          <table:table-cell table:style-name="ce4" office:value-type="string" calcext:value-type="string">
            <text:p>Mobile (terrastrial, wheeled)</text:p>
          </table:table-cell>
          <table:table-cell table:style-name="ce15" office:value-type="string" calcext:value-type="string">
            <text:p>Single</text:p>
          </table:table-cell>
          <table:table-cell table:style-name="ce4" office:value-type="string" calcext:value-type="string">
            <text:p>Navigation task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SE models and methods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15" table:formula="of:=SUM([.W7];[.X7];[.Y7];[.Z7])" office:value-type="float" office:value="1" calcext:value-type="float">
            <text:p>1</text:p>
          </table:table-cell>
          <table:table-cell table:style-name="ce4" office:value-type="string" calcext:value-type="string">
            <text:p>Proposal of a solution, Validation research</text:p>
          </table:table-cell>
          <table:table-cell table:style-name="ce15" office:value-type="string" calcext:value-type="string">
            <text:p>Proof of concept</text:p>
          </table:table-cell>
          <table:table-cell table:style-name="ce4" office:value-type="string" calcext:value-type="string">
            <text:p>Automation</text:p>
          </table:table-cell>
          <table:table-cell table:number-columns-repeated="34"/>
        </table:table-row>
        <table:table-row table:style-name="ro2">
          <table:table-cell table:style-name="ce2" office:value-type="float" office:value="1454" calcext:value-type="float">
            <text:p>1454</text:p>
          </table:table-cell>
          <table:table-cell table:style-name="ce2" office:value-type="string" calcext:value-type="string">
            <text:p>P22</text:p>
          </table:table-cell>
          <table:table-cell table:style-name="ce10" office:value-type="string" calcext:value-type="string">
            <text:p>Property-based testing for the robot operating system.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André Santos 0001 &amp; Alcino Cunha &amp; Nuno Macedo</text:p>
          </table:table-cell>
          <table:table-cell table:style-name="ce4" office:value-type="string" calcext:value-type="string">
            <text:p>SIGSOFT_0001CM_2018</text:p>
          </table:table-cell>
          <table:table-cell table:style-name="ce5" office:value-type="string" calcext:value-type="string">
            <text:p><text:a xlink:href="https://drive.google.com/file/d/1nusV7hCP4HOsRY0PpEP89inGla3Hr4ls/view?usp=drivesdk" xlink:type="simple">https://drive.google.com/file/d/1nusV7hCP4HOsRY0PpEP89inGla3Hr4ls/view?usp=drivesdk</text:a></text:p>
          </table:table-cell>
          <table:table-cell table:style-name="ce7" office:value-type="string" calcext:value-type="string">
            <text:p><text:a xlink:href="https://doi.org/10.1145/3278186.3278195" xlink:type="simple">https://doi.org/10.1145/3278186.3278195</text:a></text:p>
          </table:table-cell>
          <table:table-cell table:style-name="ce8" office:value-type="string" calcext:value-type="string">
            <text:p>method</text:p>
          </table:table-cell>
          <table:table-cell table:style-name="ce25" office:value-type="string" calcext:value-type="string">
            <text:p>Kobuki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topics, services</text:p>
          </table:table-cell>
          <table:table-cell table:style-name="ce4" office:value-type="string" calcext:value-type="string">
            <text:p>maintainabilit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8:.P8])" office:value-type="float" office:value="1.5" calcext:value-type="float">
            <text:p>1,5</text:p>
          </table:table-cell>
          <table:table-cell table:style-name="ce4" office:value-type="string" calcext:value-type="string">
            <text:p>Mobile (terrastrial, wheeled)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Toy example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Software testing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15" table:formula="of:=SUM([.W8];[.X8];[.Y8];[.Z8])" office:value-type="float" office:value="1" calcext:value-type="float">
            <text:p>1</text:p>
          </table:table-cell>
          <table:table-cell table:style-name="ce4" office:value-type="string" calcext:value-type="string">
            <text:p>Proposal of a solution</text:p>
          </table:table-cell>
          <table:table-cell table:style-name="ce4" office:value-type="string" calcext:value-type="string">
            <text:p>Proof of concept</text:p>
          </table:table-cell>
          <table:table-cell table:style-name="ce4" office:value-type="string" calcext:value-type="string">
            <text:p>Performance improvements, Support for complex specification, Multi-language or multi-platform support</text:p>
          </table:table-cell>
          <table:table-cell table:number-columns-repeated="34"/>
        </table:table-row>
        <table:table-row table:style-name="ro2">
          <table:table-cell table:style-name="ce2" office:value-type="float" office:value="1087" calcext:value-type="float">
            <text:p>1087</text:p>
          </table:table-cell>
          <table:table-cell table:style-name="ce2" office:value-type="string" calcext:value-type="string">
            <text:p>P15</text:p>
          </table:table-cell>
          <table:table-cell table:style-name="ce10" office:value-type="string" calcext:value-type="string">
            <text:p>Real-time control architecture based on Xenomai using ROS packages for a service robot.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Raimarius Delgado &amp; Bum-Jae You &amp; Byoung-Wook Choi</text:p>
          </table:table-cell>
          <table:table-cell table:style-name="ce4" office:value-type="string" calcext:value-type="string">
            <text:p>JSS_DELGADOYC_2019</text:p>
          </table:table-cell>
          <table:table-cell table:style-name="ce5" office:value-type="string" calcext:value-type="string">
            <text:p><text:a xlink:href="https://drive.google.com/file/d/1fmoPhzLOF4soofNlBJtd2n0IuohW_W-7/view?usp=drivesdk" xlink:type="simple">https://drive.google.com/file/d/1fmoPhzLOF4soofNlBJtd2n0IuohW_W-7/view?usp=drivesdk</text:a></text:p>
          </table:table-cell>
          <table:table-cell table:style-name="ce7" office:value-type="string" calcext:value-type="string">
            <text:p><text:a xlink:href="https://doi.org/10.1016/j.jss.2019.01.052" xlink:type="simple">https://doi.org/10.1016/j.jss.2019.01.052</text:a></text:p>
          </table:table-cell>
          <table:table-cell table:style-name="ce8" office:value-type="string" calcext:value-type="string">
            <text:p>architecture</text:p>
          </table:table-cell>
          <table:table-cell table:style-name="ce4" office:value-type="string" calcext:value-type="string">
            <text:p>M4K</text:p>
          </table:table-cell>
          <table:table-cell table:style-name="ce4" office:value-type="string" calcext:value-type="string">
            <text:p>filesystem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unctional suitability, performance, compatibility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9:.P9])" office:value-type="float" office:value="2" calcext:value-type="float">
            <text:p>2</text:p>
          </table:table-cell>
          <table:table-cell table:style-name="ce4" office:value-type="string" calcext:value-type="string">
            <text:p>Mobile (terrastrial, wheeled)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Navigation task</text:p>
          </table:table-cell>
          <table:table-cell table:style-name="ce4" office:value-type="string" calcext:value-type="string">
            <text:p>ROS 1 (Kinetic)</text:p>
          </table:table-cell>
          <table:table-cell table:style-name="ce4" office:value-type="string" calcext:value-type="string">
            <text:p>Software design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15" table:formula="of:=SUM([.W9];[.X9];[.Y9];[.Z9])" office:value-type="float" office:value="1" calcext:value-type="float">
            <text:p>1</text:p>
          </table:table-cell>
          <table:table-cell table:style-name="ce4" office:value-type="string" calcext:value-type="string">
            <text:p>Proposal of a solution, Validation research</text:p>
          </table:table-cell>
          <table:table-cell table:style-name="ce4" office:value-type="string" calcext:value-type="string">
            <text:p>Lab experiment</text:p>
          </table:table-cell>
          <table:table-cell table:style-name="ce4" office:value-type="string" calcext:value-type="string">
            <text:p>Performance improvements, Multi-language or multi-platform support</text:p>
          </table:table-cell>
          <table:table-cell table:number-columns-repeated="34"/>
        </table:table-row>
        <table:table-row table:style-name="ro2">
          <table:table-cell table:style-name="ce2" office:value-type="float" office:value="1600" calcext:value-type="float">
            <text:p>1600</text:p>
          </table:table-cell>
          <table:table-cell table:style-name="ce2" office:value-type="string" calcext:value-type="string">
            <text:p>P10</text:p>
          </table:table-cell>
          <table:table-cell table:style-name="ce10" office:value-type="string" calcext:value-type="string">
            <text:p>Towards code-aware robotic simulation: vision paper.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John-Paul Ore &amp; Carrick Detweiler &amp; Sebastian G. Elbaum</text:p>
          </table:table-cell>
          <table:table-cell table:style-name="ce4" office:value-type="string" calcext:value-type="string">
            <text:p>ICSE_OREDE_2018</text:p>
          </table:table-cell>
          <table:table-cell table:style-name="ce5" office:value-type="string" calcext:value-type="string">
            <text:p><text:a xlink:href="https://drive.google.com/file/d/1a1c06KHOhI_j7nvi-xGpZVM4U_WvBEeP/view?usp=drivesdk" xlink:type="simple">https://drive.google.com/file/d/1a1c06KHOhI_j7nvi-xGpZVM4U_WvBEeP/view?usp=drivesdk</text:a></text:p>
          </table:table-cell>
          <table:table-cell table:style-name="ce6" office:value-type="string" calcext:value-type="string">
            <text:p><text:a xlink:href="https://doi.org/10.1145/3196558.3196566" xlink:type="simple">https://doi.org/10.1145/3196558.3196566</text:a></text:p>
          </table:table-cell>
          <table:table-cell table:style-name="ce8" office:value-type="string" calcext:value-type="string">
            <text:p>method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unctional suitability, maintainability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4" table:formula="of:=SUM([.N10:.P10])" office:value-type="float" office:value="0" calcext:value-type="float">
            <text:p>0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4" office:value-type="string" calcext:value-type="string">
            <text:p>Software testing (simulation)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15" table:formula="of:=SUM([.W10];[.X10];[.Y10];[.Z10])" office:value-type="float" office:value="0" calcext:value-type="float">
            <text:p>0</text:p>
          </table:table-cell>
          <table:table-cell table:style-name="ce4" office:value-type="string" calcext:value-type="string">
            <text:p>Philosophical paper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Further validation, Automation, Evaluation of quality attributes</text:p>
          </table:table-cell>
          <table:table-cell table:number-columns-repeated="34"/>
        </table:table-row>
        <table:table-row table:style-name="ro2">
          <table:table-cell table:style-name="ce2" office:value-type="float" office:value="1601" calcext:value-type="float">
            <text:p>1601</text:p>
          </table:table-cell>
          <table:table-cell table:style-name="ce2" office:value-type="string" calcext:value-type="string">
            <text:p>P5</text:p>
          </table:table-cell>
          <table:table-cell table:style-name="ce10" office:value-type="string" calcext:value-type="string">
            <text:p>The forgotten case of the dependency bugs: on the example of the robot operating system.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Anders Fischer-Nielsen &amp; Zhoulai Fu &amp; Ting Su &amp; Andrzej Wasowski</text:p>
          </table:table-cell>
          <table:table-cell table:style-name="ce4" office:value-type="string" calcext:value-type="string">
            <text:p>ICSE_FISCHER-NIELSEN_2020</text:p>
          </table:table-cell>
          <table:table-cell table:style-name="ce5" office:value-type="string" calcext:value-type="string">
            <text:p><text:a xlink:href="https://drive.google.com/file/d/18dhgoDg_6b1rFg0uVWfxjSkofd6AI6TY/view?usp=drivesdk" xlink:type="simple">https://drive.google.com/file/d/18dhgoDg_6b1rFg0uVWfxjSkofd6AI6TY/view?usp=drivesdk</text:a></text:p>
          </table:table-cell>
          <table:table-cell table:style-name="ce7" office:value-type="string" calcext:value-type="string">
            <text:p><text:a xlink:href="https://doi.org/10.1145/3377813.3381364" xlink:type="simple">https://doi.org/10.1145/3377813.3381364</text:a>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aintainability</text:p>
          </table:table-cell>
          <table:table-cell table:style-name="ce12" office:value-type="float" office:value="0.5" calcext:value-type="float">
            <text:p>0,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4" table:formula="of:=SUM([.N11:.P11])" office:value-type="float" office:value="2.5" calcext:value-type="float">
            <text:p>2,5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4" office:value-type="string" calcext:value-type="string">
            <text:p>ROS 1 (Melodic)</text:p>
          </table:table-cell>
          <table:table-cell table:style-name="ce4" office:value-type="string" calcext:value-type="string">
            <text:p>Software testing, Software configuration management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15" table:formula="of:=SUM([.W11];[.X11];[.Y11];[.Z11])" office:value-type="float" office:value="3" calcext:value-type="float">
            <text:p>3</text:p>
          </table:table-cell>
          <table:table-cell table:style-name="ce4" office:value-type="string" calcext:value-type="string">
            <text:p>Evaluation research, Proposal of a solution</text:p>
          </table:table-cell>
          <table:table-cell table:style-name="ce15" office:value-type="string" calcext:value-type="string">
            <text:p>Mining software repos</text:p>
          </table:table-cell>
          <table:table-cell table:style-name="ce4" office:value-type="string" calcext:value-type="string">
            <text:p>-</text:p>
          </table:table-cell>
          <table:table-cell table:number-columns-repeated="34"/>
        </table:table-row>
        <table:table-row table:style-name="ro2">
          <table:table-cell table:style-name="ce2" office:value-type="float" office:value="1090" calcext:value-type="float">
            <text:p>1090</text:p>
          </table:table-cell>
          <table:table-cell table:style-name="ce2" office:value-type="string" calcext:value-type="string">
            <text:p>P16</text:p>
          </table:table-cell>
          <table:table-cell table:style-name="ce10" office:value-type="string" calcext:value-type="string">
            <text:p>The Robot Operating System: Package reuse and community dynamics.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Pablo Estefo &amp; Jocelyn Simmonds &amp; Romain Robbes &amp; Johan Fabry</text:p>
          </table:table-cell>
          <table:table-cell table:style-name="ce4" office:value-type="string" calcext:value-type="string">
            <text:p>JSS_ESTEFOSRF_2019</text:p>
          </table:table-cell>
          <table:table-cell table:style-name="ce5" office:value-type="string" calcext:value-type="string">
            <text:p><text:a xlink:href="https://drive.google.com/file/d/1iIx8A4MCrVBRr00LA5ZMr0fpmSjXSypV/view?usp=drivesdk" xlink:type="simple">https://drive.google.com/file/d/1iIx8A4MCrVBRr00LA5ZMr0fpmSjXSypV/view?usp=drivesdk</text:a></text:p>
          </table:table-cell>
          <table:table-cell table:style-name="ce7" office:value-type="string" calcext:value-type="string">
            <text:p><text:a xlink:href="https://doi.org/10.1016/j.jss.2019.02.024" xlink:type="simple">https://doi.org/10.1016/j.jss.2019.02.024</text:a>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, community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usability, compatibility, maintainability, portability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4" table:formula="of:=SUM([.N12:.P12])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4" office:value-type="string" calcext:value-type="string">
            <text:p>Software maintenance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style-name="ce15" table:formula="of:=SUM([.W12];[.X12];[.Y12];[.Z12])" office:value-type="float" office:value="3" calcext:value-type="float">
            <text:p>3</text:p>
          </table:table-cell>
          <table:table-cell table:style-name="ce4" office:value-type="string" calcext:value-type="string">
            <text:p>Evaluation research</text:p>
          </table:table-cell>
          <table:table-cell table:style-name="ce4" office:value-type="string" calcext:value-type="string">
            <text:p>Interview, Survey</text:p>
          </table:table-cell>
          <table:table-cell table:style-name="ce4" office:value-type="string" calcext:value-type="string">
            <text:p>Lack of generalization, Automation</text:p>
          </table:table-cell>
          <table:table-cell table:number-columns-repeated="34"/>
        </table:table-row>
        <table:table-row table:style-name="ro2">
          <table:table-cell table:style-name="ce2" office:value-type="float" office:value="1451" calcext:value-type="float">
            <text:p>1451</text:p>
          </table:table-cell>
          <table:table-cell table:style-name="ce2" office:value-type="string" calcext:value-type="string">
            <text:p>P23</text:p>
          </table:table-cell>
          <table:table-cell table:style-name="ce10" office:value-type="string" calcext:value-type="string">
            <text:p>Robotics software engineering: a perspective from the service robotics domain.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Sergio García 0002 &amp; Daniel Strüber 0001 &amp; Davide Brugali &amp; Thorsten Berger &amp; Patrizio Pelliccione</text:p>
          </table:table-cell>
          <table:table-cell table:style-name="ce4" office:value-type="string" calcext:value-type="string">
            <text:p>SIGSOFT_00020BBP_2020</text:p>
          </table:table-cell>
          <table:table-cell table:style-name="ce5" office:value-type="string" calcext:value-type="string">
            <text:p><text:a xlink:href="https://drive.google.com/file/d/1bF9V1f7ah_Evi9xUZM1OG32inDy6HyoL/view?usp=drivesdk" xlink:type="simple">https://drive.google.com/file/d/1bF9V1f7ah_Evi9xUZM1OG32inDy6HyoL/view?usp=drivesdk</text:a></text:p>
          </table:table-cell>
          <table:table-cell table:style-name="ce7" office:value-type="string" calcext:value-type="string">
            <text:p><text:a xlink:href="https://doi.org/10.1145/3368089.3409743" xlink:type="simple">https://doi.org/10.1145/3368089.3409743</text:a>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, community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ompatibility, maintainability, portability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4" table:formula="of:=SUM([.N13:.P13])" office:value-type="float" office:value="3" calcext:value-type="float">
            <text:p>3</text:p>
          </table:table-cell>
          <table:table-cell table:style-name="ce4" office:value-type="string" calcext:value-type="string">
            <text:p>Multiple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Multiple areas</text:p>
          </table:table-cell>
          <table:table-cell table:style-name="ce15" office:value-type="string" calcext:value-type="string">
            <text:p>Both</text:p>
          </table:table-cell>
          <table:table-cell table:style-name="ce4" office:value-type="string" calcext:value-type="string">
            <text:p>Software construction, Software testing, Software maintenance, Software engineering process</text:p>
          </table:table-cell>
          <table:table-cell table:number-columns-repeated="4" table:style-name="ce28" office:value-type="float" office:value="1" calcext:value-type="float">
            <text:p>1</text:p>
          </table:table-cell>
          <table:table-cell table:style-name="ce15" table:formula="of:=SUM([.W13];[.X13];[.Y13];[.Z13])" office:value-type="float" office:value="4" calcext:value-type="float">
            <text:p>4</text:p>
          </table:table-cell>
          <table:table-cell table:style-name="ce4" office:value-type="string" calcext:value-type="string">
            <text:p>Evaluation research</text:p>
          </table:table-cell>
          <table:table-cell table:style-name="ce4" office:value-type="string" calcext:value-type="string">
            <text:p>Interview, Survey</text:p>
          </table:table-cell>
          <table:table-cell table:style-name="ce4" office:value-type="string" calcext:value-type="string">
            <text:p>Support for more reference sources</text:p>
          </table:table-cell>
          <table:table-cell table:number-columns-repeated="34"/>
        </table:table-row>
        <table:table-row table:style-name="ro2">
          <table:table-cell table:style-name="ce2" office:value-type="float" office:value="1623" calcext:value-type="float">
            <text:p>1623</text:p>
          </table:table-cell>
          <table:table-cell table:style-name="ce2" office:value-type="string" calcext:value-type="string">
            <text:p>P12</text:p>
          </table:table-cell>
          <table:table-cell table:style-name="ce10" office:value-type="string" calcext:value-type="string">
            <text:p>It Takes a Village to Build a Robot: An Empirical Study of The ROS Ecosystem.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Sophia Kolak &amp; Afsoon Afzal &amp; Claire Le Goues &amp; Michael Hilton &amp; Christopher Steven Timperley</text:p>
          </table:table-cell>
          <table:table-cell table:style-name="ce4" office:value-type="string" calcext:value-type="string">
            <text:p>ICSM_KOLAKAGHT_2020</text:p>
          </table:table-cell>
          <table:table-cell table:style-name="ce5" office:value-type="string" calcext:value-type="string">
            <text:p><text:a xlink:href="https://drive.google.com/file/d/1VHCCayUyYCrppQzBWABFUu0_LHjlUaqw/view?usp=drivesdk" xlink:type="simple">https://drive.google.com/file/d/1VHCCayUyYCrppQzBWABFUu0_LHjlUaqw/view?usp=drivesdk</text:a></text:p>
          </table:table-cell>
          <table:table-cell table:style-name="ce7" office:value-type="string" calcext:value-type="string">
            <text:p><text:a xlink:href="https://doi.org/10.1109/ICSME46990.2020.00048" xlink:type="simple">https://doi.org/10.1109/ICSME46990.2020.00048</text:a></text:p>
          </table:table-cell>
          <table:table-cell table:style-name="ce24" office:value-type="string" calcext:value-type="string">
            <text:p>model</text:p>
          </table:table-cell>
          <table:table-cell table:style-name="ce24" office:value-type="string" calcext:value-type="string">
            <text:p>no hardware</text:p>
          </table:table-cell>
          <table:table-cell table:style-name="ce4" office:value-type="string" calcext:value-type="string">
            <text:p>filesystem, community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string" calcext:value-type="string">
            <text:p>usability, maintainability, portability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14" table:formula="of:=SUM([.N14:.P14])" office:value-type="float" office:value="3" calcext:value-type="float">
            <text:p>3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4" office:value-type="string" calcext:value-type="string">
            <text:p>ROS 1 (Kinetic)</text:p>
          </table:table-cell>
          <table:table-cell table:style-name="ce4" office:value-type="string" calcext:value-type="string">
            <text:p>Software maintenance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15" table:formula="of:=SUM([.W14];[.X14];[.Y14];[.Z14])" office:value-type="float" office:value="2" calcext:value-type="float">
            <text:p>2</text:p>
          </table:table-cell>
          <table:table-cell table:style-name="ce4" office:value-type="string" calcext:value-type="string">
            <text:p>Evaluation research</text:p>
          </table:table-cell>
          <table:table-cell table:style-name="ce4" office:value-type="string" calcext:value-type="string">
            <text:p>Mining software repos</text:p>
          </table:table-cell>
          <table:table-cell table:style-name="ce4" office:value-type="string" calcext:value-type="string">
            <text:p>-</text:p>
          </table:table-cell>
          <table:table-cell table:number-columns-repeated="34"/>
        </table:table-row>
        <table:table-row table:style-name="ro2">
          <table:table-cell table:style-name="ce2" office:value-type="float" office:value="1632" calcext:value-type="float">
            <text:p>1632</text:p>
          </table:table-cell>
          <table:table-cell table:style-name="ce2" office:value-type="string" calcext:value-type="string">
            <text:p>P2</text:p>
          </table:table-cell>
          <table:table-cell table:style-name="ce10" office:value-type="string" calcext:value-type="string">
            <text:p>Formal Modeling and Automatic Code Synthesis for Robot System.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string" calcext:value-type="string">
            <text:p>Xinxin Li &amp; Rui Wang 0024 &amp; Yu Jiang 0001 &amp; Yong Guan &amp; Xiaojuan Li &amp; Xiaoyu Song</text:p>
          </table:table-cell>
          <table:table-cell table:style-name="ce4" office:value-type="string" calcext:value-type="string">
            <text:p>ICECCS_LIWJGLS_2017</text:p>
          </table:table-cell>
          <table:table-cell table:style-name="ce5" office:value-type="string" calcext:value-type="string">
            <text:p><text:a xlink:href="https://drive.google.com/file/d/1KEeD3i2UZHHkb_GEhV23fgeXXvMuXNgM/view?usp=drivesdk" xlink:type="simple">https://drive.google.com/file/d/1KEeD3i2UZHHkb_GEhV23fgeXXvMuXNgM/view?usp=drivesdk</text:a></text:p>
          </table:table-cell>
          <table:table-cell table:style-name="ce7" office:value-type="string" calcext:value-type="string">
            <text:p><text:a xlink:href="https://doi.org/10.1109/ICECCS.2017.17" xlink:type="simple">https://doi.org/10.1109/ICECCS.2017.17</text:a></text:p>
          </table:table-cell>
          <table:table-cell table:style-name="ce24" office:value-type="string" calcext:value-type="string">
            <text:p>method</text:p>
          </table:table-cell>
          <table:table-cell table:style-name="ce24" office:value-type="string" calcext:value-type="string">
            <text:p>no hardware</text:p>
          </table:table-cell>
          <table:table-cell table:style-name="ce24" office:value-type="string" calcext:value-type="string">
            <text:p>filesystem, computation graph</text:p>
          </table:table-cell>
          <table:table-cell table:style-name="ce4" office:value-type="string" calcext:value-type="string">
            <text:p>topics</text:p>
          </table:table-cell>
          <table:table-cell table:style-name="ce4" office:value-type="string" calcext:value-type="string">
            <text:p>functional suitability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14" table:formula="of:=SUM([.N15:.P15])" office:value-type="float" office:value="0" calcext:value-type="float">
            <text:p>0</text:p>
          </table:table-cell>
          <table:table-cell table:style-name="ce15" office:value-type="string" calcext:value-type="string">
            <text:p>Fixed (robot arm)</text:p>
          </table:table-cell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Toy example</text:p>
          </table:table-cell>
          <table:table-cell table:style-name="ce15" office:value-type="string" calcext:value-type="string">
            <text:p>ROS 1 (Indigo)</text:p>
          </table:table-cell>
          <table:table-cell table:style-name="ce4" office:value-type="string" calcext:value-type="string">
            <text:p>SE models and methods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15" table:formula="of:=SUM([.W15];[.X15];[.Y15];[.Z15])" office:value-type="float" office:value="0" calcext:value-type="float">
            <text:p>0</text:p>
          </table:table-cell>
          <table:table-cell table:style-name="ce4" office:value-type="string" calcext:value-type="string">
            <text:p>Proposal of a solution</text:p>
          </table:table-cell>
          <table:table-cell table:style-name="ce15" office:value-type="string" calcext:value-type="string">
            <text:p>Proof of concept</text:p>
          </table:table-cell>
          <table:table-cell table:style-name="ce4" office:value-type="string" calcext:value-type="string">
            <text:p>Multi-language or multi-platform support, Support for complex specification</text:p>
          </table:table-cell>
          <table:table-cell table:number-columns-repeated="34"/>
        </table:table-row>
        <table:table-row table:style-name="ro2">
          <table:table-cell table:style-name="ce2" office:value-type="float" office:value="1617" calcext:value-type="float">
            <text:p>1617</text:p>
          </table:table-cell>
          <table:table-cell table:style-name="ce2" office:value-type="string" calcext:value-type="string">
            <text:p>P11</text:p>
          </table:table-cell>
          <table:table-cell table:style-name="ce10" office:value-type="string" calcext:value-type="string">
            <text:p>Checking consistency of robot software architectures in ROS.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Thomas Witte &amp; Matthias Tichy</text:p>
          </table:table-cell>
          <table:table-cell table:style-name="ce4" office:value-type="string" calcext:value-type="string">
            <text:p>ICSE_WITTET_2018</text:p>
          </table:table-cell>
          <table:table-cell table:style-name="ce5" office:value-type="string" calcext:value-type="string">
            <text:p><text:a xlink:href="https://drive.google.com/file/d/1iUGCVdoJyK70v6SDcucEnQAJRnMEYCi8/view?usp=drivesdk" xlink:type="simple">https://drive.google.com/file/d/1iUGCVdoJyK70v6SDcucEnQAJRnMEYCi8/view?usp=drivesdk</text:a></text:p>
          </table:table-cell>
          <table:table-cell table:style-name="ce7" office:value-type="string" calcext:value-type="string">
            <text:p><text:a xlink:href="https://doi.org/10.1145/3196558.3196559" xlink:type="simple">https://doi.org/10.1145/3196558.3196559</text:a></text:p>
          </table:table-cell>
          <table:table-cell table:style-name="ce8" office:value-type="string" calcext:value-type="string">
            <text:p>method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topics, services</text:p>
          </table:table-cell>
          <table:table-cell table:style-name="ce4" office:value-type="string" calcext:value-type="string">
            <text:p>functional suitability, compatibility, maintainability</text:p>
          </table:table-cell>
          <table:table-cell table:number-columns-repeated="2"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16:.P16])" office:value-type="float" office:value="1" calcext:value-type="float">
            <text:p>1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4" office:value-type="string" calcext:value-type="string">
            <text:p>ROS 1</text:p>
          </table:table-cell>
          <table:table-cell table:style-name="ce4" office:value-type="string" calcext:value-type="string">
            <text:p>Software configuration management, SE models and methods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15" table:formula="of:=SUM([.W16];[.X16];[.Y16];[.Z16])" office:value-type="float" office:value="0" calcext:value-type="float">
            <text:p>0</text:p>
          </table:table-cell>
          <table:table-cell table:style-name="ce4" office:value-type="string" calcext:value-type="string">
            <text:p>Proposal of a solution</text:p>
          </table:table-cell>
          <table:table-cell table:style-name="ce4" office:value-type="string" calcext:value-type="string">
            <text:p>Proof of concept</text:p>
          </table:table-cell>
          <table:table-cell table:style-name="ce4" office:value-type="string" calcext:value-type="string">
            <text:p>Support for complex specification, Multi-language or multi-platform support, Further validation</text:p>
          </table:table-cell>
          <table:table-cell table:number-columns-repeated="34"/>
        </table:table-row>
        <table:table-row table:style-name="ro2">
          <table:table-cell table:style-name="ce2" office:value-type="float" office:value="1536" calcext:value-type="float">
            <text:p>1536</text:p>
          </table:table-cell>
          <table:table-cell table:style-name="ce2" office:value-type="string" calcext:value-type="string">
            <text:p>P18</text:p>
          </table:table-cell>
          <table:table-cell table:style-name="ce10" office:value-type="string" calcext:value-type="string">
            <text:p>Robotic system testing with AMSA framework.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Hamza El Baccouri &amp; Goulven Guillou &amp; Jean-Philippe Babau</text:p>
          </table:table-cell>
          <table:table-cell table:style-name="ce4" office:value-type="string" calcext:value-type="string">
            <text:p>MODELS_BACCOURIGB_2018</text:p>
          </table:table-cell>
          <table:table-cell table:style-name="ce5" office:value-type="string" calcext:value-type="string">
            <text:p><text:a xlink:href="https://drive.google.com/file/d/1MwI6il-u-lsfLj8jH8uxWsLva9KqGIGv/view?usp=drivesdk" xlink:type="simple">https://drive.google.com/file/d/1MwI6il-u-lsfLj8jH8uxWsLva9KqGIGv/view?usp=drivesdk</text:a></text:p>
          </table:table-cell>
          <table:table-cell table:style-name="ce7" office:value-type="string" calcext:value-type="string">
            <text:p><text:a xlink:href="http://ceur-ws.org/Vol-2245/mdetools_paper_2.pdf" xlink:type="simple">http://ceur-ws.org/Vol-2245/mdetools_paper_2.pdf</text:a></text:p>
          </table:table-cell>
          <table:table-cell table:style-name="ce8" office:value-type="string" calcext:value-type="string">
            <text:p>method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topics</text:p>
          </table:table-cell>
          <table:table-cell table:style-name="ce4" office:value-type="string" calcext:value-type="string">
            <text:p>functional suitability, performance, portability</text:p>
          </table:table-cell>
          <table:table-cell table:number-columns-repeated="2"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17:.P17])" office:value-type="float" office:value="1" calcext:value-type="float">
            <text:p>1</text:p>
          </table:table-cell>
          <table:table-cell table:style-name="ce4" office:value-type="string" calcext:value-type="string">
            <text:p>Mobile (terrastrial, wheeled)</text:p>
          </table:table-cell>
          <table:table-cell table:style-name="ce4" office:value-type="string" calcext:value-type="string">
            <text:p>Multiple</text:p>
          </table:table-cell>
          <table:table-cell table:style-name="ce4" office:value-type="string" calcext:value-type="string">
            <text:p>Leader/Follower problem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SE models and methods, Software testing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15" table:formula="of:=SUM([.W17];[.X17];[.Y17];[.Z17])" office:value-type="float" office:value="1" calcext:value-type="float">
            <text:p>1</text:p>
          </table:table-cell>
          <table:table-cell table:style-name="ce4" office:value-type="string" calcext:value-type="string">
            <text:p>Proposal of a solution, Validation research</text:p>
          </table:table-cell>
          <table:table-cell table:style-name="ce4" office:value-type="string" calcext:value-type="string">
            <text:p>Simulation-based experiment</text:p>
          </table:table-cell>
          <table:table-cell table:style-name="ce4" office:value-type="string" calcext:value-type="string">
            <text:p>Enable self-adaptation</text:p>
          </table:table-cell>
          <table:table-cell table:number-columns-repeated="34"/>
        </table:table-row>
        <table:table-row table:style-name="ro2">
          <table:table-cell table:style-name="ce2" office:value-type="float" office:value="1569" calcext:value-type="float">
            <text:p>1569</text:p>
          </table:table-cell>
          <table:table-cell table:style-name="ce2" office:value-type="string" calcext:value-type="string">
            <text:p>P17</text:p>
          </table:table-cell>
          <table:table-cell table:style-name="ce10" office:value-type="string" calcext:value-type="string">
            <text:p>A Hybrid Editor for Fast Robot Mission Prototyping.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Thomas Witte &amp; Matthias Tichy</text:p>
          </table:table-cell>
          <table:table-cell table:style-name="ce4" office:value-type="string" calcext:value-type="string">
            <text:p>KBSE_WITTET_2019</text:p>
          </table:table-cell>
          <table:table-cell table:style-name="ce5" office:value-type="string" calcext:value-type="string">
            <text:p><text:a xlink:href="https://drive.google.com/file/d/1erGcZvhFXic8xeggTi_v-njJd6O-XFbP/view?usp=drivesdk" xlink:type="simple">https://drive.google.com/file/d/1erGcZvhFXic8xeggTi_v-njJd6O-XFbP/view?usp=drivesdk</text:a></text:p>
          </table:table-cell>
          <table:table-cell table:style-name="ce6" office:value-type="string" calcext:value-type="string">
            <text:p><text:a xlink:href="https://doi.org/10.1109/ASEW.2019.00026" xlink:type="simple">https://doi.org/10.1109/ASEW.2019.00026</text:a></text:p>
          </table:table-cell>
          <table:table-cell table:style-name="ce8" office:value-type="string" calcext:value-type="string">
            <text:p>tool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topics</text:p>
          </table:table-cell>
          <table:table-cell table:style-name="ce4" office:value-type="string" calcext:value-type="string">
            <text:p>usability, </text:p>
          </table:table-cell>
          <table:table-cell table:number-columns-repeated="2"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18:.P18])" office:value-type="float" office:value="1" calcext:value-type="float">
            <text:p>1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4" office:value-type="string" calcext:value-type="string">
            <text:p>Software testing (live preview)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15" table:formula="of:=SUM([.W18];[.X18];[.Y18];[.Z18])" office:value-type="float" office:value="0" calcext:value-type="float">
            <text:p>0</text:p>
          </table:table-cell>
          <table:table-cell table:style-name="ce4" office:value-type="string" calcext:value-type="string">
            <text:p>Proposal of a solution</text:p>
          </table:table-cell>
          <table:table-cell table:style-name="ce4" office:value-type="string" calcext:value-type="string">
            <text:p>Proof of concept</text:p>
          </table:table-cell>
          <table:table-cell table:style-name="ce4" office:value-type="string" calcext:value-type="string">
            <text:p>Run-time support, Multi-language or multi-platform support</text:p>
          </table:table-cell>
          <table:table-cell table:number-columns-repeated="34"/>
        </table:table-row>
        <table:table-row table:style-name="ro2">
          <table:table-cell table:style-name="ce2" office:value-type="float" office:value="1609" calcext:value-type="float">
            <text:p>1609</text:p>
          </table:table-cell>
          <table:table-cell table:style-name="ce2" office:value-type="string" calcext:value-type="string">
            <text:p>P4</text:p>
          </table:table-cell>
          <table:table-cell table:style-name="ce10" office:value-type="string" calcext:value-type="string">
            <text:p>Towards rapid composition with confidence in robotics software.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Neil A. Ernst &amp; Rick Kazman &amp; Philip Bianco</text:p>
          </table:table-cell>
          <table:table-cell table:style-name="ce4" office:value-type="string" calcext:value-type="string">
            <text:p>ICSE_ERNSTKB_2018</text:p>
          </table:table-cell>
          <table:table-cell table:style-name="ce5" office:value-type="string" calcext:value-type="string">
            <text:p><text:a xlink:href="https://drive.google.com/file/d/14tmSCTsyMJI0sca9782XmtIusIpaW0UB/view?usp=drivesdk" xlink:type="simple">https://drive.google.com/file/d/14tmSCTsyMJI0sca9782XmtIusIpaW0UB/view?usp=drivesdk</text:a></text:p>
          </table:table-cell>
          <table:table-cell table:style-name="ce6" office:value-type="string" calcext:value-type="string">
            <text:p><text:a xlink:href="https://doi.org/10.1145/3196558.3196567" xlink:type="simple">https://doi.org/10.1145/3196558.3196567</text:a>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, computation graph, community</text:p>
          </table:table-cell>
          <table:table-cell table:style-name="ce4" office:value-type="string" calcext:value-type="string">
            <text:p>not specified</text:p>
          </table:table-cell>
          <table:table-cell table:style-name="ce4" office:value-type="string" calcext:value-type="string">
            <text:p>performance, reliability, security, maintainability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4" table:formula="of:=SUM([.N19:.P19])" office:value-type="float" office:value="3" calcext:value-type="float">
            <text:p>3</text:p>
          </table:table-cell>
          <table:table-cell table:style-name="ce15" office:value-type="string" calcext:value-type="string">
            <text:p>Mobile (terrastrial)</text:p>
          </table:table-cell>
          <table:table-cell table:style-name="ce4" office:value-type="string" calcext:value-type="string">
            <text:p>Single</text:p>
          </table:table-cell>
          <table:table-cell table:style-name="ce15" office:value-type="string" calcext:value-type="string">
            <text:p>Military</text:p>
          </table:table-cell>
          <table:table-cell table:style-name="ce4" office:value-type="string" calcext:value-type="string">
            <text:p>ROS 2</text:p>
          </table:table-cell>
          <table:table-cell table:style-name="ce4" office:value-type="string" calcext:value-type="string">
            <text:p>Software quality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15" table:formula="of:=SUM([.W19];[.X19];[.Y19];[.Z19])" office:value-type="float" office:value="1" calcext:value-type="float">
            <text:p>1</text:p>
          </table:table-cell>
          <table:table-cell table:style-name="ce4" office:value-type="string" calcext:value-type="string">
            <text:p>Proposal of a solution</text:p>
          </table:table-cell>
          <table:table-cell table:style-name="ce15" office:value-type="string" calcext:value-type="string">
            <text:p>Proof of concept</text:p>
          </table:table-cell>
          <table:table-cell table:style-name="ce4" office:value-type="string" calcext:value-type="string">
            <text:p>Further validation, Automation, Evaluation of quality attributes</text:p>
          </table:table-cell>
          <table:table-cell table:number-columns-repeated="34"/>
        </table:table-row>
        <table:table-row table:style-name="ro2">
          <table:table-cell table:style-name="ce2" office:value-type="float" office:value="1590" calcext:value-type="float">
            <text:p>1590</text:p>
          </table:table-cell>
          <table:table-cell table:style-name="ce2" office:value-type="string" calcext:value-type="string">
            <text:p>P8</text:p>
          </table:table-cell>
          <table:table-cell table:style-name="ce10" office:value-type="string" calcext:value-type="string">
            <text:p>How do you architect your robots?: state of the practice and guidelines for ROS-based systems.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Ivano Malavolta &amp; Grace A. Lewis &amp; Bradley R. Schmerl &amp; Patricia Lago &amp; David Garlan</text:p>
          </table:table-cell>
          <table:table-cell table:style-name="ce4" office:value-type="string" calcext:value-type="string">
            <text:p>ICSE_MALAVOLTALSLG_2020</text:p>
          </table:table-cell>
          <table:table-cell table:style-name="ce5" office:value-type="string" calcext:value-type="string">
            <text:p><text:a xlink:href="https://drive.google.com/file/d/1sdTUkW-6QPA9mX-WvSiPQSRlnRzE2iEy/view?usp=drivesdk" xlink:type="simple">https://drive.google.com/file/d/1sdTUkW-6QPA9mX-WvSiPQSRlnRzE2iEy/view?usp=drivesdk</text:a></text:p>
          </table:table-cell>
          <table:table-cell table:style-name="ce7" office:value-type="string" calcext:value-type="string">
            <text:p><text:a xlink:href="https://doi.org/10.1145/3377813.3381358" xlink:type="simple">https://doi.org/10.1145/3377813.3381358</text:a>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no hardware</text:p>
          </table:table-cell>
          <table:table-cell table:style-name="ce4" office:value-type="string" calcext:value-type="string">
            <text:p>filesystem, computation graph, community</text:p>
          </table:table-cell>
          <table:table-cell table:style-name="ce4" office:value-type="string" calcext:value-type="string">
            <text:p>topics, services</text:p>
          </table:table-cell>
          <table:table-cell table:style-name="ce4" office:value-type="string" calcext:value-type="string">
            <text:p>performance, compatibility, usability, reliability, security, maintainability, portability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4" table:formula="of:=SUM([.N20:.P20])" office:value-type="float" office:value="3" calcext:value-type="float">
            <text:p>3</text:p>
          </table:table-cell>
          <table:table-cell table:style-name="ce4" office:value-type="string" calcext:value-type="string">
            <text:p>Multiple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Multiple areas</text:p>
          </table:table-cell>
          <table:table-cell table:style-name="ce4" office:value-type="string" calcext:value-type="string">
            <text:p>Both</text:p>
          </table:table-cell>
          <table:table-cell table:style-name="ce4" office:value-type="string" calcext:value-type="string">
            <text:p>Software design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style-name="ce15" table:formula="of:=SUM([.W20];[.X20];[.Y20];[.Z20])" office:value-type="float" office:value="3" calcext:value-type="float">
            <text:p>3</text:p>
          </table:table-cell>
          <table:table-cell table:style-name="ce4" office:value-type="string" calcext:value-type="string">
            <text:p>Evaluation research</text:p>
          </table:table-cell>
          <table:table-cell table:style-name="ce15" office:value-type="string" calcext:value-type="string">
            <text:p>Mining software repos, survey</text:p>
          </table:table-cell>
          <table:table-cell table:style-name="ce4" office:value-type="string" calcext:value-type="string">
            <text:p>Support for more reference sources, Automation</text:p>
          </table:table-cell>
          <table:table-cell table:number-columns-repeated="3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P1</text:p>
          </table:table-cell>
          <table:table-cell table:style-name="ce22" office:value-type="string" calcext:value-type="string">
            <text:p>IoT-Based Activity Recognition for Process Assistance in Human-Robot Disaster Response.</text:p>
          </table:table-cell>
          <table:table-cell table:style-name="ce4" office:value-type="float" office:value="2020" calcext:value-type="float">
            <text:p>2020</text:p>
          </table:table-cell>
          <table:table-cell table:style-name="ce15" office:value-type="string" calcext:value-type="string">
            <text:p>Adrian Rebmann &amp; Jana-Rebecca Rehse &amp; Mira Pinter &amp; Marius Schnaubelt &amp; Kevin Daun &amp; Peter Fettke</text:p>
          </table:table-cell>
          <table:table-cell table:style-name="ce4" office:value-type="string" calcext:value-type="string">
            <text:p>BPM_REBMANNRPSDF_2020</text:p>
          </table:table-cell>
          <table:table-cell table:style-name="ce5" office:value-type="string" calcext:value-type="string">
            <text:p><text:a xlink:href="https://drive.google.com/file/d/1bf4KS01HEKSGhOBo1egpsy1jKo5h7pFx/view?usp=drivesdk" xlink:type="simple">https://drive.google.com/file/d/1bf4KS01HEKSGhOBo1egpsy1jKo5h7pFx/view?usp=drivesdk</text:a></text:p>
          </table:table-cell>
          <table:table-cell table:style-name="ce23" office:value-type="string" calcext:value-type="string">
            <text:p><text:a xlink:href="https://doi.org/10.1007/978-3-030-58638-6_5" xlink:type="simple">https://doi.org/10.1007/978-3-030-58638-6_5</text:a></text:p>
          </table:table-cell>
          <table:table-cell table:style-name="ce9" office:value-type="string" calcext:value-type="string">
            <text:p>architecture</text:p>
          </table:table-cell>
          <table:table-cell table:style-name="ce25" office:value-type="string" calcext:value-type="string">
            <text:p>Telerob Telemax Hybrid UGV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topics</text:p>
          </table:table-cell>
          <table:table-cell table:style-name="ce8" office:value-type="string" calcext:value-type="string">
            <text:p>performance, compatibility, usability, reliability, maintainability, portability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,5</text:p>
          </table:table-cell>
          <table:table-cell table:style-name="ce14" table:formula="of:=SUM([.N21:.P21])" office:value-type="float" office:value="2.5" calcext:value-type="float">
            <text:p>2,5</text:p>
          </table:table-cell>
          <table:table-cell table:style-name="ce15" office:value-type="string" calcext:value-type="string">
            <text:p>Mobile (terrastrial, wheeled) (caterpillar track)</text:p>
          </table:table-cell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Search and rescue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E models and methods, Software design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15" table:formula="of:=SUM([.W21];[.X21];[.Y21];[.Z21])" office:value-type="float" office:value="1" calcext:value-type="float">
            <text:p>1</text:p>
          </table:table-cell>
          <table:table-cell table:style-name="ce4" office:value-type="string" calcext:value-type="string">
            <text:p>Proposal of a solution, Validation research</text:p>
          </table:table-cell>
          <table:table-cell table:style-name="ce15" office:value-type="string" calcext:value-type="string">
            <text:p>Simulation-based experiment</text:p>
          </table:table-cell>
          <table:table-cell table:style-name="ce29" office:value-type="string" calcext:value-type="string">
            <text:p>Further validation, Lack of generalization</text:p>
          </table:table-cell>
          <table:table-cell table:number-columns-repeated="34"/>
        </table:table-row>
        <table:table-row table:style-name="ro2">
          <table:table-cell table:style-name="ce2" office:value-type="float" office:value="1072" calcext:value-type="float">
            <text:p>1072</text:p>
          </table:table-cell>
          <table:table-cell table:style-name="ce2" office:value-type="string" calcext:value-type="string">
            <text:p>P24</text:p>
          </table:table-cell>
          <table:table-cell table:style-name="ce10" office:value-type="string" calcext:value-type="string">
            <text:p>Model-Based Adaptation for Robotics Software.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Jonathan Aldrich &amp; David Garlan &amp; Christian Kästner &amp; Claire Le Goues &amp; Anahita Mohseni-Kabir &amp; Ivan Ruchkin &amp; Selva Samuel &amp; Bradley R. Schmerl &amp; Christopher Steven Timperley &amp; Manuela Veloso &amp; Ian Voysey &amp; Joydeep Biswas &amp; Arjun Guha &amp; Jarrett Holtz &amp; Javier Cámara &amp; Pooyan Jamshidi</text:p>
          </table:table-cell>
          <table:table-cell table:style-name="ce4" office:value-type="string" calcext:value-type="string">
            <text:p>SOFTWARE_ALDRICHGKGMRSST_2019</text:p>
          </table:table-cell>
          <table:table-cell table:style-name="ce5" office:value-type="string" calcext:value-type="string">
            <text:p><text:a xlink:href="https://drive.google.com/file/d/1oIkBHJHpM1FhrXkcDYcZXbSOihFlSpL_/view?usp=drivesdk" xlink:type="simple">https://drive.google.com/file/d/1oIkBHJHpM1FhrXkcDYcZXbSOihFlSpL_/view?usp=drivesdk</text:a></text:p>
          </table:table-cell>
          <table:table-cell table:style-name="ce7" office:value-type="string" calcext:value-type="string">
            <text:p><text:a xlink:href="https://doi.org/10.1109/MS.2018.2885058" xlink:type="simple">https://doi.org/10.1109/MS.2018.2885058</text:a></text:p>
          </table:table-cell>
          <table:table-cell table:style-name="ce8" office:value-type="string" calcext:value-type="string">
            <text:p>architecture</text:p>
          </table:table-cell>
          <table:table-cell table:style-name="ce25" office:value-type="string" calcext:value-type="string">
            <text:p>Turtlebot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topics</text:p>
          </table:table-cell>
          <table:table-cell table:style-name="ce4" office:value-type="string" calcext:value-type="string">
            <text:p>compatibility, usability, maintainability, portability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22:.P22])" office:value-type="float" office:value="2" calcext:value-type="float">
            <text:p>2</text:p>
          </table:table-cell>
          <table:table-cell table:style-name="ce4" office:value-type="string" calcext:value-type="string">
            <text:p>Mobile (terratrial, wheeled)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Navigation task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SE models and methods, Software design, Software configuration management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15" table:formula="of:=SUM([.W22];[.X22];[.Y22];[.Z22])" office:value-type="float" office:value="1" calcext:value-type="float">
            <text:p>1</text:p>
          </table:table-cell>
          <table:table-cell table:style-name="ce4" office:value-type="string" calcext:value-type="string">
            <text:p>Proposal of a solution, Validation research</text:p>
          </table:table-cell>
          <table:table-cell table:style-name="ce4" office:value-type="string" calcext:value-type="string">
            <text:p>Simulation-based experiment</text:p>
          </table:table-cell>
          <table:table-cell table:style-name="ce4" office:value-type="string" calcext:value-type="string">
            <text:p>Further validation</text:p>
          </table:table-cell>
          <table:table-cell table:number-columns-repeated="34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25</text:p>
          </table:table-cell>
          <table:table-cell table:style-name="ce10" office:value-type="string" calcext:value-type="string">
            <text:p>Runtime Verification on Hierarchical Properties of ROS-Based Robot Swarms.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Chi Hu &amp; Wei Dong 0006 &amp; Yonghui Yang &amp; Hao Shi &amp; Ge Zhou</text:p>
          </table:table-cell>
          <table:table-cell table:style-name="ce4" office:value-type="string" calcext:value-type="string">
            <text:p>TR_HUDYSZ_2020</text:p>
          </table:table-cell>
          <table:table-cell table:style-name="ce5" office:value-type="string" calcext:value-type="string">
            <text:p><text:a xlink:href="https://drive.google.com/file/d/1LKrFi-nKB_0rWKfj47DbYpdVukmRUT5t/view?usp=drivesdk" xlink:type="simple">https://drive.google.com/file/d/1LKrFi-nKB_0rWKfj47DbYpdVukmRUT5t/view?usp=drivesdk</text:a></text:p>
          </table:table-cell>
          <table:table-cell table:style-name="ce7" office:value-type="string" calcext:value-type="string">
            <text:p><text:a xlink:href="https://doi.org/10.1109/TR.2019.2923681" xlink:type="simple">https://doi.org/10.1109/TR.2019.2923681</text:a></text:p>
          </table:table-cell>
          <table:table-cell table:style-name="ce8" office:value-type="string" calcext:value-type="string">
            <text:p>method</text:p>
          </table:table-cell>
          <table:table-cell table:style-name="ce4" office:value-type="string" calcext:value-type="string">
            <text:p>Turtlebot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topics</text:p>
          </table:table-cell>
          <table:table-cell table:style-name="ce4" office:value-type="string" calcext:value-type="string">
            <text:p>functional suitability, compatibility, security, maintainability, portabilit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23:.P23])" office:value-type="float" office:value="1.5" calcext:value-type="float">
            <text:p>1,5</text:p>
          </table:table-cell>
          <table:table-cell table:style-name="ce4" office:value-type="string" calcext:value-type="string">
            <text:p>Mobile (terrastrial wheeled), Mobile (airborne)</text:p>
          </table:table-cell>
          <table:table-cell table:style-name="ce4" office:value-type="string" calcext:value-type="string">
            <text:p>Both</text:p>
          </table:table-cell>
          <table:table-cell table:style-name="ce4" office:value-type="string" calcext:value-type="string">
            <text:p>Unmanned aerial vehicle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SE models and methods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15" table:formula="of:=SUM([.W23];[.X23];[.Y23];[.Z23])" office:value-type="float" office:value="1" calcext:value-type="float">
            <text:p>1</text:p>
          </table:table-cell>
          <table:table-cell table:style-name="ce4" office:value-type="string" calcext:value-type="string">
            <text:p>Proposal of a solution, Validation research</text:p>
          </table:table-cell>
          <table:table-cell table:style-name="ce4" office:value-type="string" calcext:value-type="string">
            <text:p>Simulation-based experiment, Lab experiment</text:p>
          </table:table-cell>
          <table:table-cell table:style-name="ce4" office:value-type="string" calcext:value-type="string">
            <text:p>Support for real-time properties, Synchronisation issues, Support for complex specification, Further validation</text:p>
          </table:table-cell>
          <table:table-cell table:number-columns-repeated="34"/>
        </table:table-row>
        <table:table-row table:style-name="ro2">
          <table:table-cell table:style-name="ce2" office:value-type="float" office:value="1611" calcext:value-type="float">
            <text:p>1611</text:p>
          </table:table-cell>
          <table:table-cell table:style-name="ce2" office:value-type="string" calcext:value-type="string">
            <text:p>P7</text:p>
          </table:table-cell>
          <table:table-cell table:style-name="ce10" office:value-type="string" calcext:value-type="string">
            <text:p>Machine learning meets quantitative planning: enabling self-adaptation in autonomous robots.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Pooyan Jamshidi &amp; Javier Cámara &amp; Bradley R. Schmerl &amp; Christian Kästner &amp; David Garlan</text:p>
          </table:table-cell>
          <table:table-cell table:style-name="ce4" office:value-type="string" calcext:value-type="string">
            <text:p>ICSE_JAMSHIDICSKG_2019</text:p>
          </table:table-cell>
          <table:table-cell table:style-name="ce5" office:value-type="string" calcext:value-type="string">
            <text:p><text:a xlink:href="https://drive.google.com/file/d/1XMRwS9FupyUtWB62D1sY6eYRMuuKkxgF/view?usp=drivesdk" xlink:type="simple">https://drive.google.com/file/d/1XMRwS9FupyUtWB62D1sY6eYRMuuKkxgF/view?usp=drivesdk</text:a></text:p>
          </table:table-cell>
          <table:table-cell table:style-name="ce7" office:value-type="string" calcext:value-type="string">
            <text:p><text:a xlink:href="https://doi.org/10.1109/SEAMS.2019.00015" xlink:type="simple">https://doi.org/10.1109/SEAMS.2019.00015</text:a></text:p>
          </table:table-cell>
          <table:table-cell table:style-name="ce8" office:value-type="string" calcext:value-type="string">
            <text:p>architecture</text:p>
          </table:table-cell>
          <table:table-cell table:style-name="ce25" office:value-type="string" calcext:value-type="string">
            <text:p>Turtlebot</text:p>
          </table:table-cell>
          <table:table-cell table:style-name="ce4" office:value-type="string" calcext:value-type="string">
            <text:p>filesystem, computation graph, community</text:p>
          </table:table-cell>
          <table:table-cell table:style-name="ce4" office:value-type="string" calcext:value-type="string">
            <text:p>topics</text:p>
          </table:table-cell>
          <table:table-cell table:style-name="ce4" office:value-type="string" calcext:value-type="string">
            <text:p>performance, reliability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4" table:formula="of:=SUM([.N24:.P24])" office:value-type="float" office:value="3" calcext:value-type="float">
            <text:p>3</text:p>
          </table:table-cell>
          <table:table-cell table:style-name="ce4" office:value-type="string" calcext:value-type="string">
            <text:p>Mobile (terrastrial, wheeled)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Navigation task</text:p>
          </table:table-cell>
          <table:table-cell table:style-name="ce4" office:value-type="string" calcext:value-type="string">
            <text:p>ROS 1 (Kinetic)</text:p>
          </table:table-cell>
          <table:table-cell table:style-name="ce4" office:value-type="string" calcext:value-type="string">
            <text:p>SE models and methods, Software design, Software configuration management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15" table:formula="of:=SUM([.W24];[.X24];[.Y24];[.Z24])" office:value-type="float" office:value="2" calcext:value-type="float">
            <text:p>2</text:p>
          </table:table-cell>
          <table:table-cell table:style-name="ce4" office:value-type="string" calcext:value-type="string">
            <text:p>Proposal of a solution, Validation research</text:p>
          </table:table-cell>
          <table:table-cell table:style-name="ce15" office:value-type="string" calcext:value-type="string">
            <text:p>Simulation-based experiment</text:p>
          </table:table-cell>
          <table:table-cell table:style-name="ce4" office:value-type="string" calcext:value-type="string">
            <text:p>Run-time support, Lack of generalization</text:p>
          </table:table-cell>
          <table:table-cell table:number-columns-repeated="34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P13</text:p>
          </table:table-cell>
          <table:table-cell table:style-name="ce22" office:value-type="string" calcext:value-type="string">
            <text:p>Live programming in practice: A controlled experiment on state machines for robotic behaviors.</text:p>
          </table:table-cell>
          <table:table-cell table:style-name="ce4" office:value-type="float" office:value="2019" calcext:value-type="float">
            <text:p>2019</text:p>
          </table:table-cell>
          <table:table-cell table:style-name="ce15" office:value-type="string" calcext:value-type="string">
            <text:p>Miguel Campusano &amp; Johan Fabry &amp; Alexandre Bergel</text:p>
          </table:table-cell>
          <table:table-cell table:style-name="ce4" office:value-type="string" calcext:value-type="string">
            <text:p>INFSOF_CAMPUSANOFB_2019</text:p>
          </table:table-cell>
          <table:table-cell table:style-name="ce5" office:value-type="string" calcext:value-type="string">
            <text:p><text:a xlink:href="https://drive.google.com/file/d/14isA0QPxj6ilYVX0FiWsQpRUNKZATkpG/view?usp=drivesdk" xlink:type="simple">https://drive.google.com/file/d/14isA0QPxj6ilYVX0FiWsQpRUNKZATkpG/view?usp=drivesdk</text:a></text:p>
          </table:table-cell>
          <table:table-cell table:style-name="ce23" office:value-type="string" calcext:value-type="string">
            <text:p><text:a xlink:href="https://doi.org/10.1016/j.infsof.2018.12.008" xlink:type="simple">https://doi.org/10.1016/j.infsof.2018.12.008</text:a></text:p>
          </table:table-cell>
          <table:table-cell table:style-name="ce8" office:value-type="string" calcext:value-type="string">
            <text:p>model</text:p>
          </table:table-cell>
          <table:table-cell table:style-name="ce25" office:value-type="string" calcext:value-type="string">
            <text:p>Turtlebot</text:p>
          </table:table-cell>
          <table:table-cell table:style-name="ce4" office:value-type="string" calcext:value-type="string">
            <text:p>filesystem, computation graph, community</text:p>
          </table:table-cell>
          <table:table-cell table:style-name="ce4" office:value-type="string" calcext:value-type="string">
            <text:p>topics</text:p>
          </table:table-cell>
          <table:table-cell table:style-name="ce4" office:value-type="string" calcext:value-type="string">
            <text:p>performance, functional suitability, usability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4" table:formula="of:=SUM([.N25:.P25])" office:value-type="float" office:value="3" calcext:value-type="float">
            <text:p>3</text:p>
          </table:table-cell>
          <table:table-cell table:style-name="ce15" office:value-type="string" calcext:value-type="string">
            <text:p>Mobile (terrastrial, wheeled)</text:p>
          </table:table-cell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Navigation task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Software construction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15" table:formula="of:=SUM([.W25];[.X25];[.Y25];[.Z25])" office:value-type="float" office:value="1" calcext:value-type="float">
            <text:p>1</text:p>
          </table:table-cell>
          <table:table-cell table:style-name="ce4" office:value-type="string" calcext:value-type="string">
            <text:p>Evaluation research</text:p>
          </table:table-cell>
          <table:table-cell table:style-name="ce15" office:value-type="string" calcext:value-type="string">
            <text:p>Survey</text:p>
          </table:table-cell>
          <table:table-cell table:style-name="ce4" office:value-type="string" calcext:value-type="string">
            <text:p>Lack of generalization, Further validation</text:p>
          </table:table-cell>
          <table:table-cell table:number-columns-repeated="34"/>
        </table:table-row>
        <table:table-row table:style-name="ro2">
          <table:table-cell table:style-name="ce2" office:value-type="float" office:value="1596" calcext:value-type="float">
            <text:p>1596</text:p>
          </table:table-cell>
          <table:table-cell table:style-name="ce2" office:value-type="string" calcext:value-type="string">
            <text:p>P3</text:p>
          </table:table-cell>
          <table:table-cell table:style-name="ce10" office:value-type="string" calcext:value-type="string">
            <text:p>A use case in model-based robot development using AADL and ROS.</text:p>
          </table:table-cell>
          <table:table-cell table:style-name="ce4" office:value-type="float" office:value="2018" calcext:value-type="float">
            <text:p>2018</text:p>
          </table:table-cell>
          <table:table-cell table:style-name="ce4" office:value-type="string" calcext:value-type="string">
            <text:p>Gianluca Bardaro &amp; Andrea Semprebon &amp; Matteo Matteucci</text:p>
          </table:table-cell>
          <table:table-cell table:style-name="ce4" office:value-type="string" calcext:value-type="string">
            <text:p>ICSE_BARDAROSM_2018</text:p>
          </table:table-cell>
          <table:table-cell table:style-name="ce5" office:value-type="string" calcext:value-type="string">
            <text:p><text:a xlink:href="https://drive.google.com/file/d/1ktR7m33DYN8afG1akbdC4KOVSNTmoCVZ/view?usp=drivesdk" xlink:type="simple">https://drive.google.com/file/d/1ktR7m33DYN8afG1akbdC4KOVSNTmoCVZ/view?usp=drivesdk</text:a></text:p>
          </table:table-cell>
          <table:table-cell table:style-name="ce7" office:value-type="string" calcext:value-type="string">
            <text:p><text:a xlink:href="https://doi.org/10.1145/3196558.3196560" xlink:type="simple">https://doi.org/10.1145/3196558.3196560</text:a></text:p>
          </table:table-cell>
          <table:table-cell table:style-name="ce4" office:value-type="string" calcext:value-type="string">
            <text:p>architecture</text:p>
          </table:table-cell>
          <table:table-cell table:style-name="ce4" office:value-type="string" calcext:value-type="string">
            <text:p>Twist T4 2x2 electric wheelchair</text:p>
          </table:table-cell>
          <table:table-cell table:style-name="ce4" office:value-type="string" calcext:value-type="string">
            <text:p>filesystem, computation graph</text:p>
          </table:table-cell>
          <table:table-cell table:style-name="ce4" office:value-type="string" calcext:value-type="string">
            <text:p>topics, services, shared memory</text:p>
          </table:table-cell>
          <table:table-cell table:style-name="ce4" office:value-type="string" calcext:value-type="string">
            <text:p>functional suitability, compatibility, maintainabilit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" calcext:value-type="float">
            <text:p>0,5</text:p>
          </table:table-cell>
          <table:table-cell table:style-name="ce12" office:value-type="float" office:value="0" calcext:value-type="float">
            <text:p>0</text:p>
          </table:table-cell>
          <table:table-cell table:style-name="ce14" table:formula="of:=SUM([.N26:.P26])" office:value-type="float" office:value="1.5" calcext:value-type="float">
            <text:p>1,5</text:p>
          </table:table-cell>
          <table:table-cell table:style-name="ce15" office:value-type="string" calcext:value-type="string">
            <text:p>Mobile (terrastrial, wheeled)</text:p>
          </table:table-cell>
          <table:table-cell table:style-name="ce15" office:value-type="string" calcext:value-type="string">
            <text:p>Single</text:p>
          </table:table-cell>
          <table:table-cell table:style-name="ce15" office:value-type="string" calcext:value-type="string">
            <text:p>Medical care</text:p>
          </table:table-cell>
          <table:table-cell table:style-name="ce15" office:value-type="string" calcext:value-type="string">
            <text:p>-</text:p>
          </table:table-cell>
          <table:table-cell table:style-name="ce4" office:value-type="string" calcext:value-type="string">
            <text:p>SE models and methods</text:p>
          </table:table-cell>
          <table:table-cell table:number-columns-repeated="4" table:style-name="ce28" office:value-type="float" office:value="1" calcext:value-type="float">
            <text:p>1</text:p>
          </table:table-cell>
          <table:table-cell table:style-name="ce15" table:formula="of:=SUM([.W26];[.X26];[.Y26];[.Z26])" office:value-type="float" office:value="4" calcext:value-type="float">
            <text:p>4</text:p>
          </table:table-cell>
          <table:table-cell table:style-name="ce4" office:value-type="string" calcext:value-type="string">
            <text:p>Proposal of a solution, Validation research</text:p>
          </table:table-cell>
          <table:table-cell table:style-name="ce15" office:value-type="string" calcext:value-type="string">
            <text:p>Real deployment</text:p>
          </table:table-cell>
          <table:table-cell table:style-name="ce4" office:value-type="string" calcext:value-type="string">
            <text:p>Evaluation of quality attributes</text:p>
          </table:table-cell>
          <table:table-cell table:number-columns-repeated="34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_xlnm._FilterDatabase" table:base-cell-address="$Data.$A$1" table:cell-range-address="$'Data (revisited)'.$A$1:.$AD$26"/>
        </table:named-expressions>
        <calcext:conditional-formats>
          <calcext:conditional-format calcext:target-range-address="'Data (revisited)'.I14:'Data (revisited)'.J15 'Data (revisited)'.L14:'Data (revisited)'.M14 'Data (revisited)'.N14:'Data (revisited)'.P15 'Data (revisited)'.K15:'Data (revisited)'.K15">
            <calcext:condition calcext:apply-style-name="ConditionalStyle_1" calcext:value="formula-is(LEN(TRIM([.I14]))=0)" calcext:base-cell-address="'Data (revisited)'.I14"/>
          </calcext:conditional-format>
        </calcext:conditional-formats>
      </table:table>
      <table:table table:name="Snowballing" table:style-name="ta3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13" table:number-columns-repeated="2" table:default-cell-style-name="Default"/>
        <table:table-column table:style-name="co33" table:default-cell-style-name="Default"/>
        <table:table-column table:style-name="co13" table:number-columns-repeated="5" table:default-cell-style-name="Default"/>
        <table:table-column table:style-name="co34" table:default-cell-style-name="Default"/>
        <table:table-column table:style-name="co13" table:number-columns-repeated="7" table:default-cell-style-name="Default"/>
        <table:table-column table:style-name="co35" table:default-cell-style-name="Default"/>
        <table:table-column table:style-name="co13" table:number-columns-repeated="99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imary study id</text:p>
          </table:table-cell>
          <table:table-cell table:style-name="ce3"/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Venue</text:p>
          </table:table-cell>
          <table:table-cell table:style-name="ce3" office:value-type="string" calcext:value-type="string">
            <text:p>FileName</text:p>
          </table:table-cell>
          <table:table-cell table:style-name="ce3" office:value-type="string" calcext:value-type="string">
            <text:p>Drive URL</text:p>
          </table:table-cell>
          <table:table-cell table:style-name="ce3" office:value-type="string" calcext:value-type="string">
            <text:p>DOI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Main contribution</text:p>
          </table:table-cell>
          <table:table-cell table:style-name="ce3" office:value-type="string" calcext:value-type="string">
            <text:p>Robotic platform</text:p>
          </table:table-cell>
          <table:table-cell table:style-name="ce3" office:value-type="string" calcext:value-type="string">
            <text:p>ROS ecosystem level</text:p>
          </table:table-cell>
          <table:table-cell table:style-name="ce3" office:value-type="string" calcext:value-type="string">
            <text:p>Communication paradigm</text:p>
          </table:table-cell>
          <table:table-cell table:style-name="ce3" office:value-type="string" calcext:value-type="string">
            <text:p>Quality attributes considered</text:p>
          </table:table-cell>
          <table:table-cell table:style-name="ce11" office:value-type="string" calcext:value-type="string">
            <office:annotation draw:style-name="gr1" draw:text-style-name="P2" svg:width="9.899cm" svg:height="0.952cm" svg:x="52.809cm" svg:y="0.82cm" draw:caption-point-x="-0.407cm" draw:caption-point-y="-0.81cm">
              <dc:date>2022-04-05T00:00:00</dc:date>
              <text:p text:style-name="P1"><text:span text:style-name="T1">Component of rigor</text:span></text:p>
            </office:annotation>
            <text:p>Context</text:p>
          </table:table-cell>
          <table:table-cell table:style-name="ce11" office:value-type="string" calcext:value-type="string">
            <office:annotation draw:style-name="gr1" draw:text-style-name="P2" svg:width="9.899cm" svg:height="0.952cm" svg:x="55.283cm" svg:y="0.82cm" draw:caption-point-x="-0.407cm" draw:caption-point-y="-0.81cm">
              <dc:date>2022-04-05T00:00:00</dc:date>
              <text:p text:style-name="P1"><text:span text:style-name="T1">Component of rigor</text:span></text:p>
            </office:annotation>
            <text:p>Study</text:p>
          </table:table-cell>
          <table:table-cell table:style-name="ce11" office:value-type="string" calcext:value-type="string">
            <office:annotation draw:style-name="gr1" draw:text-style-name="P2" svg:width="9.899cm" svg:height="0.952cm" svg:x="57.758cm" svg:y="0.82cm" draw:caption-point-x="-0.407cm" draw:caption-point-y="-0.81cm">
              <dc:date>2022-04-05T00:00:00</dc:date>
              <text:p text:style-name="P1"><text:span text:style-name="T1">Component of rigor</text:span></text:p>
            </office:annotation>
            <text:p>Validity</text:p>
          </table:table-cell>
          <table:table-cell table:style-name="ce3" office:value-type="string" calcext:value-type="string">
            <text:p>Rigor</text:p>
          </table:table-cell>
          <table:table-cell table:style-name="ce1" office:value-type="string" calcext:value-type="string">
            <text:p>Type of robot</text:p>
          </table:table-cell>
          <table:table-cell table:style-name="ce1" office:value-type="string" calcext:value-type="string">
            <text:p>Cardinality</text:p>
          </table:table-cell>
          <table:table-cell table:style-name="ce1" office:value-type="string" calcext:value-type="string">
            <text:p>Application field</text:p>
          </table:table-cell>
          <table:table-cell table:style-name="ce1" office:value-type="string" calcext:value-type="string">
            <text:p>ROS version</text:p>
          </table:table-cell>
          <table:table-cell table:style-name="ce99" table:content-validation-name="val10" office:value-type="string" calcext:value-type="string">
            <text:p>Knowledge area</text:p>
          </table:table-cell>
          <table:table-cell table:style-name="ce27" office:value-type="string" calcext:value-type="string">
            <text:p>Subjects</text:p>
          </table:table-cell>
          <table:table-cell table:style-name="ce27" office:value-type="string" calcext:value-type="string">
            <text:p>Context</text:p>
          </table:table-cell>
          <table:table-cell table:style-name="ce27" office:value-type="string" calcext:value-type="string">
            <text:p>Scale</text:p>
          </table:table-cell>
          <table:table-cell table:style-name="ce27" office:value-type="string" calcext:value-type="string">
            <text:p>Research method</text:p>
          </table:table-cell>
          <table:table-cell table:style-name="ce1" office:value-type="string" calcext:value-type="string">
            <text:p>Industrial relevance</text:p>
          </table:table-cell>
          <table:table-cell table:style-name="ce3" office:value-type="string" calcext:value-type="string">
            <text:p>Research strategy</text:p>
          </table:table-cell>
          <table:table-cell table:style-name="ce31" office:value-type="string" calcext:value-type="string">
            <text:p>Research method</text:p>
          </table:table-cell>
          <table:table-cell table:style-name="ce3" office:value-type="string" calcext:value-type="string">
            <text:p>Future challenges and limitations</text:p>
          </table:table-cell>
          <table:table-cell table:number-columns-repeated="991"/>
        </table:table-row>
        <table:table-row table:style-name="ro4">
          <table:table-cell table:style-name="ce127" office:value-type="float" office:value="1" calcext:value-type="float">
            <text:p>1</text:p>
          </table:table-cell>
          <table:table-cell table:style-name="ce127" office:value-type="string" calcext:value-type="string">
            <text:p>S04</text:p>
          </table:table-cell>
          <table:table-cell table:style-name="ce127" office:value-type="string" calcext:value-type="string">
            <text:p>S01</text:p>
          </table:table-cell>
          <table:table-cell table:style-name="ce131" office:value-type="string" calcext:value-type="string">
            <text:p>Towards an Actor-based Approach to Design Verified ROS-based Robotic Programs using Rebeca</text:p>
          </table:table-cell>
          <table:table-cell table:style-name="ce132" office:value-type="float" office:value="2019" calcext:value-type="float">
            <text:p>2019</text:p>
          </table:table-cell>
          <table:table-cell table:style-name="ce127" office:value-type="string" calcext:value-type="string">
            <text:p>Dehnavi, Saeid; Sedaghatbaf, Ali; Salmani, Bahar; Sirjani, Marjan; Kargahi, Mehdi; Khamespanah, Ehsan</text:p>
          </table:table-cell>
          <table:table-cell table:style-name="ce127" office:value-type="string" calcext:value-type="string">
            <text:p>Procedia Computer Science</text:p>
          </table:table-cell>
          <table:table-cell table:style-name="ce127" office:value-type="string" calcext:value-type="string">
            <text:p>COMPSCIENCE_DEHNAVI_2019</text:p>
          </table:table-cell>
          <table:table-cell table:style-name="ce135" office:value-type="string" calcext:value-type="string">
            <text:p><text:a xlink:href="https://drive.google.com/file/d/1NtmejB-VwYvXoPJykXwrdO4dSJ_KimgF/view?usp=sharing" xlink:type="simple">https://drive.google.com/file/d/1NtmejB-VwYvXoPJykXwrdO4dSJ_KimgF/view?usp=sharing</text:a></text:p>
          </table:table-cell>
          <table:table-cell table:style-name="ce135" office:value-type="string" calcext:value-type="string">
            <text:p><text:a xlink:href="https://dx.doi.org/10.1016/j.procs.2019.08.012" xlink:type="simple">10.1016/j.procs.2019.08.012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method,model</text:p>
          </table:table-cell>
          <table:table-cell table:style-name="ce127" table:content-validation-name="val2" office:value-type="string" calcext:value-type="string">
            <text:p>Kobuki,Turtlebot</text:p>
          </table:table-cell>
          <table:table-cell table:style-name="ce127" table:content-validation-name="val3" office:value-type="string" calcext:value-type="string">
            <text:p>filesystem</text:p>
          </table:table-cell>
          <table:table-cell table:style-name="ce127" table:content-validation-name="val4" office:value-type="string" calcext:value-type="string">
            <text:p>topics</text:p>
          </table:table-cell>
          <table:table-cell table:style-name="ce127" table:content-validation-name="val5" office:value-type="string" calcext:value-type="string">
            <text:p>functional suitability</text:p>
          </table:table-cell>
          <table:table-cell table:number-columns-repeated="2" table:style-name="ce127" office:value-type="float" office:value="0.5" calcext:value-type="float">
            <text:p>0,5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Q2:.S2])" office:value-type="float" office:value="1" calcext:value-type="float">
            <text:p>1</text:p>
          </table:table-cell>
          <table:table-cell table:style-name="ce127" table:content-validation-name="val6" office:value-type="string" calcext:value-type="string">
            <text:p>terrestrial</text:p>
          </table:table-cell>
          <table:table-cell table:style-name="ce127" table:content-validation-name="val7" office:value-type="string" calcext:value-type="string">
            <text:p>multiple</text:p>
          </table:table-cell>
          <table:table-cell table:style-name="ce127" table:content-validation-name="val8" office:value-type="string" calcext:value-type="string">
            <text:p>Toy example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software quality,software design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table:formula="of:=SUM([.Z2:.AC2])" office:value-type="float" office:value="1" calcext:value-type="float">
            <text:p>1</text:p>
          </table:table-cell>
          <table:table-cell table:style-name="ce127" table:content-validation-name="val11" office:value-type="string" calcext:value-type="string">
            <text:p>proposal of a solution</text:p>
          </table:table-cell>
          <table:table-cell table:style-name="ce127" table:content-validation-name="val12" office:value-type="string" calcext:value-type="string">
            <text:p>lab experiment</text:p>
          </table:table-cell>
          <table:table-cell table:style-name="ce127" table:content-validation-name="val13" office:value-type="string" calcext:value-type="string">
            <text:p>multi-platform support,support for complex specification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2" calcext:value-type="float">
            <text:p>2</text:p>
          </table:table-cell>
          <table:table-cell table:style-name="ce127" office:value-type="string" calcext:value-type="string">
            <text:p>S09</text:p>
          </table:table-cell>
          <table:table-cell table:style-name="ce127" office:value-type="string" calcext:value-type="string">
            <text:p>S02</text:p>
          </table:table-cell>
          <table:table-cell table:style-name="ce131" office:value-type="string" calcext:value-type="string">
            <text:p>From Models to Software Through Automatic Transformations: An AADL to ROS End-to-End Toolchain</text:p>
          </table:table-cell>
          <table:table-cell table:style-name="ce132" office:value-type="float" office:value="2019" calcext:value-type="float">
            <text:p>2019</text:p>
          </table:table-cell>
          <table:table-cell table:style-name="ce127" office:value-type="string" calcext:value-type="string">
            <text:p>Bardaro, Gianluca; Semprebon, Andrea; Chiatti, Agnese; Matteucci, Matteo</text:p>
          </table:table-cell>
          <table:table-cell table:style-name="ce127" office:value-type="string" calcext:value-type="string">
            <text:p>2019 Third IEEE International Conference on Robotic Computing (IRC)</text:p>
          </table:table-cell>
          <table:table-cell table:style-name="ce127" office:value-type="string" calcext:value-type="string">
            <text:p>IRC_BARBADO_2019</text:p>
          </table:table-cell>
          <table:table-cell table:style-name="ce135" office:value-type="string" calcext:value-type="string">
            <text:p><text:a xlink:href="https://drive.google.com/file/d/1RSy2IPXPqR3IEkqsgzq5oYMS58VGT6Gb/view?usp=sharing" xlink:type="simple">https://drive.google.com/file/d/1RSy2IPXPqR3IEkqsgzq5oYMS58VGT6Gb/view?usp=sharing</text:a></text:p>
          </table:table-cell>
          <table:table-cell table:style-name="ce135" office:value-type="string" calcext:value-type="string">
            <text:p><text:a xlink:href="https://dx.doi.org/10.1109/IRC.2019.00118" xlink:type="simple">10.1109/IRC.2019.00118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method</text:p>
          </table:table-cell>
          <table:table-cell table:style-name="ce127" table:content-validation-name="val2" office:value-type="string" calcext:value-type="string">
            <text:p>no hardware</text:p>
          </table:table-cell>
          <table:table-cell table:style-name="ce127" table:content-validation-name="val3" office:value-type="string" calcext:value-type="string">
            <text:p>filesystem</text:p>
          </table:table-cell>
          <table:table-cell table:style-name="ce127" table:content-validation-name="val4" office:value-type="string" calcext:value-type="string">
            <text:p>not specified</text:p>
          </table:table-cell>
          <table:table-cell table:style-name="ce127" table:content-validation-name="val5" office:value-type="string" calcext:value-type="string">
            <text:p>compatibility,functional suitability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.5" calcext:value-type="float">
            <text:p>0,5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Q3:.S3])" office:value-type="float" office:value="1.5" calcext:value-type="float">
            <text:p>1,5</text:p>
          </table:table-cell>
          <table:table-cell table:style-name="ce127" table:content-validation-name="val6" office:value-type="string" calcext:value-type="string">
            <text:p>-</text:p>
          </table:table-cell>
          <table:table-cell table:style-name="ce127" table:content-validation-name="val7" office:value-type="string" calcext:value-type="string">
            <text:p>single,multiple</text:p>
          </table:table-cell>
          <table:table-cell table:style-name="ce127" table:content-validation-name="val8" office:value-type="string" calcext:value-type="string">
            <text:p>-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software engineering models and methods,software design,software engineering process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table:formula="of:=SUM([.Z3:.AC3])" office:value-type="float" office:value="0" calcext:value-type="float">
            <text:p>0</text:p>
          </table:table-cell>
          <table:table-cell table:style-name="ce127" table:content-validation-name="val11" office:value-type="string" calcext:value-type="string">
            <text:p>proposal of a solution</text:p>
          </table:table-cell>
          <table:table-cell table:style-name="ce127" table:content-validation-name="val12" office:value-type="string" calcext:value-type="string">
            <text:p>lab experiment</text:p>
          </table:table-cell>
          <table:table-cell table:style-name="ce127" table:content-validation-name="val13" office:value-type="string" calcext:value-type="string">
            <text:p>-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3" calcext:value-type="float">
            <text:p>3</text:p>
          </table:table-cell>
          <table:table-cell table:style-name="ce127" office:value-type="string" calcext:value-type="string">
            <text:p>S10</text:p>
          </table:table-cell>
          <table:table-cell table:style-name="ce127" office:value-type="string" calcext:value-type="string">
            <text:p>S03</text:p>
          </table:table-cell>
          <table:table-cell table:style-name="ce131" office:value-type="string" calcext:value-type="string">
            <text:p>Generating ROS-based Software for Industrial Cyber-Physical Systems from UML/MARTE</text:p>
          </table:table-cell>
          <table:table-cell table:style-name="ce132" office:value-type="float" office:value="2020" calcext:value-type="float">
            <text:p>2020</text:p>
          </table:table-cell>
          <table:table-cell table:style-name="ce127" office:value-type="string" calcext:value-type="string">
            <text:p>Wehrmeister, Marco Aurelio</text:p>
          </table:table-cell>
          <table:table-cell table:style-name="ce127" office:value-type="string" calcext:value-type="string">
            <text:p>2020 25th IEEE International Conference on Emerging Technologies and Factory Automation (ETFA)</text:p>
          </table:table-cell>
          <table:table-cell table:style-name="ce127" office:value-type="string" calcext:value-type="string">
            <text:p>ETFA_WEHRMEISTER_2020</text:p>
          </table:table-cell>
          <table:table-cell table:style-name="ce135" office:value-type="string" calcext:value-type="string">
            <text:p><text:a xlink:href="https://drive.google.com/file/d/14gSJAYxYCosr0qadsUY3SJadAmjOzUIq/view?usp=sharing" xlink:type="simple">https://drive.google.com/file/d/14gSJAYxYCosr0qadsUY3SJadAmjOzUIq/view?usp=sharing</text:a></text:p>
          </table:table-cell>
          <table:table-cell table:style-name="ce135" office:value-type="string" calcext:value-type="string">
            <text:p><text:a xlink:href="https://dx.doi.org/10.1109/ETFA46521.2020.9212077" xlink:type="simple">10.1109/ETFA46521.2020.9212077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method</text:p>
          </table:table-cell>
          <table:table-cell table:style-name="ce127" table:content-validation-name="val2" office:value-type="string" calcext:value-type="string">
            <text:p>robotic arm</text:p>
          </table:table-cell>
          <table:table-cell table:style-name="ce127" table:content-validation-name="val3" office:value-type="string" calcext:value-type="string">
            <text:p>filesystem</text:p>
          </table:table-cell>
          <table:table-cell table:style-name="ce127" table:content-validation-name="val4" office:value-type="string" calcext:value-type="string">
            <text:p>not specified</text:p>
          </table:table-cell>
          <table:table-cell table:style-name="ce127" table:content-validation-name="val5" office:value-type="string" calcext:value-type="string">
            <text:p>portability,functional suitability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.5" calcext:value-type="float">
            <text:p>0,5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Q4:.S4])" office:value-type="float" office:value="1.5" calcext:value-type="float">
            <text:p>1,5</text:p>
          </table:table-cell>
          <table:table-cell table:style-name="ce127" table:content-validation-name="val6" office:value-type="string" calcext:value-type="string">
            <text:p>fixed</text:p>
          </table:table-cell>
          <table:table-cell table:style-name="ce127" table:content-validation-name="val7" office:value-type="string" calcext:value-type="string">
            <text:p>single</text:p>
          </table:table-cell>
          <table:table-cell table:style-name="ce127" table:content-validation-name="val8" office:value-type="string" calcext:value-type="string">
            <text:p>Toy example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software construction,software design,software engineering professional practice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table:formula="of:=SUM([.Z4:.AC4])" office:value-type="float" office:value="2" calcext:value-type="float">
            <text:p>2</text:p>
          </table:table-cell>
          <table:table-cell table:style-name="ce127" table:content-validation-name="val11" office:value-type="string" calcext:value-type="string">
            <text:p>evaluation research,proposal of a solution</text:p>
          </table:table-cell>
          <table:table-cell table:style-name="ce127" table:content-validation-name="val12" office:value-type="string" calcext:value-type="string">
            <text:p>simulation-based experiment</text:p>
          </table:table-cell>
          <table:table-cell table:style-name="ce127" table:content-validation-name="val13" office:value-type="string" calcext:value-type="string">
            <text:p>automation,performance optimization,further validation,lack of generalization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4" calcext:value-type="float">
            <text:p>4</text:p>
          </table:table-cell>
          <table:table-cell table:style-name="ce127" office:value-type="string" calcext:value-type="string">
            <text:p>S16</text:p>
          </table:table-cell>
          <table:table-cell table:style-name="ce127" office:value-type="string" calcext:value-type="string">
            <text:p>S04</text:p>
          </table:table-cell>
          <table:table-cell table:style-name="ce131" office:value-type="string" calcext:value-type="string">
            <text:p>Mining Energy-Related Practices in Robotics Software</text:p>
          </table:table-cell>
          <table:table-cell table:style-name="ce132" office:value-type="float" office:value="2021" calcext:value-type="float">
            <text:p>2021</text:p>
          </table:table-cell>
          <table:table-cell table:style-name="ce127" office:value-type="string" calcext:value-type="string">
            <text:p>Albonico, Michel; Malavolta, Ivano; Pinto, Gustavo; Guzman, Emitza; Chinnappan, Katerina; Lago, Patricia</text:p>
          </table:table-cell>
          <table:table-cell table:style-name="ce127" office:value-type="string" calcext:value-type="string">
            <text:p>MSR 2021</text:p>
          </table:table-cell>
          <table:table-cell table:style-name="ce127" office:value-type="string" calcext:value-type="string">
            <text:p>MSR_ALBONICO_2021</text:p>
          </table:table-cell>
          <table:table-cell table:style-name="ce135" office:value-type="string" calcext:value-type="string">
            <text:p><text:a xlink:href="https://drive.google.com/file/d/11duoY74BdfBeAELtVHNAsjGU4CemtklW/view?usp=sharing" xlink:type="simple">https://drive.google.com/file/d/11duoY74BdfBeAELtVHNAsjGU4CemtklW/view?usp=sharing</text:a></text:p>
          </table:table-cell>
          <table:table-cell table:style-name="ce135" office:value-type="string" calcext:value-type="string">
            <text:p><text:a xlink:href="https://doi.org/10.1109/MSR52588.2021.00060" xlink:type="simple">10.1109/MSR52588.2021.00060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method</text:p>
          </table:table-cell>
          <table:table-cell table:style-name="ce127" table:content-validation-name="val2" office:value-type="string" calcext:value-type="string">
            <text:p>no hardware</text:p>
          </table:table-cell>
          <table:table-cell table:style-name="ce127" table:content-validation-name="val3" office:value-type="string" calcext:value-type="string">
            <text:p>community</text:p>
          </table:table-cell>
          <table:table-cell table:style-name="ce127" table:content-validation-name="val4" office:value-type="string" calcext:value-type="string">
            <text:p>not specified</text:p>
          </table:table-cell>
          <table:table-cell table:style-name="ce127" table:content-validation-name="val5" office:value-type="string" calcext:value-type="string">
            <text:p>maintainability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27" table:formula="of:=SUM([.Q5:.S5])" office:value-type="float" office:value="3" calcext:value-type="float">
            <text:p>3</text:p>
          </table:table-cell>
          <table:table-cell table:style-name="ce127" table:content-validation-name="val6" office:value-type="string" calcext:value-type="string">
            <text:p>-</text:p>
          </table:table-cell>
          <table:table-cell table:style-name="ce127" table:content-validation-name="val7" office:value-type="string" calcext:value-type="string">
            <text:p>-</text:p>
          </table:table-cell>
          <table:table-cell table:style-name="ce127" table:content-validation-name="val8" office:value-type="string" calcext:value-type="string">
            <text:p>-</text:p>
          </table:table-cell>
          <table:table-cell table:style-name="ce127" table:content-validation-name="val9" office:value-type="string" calcext:value-type="string">
            <text:p>ROS1,ROS2</text:p>
          </table:table-cell>
          <table:table-cell table:style-name="ce127" table:content-validation-name="val10" office:value-type="string" calcext:value-type="string">
            <text:p>software engineering process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table:formula="of:=SUM([.Z5:.AC5])" office:value-type="float" office:value="3" calcext:value-type="float">
            <text:p>3</text:p>
          </table:table-cell>
          <table:table-cell table:style-name="ce127" table:content-validation-name="val11" office:value-type="string" calcext:value-type="string">
            <text:p>philosophical paper</text:p>
          </table:table-cell>
          <table:table-cell table:style-name="ce127" table:content-validation-name="val12" office:value-type="string" calcext:value-type="string">
            <text:p>mining software repository</text:p>
          </table:table-cell>
          <table:table-cell table:style-name="ce127" table:content-validation-name="val13" office:value-type="string" calcext:value-type="string">
            <text:p>-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5" calcext:value-type="float">
            <text:p>5</text:p>
          </table:table-cell>
          <table:table-cell table:style-name="ce127" office:value-type="string" calcext:value-type="string">
            <text:p>S30</text:p>
          </table:table-cell>
          <table:table-cell table:style-name="ce127" office:value-type="string" calcext:value-type="string">
            <text:p>S05</text:p>
          </table:table-cell>
          <table:table-cell table:style-name="ce131" office:value-type="string" calcext:value-type="string">
            <text:p>Verification of system-wide safety properties of ROS applications</text:p>
          </table:table-cell>
          <table:table-cell table:style-name="ce132" office:value-type="float" office:value="2020" calcext:value-type="float">
            <text:p>2020</text:p>
          </table:table-cell>
          <table:table-cell table:style-name="ce127" office:value-type="string" calcext:value-type="string">
            <text:p>Carvalho, Renato; Cunha, Alcino; Macedo, Nuno; Santos, André</text:p>
          </table:table-cell>
          <table:table-cell table:style-name="ce127" office:value-type="string" calcext:value-type="string">
            <text:p>2020 IEEE/RSJ International Conference on Intelligent Robots and Systems (IROS)</text:p>
          </table:table-cell>
          <table:table-cell table:style-name="ce127" office:value-type="string" calcext:value-type="string">
            <text:p>IROS_CARVALHO_2020</text:p>
          </table:table-cell>
          <table:table-cell table:style-name="ce136" office:value-type="string" calcext:value-type="string">
            <text:p><text:a xlink:href="https://drive.google.com/file/d/1rbINgyVYXSihd9nNfLdZjP95oVYgIja9/view?usp=sharing" xlink:type="simple">https://drive.google.com/file/d/1rbINgyVYXSihd9nNfLdZjP95oVYgIja9/view?usp=sharing</text:a></text:p>
          </table:table-cell>
          <table:table-cell table:style-name="ce135" office:value-type="string" calcext:value-type="string">
            <text:p><text:a xlink:href="https://dx.doi.org/10.1109/IROS45743.2020.9341085" xlink:type="simple">10.1109/IROS45743.2020.9341085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method</text:p>
          </table:table-cell>
          <table:table-cell table:style-name="ce127" table:content-validation-name="val2" office:value-type="string" calcext:value-type="string">
            <text:p>AgRob</text:p>
          </table:table-cell>
          <table:table-cell table:style-name="ce127" table:content-validation-name="val3" office:value-type="string" calcext:value-type="string">
            <text:p>computation graph,filesystem</text:p>
          </table:table-cell>
          <table:table-cell table:style-name="ce127" table:content-validation-name="val4" office:value-type="string" calcext:value-type="string">
            <text:p>topics</text:p>
          </table:table-cell>
          <table:table-cell table:style-name="ce127" table:content-validation-name="val5" office:value-type="string" calcext:value-type="string">
            <text:p>security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.5" calcext:value-type="float">
            <text:p>0,5</text:p>
          </table:table-cell>
          <table:table-cell table:style-name="ce127" table:formula="of:=SUM([.Q6:.S6])" office:value-type="float" office:value="2" calcext:value-type="float">
            <text:p>2</text:p>
          </table:table-cell>
          <table:table-cell table:style-name="ce127" table:content-validation-name="val6" office:value-type="string" calcext:value-type="string">
            <text:p>terrestrial</text:p>
          </table:table-cell>
          <table:table-cell table:style-name="ce127" table:content-validation-name="val7" office:value-type="string" calcext:value-type="string">
            <text:p>single</text:p>
          </table:table-cell>
          <table:table-cell table:style-name="ce127" table:content-validation-name="val8" office:value-type="string" calcext:value-type="string">
            <text:p>-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software engineering models and methods,software quality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table:formula="of:=SUM([.Z6:.AC6])" office:value-type="float" office:value="2" calcext:value-type="float">
            <text:p>2</text:p>
          </table:table-cell>
          <table:table-cell table:style-name="ce127" table:content-validation-name="val11" office:value-type="string" calcext:value-type="string">
            <text:p>evaluation research,proposal of a solution</text:p>
          </table:table-cell>
          <table:table-cell table:style-name="ce127" table:content-validation-name="val12" office:value-type="string" calcext:value-type="string">
            <text:p>real deployment</text:p>
          </table:table-cell>
          <table:table-cell table:style-name="ce127" table:content-validation-name="val13" office:value-type="string" calcext:value-type="string">
            <text:p>support for more reference sources,support for complex specification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6" calcext:value-type="float">
            <text:p>6</text:p>
          </table:table-cell>
          <table:table-cell table:style-name="ce127" office:value-type="string" calcext:value-type="string">
            <text:p>S38</text:p>
          </table:table-cell>
          <table:table-cell table:style-name="ce127" office:value-type="string" calcext:value-type="string">
            <text:p>S06</text:p>
          </table:table-cell>
          <table:table-cell table:style-name="ce131" office:value-type="string" calcext:value-type="string">
            <text:p>Robot Runner: A Tool for Automatically Executing Experiments on Robotics Software</text:p>
          </table:table-cell>
          <table:table-cell table:style-name="ce132" office:value-type="float" office:value="2021" calcext:value-type="float">
            <text:p>2021</text:p>
          </table:table-cell>
          <table:table-cell table:style-name="ce127" office:value-type="string" calcext:value-type="string">
            <text:p>Swanborn, Stan; Malavolta, Ivano</text:p>
          </table:table-cell>
          <table:table-cell table:style-name="ce127" office:value-type="string" calcext:value-type="string">
            <text:p>2021 IEEE/ACM 43rd International Conference on Software Engineering: Companion Proceedings (ICSE-Companion)</text:p>
          </table:table-cell>
          <table:table-cell table:style-name="ce127" office:value-type="string" calcext:value-type="string">
            <text:p>ICSE_SWANBORN_2021</text:p>
          </table:table-cell>
          <table:table-cell table:style-name="ce136" office:value-type="string" calcext:value-type="string">
            <text:p><text:a xlink:href="https://drive.google.com/file/d/1uUxOsrU8KiYCwkUk_iQ4FjlNeQLGelzA/view?usp=sharing" xlink:type="simple">https://drive.google.com/file/d/1uUxOsrU8KiYCwkUk_iQ4FjlNeQLGelzA/view?usp=sharing</text:a></text:p>
          </table:table-cell>
          <table:table-cell table:style-name="ce135" office:value-type="string" calcext:value-type="string">
            <text:p><text:a xlink:href="https://doi.org/10.1109/ICSE-Companion52605.2021.00029" xlink:type="simple">10.1109/ICSE-Companion52605.2021.00029</text:a></text:p>
          </table:table-cell>
          <table:table-cell table:style-name="ce127" office:value-type="string" calcext:value-type="string">
            <text:p>Ivano</text:p>
          </table:table-cell>
          <table:table-cell table:style-name="ce127" table:content-validation-name="val1" office:value-type="string" calcext:value-type="string">
            <text:p>tool</text:p>
          </table:table-cell>
          <table:table-cell table:style-name="ce127" table:content-validation-name="val2" office:value-type="string" calcext:value-type="string">
            <text:p>no hardware</text:p>
          </table:table-cell>
          <table:table-cell table:style-name="ce127" table:content-validation-name="val3" office:value-type="string" calcext:value-type="string">
            <text:p>filesystem</text:p>
          </table:table-cell>
          <table:table-cell table:style-name="ce127" table:content-validation-name="val4" office:value-type="string" calcext:value-type="string">
            <text:p>not specified</text:p>
          </table:table-cell>
          <table:table-cell table:style-name="ce127" table:content-validation-name="val5" office:value-type="string" calcext:value-type="string">
            <text:p>maintainability,usability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.5" calcext:value-type="float">
            <text:p>0,5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Q7:.S7])" office:value-type="float" office:value="1.5" calcext:value-type="float">
            <text:p>1,5</text:p>
          </table:table-cell>
          <table:table-cell table:style-name="ce127" table:content-validation-name="val6" office:value-type="string" calcext:value-type="string">
            <text:p>-</text:p>
          </table:table-cell>
          <table:table-cell table:style-name="ce127" table:content-validation-name="val7" office:value-type="string" calcext:value-type="string">
            <text:p>-</text:p>
          </table:table-cell>
          <table:table-cell table:style-name="ce127" table:content-validation-name="val8" office:value-type="string" calcext:value-type="string">
            <text:p>Toy example</text:p>
          </table:table-cell>
          <table:table-cell table:style-name="ce127" table:content-validation-name="val9" office:value-type="string" calcext:value-type="string">
            <text:p>ROS2,ROS1</text:p>
          </table:table-cell>
          <table:table-cell table:style-name="ce127" table:content-validation-name="val10" office:value-type="string" calcext:value-type="string">
            <text:p>software quality,software testing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Z7:.AC7])" office:value-type="float" office:value="3" calcext:value-type="float">
            <text:p>3</text:p>
          </table:table-cell>
          <table:table-cell table:style-name="ce127" table:content-validation-name="val11" office:value-type="string" calcext:value-type="string">
            <text:p>proposal of a solution</text:p>
          </table:table-cell>
          <table:table-cell table:style-name="ce127" table:content-validation-name="val12" office:value-type="string" calcext:value-type="string">
            <text:p>lab experiment</text:p>
          </table:table-cell>
          <table:table-cell table:style-name="ce127" table:content-validation-name="val13" office:value-type="string" calcext:value-type="string">
            <text:p>lack of generalization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7" calcext:value-type="float">
            <text:p>7</text:p>
          </table:table-cell>
          <table:table-cell table:style-name="ce127" office:value-type="string" calcext:value-type="string">
            <text:p>S48</text:p>
          </table:table-cell>
          <table:table-cell table:style-name="ce127" office:value-type="string" calcext:value-type="string">
            <text:p>S07</text:p>
          </table:table-cell>
          <table:table-cell table:style-name="ce127" office:value-type="string" calcext:value-type="string">
            <text:p>Designing Drone Systems with Papyrus for Robotics</text:p>
          </table:table-cell>
          <table:table-cell table:style-name="ce132" office:value-type="float" office:value="2021" calcext:value-type="float">
            <text:p>2021</text:p>
          </table:table-cell>
          <table:table-cell table:style-name="ce127" office:value-type="string" calcext:value-type="string">
            <text:p>Radermacher, Ansgar; Morelli, Matteo; Hussein, Mahmoud; Nouacer, Reda</text:p>
          </table:table-cell>
          <table:table-cell table:style-name="ce127" office:value-type="string" calcext:value-type="string">
            <text:p>Proceedings of the 2021 Drone Systems Engineering and Rapid Simulation and Performance Evaluation: Methods and Tools Proceedings</text:p>
          </table:table-cell>
          <table:table-cell table:style-name="ce127" office:value-type="string" calcext:value-type="string">
            <text:p>DRONE_RADEMACHER_2021</text:p>
          </table:table-cell>
          <table:table-cell table:style-name="ce136" office:value-type="string" calcext:value-type="string">
            <text:p><text:a xlink:href="https://drive.google.com/file/d/19fw8f4Ja0hTf4uuL-xDWBPUCz_rlC8JT/view?usp=sharing" xlink:type="simple">https://drive.google.com/file/d/19fw8f4Ja0hTf4uuL-xDWBPUCz_rlC8JT/view?usp=sharing</text:a></text:p>
          </table:table-cell>
          <table:table-cell table:style-name="ce135" office:value-type="string" calcext:value-type="string">
            <text:p><text:a xlink:href="https://dx.doi.org/10.1145/3444950.3444956" xlink:type="simple">10.1145/3444950.3444956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tool</text:p>
          </table:table-cell>
          <table:table-cell table:style-name="ce127" table:content-validation-name="val2" office:value-type="string" calcext:value-type="string">
            <text:p>no hardware</text:p>
          </table:table-cell>
          <table:table-cell table:style-name="ce127" table:content-validation-name="val3" office:value-type="string" calcext:value-type="string">
            <text:p>filesystem</text:p>
          </table:table-cell>
          <table:table-cell table:style-name="ce127" table:content-validation-name="val4" office:value-type="string" calcext:value-type="string">
            <text:p>not specified</text:p>
          </table:table-cell>
          <table:table-cell table:style-name="ce127" table:content-validation-name="val5" office:value-type="string" calcext:value-type="string">
            <text:p>reliability,functional suitability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.5" calcext:value-type="float">
            <text:p>0,5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Q8:.S8])" office:value-type="float" office:value="1.5" calcext:value-type="float">
            <text:p>1,5</text:p>
          </table:table-cell>
          <table:table-cell table:style-name="ce127" table:content-validation-name="val6" office:value-type="string" calcext:value-type="string">
            <text:p>airborne</text:p>
          </table:table-cell>
          <table:table-cell table:style-name="ce127" table:content-validation-name="val7" office:value-type="string" calcext:value-type="string">
            <text:p>single</text:p>
          </table:table-cell>
          <table:table-cell table:style-name="ce127" table:content-validation-name="val8" office:value-type="string" calcext:value-type="string">
            <text:p>Manned Drone</text:p>
          </table:table-cell>
          <table:table-cell table:style-name="ce127" table:content-validation-name="val9" office:value-type="string" calcext:value-type="string">
            <text:p>ROS2</text:p>
          </table:table-cell>
          <table:table-cell table:style-name="ce127" table:content-validation-name="val10" office:value-type="string" calcext:value-type="string">
            <text:p>software requirements,software design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table:formula="of:=SUM([.Z8:.AC8])" office:value-type="float" office:value="2" calcext:value-type="float">
            <text:p>2</text:p>
          </table:table-cell>
          <table:table-cell table:style-name="ce127" table:content-validation-name="val11" office:value-type="string" calcext:value-type="string">
            <text:p>proposal of a solution</text:p>
          </table:table-cell>
          <table:table-cell table:style-name="ce127" table:content-validation-name="val12" office:value-type="string" calcext:value-type="string">
            <text:p>proof of concept</text:p>
          </table:table-cell>
          <table:table-cell table:style-name="ce127" table:content-validation-name="val13" office:value-type="string" calcext:value-type="string">
            <text:p>further validation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8" calcext:value-type="float">
            <text:p>8</text:p>
          </table:table-cell>
          <table:table-cell table:style-name="ce127" office:value-type="string" calcext:value-type="string">
            <text:p>S102</text:p>
          </table:table-cell>
          <table:table-cell table:style-name="ce127" office:value-type="string" calcext:value-type="string">
            <text:p>S08</text:p>
          </table:table-cell>
          <table:table-cell table:style-name="ce131" office:value-type="string" calcext:value-type="string">
            <text:p>Documentation and Modeling of ROS Systems</text:p>
          </table:table-cell>
          <table:table-cell table:style-name="ce132" office:value-type="float" office:value="2021" calcext:value-type="float">
            <text:p>2021</text:p>
          </table:table-cell>
          <table:table-cell table:style-name="ce127" office:value-type="string" calcext:value-type="string">
            <text:p>Drumheller, William R.; Conner, David C.</text:p>
          </table:table-cell>
          <table:table-cell table:style-name="ce127" office:value-type="string" calcext:value-type="string">
            <text:p>SoutheastCon 2021</text:p>
          </table:table-cell>
          <table:table-cell table:style-name="ce127" office:value-type="string" calcext:value-type="string">
            <text:p>SOUTHEASTCON_DRUMHELLER_2021</text:p>
          </table:table-cell>
          <table:table-cell table:style-name="ce136" office:value-type="string" calcext:value-type="string">
            <text:p><text:a xlink:href="https://drive.google.com/file/d/1rSl0Tr66fWLAJs4CHEnXfArS-PfSZ2VM/view?usp=sharing" xlink:type="simple">https://drive.google.com/file/d/1rSl0Tr66fWLAJs4CHEnXfArS-PfSZ2VM/view?usp=sharing</text:a></text:p>
          </table:table-cell>
          <table:table-cell table:style-name="ce135" office:value-type="string" calcext:value-type="string">
            <text:p><text:a xlink:href="https://dx.doi.org/10.1109/SoutheastCon45413.2021.9401832" xlink:type="simple">10.1109/SoutheastCon45413.2021.9401832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model</text:p>
          </table:table-cell>
          <table:table-cell table:style-name="ce127" table:content-validation-name="val2" office:value-type="string" calcext:value-type="string">
            <text:p>no hardware</text:p>
          </table:table-cell>
          <table:table-cell table:style-name="ce127" table:content-validation-name="val3" office:value-type="string" calcext:value-type="string">
            <text:p>computation graph</text:p>
          </table:table-cell>
          <table:table-cell table:style-name="ce127" table:content-validation-name="val4" office:value-type="string" calcext:value-type="string">
            <text:p>topics,service</text:p>
          </table:table-cell>
          <table:table-cell table:style-name="ce127" table:content-validation-name="val5" office:value-type="string" calcext:value-type="string">
            <text:p>functional suitability</text:p>
          </table:table-cell>
          <table:table-cell table:style-name="ce127" office:value-type="float" office:value="0.5" calcext:value-type="float">
            <text:p>0,5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table:formula="of:=SUM([.Q9:.S9])" office:value-type="float" office:value="0.5" calcext:value-type="float">
            <text:p>0,5</text:p>
          </table:table-cell>
          <table:table-cell table:style-name="ce127" table:content-validation-name="val6" office:value-type="string" calcext:value-type="string">
            <text:p>fixed</text:p>
          </table:table-cell>
          <table:table-cell table:style-name="ce127" table:content-validation-name="val7" office:value-type="string" calcext:value-type="string">
            <text:p>single</text:p>
          </table:table-cell>
          <table:table-cell table:style-name="ce127" table:content-validation-name="val8" office:value-type="string" calcext:value-type="string">
            <text:p>Multiple areas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software design,software engineering process,software maintenance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table:formula="of:=SUM([.Z9:.AC9])" office:value-type="float" office:value="2" calcext:value-type="float">
            <text:p>2</text:p>
          </table:table-cell>
          <table:table-cell table:style-name="ce127" table:content-validation-name="val11" office:value-type="string" calcext:value-type="string">
            <text:p>proposal of a solution</text:p>
          </table:table-cell>
          <table:table-cell table:style-name="ce127" table:content-validation-name="val12" office:value-type="string" calcext:value-type="string">
            <text:p>simulation-based experiment</text:p>
          </table:table-cell>
          <table:table-cell table:style-name="ce127" table:content-validation-name="val13" office:value-type="string" calcext:value-type="string">
            <text:p>multi-platform support,automation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9" calcext:value-type="float">
            <text:p>9</text:p>
          </table:table-cell>
          <table:table-cell table:style-name="ce127" office:value-type="string" calcext:value-type="string">
            <text:p>S103</text:p>
          </table:table-cell>
          <table:table-cell table:style-name="ce127" office:value-type="string" calcext:value-type="string">
            <text:p>S09</text:p>
          </table:table-cell>
          <table:table-cell table:style-name="ce131" office:value-type="string" calcext:value-type="string">
            <text:p>Bootstrapping MDE Development from ROS Manual Code - Part 1: Metamodeling</text:p>
          </table:table-cell>
          <table:table-cell table:style-name="ce132" office:value-type="float" office:value="2019" calcext:value-type="float">
            <text:p>2019</text:p>
          </table:table-cell>
          <table:table-cell table:style-name="ce127" office:value-type="string" calcext:value-type="string">
            <text:p>Hammoudeh Garcia, Nadia; Lüdtke, Mathias; Kortik, Sitar; Kahl, Björn; Bordignon, Mirko</text:p>
          </table:table-cell>
          <table:table-cell table:style-name="ce127" office:value-type="string" calcext:value-type="string">
            <text:p>2019 Third IEEE International Conference on Robotic Computing (IRC)</text:p>
          </table:table-cell>
          <table:table-cell table:style-name="ce127" office:value-type="string" calcext:value-type="string">
            <text:p>IRC_GARCIA_2019</text:p>
          </table:table-cell>
          <table:table-cell table:style-name="ce136" office:value-type="string" calcext:value-type="string">
            <text:p><text:a xlink:href="https://drive.google.com/file/d/12iI59AwgG-Ca4tzDK8R3_1IVGDW4Lhrh/view?usp=sharing" xlink:type="simple">https://drive.google.com/file/d/12iI59AwgG-Ca4tzDK8R3_1IVGDW4Lhrh/view?usp=sharing</text:a></text:p>
          </table:table-cell>
          <table:table-cell table:style-name="ce135" office:value-type="string" calcext:value-type="string">
            <text:p><text:a xlink:href="https://dx.doi.org/10.1109/IRC.2019.00060" xlink:type="simple">10.1109/IRC.2019.00060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tool</text:p>
          </table:table-cell>
          <table:table-cell table:style-name="ce127" table:content-validation-name="val2" office:value-type="string" calcext:value-type="string">
            <text:p>Care-O-bot-4</text:p>
          </table:table-cell>
          <table:table-cell table:style-name="ce127" table:content-validation-name="val3" office:value-type="string" calcext:value-type="string">
            <text:p>computation graph,filesystem</text:p>
          </table:table-cell>
          <table:table-cell table:style-name="ce127" table:content-validation-name="val4" office:value-type="string" calcext:value-type="string">
            <text:p>topics,service</text:p>
          </table:table-cell>
          <table:table-cell table:style-name="ce127" table:content-validation-name="val5" office:value-type="string" calcext:value-type="string">
            <text:p>functional suitability,maintainability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.5" calcext:value-type="float">
            <text:p>0,5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Q10:.S10])" office:value-type="float" office:value="1.5" calcext:value-type="float">
            <text:p>1,5</text:p>
          </table:table-cell>
          <table:table-cell table:style-name="ce127" table:content-validation-name="val6" office:value-type="string" calcext:value-type="string">
            <text:p>terrestrial</text:p>
          </table:table-cell>
          <table:table-cell table:style-name="ce127" table:content-validation-name="val7" office:value-type="string" calcext:value-type="string">
            <text:p>single</text:p>
          </table:table-cell>
          <table:table-cell table:style-name="ce127" table:content-validation-name="val8" office:value-type="string" calcext:value-type="string">
            <text:p>Medical care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software engineering models and methods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table:formula="of:=SUM([.Z10:.AC10])" office:value-type="float" office:value="2" calcext:value-type="float">
            <text:p>2</text:p>
          </table:table-cell>
          <table:table-cell table:style-name="ce127" table:content-validation-name="val11" office:value-type="string" calcext:value-type="string">
            <text:p>proposal of a solution</text:p>
          </table:table-cell>
          <table:table-cell table:style-name="ce127" table:content-validation-name="val12" office:value-type="string" calcext:value-type="string">
            <text:p>lab experiment</text:p>
          </table:table-cell>
          <table:table-cell table:style-name="ce127" table:content-validation-name="val13" office:value-type="string" calcext:value-type="string">
            <text:p>automation,multi-platform support,support for complex specification,evaluation of quality attributes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10" calcext:value-type="float">
            <text:p>10</text:p>
          </table:table-cell>
          <table:table-cell table:style-name="ce127" office:value-type="string" calcext:value-type="string">
            <text:p>S108</text:p>
          </table:table-cell>
          <table:table-cell table:style-name="ce127" office:value-type="string" calcext:value-type="string">
            <text:p>S10</text:p>
          </table:table-cell>
          <table:table-cell table:style-name="ce131" office:value-type="string" calcext:value-type="string">
            <text:p>Towards application level testing of ROS networks</text:p>
          </table:table-cell>
          <table:table-cell table:style-name="ce132" office:value-type="float" office:value="2020" calcext:value-type="float">
            <text:p>2020</text:p>
          </table:table-cell>
          <table:table-cell table:style-name="ce127" office:value-type="string" calcext:value-type="string">
            <text:p>Breitenhuber, Guido</text:p>
          </table:table-cell>
          <table:table-cell table:style-name="ce127" office:value-type="string" calcext:value-type="string">
            <text:p>2020 Fourth IEEE International Conference on Robotic Computing (IRC)</text:p>
          </table:table-cell>
          <table:table-cell table:style-name="ce127" office:value-type="string" calcext:value-type="string">
            <text:p>IRC_BREITENHUBER_2020</text:p>
          </table:table-cell>
          <table:table-cell table:style-name="ce136" office:value-type="string" calcext:value-type="string">
            <text:p><text:a xlink:href="https://drive.google.com/file/d/1wsWbzTEKUknkHiG7vZPLYA_-Y3RI9x_s/view?usp=sharing" xlink:type="simple">https://drive.google.com/file/d/1wsWbzTEKUknkHiG7vZPLYA_-Y3RI9x_s/view?usp=sharing</text:a></text:p>
          </table:table-cell>
          <table:table-cell table:style-name="ce135" office:value-type="string" calcext:value-type="string">
            <text:p><text:a xlink:href="https://dx.doi.org/10.1109/IRC.2020.00081" xlink:type="simple">10.1109/IRC.2020.00081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method</text:p>
          </table:table-cell>
          <table:table-cell table:style-name="ce127" table:content-validation-name="val2" office:value-type="string" calcext:value-type="string">
            <text:p>no hardware</text:p>
          </table:table-cell>
          <table:table-cell table:style-name="ce127" table:content-validation-name="val3" office:value-type="string" calcext:value-type="string">
            <text:p>computation graph</text:p>
          </table:table-cell>
          <table:table-cell table:style-name="ce127" table:content-validation-name="val4" office:value-type="string" calcext:value-type="string">
            <text:p>topics</text:p>
          </table:table-cell>
          <table:table-cell table:style-name="ce127" table:content-validation-name="val5" office:value-type="string" calcext:value-type="string">
            <text:p>functional suitability</text:p>
          </table:table-cell>
          <table:table-cell table:number-columns-repeated="2" table:style-name="ce127" office:value-type="float" office:value="0.5" calcext:value-type="float">
            <text:p>0,5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Q11:.S11])" office:value-type="float" office:value="1" calcext:value-type="float">
            <text:p>1</text:p>
          </table:table-cell>
          <table:table-cell table:style-name="ce127" table:content-validation-name="val6" office:value-type="string" calcext:value-type="string">
            <text:p>terrestrial</text:p>
          </table:table-cell>
          <table:table-cell table:style-name="ce127" table:content-validation-name="val7" office:value-type="string" calcext:value-type="string">
            <text:p>single</text:p>
          </table:table-cell>
          <table:table-cell table:style-name="ce127" table:content-validation-name="val8" office:value-type="string" calcext:value-type="string">
            <text:p>Toy example</text:p>
          </table:table-cell>
          <table:table-cell table:style-name="ce127" table:content-validation-name="val9" office:value-type="string" calcext:value-type="string">
            <text:p>ROS2,ROS1</text:p>
          </table:table-cell>
          <table:table-cell table:style-name="ce127" table:content-validation-name="val10" office:value-type="string" calcext:value-type="string">
            <text:p>software testing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table:formula="of:=SUM([.Z11:.AC11])" office:value-type="float" office:value="0" calcext:value-type="float">
            <text:p>0</text:p>
          </table:table-cell>
          <table:table-cell table:style-name="ce127" table:content-validation-name="val11" office:value-type="string" calcext:value-type="string">
            <text:p>proposal of a solution</text:p>
          </table:table-cell>
          <table:table-cell table:style-name="ce127" table:content-validation-name="val12" office:value-type="string" calcext:value-type="string">
            <text:p>simulation-based experiment</text:p>
          </table:table-cell>
          <table:table-cell table:style-name="ce127" table:content-validation-name="val13" office:value-type="string" calcext:value-type="string">
            <text:p>lack of generalization,multi-platform support,automation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11" calcext:value-type="float">
            <text:p>11</text:p>
          </table:table-cell>
          <table:table-cell table:style-name="ce127" office:value-type="string" calcext:value-type="string">
            <text:p>S134</text:p>
          </table:table-cell>
          <table:table-cell table:style-name="ce127" office:value-type="string" calcext:value-type="string">
            <text:p>S11</text:p>
          </table:table-cell>
          <table:table-cell table:style-name="ce131" office:value-type="string" calcext:value-type="string">
            <text:p>Testing, Verification and Improvements of Timeliness in ROS Processes</text:p>
          </table:table-cell>
          <table:table-cell table:style-name="ce132" office:value-type="float" office:value="2019" calcext:value-type="float">
            <text:p>2019</text:p>
          </table:table-cell>
          <table:table-cell table:style-name="ce127" office:value-type="string" calcext:value-type="string">
            <text:p>Okumuş, Fatih; Kocamaz, Adnan Fatih</text:p>
          </table:table-cell>
          <table:table-cell table:style-name="ce127" office:value-type="string" calcext:value-type="string">
            <text:p>2019 International Artificial Intelligence and Data Processing Symposium (IDAP)</text:p>
          </table:table-cell>
          <table:table-cell table:style-name="ce127" office:value-type="string" calcext:value-type="string">
            <text:p>IDAP_OKUMUS_2019</text:p>
          </table:table-cell>
          <table:table-cell table:style-name="ce136" office:value-type="string" calcext:value-type="string">
            <text:p><text:a xlink:href="https://drive.google.com/file/d/1IbZ6nENJllQqTGB7-udp6ej1fDxWVeT3/view?usp=sharing" xlink:type="simple">https://drive.google.com/file/d/1IbZ6nENJllQqTGB7-udp6ej1fDxWVeT3/view?usp=sharing</text:a></text:p>
          </table:table-cell>
          <table:table-cell table:style-name="ce135" office:value-type="string" calcext:value-type="string">
            <text:p><text:a xlink:href="https://dx.doi.org/10.1109/IDAP.2019.8875993" xlink:type="simple">10.1109/IDAP.2019.8875993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architecture</text:p>
          </table:table-cell>
          <table:table-cell table:style-name="ce127" table:content-validation-name="val2" office:value-type="string" calcext:value-type="string">
            <text:p>Kobuki</text:p>
          </table:table-cell>
          <table:table-cell table:style-name="ce127" table:content-validation-name="val3" office:value-type="string" calcext:value-type="string">
            <text:p>computation graph,filesystem</text:p>
          </table:table-cell>
          <table:table-cell table:style-name="ce127" table:content-validation-name="val4" office:value-type="string" calcext:value-type="string">
            <text:p>topics</text:p>
          </table:table-cell>
          <table:table-cell table:style-name="ce127" table:content-validation-name="val5" office:value-type="string" calcext:value-type="string">
            <text:p>portability</text:p>
          </table:table-cell>
          <table:table-cell table:style-name="ce127" office:value-type="float" office:value="0.5" calcext:value-type="float">
            <text:p>0,5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table:formula="of:=SUM([.Q12:.S12])" office:value-type="float" office:value="0.5" calcext:value-type="float">
            <text:p>0,5</text:p>
          </table:table-cell>
          <table:table-cell table:style-name="ce127" table:content-validation-name="val6" office:value-type="string" calcext:value-type="string">
            <text:p>terrestrial</text:p>
          </table:table-cell>
          <table:table-cell table:style-name="ce127" table:content-validation-name="val7" office:value-type="string" calcext:value-type="string">
            <text:p>single</text:p>
          </table:table-cell>
          <table:table-cell table:style-name="ce127" table:content-validation-name="val8" office:value-type="string" calcext:value-type="string">
            <text:p>Navigation task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software maintenance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table:formula="of:=SUM([.Z12:.AC12])" office:value-type="float" office:value="2" calcext:value-type="float">
            <text:p>2</text:p>
          </table:table-cell>
          <table:table-cell table:style-name="ce127" table:content-validation-name="val11" office:value-type="string" calcext:value-type="string">
            <text:p>proposal of a solution</text:p>
          </table:table-cell>
          <table:table-cell table:style-name="ce127" table:content-validation-name="val12" office:value-type="string" calcext:value-type="string">
            <text:p>lab experiment</text:p>
          </table:table-cell>
          <table:table-cell table:style-name="ce127" table:content-validation-name="val13" office:value-type="string" calcext:value-type="string">
            <text:p>further validation,multi-platform support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12" calcext:value-type="float">
            <text:p>12</text:p>
          </table:table-cell>
          <table:table-cell table:style-name="ce127" office:value-type="string" calcext:value-type="string">
            <text:p>S160</text:p>
          </table:table-cell>
          <table:table-cell table:style-name="ce127" office:value-type="string" calcext:value-type="string">
            <text:p>S12</text:p>
          </table:table-cell>
          <table:table-cell table:style-name="ce131" office:value-type="string" calcext:value-type="string">
            <text:p>How do you Architect your Robots? State of the Practice and Guidelines for ROS-based Systems</text:p>
          </table:table-cell>
          <table:table-cell table:style-name="ce132" office:value-type="float" office:value="2020" calcext:value-type="float">
            <text:p>2020</text:p>
          </table:table-cell>
          <table:table-cell table:style-name="ce127" office:value-type="string" calcext:value-type="string">
            <text:p>Malavolta, Ivano; Lewis, Grace; Schmerl, Bradley; Lago, Patricia; Garlan, David</text:p>
          </table:table-cell>
          <table:table-cell table:style-name="ce127" office:value-type="string" calcext:value-type="string">
            <text:p>2020 IEEE/ACM 42nd International Conference on Software Engineering: Software Engineering in Practice (ICSE-SEIP)</text:p>
          </table:table-cell>
          <table:table-cell table:style-name="ce127" office:value-type="string" calcext:value-type="string">
            <text:p>ICSESEIP_MALAVOLTA_2020</text:p>
          </table:table-cell>
          <table:table-cell table:style-name="ce136" office:value-type="string" calcext:value-type="string">
            <text:p><text:a xlink:href="https://drive.google.com/file/d/1C6E6syrls9_QQqY7uWYpVq7V31M28kOH/view?usp=sharing" xlink:type="simple">https://drive.google.com/file/d/1C6E6syrls9_QQqY7uWYpVq7V31M28kOH/view?usp=sharing</text:a></text:p>
          </table:table-cell>
          <table:table-cell table:style-name="ce135" office:value-type="string" calcext:value-type="string">
            <text:p><text:a xlink:href="https://doi.org/10.1145/3377813.3381358" xlink:type="simple">10.1145/3377813.3381358</text:a></text:p>
          </table:table-cell>
          <table:table-cell table:style-name="ce127" office:value-type="string" calcext:value-type="string">
            <text:p>Ivano</text:p>
          </table:table-cell>
          <table:table-cell table:style-name="ce127" table:content-validation-name="val1" office:value-type="string" calcext:value-type="string">
            <text:p>architecture</text:p>
          </table:table-cell>
          <table:table-cell table:style-name="ce127" table:content-validation-name="val2" office:value-type="string" calcext:value-type="string">
            <text:p>no hardware</text:p>
          </table:table-cell>
          <table:table-cell table:style-name="ce127" table:content-validation-name="val3" office:value-type="string" calcext:value-type="string">
            <text:p>community</text:p>
          </table:table-cell>
          <table:table-cell table:style-name="ce127" table:content-validation-name="val4" office:value-type="string" calcext:value-type="string">
            <text:p>not specified</text:p>
          </table:table-cell>
          <table:table-cell table:style-name="ce127" table:content-validation-name="val5" office:value-type="string" calcext:value-type="string">
            <text:p>security,compatibility,usability,reliability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27" table:formula="of:=SUM([.Q13:.S13])" office:value-type="float" office:value="3" calcext:value-type="float">
            <text:p>3</text:p>
          </table:table-cell>
          <table:table-cell table:style-name="ce127" table:content-validation-name="val6" office:value-type="string" calcext:value-type="string">
            <text:p><text:s/></text:p>
          </table:table-cell>
          <table:table-cell table:style-name="ce127" table:content-validation-name="val7" office:value-type="string" calcext:value-type="string">
            <text:p>-</text:p>
          </table:table-cell>
          <table:table-cell table:style-name="ce127" table:content-validation-name="val8" office:value-type="string" calcext:value-type="string">
            <text:p>-</text:p>
          </table:table-cell>
          <table:table-cell table:style-name="ce127" table:content-validation-name="val9" office:value-type="string" calcext:value-type="string">
            <text:p>ROS2,ROS1</text:p>
          </table:table-cell>
          <table:table-cell table:style-name="ce127" table:content-validation-name="val10" office:value-type="string" calcext:value-type="string">
            <text:p>software engineering professional practice,software design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table:formula="of:=SUM([.Z13:.AC13])" office:value-type="float" office:value="3" calcext:value-type="float">
            <text:p>3</text:p>
          </table:table-cell>
          <table:table-cell table:style-name="ce127" table:content-validation-name="val11" office:value-type="string" calcext:value-type="string">
            <text:p>evaluation research,validation research</text:p>
          </table:table-cell>
          <table:table-cell table:style-name="ce127" table:content-validation-name="val12" office:value-type="string" calcext:value-type="string">
            <text:p>mining software repository,interview</text:p>
          </table:table-cell>
          <table:table-cell table:style-name="ce127" table:content-validation-name="val13" office:value-type="string" calcext:value-type="string">
            <text:p>lack of generalization,multi-platform support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13" calcext:value-type="float">
            <text:p>13</text:p>
          </table:table-cell>
          <table:table-cell table:style-name="ce127" office:value-type="string" calcext:value-type="string">
            <text:p>S161</text:p>
          </table:table-cell>
          <table:table-cell table:style-name="ce127" office:value-type="string" calcext:value-type="string">
            <text:p>S13</text:p>
          </table:table-cell>
          <table:table-cell table:style-name="ce131" office:value-type="string" calcext:value-type="string">
            <text:p>Mining the ROS ecosystem for Green Architectural Tactics in Robotics and an Empirical Evaluation</text:p>
          </table:table-cell>
          <table:table-cell table:style-name="ce132" office:value-type="float" office:value="2021" calcext:value-type="float">
            <text:p>2021</text:p>
          </table:table-cell>
          <table:table-cell table:style-name="ce127" office:value-type="string" calcext:value-type="string">
            <text:p>Malavolta, Ivano; Chinnappan, Katerina; Swanborn, Stan; Lewis, Grace; Lago, Patricia</text:p>
          </table:table-cell>
          <table:table-cell table:style-name="ce127" office:value-type="string" calcext:value-type="string">
            <text:p>MSR 2021</text:p>
          </table:table-cell>
          <table:table-cell table:style-name="ce127" office:value-type="string" calcext:value-type="string">
            <text:p>JSS_MALAVOLTA_2021</text:p>
          </table:table-cell>
          <table:table-cell table:style-name="ce136" office:value-type="string" calcext:value-type="string">
            <text:p><text:a xlink:href="https://drive.google.com/file/d/1KDNRhpoGdQnqNfV0J1ByOOyMhWWycwJt/view?usp=sharing" xlink:type="simple">https://drive.google.com/file/d/1KDNRhpoGdQnqNfV0J1ByOOyMhWWycwJt/view?usp=sharing</text:a></text:p>
          </table:table-cell>
          <table:table-cell table:style-name="ce135" office:value-type="string" calcext:value-type="string">
            <text:p><text:a xlink:href="https://doi.org/10.1109/MSR52588.2021.00042" xlink:type="simple">10.1109/MSR52588.2021.00042</text:a></text:p>
          </table:table-cell>
          <table:table-cell table:style-name="ce127" office:value-type="string" calcext:value-type="string">
            <text:p>Ivano</text:p>
          </table:table-cell>
          <table:table-cell table:style-name="ce127" table:content-validation-name="val1" office:value-type="string" calcext:value-type="string">
            <text:p>method,model,architecture</text:p>
          </table:table-cell>
          <table:table-cell table:style-name="ce127" table:content-validation-name="val2" office:value-type="string" calcext:value-type="string">
            <text:p>Turtlebot</text:p>
          </table:table-cell>
          <table:table-cell table:style-name="ce127" table:content-validation-name="val3" office:value-type="string" calcext:value-type="string">
            <text:p>community</text:p>
          </table:table-cell>
          <table:table-cell table:style-name="ce127" table:content-validation-name="val4" office:value-type="string" calcext:value-type="string">
            <text:p>topics,service</text:p>
          </table:table-cell>
          <table:table-cell table:style-name="ce127" table:content-validation-name="val5" office:value-type="string" calcext:value-type="string">
            <text:p>performance efficiency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27" table:formula="of:=SUM([.Q14:.S14])" office:value-type="float" office:value="3" calcext:value-type="float">
            <text:p>3</text:p>
          </table:table-cell>
          <table:table-cell table:style-name="ce127" table:content-validation-name="val6" office:value-type="string" calcext:value-type="string">
            <text:p>terrestrial</text:p>
          </table:table-cell>
          <table:table-cell table:style-name="ce127" table:content-validation-name="val7" office:value-type="string" calcext:value-type="string">
            <text:p>single</text:p>
          </table:table-cell>
          <table:table-cell table:style-name="ce127" table:content-validation-name="val8" office:value-type="string" calcext:value-type="string">
            <text:p>Navigation task</text:p>
          </table:table-cell>
          <table:table-cell table:style-name="ce127" table:content-validation-name="val9" office:value-type="string" calcext:value-type="string">
            <text:p>ROS1,ROS2</text:p>
          </table:table-cell>
          <table:table-cell table:style-name="ce127" table:content-validation-name="val10" office:value-type="string" calcext:value-type="string">
            <text:p>software design,software quality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table:formula="of:=SUM([.Z14:.AC14])" office:value-type="float" office:value="3" calcext:value-type="float">
            <text:p>3</text:p>
          </table:table-cell>
          <table:table-cell table:style-name="ce127" table:content-validation-name="val11" office:value-type="string" calcext:value-type="string">
            <text:p>validation research,evaluation research</text:p>
          </table:table-cell>
          <table:table-cell table:style-name="ce127" table:content-validation-name="val12" office:value-type="string" calcext:value-type="string">
            <text:p>lab experiment,mining software repository</text:p>
          </table:table-cell>
          <table:table-cell table:style-name="ce127" table:content-validation-name="val13" office:value-type="string" calcext:value-type="string">
            <text:p>lack of generalization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14" calcext:value-type="float">
            <text:p>14</text:p>
          </table:table-cell>
          <table:table-cell table:style-name="ce127" office:value-type="string" calcext:value-type="string">
            <text:p>S164</text:p>
          </table:table-cell>
          <table:table-cell table:style-name="ce127" office:value-type="string" calcext:value-type="string">
            <text:p>S14</text:p>
          </table:table-cell>
          <table:table-cell table:style-name="ce131" office:value-type="string" calcext:value-type="string">
            <text:p>Mining guidelines for architecting robotics software</text:p>
          </table:table-cell>
          <table:table-cell table:style-name="ce132" office:value-type="float" office:value="2021" calcext:value-type="float">
            <text:p>2021</text:p>
          </table:table-cell>
          <table:table-cell table:style-name="ce127" office:value-type="string" calcext:value-type="string">
            <text:p>Malavolta, Ivano; Lewis, Grace A.; Schmerl, Bradley; Lago, Patricia; Garlan, David</text:p>
          </table:table-cell>
          <table:table-cell table:style-name="ce127" office:value-type="string" calcext:value-type="string">
            <text:p>Journal of Systems and Software</text:p>
          </table:table-cell>
          <table:table-cell table:style-name="ce127" office:value-type="string" calcext:value-type="string">
            <text:p>JSS_MALAVOLTA_2021_1</text:p>
          </table:table-cell>
          <table:table-cell table:style-name="ce135" office:value-type="string" calcext:value-type="string">
            <text:p><text:a xlink:href="https://drive.google.com/file/d/19fhkY0_IpeKJQ3uONFJG52jd2Zj2QAAH/view?usp=sharing" xlink:type="simple">https://drive.google.com/file/d/19fhkY0_IpeKJQ3uONFJG52jd2Zj2QAAH/view?usp=sharing</text:a></text:p>
          </table:table-cell>
          <table:table-cell table:style-name="ce135" office:value-type="string" calcext:value-type="string">
            <text:p><text:a xlink:href="https://dx.doi.org/10.1016/j.jss.2021.110969" xlink:type="simple">10.1016/j.jss.2021.110969</text:a></text:p>
          </table:table-cell>
          <table:table-cell table:style-name="ce127" office:value-type="string" calcext:value-type="string">
            <text:p>Ivano</text:p>
          </table:table-cell>
          <table:table-cell table:style-name="ce127" table:content-validation-name="val1" office:value-type="string" calcext:value-type="string">
            <text:p>architecture</text:p>
          </table:table-cell>
          <table:table-cell table:style-name="ce127" table:content-validation-name="val2" office:value-type="string" calcext:value-type="string">
            <text:p>no hardware</text:p>
          </table:table-cell>
          <table:table-cell table:style-name="ce127" table:content-validation-name="val3" office:value-type="string" calcext:value-type="string">
            <text:p>community</text:p>
          </table:table-cell>
          <table:table-cell table:style-name="ce127" table:content-validation-name="val4" office:value-type="string" calcext:value-type="string">
            <text:p>not specified</text:p>
          </table:table-cell>
          <table:table-cell table:style-name="ce127" table:content-validation-name="val5" office:value-type="string" calcext:value-type="string">
            <text:p>portability,usability,functional suitability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27" table:formula="of:=SUM([.Q15:.S15])" office:value-type="float" office:value="3" calcext:value-type="float">
            <text:p>3</text:p>
          </table:table-cell>
          <table:table-cell table:style-name="ce127" table:content-validation-name="val6" office:value-type="string" calcext:value-type="string">
            <text:p>-</text:p>
          </table:table-cell>
          <table:table-cell table:style-name="ce127" table:content-validation-name="val7" office:value-type="string" calcext:value-type="string">
            <text:p>-</text:p>
          </table:table-cell>
          <table:table-cell table:style-name="ce127" table:content-validation-name="val8" office:value-type="string" calcext:value-type="string">
            <text:p>-</text:p>
          </table:table-cell>
          <table:table-cell table:style-name="ce127" table:content-validation-name="val9" office:value-type="string" calcext:value-type="string">
            <text:p>ROS1,ROS2</text:p>
          </table:table-cell>
          <table:table-cell table:style-name="ce127" table:content-validation-name="val10" office:value-type="string" calcext:value-type="string">
            <text:p>software engineering professional practice,software design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style-name="ce127" table:formula="of:=SUM([.Z15:.AC15])" office:value-type="float" office:value="4" calcext:value-type="float">
            <text:p>4</text:p>
          </table:table-cell>
          <table:table-cell table:style-name="ce127" table:content-validation-name="val11" office:value-type="string" calcext:value-type="string">
            <text:p>evaluation research</text:p>
          </table:table-cell>
          <table:table-cell table:style-name="ce127" table:content-validation-name="val12" office:value-type="string" calcext:value-type="string">
            <text:p>mining software repository</text:p>
          </table:table-cell>
          <table:table-cell table:style-name="ce127" table:content-validation-name="val13" office:value-type="string" calcext:value-type="string">
            <text:p>lack of generalization,multi-platform support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15" calcext:value-type="float">
            <text:p>15</text:p>
          </table:table-cell>
          <table:table-cell table:style-name="ce127" office:value-type="string" calcext:value-type="string">
            <text:p>S232</text:p>
          </table:table-cell>
          <table:table-cell table:style-name="ce127" office:value-type="string" calcext:value-type="string">
            <text:p>S15</text:p>
          </table:table-cell>
          <table:table-cell table:style-name="ce131" office:value-type="string" calcext:value-type="string">
            <text:p>A Visual Modeling Language for RDIS and ROS Nodes Using AToM3</text:p>
          </table:table-cell>
          <table:table-cell table:style-name="ce132" office:value-type="float" office:value="2012" calcext:value-type="float">
            <text:p>2012</text:p>
          </table:table-cell>
          <table:table-cell table:style-name="ce127" office:value-type="string" calcext:value-type="string">
            <text:p>Kilgo, Paul; Syriani, Eugene; Anderson, Monica</text:p>
          </table:table-cell>
          <table:table-cell table:style-name="ce127" office:value-type="string" calcext:value-type="string">
            <text:p>Simulation, Modeling, and Programming for Autonomous Robots</text:p>
          </table:table-cell>
          <table:table-cell table:style-name="ce127" office:value-type="string" calcext:value-type="string">
            <text:p>SMPAR_KILGO_2012</text:p>
          </table:table-cell>
          <table:table-cell table:style-name="ce136" office:value-type="string" calcext:value-type="string">
            <text:p><text:a xlink:href="https://drive.google.com/file/d/1W-Qq4vl5B5g95vje38Yg9rukLbF41fJr/view?usp=sharing" xlink:type="simple">https://drive.google.com/file/d/1W-Qq4vl5B5g95vje38Yg9rukLbF41fJr/view?usp=sharing</text:a></text:p>
          </table:table-cell>
          <table:table-cell table:style-name="ce135" office:value-type="string" calcext:value-type="string">
            <text:p><text:a xlink:href="https://dx.doi.org/10.1007/978-3-642-34327-8_14" xlink:type="simple">10.1007/978-3-642-34327-8_14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tool</text:p>
          </table:table-cell>
          <table:table-cell table:style-name="ce127" table:content-validation-name="val2" office:value-type="string" calcext:value-type="string">
            <text:p>no hardware</text:p>
          </table:table-cell>
          <table:table-cell table:style-name="ce127" table:content-validation-name="val3" office:value-type="string" calcext:value-type="string">
            <text:p>filesystem,computation graph</text:p>
          </table:table-cell>
          <table:table-cell table:style-name="ce127" table:content-validation-name="val4" office:value-type="string" calcext:value-type="string">
            <text:p>topics</text:p>
          </table:table-cell>
          <table:table-cell table:style-name="ce127" table:content-validation-name="val5" office:value-type="string" calcext:value-type="string">
            <text:p>compatibility,portability</text:p>
          </table:table-cell>
          <table:table-cell table:number-columns-repeated="2" table:style-name="ce127" office:value-type="float" office:value="0.5" calcext:value-type="float">
            <text:p>0,5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Q16:.S16])" office:value-type="float" office:value="1" calcext:value-type="float">
            <text:p>1</text:p>
          </table:table-cell>
          <table:table-cell table:style-name="ce127" table:content-validation-name="val6" office:value-type="string" calcext:value-type="string">
            <text:p>-</text:p>
          </table:table-cell>
          <table:table-cell table:style-name="ce127" table:content-validation-name="val7" office:value-type="string" calcext:value-type="string">
            <text:p>single</text:p>
          </table:table-cell>
          <table:table-cell table:style-name="ce127" table:content-validation-name="val8" office:value-type="string" calcext:value-type="string">
            <text:p>-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software maintenance,software engineering models and methods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table:formula="of:=SUM([.Z16:.AC16])" office:value-type="float" office:value="0" calcext:value-type="float">
            <text:p>0</text:p>
          </table:table-cell>
          <table:table-cell table:style-name="ce127" table:content-validation-name="val11" office:value-type="string" calcext:value-type="string">
            <text:p>proposal of a solution</text:p>
          </table:table-cell>
          <table:table-cell table:style-name="ce127" table:content-validation-name="val12" office:value-type="string" calcext:value-type="string">
            <text:p>real deployment</text:p>
          </table:table-cell>
          <table:table-cell table:style-name="ce127" table:content-validation-name="val13" office:value-type="string" calcext:value-type="string">
            <text:p>lack of generalization,support for complex specification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16" calcext:value-type="float">
            <text:p>16</text:p>
          </table:table-cell>
          <table:table-cell table:style-name="ce127" office:value-type="string" calcext:value-type="string">
            <text:p>S234</text:p>
          </table:table-cell>
          <table:table-cell table:style-name="ce127" office:value-type="string" calcext:value-type="string">
            <text:p>S16</text:p>
          </table:table-cell>
          <table:table-cell table:style-name="ce131" office:value-type="string" calcext:value-type="string">
            <text:p>A framework for quality assessment of ROS repositories</text:p>
          </table:table-cell>
          <table:table-cell table:style-name="ce132" office:value-type="float" office:value="2016" calcext:value-type="float">
            <text:p>2016</text:p>
          </table:table-cell>
          <table:table-cell table:style-name="ce127" office:value-type="string" calcext:value-type="string">
            <text:p>Santos, André; Cunha, Alcino; Macedo, Nuno; Lourenço, Cláudio</text:p>
          </table:table-cell>
          <table:table-cell table:style-name="ce127" office:value-type="string" calcext:value-type="string">
            <text:p>2016 IEEE/RSJ International Conference on Intelligent Robots and Systems (IROS)</text:p>
          </table:table-cell>
          <table:table-cell table:style-name="ce127" office:value-type="string" calcext:value-type="string">
            <text:p>IROS_SANTOS_2016</text:p>
          </table:table-cell>
          <table:table-cell table:style-name="ce136" office:value-type="string" calcext:value-type="string">
            <text:p><text:a xlink:href="https://drive.google.com/file/d/1jbFvTiSpzZJ6a4WyzpcbAoJoYUZ46LEW/view?usp=sharing" xlink:type="simple">https://drive.google.com/file/d/1jbFvTiSpzZJ6a4WyzpcbAoJoYUZ46LEW/view?usp=sharing</text:a></text:p>
          </table:table-cell>
          <table:table-cell table:style-name="ce135" office:value-type="string" calcext:value-type="string">
            <text:p><text:a xlink:href="https://dx.doi.org/10.1109/IROS.2016.7759661" xlink:type="simple">10.1109/IROS.2016.7759661</text:a></text:p>
          </table:table-cell>
          <table:table-cell table:style-name="ce127" office:value-type="string" calcext:value-type="string">
            <text:p>Ivano</text:p>
          </table:table-cell>
          <table:table-cell table:style-name="ce127" table:content-validation-name="val1" office:value-type="string" calcext:value-type="string">
            <text:p>tool</text:p>
          </table:table-cell>
          <table:table-cell table:style-name="ce127" table:content-validation-name="val2" office:value-type="string" calcext:value-type="string">
            <text:p>no hardware</text:p>
          </table:table-cell>
          <table:table-cell table:style-name="ce127" table:content-validation-name="val3" office:value-type="string" calcext:value-type="string">
            <text:p>computation graph</text:p>
          </table:table-cell>
          <table:table-cell table:style-name="ce127" table:content-validation-name="val4" office:value-type="string" calcext:value-type="string">
            <text:p>not specified</text:p>
          </table:table-cell>
          <table:table-cell table:style-name="ce127" table:content-validation-name="val5" office:value-type="string" calcext:value-type="string">
            <text:p>functional suitability</text:p>
          </table:table-cell>
          <table:table-cell table:number-columns-repeated="2" table:style-name="ce127" office:value-type="float" office:value="0.5" calcext:value-type="float">
            <text:p>0,5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Q17:.S17])" office:value-type="float" office:value="1" calcext:value-type="float">
            <text:p>1</text:p>
          </table:table-cell>
          <table:table-cell table:style-name="ce127" table:content-validation-name="val6" office:value-type="string" calcext:value-type="string">
            <text:p>-</text:p>
          </table:table-cell>
          <table:table-cell table:style-name="ce127" table:content-validation-name="val7" office:value-type="string" calcext:value-type="string">
            <text:p>multiple</text:p>
          </table:table-cell>
          <table:table-cell table:style-name="ce127" table:content-validation-name="val8" office:value-type="string" calcext:value-type="string">
            <text:p>-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software quality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table:formula="of:=SUM([.Z17:.AC17])" office:value-type="float" office:value="1" calcext:value-type="float">
            <text:p>1</text:p>
          </table:table-cell>
          <table:table-cell table:style-name="ce127" table:content-validation-name="val11" office:value-type="string" calcext:value-type="string">
            <text:p>proposal of a solution,evaluation research</text:p>
          </table:table-cell>
          <table:table-cell table:style-name="ce127" table:content-validation-name="val12" office:value-type="string" calcext:value-type="string">
            <text:p>real deployment</text:p>
          </table:table-cell>
          <table:table-cell table:style-name="ce127" table:content-validation-name="val13" office:value-type="string" calcext:value-type="string">
            <text:p>automation,performance optimization,support for more reference sources,multi-platform support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17" calcext:value-type="float">
            <text:p>17</text:p>
          </table:table-cell>
          <table:table-cell table:style-name="ce127" office:value-type="string" calcext:value-type="string">
            <text:p>S235</text:p>
          </table:table-cell>
          <table:table-cell table:style-name="ce127" office:value-type="string" calcext:value-type="string">
            <text:p>S17</text:p>
          </table:table-cell>
          <table:table-cell table:style-name="ce131" office:value-type="string" calcext:value-type="string">
            <text:p>Static-Time Extraction and Analysis of the ROS Computation Graph</text:p>
          </table:table-cell>
          <table:table-cell table:style-name="ce132" office:value-type="float" office:value="2019" calcext:value-type="float">
            <text:p>2019</text:p>
          </table:table-cell>
          <table:table-cell table:style-name="ce127" office:value-type="string" calcext:value-type="string">
            <text:p>Santos, André; Cunha, Alcino; Macedo, Nuno</text:p>
          </table:table-cell>
          <table:table-cell table:style-name="ce127" office:value-type="string" calcext:value-type="string">
            <text:p>2019 Third IEEE International Conference on Robotic Computing (IRC)</text:p>
          </table:table-cell>
          <table:table-cell table:style-name="ce127" office:value-type="string" calcext:value-type="string">
            <text:p>IRC_SANTOS_2019</text:p>
          </table:table-cell>
          <table:table-cell table:style-name="ce136" office:value-type="string" calcext:value-type="string">
            <text:p><text:a xlink:href="https://drive.google.com/file/d/1o6CcIqnyP8Va5qiLWh0ckFL9hIjQ7Vmz/view?usp=sharing" xlink:type="simple">https://drive.google.com/file/d/1o6CcIqnyP8Va5qiLWh0ckFL9hIjQ7Vmz/view?usp=sharing</text:a></text:p>
          </table:table-cell>
          <table:table-cell table:style-name="ce135" office:value-type="string" calcext:value-type="string">
            <text:p><text:a xlink:href="https://dx.doi.org/10.1109/IRC.2019.00018" xlink:type="simple">10.1109/IRC.2019.00018</text:a></text:p>
          </table:table-cell>
          <table:table-cell table:style-name="ce127" office:value-type="string" calcext:value-type="string">
            <text:p>Ivano</text:p>
          </table:table-cell>
          <table:table-cell table:style-name="ce127" table:content-validation-name="val1" office:value-type="string" calcext:value-type="string">
            <text:p>model,architecture</text:p>
          </table:table-cell>
          <table:table-cell table:style-name="ce127" table:content-validation-name="val2" office:value-type="string" calcext:value-type="string">
            <text:p>Turtlebot, AgRob</text:p>
          </table:table-cell>
          <table:table-cell table:style-name="ce127" table:content-validation-name="val3" office:value-type="string" calcext:value-type="string">
            <text:p>computation graph</text:p>
          </table:table-cell>
          <table:table-cell table:style-name="ce127" table:content-validation-name="val4" office:value-type="string" calcext:value-type="string">
            <text:p>topics,service</text:p>
          </table:table-cell>
          <table:table-cell table:style-name="ce127" table:content-validation-name="val5" office:value-type="string" calcext:value-type="string">
            <text:p>maintainability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.5" calcext:value-type="float">
            <text:p>0,5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Q18:.S18])" office:value-type="float" office:value="1.5" calcext:value-type="float">
            <text:p>1,5</text:p>
          </table:table-cell>
          <table:table-cell table:style-name="ce127" table:content-validation-name="val6" office:value-type="string" calcext:value-type="string">
            <text:p>terrestrial</text:p>
          </table:table-cell>
          <table:table-cell table:style-name="ce127" table:content-validation-name="val7" office:value-type="string" calcext:value-type="string">
            <text:p>single</text:p>
          </table:table-cell>
          <table:table-cell table:style-name="ce127" table:content-validation-name="val8" office:value-type="string" calcext:value-type="string">
            <text:p>-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software design,software maintenance,software engineering models and methods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Z18:.AC18])" office:value-type="float" office:value="3" calcext:value-type="float">
            <text:p>3</text:p>
          </table:table-cell>
          <table:table-cell table:style-name="ce127" table:content-validation-name="val11" office:value-type="string" calcext:value-type="string">
            <text:p>proposal of a solution,evaluation research</text:p>
          </table:table-cell>
          <table:table-cell table:style-name="ce127" table:content-validation-name="val12" office:value-type="string" calcext:value-type="string">
            <text:p>real deployment</text:p>
          </table:table-cell>
          <table:table-cell table:style-name="ce127" table:content-validation-name="val13" office:value-type="string" calcext:value-type="string">
            <text:p>lack of generalization,multi-platform support,multi-language support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18" calcext:value-type="float">
            <text:p>18</text:p>
          </table:table-cell>
          <table:table-cell table:style-name="ce127" office:value-type="string" calcext:value-type="string">
            <text:p>S236</text:p>
          </table:table-cell>
          <table:table-cell table:style-name="ce127" office:value-type="string" calcext:value-type="string">
            <text:p>S18</text:p>
          </table:table-cell>
          <table:table-cell table:style-name="ce131" office:value-type="string" calcext:value-type="string">
            <text:p>Mining the usage patterns of ROS primitives</text:p>
          </table:table-cell>
          <table:table-cell table:style-name="ce132" office:value-type="float" office:value="2017" calcext:value-type="float">
            <text:p>2017</text:p>
          </table:table-cell>
          <table:table-cell table:style-name="ce127" office:value-type="string" calcext:value-type="string">
            <text:p>Santos, André; Cunha, Alcino; Macedo, Nuno; Arrais, Rafael; dos Santos, Filipe Neves</text:p>
          </table:table-cell>
          <table:table-cell table:style-name="ce127" office:value-type="string" calcext:value-type="string">
            <text:p>2017 IEEE/RSJ International Conference on Intelligent Robots and Systems (IROS)</text:p>
          </table:table-cell>
          <table:table-cell table:style-name="ce127" office:value-type="string" calcext:value-type="string">
            <text:p>IROS_SANTOS_2017</text:p>
          </table:table-cell>
          <table:table-cell table:style-name="ce135" office:value-type="string" calcext:value-type="string">
            <text:p><text:a xlink:href="https://drive.google.com/file/d/11qTOerzKBX3uzYHe2MllUYN-ixLrIenA/view?usp=sharing" xlink:type="simple">https://drive.google.com/file/d/11qTOerzKBX3uzYHe2MllUYN-ixLrIenA/view?usp=sharing</text:a></text:p>
          </table:table-cell>
          <table:table-cell table:style-name="ce135" office:value-type="string" calcext:value-type="string">
            <text:p><text:a xlink:href="https://dx.doi.org/10.1109/IROS.2017.8206237" xlink:type="simple">10.1109/IROS.2017.8206237</text:a></text:p>
          </table:table-cell>
          <table:table-cell table:style-name="ce127" office:value-type="string" calcext:value-type="string">
            <text:p>Ivano</text:p>
          </table:table-cell>
          <table:table-cell table:style-name="ce127" table:content-validation-name="val1" office:value-type="string" calcext:value-type="string">
            <text:p>model</text:p>
          </table:table-cell>
          <table:table-cell table:style-name="ce127" table:content-validation-name="val2" office:value-type="string" calcext:value-type="string">
            <text:p>no hardware</text:p>
          </table:table-cell>
          <table:table-cell table:style-name="ce127" table:content-validation-name="val3" office:value-type="string" calcext:value-type="string">
            <text:p>filesystem</text:p>
          </table:table-cell>
          <table:table-cell table:style-name="ce127" table:content-validation-name="val4" office:value-type="string" calcext:value-type="string">
            <text:p>not specified</text:p>
          </table:table-cell>
          <table:table-cell table:style-name="ce127" table:content-validation-name="val5" office:value-type="string" calcext:value-type="string">
            <text:p>security,usability,reliability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.5" calcext:value-type="float">
            <text:p>0,5</text:p>
          </table:table-cell>
          <table:table-cell table:style-name="ce127" table:formula="of:=SUM([.Q19:.S19])" office:value-type="float" office:value="2" calcext:value-type="float">
            <text:p>2</text:p>
          </table:table-cell>
          <table:table-cell table:style-name="ce127" table:content-validation-name="val6" office:value-type="string" calcext:value-type="string">
            <text:p>-</text:p>
          </table:table-cell>
          <table:table-cell table:style-name="ce127" table:content-validation-name="val7" office:value-type="string" calcext:value-type="string">
            <text:p>-</text:p>
          </table:table-cell>
          <table:table-cell table:style-name="ce127" table:content-validation-name="val8" office:value-type="string" calcext:value-type="string">
            <text:p>-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software design,software engineering models and methods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table:formula="of:=SUM([.Z19:.AC19])" office:value-type="float" office:value="0" calcext:value-type="float">
            <text:p>0</text:p>
          </table:table-cell>
          <table:table-cell table:style-name="ce127" table:content-validation-name="val11" office:value-type="string" calcext:value-type="string">
            <text:p>philosophical paper</text:p>
          </table:table-cell>
          <table:table-cell table:style-name="ce127" table:content-validation-name="val12" office:value-type="string" calcext:value-type="string">
            <text:p>mining software repository</text:p>
          </table:table-cell>
          <table:table-cell table:style-name="ce127" table:content-validation-name="val13" office:value-type="string" calcext:value-type="string">
            <text:p>further validation,support for more reference sources,lack of generalization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19" calcext:value-type="float">
            <text:p>19</text:p>
          </table:table-cell>
          <table:table-cell table:style-name="ce127" office:value-type="string" calcext:value-type="string">
            <text:p>S349</text:p>
          </table:table-cell>
          <table:table-cell table:style-name="ce127" office:value-type="string" calcext:value-type="string">
            <text:p>S19</text:p>
          </table:table-cell>
          <table:table-cell table:style-name="ce131" office:value-type="string" calcext:value-type="string">
            <text:p>ROSRV: Runtime Verification for Robots</text:p>
          </table:table-cell>
          <table:table-cell table:style-name="ce132" office:value-type="float" office:value="2014" calcext:value-type="float">
            <text:p>2014</text:p>
          </table:table-cell>
          <table:table-cell table:style-name="ce127" office:value-type="string" calcext:value-type="string">
            <text:p>Huang, Jeff; Erdogan, Cansu; Zhang, Yi; Moore, Brandon; Luo, Qingzhou; Sundaresan, Aravind; Rosu, Grigore</text:p>
          </table:table-cell>
          <table:table-cell table:style-name="ce127" office:value-type="string" calcext:value-type="string">
            <text:p>Runtime Verification</text:p>
          </table:table-cell>
          <table:table-cell table:style-name="ce127" office:value-type="string" calcext:value-type="string">
            <text:p>RUNTIME_HUANG_2014</text:p>
          </table:table-cell>
          <table:table-cell table:style-name="ce136" office:value-type="string" calcext:value-type="string">
            <text:p><text:a xlink:href="https://drive.google.com/file/d/1LAgH_I2dbn7DECjuA_j9hXhWShSGGe_z/view?usp=sharing" xlink:type="simple">https://drive.google.com/file/d/1LAgH_I2dbn7DECjuA_j9hXhWShSGGe_z/view?usp=sharing</text:a></text:p>
          </table:table-cell>
          <table:table-cell table:style-name="ce135" office:value-type="string" calcext:value-type="string">
            <text:p><text:a xlink:href="https://dx.doi.org/10.1007/978-3-319-11164-3_20" xlink:type="simple">10.1007/978-3-319-11164-3_20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method</text:p>
          </table:table-cell>
          <table:table-cell table:style-name="ce127" table:content-validation-name="val2" office:value-type="string" calcext:value-type="string">
            <text:p>Landshark</text:p>
          </table:table-cell>
          <table:table-cell table:style-name="ce127" table:content-validation-name="val3" office:value-type="string" calcext:value-type="string">
            <text:p>computation graph</text:p>
          </table:table-cell>
          <table:table-cell table:style-name="ce127" table:content-validation-name="val4" office:value-type="string" calcext:value-type="string">
            <text:p>topics</text:p>
          </table:table-cell>
          <table:table-cell table:style-name="ce127" table:content-validation-name="val5" office:value-type="string" calcext:value-type="string">
            <text:p>security,reliability</text:p>
          </table:table-cell>
          <table:table-cell table:style-name="ce127" office:value-type="float" office:value="0.5" calcext:value-type="float">
            <text:p>0,5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0.5" calcext:value-type="float">
            <text:p>0,5</text:p>
          </table:table-cell>
          <table:table-cell table:style-name="ce127" table:formula="of:=SUM([.Q20:.S20])" office:value-type="float" office:value="1" calcext:value-type="float">
            <text:p>1</text:p>
          </table:table-cell>
          <table:table-cell table:style-name="ce127" table:content-validation-name="val6" office:value-type="string" calcext:value-type="string">
            <text:p>-</text:p>
          </table:table-cell>
          <table:table-cell table:style-name="ce127" table:content-validation-name="val7" office:value-type="string" calcext:value-type="string">
            <text:p>-</text:p>
          </table:table-cell>
          <table:table-cell table:style-name="ce127" table:content-validation-name="val8" office:value-type="string" calcext:value-type="string">
            <text:p>-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software quality,software requirements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table:formula="of:=SUM([.Z20:.AC20])" office:value-type="float" office:value="1" calcext:value-type="float">
            <text:p>1</text:p>
          </table:table-cell>
          <table:table-cell table:style-name="ce127" table:content-validation-name="val11" office:value-type="string" calcext:value-type="string">
            <text:p>proposal of a solution</text:p>
          </table:table-cell>
          <table:table-cell table:style-name="ce127" table:content-validation-name="val12" office:value-type="string" calcext:value-type="string">
            <text:p>simulation-based experiment</text:p>
          </table:table-cell>
          <table:table-cell table:style-name="ce127" table:content-validation-name="val13" office:value-type="string" calcext:value-type="string">
            <text:p>performance optimization,evaluation of quality attributes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20" calcext:value-type="float">
            <text:p>20</text:p>
          </table:table-cell>
          <table:table-cell table:style-name="ce127" office:value-type="string" calcext:value-type="string">
            <text:p>S362</text:p>
          </table:table-cell>
          <table:table-cell table:style-name="ce127" office:value-type="string" calcext:value-type="string">
            <text:p>S20</text:p>
          </table:table-cell>
          <table:table-cell table:style-name="ce131" office:value-type="string" calcext:value-type="string">
            <text:p>Evaluating impact in the ROS ecosystem</text:p>
          </table:table-cell>
          <table:table-cell table:style-name="ce132" office:value-type="float" office:value="2015" calcext:value-type="float">
            <text:p>2015</text:p>
          </table:table-cell>
          <table:table-cell table:style-name="ce127" office:value-type="string" calcext:value-type="string">
            <text:p>Curran, William; Thornton, Thomas; Arvey, Benjamin; Smart, William D.</text:p>
          </table:table-cell>
          <table:table-cell table:style-name="ce127" office:value-type="string" calcext:value-type="string">
            <text:p>2015 IEEE International Conference on Robotics and Automation (ICRA)</text:p>
          </table:table-cell>
          <table:table-cell table:style-name="ce127" office:value-type="string" calcext:value-type="string">
            <text:p>ICRA_CURRAN_2015</text:p>
          </table:table-cell>
          <table:table-cell table:style-name="ce136" office:value-type="string" calcext:value-type="string">
            <text:p><text:a xlink:href="https://drive.google.com/file/d/14u6Mkfk1cHrMcDdOxGPNgYe_saoKwx6i/view?usp=sharing" xlink:type="simple">https://drive.google.com/file/d/14u6Mkfk1cHrMcDdOxGPNgYe_saoKwx6i/view?usp=sharing</text:a></text:p>
          </table:table-cell>
          <table:table-cell table:style-name="ce135" office:value-type="string" calcext:value-type="string">
            <text:p><text:a xlink:href="https://dx.doi.org/10.1109/ICRA.2015.7140071" xlink:type="simple">10.1109/ICRA.2015.7140071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method</text:p>
          </table:table-cell>
          <table:table-cell table:style-name="ce127" table:content-validation-name="val2" office:value-type="string" calcext:value-type="string">
            <text:p>no hardware</text:p>
          </table:table-cell>
          <table:table-cell table:style-name="ce127" table:content-validation-name="val3" office:value-type="string" calcext:value-type="string">
            <text:p>community</text:p>
          </table:table-cell>
          <table:table-cell table:style-name="ce127" table:content-validation-name="val4" office:value-type="string" calcext:value-type="string">
            <text:p>not specified</text:p>
          </table:table-cell>
          <table:table-cell table:style-name="ce127" table:content-validation-name="val5" office:value-type="string" calcext:value-type="string">
            <text:p>usability</text:p>
          </table:table-cell>
          <table:table-cell table:style-name="ce127" office:value-type="float" office:value="0.5" calcext:value-type="float">
            <text:p>0,5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table:formula="of:=SUM([.Q21:.S21])" office:value-type="float" office:value="0.5" calcext:value-type="float">
            <text:p>0,5</text:p>
          </table:table-cell>
          <table:table-cell table:style-name="ce127" table:content-validation-name="val6" office:value-type="string" calcext:value-type="string">
            <text:p>-</text:p>
          </table:table-cell>
          <table:table-cell table:style-name="ce127" table:content-validation-name="val7" office:value-type="string" calcext:value-type="string">
            <text:p>-</text:p>
          </table:table-cell>
          <table:table-cell table:style-name="ce127" table:content-validation-name="val8" office:value-type="string" calcext:value-type="string">
            <text:p>-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software quality,software requirements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table:formula="of:=SUM([.Z21:.AC21])" office:value-type="float" office:value="0" calcext:value-type="float">
            <text:p>0</text:p>
          </table:table-cell>
          <table:table-cell table:style-name="ce127" table:content-validation-name="val11" office:value-type="string" calcext:value-type="string">
            <text:p>evaluation research</text:p>
          </table:table-cell>
          <table:table-cell table:style-name="ce127" table:content-validation-name="val12" office:value-type="string" calcext:value-type="string">
            <text:p>lab experiment</text:p>
          </table:table-cell>
          <table:table-cell table:style-name="ce127" table:content-validation-name="val13" office:value-type="string" calcext:value-type="string">
            <text:p>-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21" calcext:value-type="float">
            <text:p>21</text:p>
          </table:table-cell>
          <table:table-cell table:style-name="ce127" office:value-type="string" calcext:value-type="string">
            <text:p>S387</text:p>
          </table:table-cell>
          <table:table-cell table:style-name="ce127" office:value-type="string" calcext:value-type="string">
            <text:p>S21</text:p>
          </table:table-cell>
          <table:table-cell table:style-name="ce131" office:value-type="string" calcext:value-type="string">
            <text:p>Exploring the performance of ROS2</text:p>
          </table:table-cell>
          <table:table-cell table:style-name="ce132" office:value-type="float" office:value="2016" calcext:value-type="float">
            <text:p>2016</text:p>
          </table:table-cell>
          <table:table-cell table:style-name="ce127" office:value-type="string" calcext:value-type="string">
            <text:p>Maruyama, Yuya; Kato, Shinpei; Azumi, Takuya</text:p>
          </table:table-cell>
          <table:table-cell table:style-name="ce127" office:value-type="string" calcext:value-type="string">
            <text:p>Proceedings of the 13th International Conference on Embedded Software</text:p>
          </table:table-cell>
          <table:table-cell table:style-name="ce127" office:value-type="string" calcext:value-type="string">
            <text:p>EMBEDDED_MARUYAMA_2016</text:p>
          </table:table-cell>
          <table:table-cell table:style-name="ce136" office:value-type="string" calcext:value-type="string">
            <text:p><text:a xlink:href="https://drive.google.com/file/d/1p44Uir1gRW3pZ8w2WZlHOHz1tPhhFU45/view?usp=sharing" xlink:type="simple">https://drive.google.com/file/d/1p44Uir1gRW3pZ8w2WZlHOHz1tPhhFU45/view?usp=sharing</text:a></text:p>
          </table:table-cell>
          <table:table-cell table:style-name="ce135" office:value-type="string" calcext:value-type="string">
            <text:p><text:a xlink:href="https://dx.doi.org/10.1145/2968478.2968502" xlink:type="simple">10.1145/2968478.2968502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model</text:p>
          </table:table-cell>
          <table:table-cell table:style-name="ce127" table:content-validation-name="val2" office:value-type="string" calcext:value-type="string">
            <text:p>RaspberryPi</text:p>
          </table:table-cell>
          <table:table-cell table:style-name="ce127" table:content-validation-name="val3" office:value-type="string" calcext:value-type="string">
            <text:p>computation graph</text:p>
          </table:table-cell>
          <table:table-cell table:style-name="ce127" table:content-validation-name="val4" office:value-type="string" calcext:value-type="string">
            <text:p>topics,shared memory</text:p>
          </table:table-cell>
          <table:table-cell table:style-name="ce127" table:content-validation-name="val5" office:value-type="string" calcext:value-type="string">
            <text:p>performance efficiency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0.5" calcext:value-type="float">
            <text:p>0,5</text:p>
          </table:table-cell>
          <table:table-cell table:style-name="ce132" office:value-type="float" office:value="0" calcext:value-type="float">
            <text:p>0</text:p>
          </table:table-cell>
          <table:table-cell table:style-name="ce132" table:formula="of:=SUM([.Q22:.S22])" office:value-type="float" office:value="1.5" calcext:value-type="float">
            <text:p>1,5</text:p>
          </table:table-cell>
          <table:table-cell table:style-name="ce127" table:content-validation-name="val6" office:value-type="string" calcext:value-type="string">
            <text:p>fixed</text:p>
          </table:table-cell>
          <table:table-cell table:style-name="ce127" table:content-validation-name="val7" office:value-type="string" calcext:value-type="string">
            <text:p>multiple</text:p>
          </table:table-cell>
          <table:table-cell table:style-name="ce127" table:content-validation-name="val8" office:value-type="string" calcext:value-type="string">
            <text:p>Multiple areas</text:p>
          </table:table-cell>
          <table:table-cell table:style-name="ce127" table:content-validation-name="val9" office:value-type="string" calcext:value-type="string">
            <text:p>ROS2</text:p>
          </table:table-cell>
          <table:table-cell table:style-name="ce127" table:content-validation-name="val10" office:value-type="string" calcext:value-type="string">
            <text:p>software quality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 table:number-columns-repeated="2" table:style-name="ce132" office:value-type="float" office:value="0" calcext:value-type="float">
            <text:p>0</text:p>
          </table:table-cell>
          <table:table-cell table:style-name="ce132" table:formula="of:=SUM([.Z22:.AC22])" office:value-type="float" office:value="2" calcext:value-type="float">
            <text:p>2</text:p>
          </table:table-cell>
          <table:table-cell table:style-name="ce127" table:content-validation-name="val11" office:value-type="string" calcext:value-type="string">
            <text:p>evaluation research</text:p>
          </table:table-cell>
          <table:table-cell table:style-name="ce127" table:content-validation-name="val12" office:value-type="string" calcext:value-type="string">
            <text:p>lab experiment</text:p>
          </table:table-cell>
          <table:table-cell table:style-name="ce127" table:content-validation-name="val13" office:value-type="string" calcext:value-type="string">
            <text:p>performance optimization,further validation,multi-platform support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22" calcext:value-type="float">
            <text:p>22</text:p>
          </table:table-cell>
          <table:table-cell table:style-name="ce127" office:value-type="string" calcext:value-type="string">
            <text:p>S409</text:p>
          </table:table-cell>
          <table:table-cell table:style-name="ce127" office:value-type="string" calcext:value-type="string">
            <text:p>S22</text:p>
          </table:table-cell>
          <table:table-cell table:style-name="ce131" office:value-type="string" calcext:value-type="string">
            <text:p>Code duplication in ROS launchfiles</text:p>
          </table:table-cell>
          <table:table-cell table:style-name="ce132" office:value-type="float" office:value="2015" calcext:value-type="float">
            <text:p>2015</text:p>
          </table:table-cell>
          <table:table-cell table:style-name="ce127" office:value-type="string" calcext:value-type="string">
            <text:p>Estefo, Pablo; Robbes, Romain; Fabry, Johan</text:p>
          </table:table-cell>
          <table:table-cell table:style-name="ce127" office:value-type="string" calcext:value-type="string">
            <text:p>2015 34th International Conference of the Chilean Computer Science Society (SCCC)</text:p>
          </table:table-cell>
          <table:table-cell table:style-name="ce127" office:value-type="string" calcext:value-type="string">
            <text:p>SCCC_ESTEFO_2015</text:p>
          </table:table-cell>
          <table:table-cell table:style-name="ce136" office:value-type="string" calcext:value-type="string">
            <text:p><text:a xlink:href="https://drive.google.com/file/d/1sU35UHxRuYyF4JW7gPeohJ3J8Gzry3Iy/view?usp=sharing" xlink:type="simple">https://drive.google.com/file/d/1sU35UHxRuYyF4JW7gPeohJ3J8Gzry3Iy/view?usp=sharing</text:a></text:p>
          </table:table-cell>
          <table:table-cell table:style-name="ce135" office:value-type="string" calcext:value-type="string">
            <text:p><text:a xlink:href="https://dx.doi.org/10.1109/SCCC.2015.7416575" xlink:type="simple">10.1109/SCCC.2015.7416575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method</text:p>
          </table:table-cell>
          <table:table-cell table:style-name="ce127" table:content-validation-name="val2" office:value-type="string" calcext:value-type="string">
            <text:p>no hardware</text:p>
          </table:table-cell>
          <table:table-cell table:style-name="ce127" table:content-validation-name="val3" office:value-type="string" calcext:value-type="string">
            <text:p>filesystem</text:p>
          </table:table-cell>
          <table:table-cell table:style-name="ce127" table:content-validation-name="val4" office:value-type="string" calcext:value-type="string">
            <text:p>not specified</text:p>
          </table:table-cell>
          <table:table-cell table:style-name="ce127" table:content-validation-name="val5" office:value-type="string" calcext:value-type="string">
            <text:p>maintainability,usability</text:p>
          </table:table-cell>
          <table:table-cell table:style-name="ce127" office:value-type="float" office:value="0.5" calcext:value-type="float">
            <text:p>0,5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Q23:.S23])" office:value-type="float" office:value="1.5" calcext:value-type="float">
            <text:p>1,5</text:p>
          </table:table-cell>
          <table:table-cell table:style-name="ce127" table:content-validation-name="val6" office:value-type="string" calcext:value-type="string">
            <text:p>-</text:p>
          </table:table-cell>
          <table:table-cell table:style-name="ce127" table:content-validation-name="val7" office:value-type="string" calcext:value-type="string">
            <text:p>-</text:p>
          </table:table-cell>
          <table:table-cell table:style-name="ce127" table:content-validation-name="val8" office:value-type="string" calcext:value-type="string">
            <text:p>-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software quality,software engineering models and methods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Z23:.AC23])" office:value-type="float" office:value="3" calcext:value-type="float">
            <text:p>3</text:p>
          </table:table-cell>
          <table:table-cell table:style-name="ce127" table:content-validation-name="val11" office:value-type="string" calcext:value-type="string">
            <text:p>proposal of a solution</text:p>
          </table:table-cell>
          <table:table-cell table:style-name="ce127" table:content-validation-name="val12" office:value-type="string" calcext:value-type="string">
            <text:p>mining software repository</text:p>
          </table:table-cell>
          <table:table-cell table:style-name="ce127" table:content-validation-name="val13" office:value-type="string" calcext:value-type="string">
            <text:p>support for more reference sources,further validation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23" calcext:value-type="float">
            <text:p>23</text:p>
          </table:table-cell>
          <table:table-cell table:style-name="ce127" office:value-type="string" calcext:value-type="string">
            <text:p>S431</text:p>
          </table:table-cell>
          <table:table-cell table:style-name="ce127" office:value-type="string" calcext:value-type="string">
            <text:p>S23</text:p>
          </table:table-cell>
          <table:table-cell table:style-name="ce131" office:value-type="string" calcext:value-type="string">
            <text:p>Model-based integration testing of ROS packages: A mobile robot case study</text:p>
          </table:table-cell>
          <table:table-cell table:style-name="ce132" office:value-type="float" office:value="2015" calcext:value-type="float">
            <text:p>2015</text:p>
          </table:table-cell>
          <table:table-cell table:style-name="ce127" office:value-type="string" calcext:value-type="string">
            <text:p>Ernits, Juhan; Halling, Evelin; Kanter, Gert; Vain, Jüri</text:p>
          </table:table-cell>
          <table:table-cell table:style-name="ce127" office:value-type="string" calcext:value-type="string">
            <text:p>2015 European Conference on Mobile Robots (ECMR)</text:p>
          </table:table-cell>
          <table:table-cell table:style-name="ce127" office:value-type="string" calcext:value-type="string">
            <text:p>ECMR_ERNITS_2015</text:p>
          </table:table-cell>
          <table:table-cell table:style-name="ce136" office:value-type="string" calcext:value-type="string">
            <text:p><text:a xlink:href="https://drive.google.com/file/d/1N6qxmYHYD6Bj_nrmXy_SzYzF2BrwGeMF/view?usp=sharing" xlink:type="simple">https://drive.google.com/file/d/1N6qxmYHYD6Bj_nrmXy_SzYzF2BrwGeMF/view?usp=sharing</text:a></text:p>
          </table:table-cell>
          <table:table-cell table:style-name="ce135" office:value-type="string" calcext:value-type="string">
            <text:p><text:a xlink:href="https://dx.doi.org/10.1109/ECMR.2015.7324210" xlink:type="simple">10.1109/ECMR.2015.7324210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method</text:p>
          </table:table-cell>
          <table:table-cell table:style-name="ce127" table:content-validation-name="val2" office:value-type="string" calcext:value-type="string">
            <text:p>no hardware</text:p>
          </table:table-cell>
          <table:table-cell table:style-name="ce127" table:content-validation-name="val3" office:value-type="string" calcext:value-type="string">
            <text:p>filesystem</text:p>
          </table:table-cell>
          <table:table-cell table:style-name="ce127" table:content-validation-name="val4" office:value-type="string" calcext:value-type="string">
            <text:p>topics</text:p>
          </table:table-cell>
          <table:table-cell table:style-name="ce127" table:content-validation-name="val5" office:value-type="string" calcext:value-type="string">
            <text:p>reliability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Q24:.S24])" office:value-type="float" office:value="2" calcext:value-type="float">
            <text:p>2</text:p>
          </table:table-cell>
          <table:table-cell table:style-name="ce127" table:content-validation-name="val6" office:value-type="string" calcext:value-type="string">
            <text:p>terrestrial</text:p>
          </table:table-cell>
          <table:table-cell table:style-name="ce127" table:content-validation-name="val7" office:value-type="string" calcext:value-type="string">
            <text:p>single</text:p>
          </table:table-cell>
          <table:table-cell table:style-name="ce127" table:content-validation-name="val8" office:value-type="string" calcext:value-type="string">
            <text:p>Navigation task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software testing,software quality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table:formula="of:=SUM([.Z24:.AC24])" office:value-type="float" office:value="2" calcext:value-type="float">
            <text:p>2</text:p>
          </table:table-cell>
          <table:table-cell table:style-name="ce127" table:content-validation-name="val11" office:value-type="string" calcext:value-type="string">
            <text:p>proposal of a solution</text:p>
          </table:table-cell>
          <table:table-cell table:style-name="ce127" table:content-validation-name="val12" office:value-type="string" calcext:value-type="string">
            <text:p>simulation-based experiment</text:p>
          </table:table-cell>
          <table:table-cell table:style-name="ce127" table:content-validation-name="val13" office:value-type="string" calcext:value-type="string">
            <text:p>support for complex specification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24" calcext:value-type="float">
            <text:p>24</text:p>
          </table:table-cell>
          <table:table-cell table:style-name="ce127" office:value-type="string" calcext:value-type="string">
            <text:p>S507</text:p>
          </table:table-cell>
          <table:table-cell table:style-name="ce127" office:value-type="string" calcext:value-type="string">
            <text:p>S24</text:p>
          </table:table-cell>
          <table:table-cell table:style-name="ce131" office:value-type="string" calcext:value-type="string">
            <text:p>Flexible Navigation: Finite state machine-based integrated navigation and control for ROS enabled robots</text:p>
          </table:table-cell>
          <table:table-cell table:style-name="ce132" office:value-type="float" office:value="2017" calcext:value-type="float">
            <text:p>2017</text:p>
          </table:table-cell>
          <table:table-cell table:style-name="ce127" office:value-type="string" calcext:value-type="string">
            <text:p>Conner, David C.; Willis, Justin</text:p>
          </table:table-cell>
          <table:table-cell table:style-name="ce127" office:value-type="string" calcext:value-type="string">
            <text:p>SoutheastCon 2017</text:p>
          </table:table-cell>
          <table:table-cell table:style-name="ce127" office:value-type="string" calcext:value-type="string">
            <text:p>SOUTHEASTCON_CONNER_2017</text:p>
          </table:table-cell>
          <table:table-cell table:style-name="ce136" office:value-type="string" calcext:value-type="string">
            <text:p><text:a xlink:href="https://drive.google.com/file/d/1t-6oyXgUEfJdNbrdCdKo1tXVKrGF8-BY/view?usp=sharing" xlink:type="simple">https://drive.google.com/file/d/1t-6oyXgUEfJdNbrdCdKo1tXVKrGF8-BY/view?usp=sharing</text:a></text:p>
          </table:table-cell>
          <table:table-cell table:style-name="ce135" office:value-type="string" calcext:value-type="string">
            <text:p><text:a xlink:href="https://dx.doi.org/10.1109/SECON.2017.7925266" xlink:type="simple">10.1109/SECON.2017.7925266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package,method</text:p>
          </table:table-cell>
          <table:table-cell table:style-name="ce127" table:content-validation-name="val2" office:value-type="string" calcext:value-type="string">
            <text:p>Turtlebot</text:p>
          </table:table-cell>
          <table:table-cell table:style-name="ce127" table:content-validation-name="val3" office:value-type="string" calcext:value-type="string">
            <text:p>filesystem</text:p>
          </table:table-cell>
          <table:table-cell table:style-name="ce127" table:content-validation-name="val4" office:value-type="string" calcext:value-type="string">
            <text:p>not specified</text:p>
          </table:table-cell>
          <table:table-cell table:style-name="ce127" table:content-validation-name="val5" office:value-type="string" calcext:value-type="string">
            <text:p>functional suitability</text:p>
          </table:table-cell>
          <table:table-cell table:style-name="ce127" office:value-type="float" office:value="0.5" calcext:value-type="float">
            <text:p>0,5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Q25:.S25])" office:value-type="float" office:value="1.5" calcext:value-type="float">
            <text:p>1,5</text:p>
          </table:table-cell>
          <table:table-cell table:style-name="ce127" table:content-validation-name="val6" office:value-type="string" calcext:value-type="string">
            <text:p>terrestrial</text:p>
          </table:table-cell>
          <table:table-cell table:style-name="ce127" table:content-validation-name="val7" office:value-type="string" calcext:value-type="string">
            <text:p>single</text:p>
          </table:table-cell>
          <table:table-cell table:style-name="ce127" table:content-validation-name="val8" office:value-type="string" calcext:value-type="string">
            <text:p>Navigation task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engineering foundations,software requirements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table:formula="of:=SUM([.Z25:.AC25])" office:value-type="float" office:value="2" calcext:value-type="float">
            <text:p>2</text:p>
          </table:table-cell>
          <table:table-cell table:style-name="ce127" table:content-validation-name="val11" office:value-type="string" calcext:value-type="string">
            <text:p>proposal of a solution</text:p>
          </table:table-cell>
          <table:table-cell table:style-name="ce127" table:content-validation-name="val12" office:value-type="string" calcext:value-type="string">
            <text:p>lab experiment</text:p>
          </table:table-cell>
          <table:table-cell table:style-name="ce127" table:content-validation-name="val13" office:value-type="string" calcext:value-type="string">
            <text:p>enable self-adaptation,support for complex specification,automation</text:p>
          </table:table-cell>
          <table:table-cell table:style-name="ce140" table:number-columns-repeated="991"/>
        </table:table-row>
        <table:table-row table:style-name="ro4">
          <table:table-cell table:style-name="ce127" office:value-type="float" office:value="25" calcext:value-type="float">
            <text:p>25</text:p>
          </table:table-cell>
          <table:table-cell table:style-name="ce127" office:value-type="string" calcext:value-type="string">
            <text:p>S516</text:p>
          </table:table-cell>
          <table:table-cell table:style-name="ce127" office:value-type="string" calcext:value-type="string">
            <text:p>S25</text:p>
          </table:table-cell>
          <table:table-cell table:style-name="ce131" office:value-type="string" calcext:value-type="string">
            <text:p>A Study on ROS Vulnerabilities and Countermeasure</text:p>
          </table:table-cell>
          <table:table-cell table:style-name="ce132" office:value-type="float" office:value="2017" calcext:value-type="float">
            <text:p>2017</text:p>
          </table:table-cell>
          <table:table-cell table:style-name="ce127" office:value-type="string" calcext:value-type="string">
            <text:p>Jeong, Se-Yeon; Choi, I-Ju; Kim, Yeong-Jin; Shin, Yong-Min; Han, Jeong-Hun; Jung, Goo-Hong; Kim, Kyoung-Gon</text:p>
          </table:table-cell>
          <table:table-cell table:style-name="ce127" office:value-type="string" calcext:value-type="string">
            <text:p>Proceedings of the Companion of the 2017 ACM/IEEE International Conference on Human-Robot Interaction</text:p>
          </table:table-cell>
          <table:table-cell table:style-name="ce127" office:value-type="string" calcext:value-type="string">
            <text:p>HUMANROBOT_JEONG_2017</text:p>
          </table:table-cell>
          <table:table-cell table:style-name="ce135" office:value-type="string" calcext:value-type="string">
            <text:p><text:a xlink:href="https://drive.google.com/file/d/1JSa0gh0PqgeWd60rLj4kAtQL_B3BRbW5/view?usp=sharing" xlink:type="simple">https://drive.google.com/file/d/1JSa0gh0PqgeWd60rLj4kAtQL_B3BRbW5/view?usp=sharing</text:a></text:p>
          </table:table-cell>
          <table:table-cell table:style-name="ce135" office:value-type="string" calcext:value-type="string">
            <text:p><text:a xlink:href="https://dx.doi.org/10.1145/3029798.3038437" xlink:type="simple">10.1145/3029798.3038437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method</text:p>
          </table:table-cell>
          <table:table-cell table:style-name="ce127" table:content-validation-name="val2" office:value-type="string" calcext:value-type="string">
            <text:p>no hardware</text:p>
          </table:table-cell>
          <table:table-cell table:style-name="ce127" table:content-validation-name="val3" office:value-type="string" calcext:value-type="string">
            <text:p>filesystem</text:p>
          </table:table-cell>
          <table:table-cell table:style-name="ce127" table:content-validation-name="val4" office:value-type="string" calcext:value-type="string">
            <text:p>not specified</text:p>
          </table:table-cell>
          <table:table-cell table:style-name="ce127" table:content-validation-name="val5" office:value-type="string" calcext:value-type="string">
            <text:p>security</text:p>
          </table:table-cell>
          <table:table-cell table:style-name="ce127" office:value-type="float" office:value="0.5" calcext:value-type="float">
            <text:p>0,5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table:formula="of:=SUM([.Q26:.S26])" office:value-type="float" office:value="0.5" calcext:value-type="float">
            <text:p>0,5</text:p>
          </table:table-cell>
          <table:table-cell table:style-name="ce127" table:content-validation-name="val6" office:value-type="string" calcext:value-type="string">
            <text:p>-</text:p>
          </table:table-cell>
          <table:table-cell table:style-name="ce127" table:content-validation-name="val7" office:value-type="string" calcext:value-type="string">
            <text:p>-</text:p>
          </table:table-cell>
          <table:table-cell table:style-name="ce127" table:content-validation-name="val8" office:value-type="string" calcext:value-type="string">
            <text:p>-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software quality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table:formula="of:=SUM([.Z26:.AC26])" office:value-type="float" office:value="1" calcext:value-type="float">
            <text:p>1</text:p>
          </table:table-cell>
          <table:table-cell table:style-name="ce127" table:content-validation-name="val11" office:value-type="string" calcext:value-type="string">
            <text:p>evaluation research</text:p>
          </table:table-cell>
          <table:table-cell table:style-name="ce127" table:content-validation-name="val12" office:value-type="string" calcext:value-type="string">
            <text:p>lab experiment</text:p>
          </table:table-cell>
          <table:table-cell table:style-name="ce127" table:content-validation-name="val13" office:value-type="string" calcext:value-type="string">
            <text:p>multi-platform support</text:p>
          </table:table-cell>
          <table:table-cell table:style-name="ce140" table:number-columns-repeated="991"/>
        </table:table-row>
        <table:table-row table:style-name="ro4">
          <table:table-cell table:style-name="ce128" office:value-type="float" office:value="26" calcext:value-type="float">
            <text:p>26</text:p>
          </table:table-cell>
          <table:table-cell table:style-name="ce127" office:value-type="string" calcext:value-type="string">
            <text:p>S633</text:p>
          </table:table-cell>
          <table:table-cell table:style-name="ce127" office:value-type="string" calcext:value-type="string">
            <text:p>S26</text:p>
          </table:table-cell>
          <table:table-cell table:style-name="ce127" office:value-type="string" calcext:value-type="string">
            <text:p>Applying Software Static Analysis to ROS: The Case Study of the FASTEN European Project</text:p>
          </table:table-cell>
          <table:table-cell table:style-name="ce132" office:value-type="float" office:value="2020" calcext:value-type="float">
            <text:p>2020</text:p>
          </table:table-cell>
          <table:table-cell table:style-name="ce127" office:value-type="string" calcext:value-type="string">
            <text:p>Neto, Tiago; Arrais, Rafael; Sousa, Armando; Santos, André; Veiga, Germano</text:p>
          </table:table-cell>
          <table:table-cell table:style-name="ce127" office:value-type="string" calcext:value-type="string">
            <text:p>Robot 2019: Fourth Iberian Robotics Conference</text:p>
          </table:table-cell>
          <table:table-cell table:style-name="ce127" office:value-type="string" calcext:value-type="string">
            <text:p>ROBOT_NETO_2020</text:p>
          </table:table-cell>
          <table:table-cell table:style-name="ce136" office:value-type="string" calcext:value-type="string">
            <text:p><text:a xlink:href="https://drive.google.com/file/d/1fuCU_-A5MXxs00UxsnhaIjycIWnYZUHz/view?usp=sharing" xlink:type="simple">https://drive.google.com/file/d/1fuCU_-A5MXxs00UxsnhaIjycIWnYZUHz/view?usp=sharing</text:a></text:p>
          </table:table-cell>
          <table:table-cell table:style-name="ce135" office:value-type="string" calcext:value-type="string">
            <text:p><text:a xlink:href="https://dx.doi.org/10.1007/978-3-030-35990-4_51" xlink:type="simple">10.1007/978-3-030-35990-4_51</text:a></text:p>
          </table:table-cell>
          <table:table-cell table:style-name="ce127" office:value-type="string" calcext:value-type="string">
            <text:p>Ivano</text:p>
          </table:table-cell>
          <table:table-cell table:style-name="ce127" table:content-validation-name="val1" office:value-type="string" calcext:value-type="string">
            <text:p>method</text:p>
          </table:table-cell>
          <table:table-cell table:style-name="ce127" table:content-validation-name="val2" office:value-type="string" calcext:value-type="string">
            <text:p>FASTEN/Embraer Prototype</text:p>
          </table:table-cell>
          <table:table-cell table:style-name="ce127" table:content-validation-name="val3" office:value-type="string" calcext:value-type="string">
            <text:p>filesystem</text:p>
          </table:table-cell>
          <table:table-cell table:style-name="ce127" table:content-validation-name="val4" office:value-type="string" calcext:value-type="string">
            <text:p>topics</text:p>
          </table:table-cell>
          <table:table-cell table:style-name="ce127" table:content-validation-name="val5" office:value-type="string" calcext:value-type="string">
            <text:p>maintainability</text:p>
          </table:table-cell>
          <table:table-cell table:number-columns-repeated="2" table:style-name="ce127" office:value-type="float" office:value="0.5" calcext:value-type="float">
            <text:p>0,5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Q27:.S27])" office:value-type="float" office:value="1" calcext:value-type="float">
            <text:p>1</text:p>
          </table:table-cell>
          <table:table-cell table:style-name="ce127" table:content-validation-name="val6" office:value-type="string" calcext:value-type="string">
            <text:p>terrestrial</text:p>
          </table:table-cell>
          <table:table-cell table:style-name="ce127" table:content-validation-name="val7" office:value-type="string" calcext:value-type="string">
            <text:p>single</text:p>
          </table:table-cell>
          <table:table-cell table:style-name="ce127" table:content-validation-name="val8" office:value-type="string" calcext:value-type="string">
            <text:p>Self-driving vehicle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software quality,software maintenance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table:formula="of:=SUM([.Z27:.AC27])" office:value-type="float" office:value="2" calcext:value-type="float">
            <text:p>2</text:p>
          </table:table-cell>
          <table:table-cell table:style-name="ce127" table:content-validation-name="val11" office:value-type="string" calcext:value-type="string">
            <text:p>evaluation research</text:p>
          </table:table-cell>
          <table:table-cell table:style-name="ce127" table:content-validation-name="val12" office:value-type="string" calcext:value-type="string">
            <text:p>real deployment</text:p>
          </table:table-cell>
          <table:table-cell table:style-name="ce127" table:content-validation-name="val13" office:value-type="string" calcext:value-type="string">
            <text:p>multi-platform support</text:p>
          </table:table-cell>
          <table:table-cell table:style-name="ce140" table:number-columns-repeated="991"/>
        </table:table-row>
        <table:table-row table:style-name="ro4">
          <table:table-cell table:style-name="ce128" office:value-type="float" office:value="27" calcext:value-type="float">
            <text:p>27</text:p>
          </table:table-cell>
          <table:table-cell table:style-name="ce127" office:value-type="string" calcext:value-type="string">
            <text:p>S635</text:p>
          </table:table-cell>
          <table:table-cell table:style-name="ce127" office:value-type="string" calcext:value-type="string">
            <text:p>S27</text:p>
          </table:table-cell>
          <table:table-cell table:style-name="ce127" office:value-type="string" calcext:value-type="string">
            <text:p>The Forgotten Case of the Dependency Bugs : On the Example of the Robot Operating System</text:p>
          </table:table-cell>
          <table:table-cell table:style-name="ce132" office:value-type="float" office:value="2020" calcext:value-type="float">
            <text:p>2020</text:p>
          </table:table-cell>
          <table:table-cell table:style-name="ce127" office:value-type="string" calcext:value-type="string">
            <text:p>Fischer-Nielsen, Anders; Fu, Zhoulai; Su, Ting; Wąsowski, Andrzej</text:p>
          </table:table-cell>
          <table:table-cell table:style-name="ce127" office:value-type="string" calcext:value-type="string">
            <text:p>2020 IEEE/ACM 42nd International Conference on Software Engineering: Software Engineering in Practice (ICSE-SEIP)</text:p>
          </table:table-cell>
          <table:table-cell table:style-name="ce127" office:value-type="string" calcext:value-type="string">
            <text:p>ICSESEIP_FISCHER_2020</text:p>
          </table:table-cell>
          <table:table-cell table:style-name="ce135" office:value-type="string" calcext:value-type="string">
            <text:p><text:a xlink:href="https://drive.google.com/file/d/1fBhqLiR60MS3VtdlqGRxegYJs9smJuMD/view?usp=sharing" xlink:type="simple">https://drive.google.com/file/d/1fBhqLiR60MS3VtdlqGRxegYJs9smJuMD/view?usp=sharing</text:a></text:p>
          </table:table-cell>
          <table:table-cell table:style-name="ce135" office:value-type="string" calcext:value-type="string">
            <text:p><text:a xlink:href="https://dl.acm.org/doi/10.1145/3377813.3381364" xlink:type="simple">10.1145/3377813.3381364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method</text:p>
          </table:table-cell>
          <table:table-cell table:style-name="ce127" table:content-validation-name="val2" office:value-type="string" calcext:value-type="string">
            <text:p>no hardware</text:p>
          </table:table-cell>
          <table:table-cell table:style-name="ce127" table:content-validation-name="val3" office:value-type="string" calcext:value-type="string">
            <text:p>filesystem</text:p>
          </table:table-cell>
          <table:table-cell table:style-name="ce127" table:content-validation-name="val4" office:value-type="string" calcext:value-type="string">
            <text:p>not specified</text:p>
          </table:table-cell>
          <table:table-cell table:style-name="ce127" table:content-validation-name="val5" office:value-type="string" calcext:value-type="string">
            <text:p>reliability,maintainability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27" table:formula="of:=SUM([.Q28:.S28])" office:value-type="float" office:value="3" calcext:value-type="float">
            <text:p>3</text:p>
          </table:table-cell>
          <table:table-cell table:style-name="ce127" table:content-validation-name="val6" office:value-type="string" calcext:value-type="string">
            <text:p>-</text:p>
          </table:table-cell>
          <table:table-cell table:style-name="ce127" table:content-validation-name="val7" office:value-type="string" calcext:value-type="string">
            <text:p>-</text:p>
          </table:table-cell>
          <table:table-cell table:style-name="ce127" table:content-validation-name="val8" office:value-type="string" calcext:value-type="string">
            <text:p>-</text:p>
          </table:table-cell>
          <table:table-cell table:style-name="ce127" table:content-validation-name="val9" office:value-type="string" calcext:value-type="string">
            <text:p>ROS1,ROS2</text:p>
          </table:table-cell>
          <table:table-cell table:style-name="ce127" table:content-validation-name="val10" office:value-type="string" calcext:value-type="string">
            <text:p>software quality,software maintenance</text:p>
          </table:table-cell>
          <table:table-cell table:number-columns-repeated="4" table:style-name="ce127" office:value-type="float" office:value="1" calcext:value-type="float">
            <text:p>1</text:p>
          </table:table-cell>
          <table:table-cell table:style-name="ce127" table:formula="of:=SUM([.Z28:.AC28])" office:value-type="float" office:value="4" calcext:value-type="float">
            <text:p>4</text:p>
          </table:table-cell>
          <table:table-cell table:style-name="ce127" table:content-validation-name="val11" office:value-type="string" calcext:value-type="string">
            <text:p>philosophical paper</text:p>
          </table:table-cell>
          <table:table-cell table:style-name="ce127" table:content-validation-name="val12" office:value-type="string" calcext:value-type="string">
            <text:p>mining software repository</text:p>
          </table:table-cell>
          <table:table-cell table:style-name="ce127" table:content-validation-name="val13" office:value-type="string" calcext:value-type="string">
            <text:p>-</text:p>
          </table:table-cell>
          <table:table-cell table:style-name="ce140" table:number-columns-repeated="991"/>
        </table:table-row>
        <table:table-row table:style-name="ro4">
          <table:table-cell table:style-name="ce128" office:value-type="float" office:value="28" calcext:value-type="float">
            <text:p>28</text:p>
          </table:table-cell>
          <table:table-cell table:style-name="ce127" office:value-type="string" calcext:value-type="string">
            <text:p>S696</text:p>
          </table:table-cell>
          <table:table-cell table:style-name="ce127" office:value-type="string" calcext:value-type="string">
            <text:p>S28</text:p>
          </table:table-cell>
          <table:table-cell table:style-name="ce127" office:value-type="string" calcext:value-type="string">
            <text:p>From High-Level Task Specification to Robot Operating System (ROS) Implementation</text:p>
          </table:table-cell>
          <table:table-cell table:style-name="ce132" office:value-type="float" office:value="2017" calcext:value-type="float">
            <text:p>2017</text:p>
          </table:table-cell>
          <table:table-cell table:style-name="ce127" office:value-type="string" calcext:value-type="string">
            <text:p>Wong, Kai Weng; Kress-Gazit, Hadas</text:p>
          </table:table-cell>
          <table:table-cell table:style-name="ce127" office:value-type="string" calcext:value-type="string">
            <text:p>2017 First IEEE International Conference on Robotic Computing (IRC)</text:p>
          </table:table-cell>
          <table:table-cell table:style-name="ce127" office:value-type="string" calcext:value-type="string">
            <text:p>IRC_WONG_2017</text:p>
          </table:table-cell>
          <table:table-cell table:style-name="ce136" office:value-type="string" calcext:value-type="string">
            <text:p><text:a xlink:href="https://drive.google.com/file/d/1xuRz9LK_eGjT4ZNsI7EwIKQuUEJB2Vnu/view?usp=sharing" xlink:type="simple">https://drive.google.com/file/d/1xuRz9LK_eGjT4ZNsI7EwIKQuUEJB2Vnu/view?usp=sharing</text:a></text:p>
          </table:table-cell>
          <table:table-cell table:style-name="ce135" office:value-type="string" calcext:value-type="string">
            <text:p><text:a xlink:href="https://dx.doi.org/10.1109/IRC.2017.18" xlink:type="simple">10.1109/IRC.2017.18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method</text:p>
          </table:table-cell>
          <table:table-cell table:style-name="ce127" table:content-validation-name="val2" office:value-type="string" calcext:value-type="string">
            <text:p>youBot</text:p>
          </table:table-cell>
          <table:table-cell table:style-name="ce127" table:content-validation-name="val3" office:value-type="string" calcext:value-type="string">
            <text:p>computation graph</text:p>
          </table:table-cell>
          <table:table-cell table:style-name="ce127" table:content-validation-name="val4" office:value-type="string" calcext:value-type="string">
            <text:p>topics</text:p>
          </table:table-cell>
          <table:table-cell table:style-name="ce127" table:content-validation-name="val5" office:value-type="string" calcext:value-type="string">
            <text:p>reliability,functional suitability</text:p>
          </table:table-cell>
          <table:table-cell table:number-columns-repeated="2" table:style-name="ce127" office:value-type="float" office:value="0.5" calcext:value-type="float">
            <text:p>0,5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Q29:.S29])" office:value-type="float" office:value="1" calcext:value-type="float">
            <text:p>1</text:p>
          </table:table-cell>
          <table:table-cell table:style-name="ce127" table:content-validation-name="val6" office:value-type="string" calcext:value-type="string">
            <text:p>terrestrial</text:p>
          </table:table-cell>
          <table:table-cell table:style-name="ce127" table:content-validation-name="val7" office:value-type="string" calcext:value-type="string">
            <text:p>single</text:p>
          </table:table-cell>
          <table:table-cell table:style-name="ce127" table:content-validation-name="val8" office:value-type="string" calcext:value-type="string">
            <text:p>Navigation task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software design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table:formula="of:=SUM([.Z29:.AC29])" office:value-type="float" office:value="2" calcext:value-type="float">
            <text:p>2</text:p>
          </table:table-cell>
          <table:table-cell table:style-name="ce127" table:content-validation-name="val11" office:value-type="string" calcext:value-type="string">
            <text:p>proposal of a solution</text:p>
          </table:table-cell>
          <table:table-cell table:style-name="ce127" table:content-validation-name="val12" office:value-type="string" calcext:value-type="string">
            <text:p>lab experiment</text:p>
          </table:table-cell>
          <table:table-cell table:style-name="ce127" table:content-validation-name="val13" office:value-type="string" calcext:value-type="string">
            <text:p>support for more reference sources,further validation,support for complex specification</text:p>
          </table:table-cell>
          <table:table-cell table:style-name="ce140" table:number-columns-repeated="991"/>
        </table:table-row>
        <table:table-row table:style-name="ro4">
          <table:table-cell table:style-name="ce128" office:value-type="float" office:value="29" calcext:value-type="float">
            <text:p>29</text:p>
          </table:table-cell>
          <table:table-cell table:style-name="ce127" office:value-type="string" calcext:value-type="string">
            <text:p>S1204</text:p>
          </table:table-cell>
          <table:table-cell table:style-name="ce127" office:value-type="string" calcext:value-type="string">
            <text:p>S29</text:p>
          </table:table-cell>
          <table:table-cell table:style-name="ce127" office:value-type="string" calcext:value-type="string">
            <text:p>Using AADL to Model and Develop ROS-Based Robotic Application</text:p>
          </table:table-cell>
          <table:table-cell table:style-name="ce132" office:value-type="float" office:value="2017" calcext:value-type="float">
            <text:p>2017</text:p>
          </table:table-cell>
          <table:table-cell table:style-name="ce127" office:value-type="string" calcext:value-type="string">
            <text:p>Bardaro, Gianluca; Matteucci, Matteo</text:p>
          </table:table-cell>
          <table:table-cell table:style-name="ce127" office:value-type="string" calcext:value-type="string">
            <text:p>2017 First IEEE International Conference on Robotic Computing (IRC)</text:p>
          </table:table-cell>
          <table:table-cell table:style-name="ce127" office:value-type="string" calcext:value-type="string">
            <text:p>IRC_BARBADO_2017</text:p>
          </table:table-cell>
          <table:table-cell table:style-name="ce136" office:value-type="string" calcext:value-type="string">
            <text:p><text:a xlink:href="https://drive.google.com/file/d/1GlU-JwxxrVsapumbgSOzy_63g86FTjRs/view?usp=sharing" xlink:type="simple">https://drive.google.com/file/d/1GlU-JwxxrVsapumbgSOzy_63g86FTjRs/view?usp=sharing</text:a></text:p>
          </table:table-cell>
          <table:table-cell table:style-name="ce135" office:value-type="string" calcext:value-type="string">
            <text:p><text:a xlink:href="https://dx.doi.org/10.1109/IRC.2017.59" xlink:type="simple">10.1109/IRC.2017.59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model,method</text:p>
          </table:table-cell>
          <table:table-cell table:style-name="ce127" table:content-validation-name="val2" office:value-type="string" calcext:value-type="string">
            <text:p>no hardware</text:p>
          </table:table-cell>
          <table:table-cell table:style-name="ce127" table:content-validation-name="val3" office:value-type="string" calcext:value-type="string">
            <text:p>filesystem</text:p>
          </table:table-cell>
          <table:table-cell table:style-name="ce127" table:content-validation-name="val4" office:value-type="string" calcext:value-type="string">
            <text:p>not specified</text:p>
          </table:table-cell>
          <table:table-cell table:style-name="ce127" table:content-validation-name="val5" office:value-type="string" calcext:value-type="string">
            <text:p>reliability,functional suitability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.5" calcext:value-type="float">
            <text:p>0,5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Q30:.S30])" office:value-type="float" office:value="1.5" calcext:value-type="float">
            <text:p>1,5</text:p>
          </table:table-cell>
          <table:table-cell table:style-name="ce127" table:content-validation-name="val6" office:value-type="string" calcext:value-type="string">
            <text:p>-</text:p>
          </table:table-cell>
          <table:table-cell table:style-name="ce127" table:content-validation-name="val7" office:value-type="string" calcext:value-type="string">
            <text:p>-</text:p>
          </table:table-cell>
          <table:table-cell table:style-name="ce127" table:content-validation-name="val8" office:value-type="string" calcext:value-type="string">
            <text:p>-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software design,software engineering models and methods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27" table:formula="of:=SUM([.Z30:.AC30])" office:value-type="float" office:value="1" calcext:value-type="float">
            <text:p>1</text:p>
          </table:table-cell>
          <table:table-cell table:style-name="ce127" table:content-validation-name="val11" office:value-type="string" calcext:value-type="string">
            <text:p>proposal of a solution</text:p>
          </table:table-cell>
          <table:table-cell table:style-name="ce127" table:content-validation-name="val12" office:value-type="string" calcext:value-type="string">
            <text:p>lab experiment</text:p>
          </table:table-cell>
          <table:table-cell table:style-name="ce127" table:content-validation-name="val13" office:value-type="string" calcext:value-type="string">
            <text:p>-</text:p>
          </table:table-cell>
          <table:table-cell table:style-name="ce140" table:number-columns-repeated="991"/>
        </table:table-row>
        <table:table-row table:style-name="ro4">
          <table:table-cell table:style-name="ce128" office:value-type="float" office:value="30" calcext:value-type="float">
            <text:p>30</text:p>
          </table:table-cell>
          <table:table-cell table:style-name="ce127" office:value-type="string" calcext:value-type="string">
            <text:p>S1381</text:p>
          </table:table-cell>
          <table:table-cell table:style-name="ce127" office:value-type="string" calcext:value-type="string">
            <text:p>S30</text:p>
          </table:table-cell>
          <table:table-cell table:style-name="ce127" office:value-type="string" calcext:value-type="string">
            <text:p>Rate impact analysis in robotic systems</text:p>
          </table:table-cell>
          <table:table-cell table:style-name="ce132" office:value-type="float" office:value="2017" calcext:value-type="float">
            <text:p>2017</text:p>
          </table:table-cell>
          <table:table-cell table:style-name="ce127" office:value-type="string" calcext:value-type="string">
            <text:p>Sharma, Nishant; Elbaum, Sebastian; Detweiler, Carrick</text:p>
          </table:table-cell>
          <table:table-cell table:style-name="ce127" office:value-type="string" calcext:value-type="string">
            <text:p>2017 IEEE International Conference on Robotics and Automation (ICRA)</text:p>
          </table:table-cell>
          <table:table-cell table:style-name="ce127" office:value-type="string" calcext:value-type="string">
            <text:p>ICRA_SHARMA_2017</text:p>
          </table:table-cell>
          <table:table-cell table:style-name="ce136" office:value-type="string" calcext:value-type="string">
            <text:p><text:a xlink:href="https://drive.google.com/file/d/1MaoBZXZMtdTcvSDZphpO-M5cKADiy2AB/view?usp=sharing" xlink:type="simple">https://drive.google.com/file/d/1MaoBZXZMtdTcvSDZphpO-M5cKADiy2AB/view?usp=sharing</text:a></text:p>
          </table:table-cell>
          <table:table-cell table:style-name="ce135" office:value-type="string" calcext:value-type="string">
            <text:p><text:a xlink:href="https://dx.doi.org/10.1109/ICRA.2017.7989240" xlink:type="simple">10.1109/ICRA.2017.7989240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method</text:p>
          </table:table-cell>
          <table:table-cell table:style-name="ce127" table:content-validation-name="val2" office:value-type="string" calcext:value-type="string">
            <text:p>Care-O-bot-4, PR2, H2OS</text:p>
          </table:table-cell>
          <table:table-cell table:style-name="ce127" table:content-validation-name="val3" office:value-type="string" calcext:value-type="string">
            <text:p>filesystem</text:p>
          </table:table-cell>
          <table:table-cell table:style-name="ce127" table:content-validation-name="val4" office:value-type="string" calcext:value-type="string">
            <text:p>not specified</text:p>
          </table:table-cell>
          <table:table-cell table:style-name="ce127" table:content-validation-name="val5" office:value-type="string" calcext:value-type="string">
            <text:p>performance efficiency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Q31:.S31])" office:value-type="float" office:value="2" calcext:value-type="float">
            <text:p>2</text:p>
          </table:table-cell>
          <table:table-cell table:style-name="ce127" table:content-validation-name="val6" office:value-type="string" calcext:value-type="string">
            <text:p>-</text:p>
          </table:table-cell>
          <table:table-cell table:style-name="ce127" table:content-validation-name="val7" office:value-type="string" calcext:value-type="string">
            <text:p>single</text:p>
          </table:table-cell>
          <table:table-cell table:style-name="ce127" table:content-validation-name="val8" office:value-type="string" calcext:value-type="string">
            <text:p>Home service,Self-driving vehicle,Navigation task,Unmanned aerial vehicle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software quality,software design,software maintenance</text:p>
          </table:table-cell>
          <table:table-cell table:number-columns-repeated="3" table:style-name="ce127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Z31:.AC31])" office:value-type="float" office:value="3" calcext:value-type="float">
            <text:p>3</text:p>
          </table:table-cell>
          <table:table-cell table:style-name="ce127" table:content-validation-name="val11" office:value-type="string" calcext:value-type="string">
            <text:p>evaluation research</text:p>
          </table:table-cell>
          <table:table-cell table:style-name="ce127" table:content-validation-name="val12" office:value-type="string" calcext:value-type="string">
            <text:p>real deployment</text:p>
          </table:table-cell>
          <table:table-cell table:style-name="ce127" table:content-validation-name="val13" office:value-type="string" calcext:value-type="string">
            <text:p>lack of generalization,further validation,support for complex specification</text:p>
          </table:table-cell>
          <table:table-cell table:style-name="ce140" table:number-columns-repeated="991"/>
        </table:table-row>
        <table:table-row table:style-name="ro4">
          <table:table-cell table:style-name="ce128" office:value-type="float" office:value="31" calcext:value-type="float">
            <text:p>31</text:p>
          </table:table-cell>
          <table:table-cell table:style-name="ce127" office:value-type="string" calcext:value-type="string">
            <text:p>S1480</text:p>
          </table:table-cell>
          <table:table-cell table:style-name="ce127" office:value-type="string" calcext:value-type="string">
            <text:p>S31</text:p>
          </table:table-cell>
          <table:table-cell table:style-name="ce127" office:value-type="string" calcext:value-type="string">
            <text:p>A Case Study on Improving the Software Dependability of a ROS Path Planner for Steep Slope Vineyards</text:p>
          </table:table-cell>
          <table:table-cell table:style-name="ce133" office:value-type="float" office:value="2021" calcext:value-type="float">
            <text:p>2021</text:p>
          </table:table-cell>
          <table:table-cell table:style-name="ce134" office:value-type="string" calcext:value-type="string">
            <text:p>Santos, Luís Carlos; Santos, André; Santos, Filipe Neves; Valente, António</text:p>
          </table:table-cell>
          <table:table-cell table:style-name="ce134" office:value-type="string" calcext:value-type="string">
            <text:p>Robotics</text:p>
          </table:table-cell>
          <table:table-cell table:style-name="ce127" office:value-type="string" calcext:value-type="string">
            <text:p>ROBOTICS_SANTOS_2021</text:p>
          </table:table-cell>
          <table:table-cell table:style-name="ce136" office:value-type="string" calcext:value-type="string">
            <text:p><text:a xlink:href="https://drive.google.com/file/d/1AXxQI08Wbdy4xdkZKNUJHLUfhv6aS_Wu/view?usp=sharing" xlink:type="simple">https://drive.google.com/file/d/1AXxQI08Wbdy4xdkZKNUJHLUfhv6aS_Wu/view?usp=sharing</text:a></text:p>
          </table:table-cell>
          <table:table-cell table:style-name="ce135" office:value-type="string" calcext:value-type="string">
            <text:p><text:a xlink:href="https://dx.doi.org/10.3390/robotics10030103" xlink:type="simple">10.3390/robotics10030103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method</text:p>
          </table:table-cell>
          <table:table-cell table:style-name="ce127" table:content-validation-name="val2" office:value-type="string" calcext:value-type="string">
            <text:p>AgroBit Mowing</text:p>
          </table:table-cell>
          <table:table-cell table:style-name="ce127" table:content-validation-name="val3" office:value-type="string" calcext:value-type="string">
            <text:p>filesystem</text:p>
          </table:table-cell>
          <table:table-cell table:style-name="ce127" table:content-validation-name="val4" office:value-type="string" calcext:value-type="string">
            <text:p>not specified</text:p>
          </table:table-cell>
          <table:table-cell table:style-name="ce127" table:content-validation-name="val5" office:value-type="string" calcext:value-type="string">
            <text:p>reliability,functional suitability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0.5" calcext:value-type="float">
            <text:p>0,5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Q32:.S32])" office:value-type="float" office:value="1.5" calcext:value-type="float">
            <text:p>1,5</text:p>
          </table:table-cell>
          <table:table-cell table:style-name="ce127" table:content-validation-name="val6" office:value-type="string" calcext:value-type="string">
            <text:p>terrestrial</text:p>
          </table:table-cell>
          <table:table-cell table:style-name="ce127" table:content-validation-name="val7" office:value-type="string" calcext:value-type="string">
            <text:p>single</text:p>
          </table:table-cell>
          <table:table-cell table:style-name="ce127" table:content-validation-name="val8" office:value-type="string" calcext:value-type="string">
            <text:p>Navigation task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software testing,software quality</text:p>
          </table:table-cell>
          <table:table-cell table:number-columns-repeated="2" table:style-name="ce127" office:value-type="float" office:value="1" calcext:value-type="float">
            <text:p>1</text:p>
          </table:table-cell>
          <table:table-cell table:number-columns-repeated="2" table:style-name="ce127" office:value-type="float" office:value="0" calcext:value-type="float">
            <text:p>0</text:p>
          </table:table-cell>
          <table:table-cell table:style-name="ce127" table:formula="of:=SUM([.Z32:.AC32])" office:value-type="float" office:value="2" calcext:value-type="float">
            <text:p>2</text:p>
          </table:table-cell>
          <table:table-cell table:style-name="ce127" table:content-validation-name="val11" office:value-type="string" calcext:value-type="string">
            <text:p>proposal of a solution</text:p>
          </table:table-cell>
          <table:table-cell table:style-name="ce127" table:content-validation-name="val12" office:value-type="string" calcext:value-type="string">
            <text:p>real deployment</text:p>
          </table:table-cell>
          <table:table-cell table:style-name="ce127" table:content-validation-name="val13" office:value-type="string" calcext:value-type="string">
            <text:p>support for complex specification,multi-platform support,performance optimization</text:p>
          </table:table-cell>
          <table:table-cell table:style-name="ce140" table:number-columns-repeated="991"/>
        </table:table-row>
        <table:table-row table:style-name="ro4">
          <table:table-cell table:style-name="ce128" office:value-type="float" office:value="32" calcext:value-type="float">
            <text:p>32</text:p>
          </table:table-cell>
          <table:table-cell table:style-name="ce127" office:value-type="string" calcext:value-type="string">
            <text:p>S1486</text:p>
          </table:table-cell>
          <table:table-cell table:style-name="ce127" office:value-type="string" calcext:value-type="string">
            <text:p>S32</text:p>
          </table:table-cell>
          <table:table-cell table:style-name="ce127" office:value-type="string" calcext:value-type="string">
            <text:p>Compositional Design of Multi-Robot Systems Control Software on ROS</text:p>
          </table:table-cell>
          <table:table-cell table:style-name="ce133" office:value-type="float" office:value="2019" calcext:value-type="float">
            <text:p>2019</text:p>
          </table:table-cell>
          <table:table-cell table:style-name="ce134" office:value-type="string" calcext:value-type="string">
            <text:p>Spellini, Stefano; Lora, Michele; Fummi, Franco; Chattopadhyay, Sudipta</text:p>
          </table:table-cell>
          <table:table-cell table:style-name="ce127" office:value-type="string" calcext:value-type="string">
            <text:p>ACM Transactions on Embedded Computing Systems</text:p>
          </table:table-cell>
          <table:table-cell table:style-name="ce127" office:value-type="string" calcext:value-type="string">
            <text:p>EMBEDDED_SPELINI_2019</text:p>
          </table:table-cell>
          <table:table-cell table:style-name="ce136" office:value-type="string" calcext:value-type="string">
            <text:p><text:a xlink:href="https://drive.google.com/file/d/1EgkUJd29kKYIxU53UKzD6GCqZAxRYGB3/view?usp=sharing" xlink:type="simple">https://drive.google.com/file/d/1EgkUJd29kKYIxU53UKzD6GCqZAxRYGB3/view?usp=sharing</text:a></text:p>
          </table:table-cell>
          <table:table-cell table:style-name="ce135" office:value-type="string" calcext:value-type="string">
            <text:p><text:a xlink:href="https://dx.doi.org/10.1145/3358197" xlink:type="simple">10.1145/3358197</text:a></text:p>
          </table:table-cell>
          <table:table-cell table:style-name="ce127" office:value-type="string" calcext:value-type="string">
            <text:p>Albonico</text:p>
          </table:table-cell>
          <table:table-cell table:style-name="ce127" table:content-validation-name="val1" office:value-type="string" calcext:value-type="string">
            <text:p>method</text:p>
          </table:table-cell>
          <table:table-cell table:style-name="ce127" table:content-validation-name="val2" office:value-type="string" calcext:value-type="string">
            <text:p>no hardware</text:p>
          </table:table-cell>
          <table:table-cell table:style-name="ce127" table:content-validation-name="val3" office:value-type="string" calcext:value-type="string">
            <text:p>filesystem</text:p>
          </table:table-cell>
          <table:table-cell table:style-name="ce127" table:content-validation-name="val4" office:value-type="string" calcext:value-type="string">
            <text:p>topics</text:p>
          </table:table-cell>
          <table:table-cell table:style-name="ce127" table:content-validation-name="val5" office:value-type="string" calcext:value-type="string">
            <text:p>performance efficiency,reliability</text:p>
          </table:table-cell>
          <table:table-cell table:number-columns-repeated="2" table:style-name="ce127" office:value-type="float" office:value="0.5" calcext:value-type="float">
            <text:p>0,5</text:p>
          </table:table-cell>
          <table:table-cell table:style-name="ce127" office:value-type="float" office:value="0" calcext:value-type="float">
            <text:p>0</text:p>
          </table:table-cell>
          <table:table-cell table:style-name="ce127" table:formula="of:=SUM([.Q33:.S33])" office:value-type="float" office:value="1" calcext:value-type="float">
            <text:p>1</text:p>
          </table:table-cell>
          <table:table-cell table:style-name="ce127" table:content-validation-name="val6" office:value-type="string" calcext:value-type="string">
            <text:p>terrestrial</text:p>
          </table:table-cell>
          <table:table-cell table:style-name="ce127" table:content-validation-name="val7" office:value-type="string" calcext:value-type="string">
            <text:p>multiple</text:p>
          </table:table-cell>
          <table:table-cell table:style-name="ce127" table:content-validation-name="val8" office:value-type="string" calcext:value-type="string">
            <text:p>Navigation task</text:p>
          </table:table-cell>
          <table:table-cell table:style-name="ce127" table:content-validation-name="val9" office:value-type="string" calcext:value-type="string">
            <text:p>ROS1</text:p>
          </table:table-cell>
          <table:table-cell table:style-name="ce127" table:content-validation-name="val10" office:value-type="string" calcext:value-type="string">
            <text:p>software design,software engineering models and methods</text:p>
          </table:table-cell>
          <table:table-cell table:number-columns-repeated="4" table:style-name="ce127" office:value-type="float" office:value="0" calcext:value-type="float">
            <text:p>0</text:p>
          </table:table-cell>
          <table:table-cell table:style-name="ce127" table:formula="of:=SUM([.Z33:.AC33])" office:value-type="float" office:value="0" calcext:value-type="float">
            <text:p>0</text:p>
          </table:table-cell>
          <table:table-cell table:style-name="ce127" table:content-validation-name="val11" office:value-type="string" calcext:value-type="string">
            <text:p>proposal of a solution</text:p>
          </table:table-cell>
          <table:table-cell table:style-name="ce127" table:content-validation-name="val12" office:value-type="string" calcext:value-type="string">
            <text:p>simulation-based experiment</text:p>
          </table:table-cell>
          <table:table-cell table:style-name="ce127" table:content-validation-name="val13" office:value-type="string" calcext:value-type="string">
            <text:p>-</text:p>
          </table:table-cell>
          <table:table-cell table:style-name="ce140" table:number-columns-repeated="991"/>
        </table:table-row>
        <table:table-row table:style-name="ro4">
          <table:table-cell table:style-name="ce127"/>
          <table:table-cell table:style-name="ce127" office:value-type="string" calcext:value-type="string">
            <text:p>S1496</text:p>
          </table:table-cell>
          <table:table-cell table:style-name="ce127"/>
          <table:table-cell table:style-name="ce127" office:value-type="string" calcext:value-type="string">
            <text:p>Verification of system-wide safety properties of ROS applications</text:p>
          </table:table-cell>
          <table:table-cell table:style-name="ce133" office:value-type="float" office:value="2020" calcext:value-type="float">
            <text:p>2020</text:p>
          </table:table-cell>
          <table:table-cell table:style-name="ce134" office:value-type="string" calcext:value-type="string">
            <text:p>Carvalho, Renato; Cunha, Alcino; Macedo, Nuno; Santos, André</text:p>
          </table:table-cell>
          <table:table-cell table:style-name="ce134" office:value-type="string" calcext:value-type="string">
            <text:p>2020 IEEE/RSJ International Conference on Intelligent Robots and Systems (IROS)</text:p>
          </table:table-cell>
          <table:table-cell table:style-name="ce127" office:value-type="string" calcext:value-type="string">
            <text:p>IROS_CARVALHO_2020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<text:a xlink:href="https://dx.doi.org/10.1109/IROS45743.2020.9341085" xlink:type="simple">10.1109/IROS45743.2020.9341085</text:a></text:p>
          </table:table-cell>
          <table:table-cell table:style-name="ce127" office:value-type="string" calcext:value-type="string">
            <text:p>Ivano</text:p>
          </table:table-cell>
          <table:table-cell table:style-name="ce127" table:content-validation-name="val1" office:value-type="string" calcext:value-type="string">
            <text:p>DUPLICATED</text:p>
          </table:table-cell>
          <table:table-cell table:style-name="ce127" table:content-validation-name="val2"/>
          <table:table-cell table:style-name="ce127" table:content-validation-name="val3"/>
          <table:table-cell table:style-name="ce127" table:content-validation-name="val4"/>
          <table:table-cell table:style-name="ce137" table:content-validation-name="val5"/>
          <table:table-cell table:style-name="ce137" table:number-columns-repeated="4"/>
          <table:table-cell table:style-name="ce137" table:content-validation-name="val6"/>
          <table:table-cell table:style-name="ce137" table:content-validation-name="val7"/>
          <table:table-cell table:style-name="ce137" table:content-validation-name="val8"/>
          <table:table-cell table:style-name="ce137" table:content-validation-name="val9"/>
          <table:table-cell table:style-name="ce137" table:content-validation-name="val10"/>
          <table:table-cell table:style-name="ce137" table:number-columns-repeated="5"/>
          <table:table-cell table:style-name="ce137" table:content-validation-name="val11"/>
          <table:table-cell table:style-name="ce137" table:content-validation-name="val12"/>
          <table:table-cell table:style-name="ce137" table:content-validation-name="val13"/>
          <table:table-cell table:style-name="ce140" table:number-columns-repeated="991"/>
        </table:table-row>
        <table:table-row table:style-name="ro1" table:number-rows-repeated="965">
          <table:table-cell table:style-name="ce32" table:number-columns-repeated="11"/>
          <table:table-cell table:style-name="ce32" table:content-validation-name="val1"/>
          <table:table-cell table:style-name="ce32" table:content-validation-name="val2"/>
          <table:table-cell table:style-name="ce32" table:content-validation-name="val3"/>
          <table:table-cell table:style-name="ce32" table:content-validation-name="val4"/>
          <table:table-cell table:style-name="ce32" table:content-validation-name="val5"/>
          <table:table-cell table:style-name="ce32" table:number-columns-repeated="4"/>
          <table:table-cell table:style-name="ce32" table:content-validation-name="val6"/>
          <table:table-cell table:style-name="ce32" table:content-validation-name="val7"/>
          <table:table-cell table:style-name="ce32" table:content-validation-name="val8"/>
          <table:table-cell table:style-name="ce32" table:content-validation-name="val9"/>
          <table:table-cell table:style-name="ce32" table:content-validation-name="val10"/>
          <table:table-cell table:style-name="ce32" table:number-columns-repeated="5"/>
          <table:table-cell table:style-name="ce32" table:content-validation-name="val11"/>
          <table:table-cell table:style-name="ce32" table:content-validation-name="val12"/>
          <table:table-cell table:style-name="ce32" table:content-validation-name="val13"/>
          <table:table-cell table:number-columns-repeated="991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004624CE_B521_4418_A247_7F2950AF5B5A_.wvu.FilterData" table:base-cell-address="$Data.$A$1" table:cell-range-address="$Snowballing.$AG$1:.$AG$999"/>
          <table:named-range table:name="Z_0C70BA0A_2BEA_48BA_93E7_7ED8C0D08F8F_.wvu.FilterData" table:base-cell-address="$Data.$A$1" table:cell-range-address="$Snowballing.$Y$1:.$Y$999"/>
          <table:named-range table:name="Z_2BE35D1E_A7F8_4936_B767_61A93CF72701_.wvu.FilterData" table:base-cell-address="$Data.$A$1" table:cell-range-address="$Snowballing.$P$1:.$P$999"/>
          <table:named-range table:name="Z_84139954_0B92_4FD0_98E5_0E0DB6E4BE38_.wvu.FilterData" table:base-cell-address="$Data.$A$1" table:cell-range-address="$Snowballing.$AE$1:.$AE$999"/>
          <table:named-range table:name="Z_9407B100_E374_40A0_BADD_6CD8FBC70F40_.wvu.FilterData" table:base-cell-address="$Data.$A$1" table:cell-range-address="$Snowballing.$Y$1:.$Y$999"/>
          <table:named-range table:name="Z_BCAF28B7_40BB_4742_81B4_6B39B58D91A9_.wvu.FilterData" table:base-cell-address="$Data.$A$1" table:cell-range-address="$Snowballing.$P$1:.$P$999"/>
          <table:named-range table:name="_xlnm._FilterDatabase" table:base-cell-address="$Data.$A$1" table:cell-range-address="$Snowballing.$AF$1:.$AF$999"/>
        </table:named-expressions>
      </table:table>
      <table:table table:name="VALUES" table:style-name="ta4">
        <office:forms form:automatic-focus="false" form:apply-design-mode="false"/>
        <table:table-column table:style-name="co13" table:default-cell-style-name="Default"/>
        <table:table-column table:style-name="co36" table:default-cell-style-name="Default"/>
        <table:table-column table:style-name="co13" table:number-columns-repeated="8" table:default-cell-style-name="Default"/>
        <table:table-column table:style-name="co37" table:default-cell-style-name="Default"/>
        <table:table-column table:style-name="co11" table:default-cell-style-name="Default"/>
        <table:table-column table:style-name="co13" table:number-columns-repeated="52" table:default-cell-style-name="Default"/>
        <table:table-row table:style-name="ro1">
          <table:table-cell table:style-name="ce72"/>
          <table:table-cell table:style-name="ce62" office:value-type="string" calcext:value-type="string">
            <text:p>Main Contribution</text:p>
          </table:table-cell>
          <table:table-cell table:style-name="ce62" office:value-type="string" calcext:value-type="string">
            <text:p>Robot Platform</text:p>
          </table:table-cell>
          <table:table-cell table:style-name="ce62" office:value-type="string" calcext:value-type="string">
            <text:p>ROS Ecosystem</text:p>
          </table:table-cell>
          <table:table-cell table:style-name="ce62" office:value-type="string" calcext:value-type="string">
            <text:p>Communication Paradigm</text:p>
          </table:table-cell>
          <table:table-cell table:style-name="ce72"/>
          <table:table-cell table:style-name="ce62" office:value-type="string" calcext:value-type="string">
            <text:p>Type of Robot</text:p>
          </table:table-cell>
          <table:table-cell table:style-name="ce62" office:value-type="string" calcext:value-type="string">
            <text:p>Cardinality</text:p>
          </table:table-cell>
          <table:table-cell table:style-name="ce62" office:value-type="string" calcext:value-type="string">
            <text:p>Application Field</text:p>
          </table:table-cell>
          <table:table-cell table:style-name="ce62" office:value-type="string" calcext:value-type="string">
            <text:p>ROS Version</text:p>
          </table:table-cell>
          <table:table-cell table:style-name="ce62" office:value-type="string" calcext:value-type="string">
            <text:p>Knowledge Area</text:p>
          </table:table-cell>
          <table:table-cell table:style-name="ce62" office:value-type="string" calcext:value-type="string">
            <text:p>Research Strategy</text:p>
          </table:table-cell>
          <table:table-cell table:style-name="ce62" office:value-type="string" calcext:value-type="string">
            <text:p>Research Method</text:p>
          </table:table-cell>
          <table:table-cell table:style-name="ce62" office:value-type="string" calcext:value-type="string">
            <text:p>Future Challenges and Limitations</text:p>
          </table:table-cell>
          <table:table-cell table:style-name="ce72" table:number-columns-repeated="12"/>
          <table:table-cell table:number-columns-repeated="38"/>
        </table:table-row>
        <table:table-row table:style-name="ro1">
          <table:table-cell/>
          <table:table-cell table:style-name="ce4" office:value-type="string" calcext:value-type="string">
            <text:p>architecture</text:p>
          </table:table-cell>
          <table:table-cell table:style-name="ce32" table:formula="of:=IFERROR(__xludf.dummyfunction(&quot;unique('Data (revisited)'!J2:J26)&quot;);&quot;Care-O-bot-4&quot;)" office:value-type="string" office:string-value="Care-O-bot-4" calcext:value-type="string">
            <text:p>Care-O-bot-4</text:p>
          </table:table-cell>
          <table:table-cell table:style-name="ce4" office:value-type="string" calcext:value-type="string">
            <text:p>filesystem</text:p>
          </table:table-cell>
          <table:table-cell table:style-name="ce4" office:value-type="string" calcext:value-type="string">
            <text:p>topics</text:p>
          </table:table-cell>
          <table:table-cell table:style-name="ce4" office:value-type="string" calcext:value-type="string">
            <text:p>functional suitability</text:p>
          </table:table-cell>
          <table:table-cell table:style-name="ce4" office:value-type="string" calcext:value-type="string">
            <text:p>terrestrial</text:p>
          </table:table-cell>
          <table:table-cell table:style-name="ce4" office:value-type="string" calcext:value-type="string">
            <text:p>single</text:p>
          </table:table-cell>
          <table:table-cell table:style-name="ce32" table:formula="of:=IFERROR(__xludf.dummyfunction(&quot;unique('Data (revisited)'!T2:T26)&quot;);&quot;Home service&quot;)" office:value-type="string" office:string-value="Home service" calcext:value-type="string">
            <text:p>Home service</text:p>
          </table:table-cell>
          <table:table-cell table:style-name="ce4" office:value-type="string" calcext:value-type="string">
            <text:p>ROS1</text:p>
          </table:table-cell>
          <table:table-cell table:style-name="ce4" office:value-type="string" calcext:value-type="string">
            <text:p>software requirements</text:p>
          </table:table-cell>
          <table:table-cell table:style-name="ce4" office:value-type="string" calcext:value-type="string">
            <text:p>evaluation research</text:p>
          </table:table-cell>
          <table:table-cell table:style-name="ce4" office:value-type="string" calcext:value-type="string">
            <text:p>mining software repository</text:p>
          </table:table-cell>
          <table:table-cell table:style-name="ce4" office:value-type="string" calcext:value-type="string">
            <text:p>performance optimization</text:p>
          </table:table-cell>
          <table:table-cell table:number-columns-repeated="50"/>
        </table:table-row>
        <table:table-row table:style-name="ro1">
          <table:table-cell/>
          <table:table-cell table:style-name="ce4" office:value-type="string" calcext:value-type="string">
            <text:p>method</text:p>
          </table:table-cell>
          <table:table-cell table:style-name="ce32" table:formula="of:=IFERROR(__xludf.dummyfunction(&quot;&quot;&quot;COMPUTED_VALUE&quot;&quot;&quot;);&quot;EvoRally&quot;)" office:value-type="string" office:string-value="EvoRally" calcext:value-type="string">
            <text:p>EvoRally</text:p>
          </table:table-cell>
          <table:table-cell table:style-name="ce4" office:value-type="string" calcext:value-type="string">
            <text:p>computation graph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performance efficiency</text:p>
          </table:table-cell>
          <table:table-cell table:style-name="ce4" office:value-type="string" calcext:value-type="string">
            <text:p>aquatic</text:p>
          </table:table-cell>
          <table:table-cell table:style-name="ce4" office:value-type="string" calcext:value-type="string">
            <text:p>multiple</text:p>
          </table:table-cell>
          <table:table-cell table:style-name="ce32" table:formula="of:=IFERROR(__xludf.dummyfunction(&quot;&quot;&quot;COMPUTED_VALUE&quot;&quot;&quot;);&quot;Navigation task&quot;)" office:value-type="string" office:string-value="Navigation task" calcext:value-type="string">
            <text:p>Navigation task</text:p>
          </table:table-cell>
          <table:table-cell table:style-name="ce4" office:value-type="string" calcext:value-type="string">
            <text:p>ROS2</text:p>
          </table:table-cell>
          <table:table-cell table:style-name="ce4" office:value-type="string" calcext:value-type="string">
            <text:p>software design</text:p>
          </table:table-cell>
          <table:table-cell table:style-name="ce4" office:value-type="string" calcext:value-type="string">
            <text:p>proposal of a solution</text:p>
          </table:table-cell>
          <table:table-cell table:style-name="ce4" office:value-type="string" calcext:value-type="string">
            <text:p>proof of concept</text:p>
          </table:table-cell>
          <table:table-cell table:style-name="ce4" office:value-type="string" calcext:value-type="string">
            <text:p>multi-language support</text:p>
          </table:table-cell>
          <table:table-cell table:number-columns-repeated="50"/>
        </table:table-row>
        <table:table-row table:style-name="ro1">
          <table:table-cell/>
          <table:table-cell table:style-name="ce4" office:value-type="string" calcext:value-type="string">
            <text:p>model</text:p>
          </table:table-cell>
          <table:table-cell table:style-name="ce32" table:formula="of:=IFERROR(__xludf.dummyfunction(&quot;&quot;&quot;COMPUTED_VALUE&quot;&quot;&quot;);&quot;Flightgoggles Quadrotor, Parrot Anafi Quadrotor&quot;)" office:value-type="string" office:string-value="Flightgoggles Quadrotor, Parrot Anafi Quadrotor" calcext:value-type="string">
            <text:p>Flightgoggles Quadrotor, Parrot Anafi Quadrotor</text:p>
          </table:table-cell>
          <table:table-cell table:style-name="ce4" office:value-type="string" calcext:value-type="string">
            <text:p>community</text:p>
          </table:table-cell>
          <table:table-cell table:style-name="ce4" office:value-type="string" calcext:value-type="string">
            <text:p>not specified</text:p>
          </table:table-cell>
          <table:table-cell table:style-name="ce4" office:value-type="string" calcext:value-type="string">
            <text:p>compatibility</text:p>
          </table:table-cell>
          <table:table-cell table:style-name="ce4" office:value-type="string" calcext:value-type="string">
            <text:p>airborne</text:p>
          </table:table-cell>
          <table:table-cell/>
          <table:table-cell table:style-name="ce32" table:formula="of:=IFERROR(__xludf.dummyfunction(&quot;&quot;&quot;COMPUTED_VALUE&quot;&quot;&quot;);&quot;Self-driving vehicle&quot;)" office:value-type="string" office:string-value="Self-driving vehicle" calcext:value-type="string">
            <text:p>Self-driving vehicle</text:p>
          </table:table-cell>
          <table:table-cell/>
          <table:table-cell table:style-name="ce4" office:value-type="string" calcext:value-type="string">
            <text:p>software construction</text:p>
          </table:table-cell>
          <table:table-cell table:style-name="ce4" office:value-type="string" calcext:value-type="string">
            <text:p>validation research</text:p>
          </table:table-cell>
          <table:table-cell table:style-name="ce4" office:value-type="string" calcext:value-type="string">
            <text:p>simulation-based experiment</text:p>
          </table:table-cell>
          <table:table-cell table:style-name="ce4" office:value-type="string" calcext:value-type="string">
            <text:p>multi-platform support</text:p>
          </table:table-cell>
          <table:table-cell table:number-columns-repeated="50"/>
        </table:table-row>
        <table:table-row table:style-name="ro1">
          <table:table-cell/>
          <table:table-cell table:style-name="ce4" office:value-type="string" calcext:value-type="string">
            <text:p>tool</text:p>
          </table:table-cell>
          <table:table-cell table:style-name="ce32" table:formula="of:=IFERROR(__xludf.dummyfunction(&quot;&quot;&quot;COMPUTED_VALUE&quot;&quot;&quot;);&quot;Ford Hybrid Escape&quot;)" office:value-type="string" office:string-value="Ford Hybrid Escape" calcext:value-type="string">
            <text:p>Ford Hybrid Escape</text:p>
          </table:table-cell>
          <table:table-cell/>
          <table:table-cell table:style-name="ce4" office:value-type="string" calcext:value-type="string">
            <text:p>shared memory</text:p>
          </table:table-cell>
          <table:table-cell table:style-name="ce4" office:value-type="string" calcext:value-type="string">
            <text:p>usability</text:p>
          </table:table-cell>
          <table:table-cell table:style-name="ce4" office:value-type="string" calcext:value-type="string">
            <text:p>fixed</text:p>
          </table:table-cell>
          <table:table-cell/>
          <table:table-cell table:style-name="ce32" table:formula="of:=IFERROR(__xludf.dummyfunction(&quot;&quot;&quot;COMPUTED_VALUE&quot;&quot;&quot;);&quot;Toy example&quot;)" office:value-type="string" office:string-value="Toy example" calcext:value-type="string">
            <text:p>Toy example</text:p>
          </table:table-cell>
          <table:table-cell/>
          <table:table-cell table:style-name="ce4" office:value-type="string" calcext:value-type="string">
            <text:p>software testing</text:p>
          </table:table-cell>
          <table:table-cell table:style-name="ce4" office:value-type="string" calcext:value-type="string">
            <text:p>philosophical paper</text:p>
          </table:table-cell>
          <table:table-cell table:style-name="ce4" office:value-type="string" calcext:value-type="string">
            <text:p>lab experiment</text:p>
          </table:table-cell>
          <table:table-cell table:style-name="ce4" office:value-type="string" calcext:value-type="string">
            <text:p>further validation</text:p>
          </table:table-cell>
          <table:table-cell table:number-columns-repeated="50"/>
        </table:table-row>
        <table:table-row table:style-name="ro1">
          <table:table-cell/>
          <table:table-cell table:style-name="ce4" office:value-type="string" calcext:value-type="string">
            <text:p>package</text:p>
          </table:table-cell>
          <table:table-cell table:style-name="ce32" table:formula="of:=IFERROR(__xludf.dummyfunction(&quot;&quot;&quot;COMPUTED_VALUE&quot;&quot;&quot;);&quot;FPGA&quot;)" office:value-type="string" office:string-value="FPGA" calcext:value-type="string">
            <text:p>FPGA</text:p>
          </table:table-cell>
          <table:table-cell table:number-columns-repeated="2"/>
          <table:table-cell table:style-name="ce4" office:value-type="string" calcext:value-type="string">
            <text:p>reliability</text:p>
          </table:table-cell>
          <table:table-cell table:number-columns-repeated="2"/>
          <table:table-cell table:style-name="ce32" table:formula="of:=IFERROR(__xludf.dummyfunction(&quot;&quot;&quot;COMPUTED_VALUE&quot;&quot;&quot;);&quot;-&quot;)" office:value-type="string" office:string-value="-" calcext:value-type="string">
            <text:p>-</text:p>
          </table:table-cell>
          <table:table-cell/>
          <table:table-cell table:style-name="ce4" office:value-type="string" calcext:value-type="string">
            <text:p>software maintenance</text:p>
          </table:table-cell>
          <table:table-cell table:style-name="ce4" office:value-type="string" calcext:value-type="string">
            <text:p>opinion paper</text:p>
          </table:table-cell>
          <table:table-cell table:style-name="ce4" office:value-type="string" calcext:value-type="string">
            <text:p>interview</text:p>
          </table:table-cell>
          <table:table-cell table:style-name="ce4" office:value-type="string" calcext:value-type="string">
            <text:p>automation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32" table:formula="of:=IFERROR(__xludf.dummyfunction(&quot;&quot;&quot;COMPUTED_VALUE&quot;&quot;&quot;);&quot;Kobuki&quot;)" office:value-type="string" office:string-value="Kobuki" calcext:value-type="string">
            <text:p>Kobuki</text:p>
          </table:table-cell>
          <table:table-cell table:number-columns-repeated="2"/>
          <table:table-cell table:style-name="ce4" office:value-type="string" calcext:value-type="string">
            <text:p>security</text:p>
          </table:table-cell>
          <table:table-cell table:number-columns-repeated="2"/>
          <table:table-cell table:style-name="ce32" table:formula="of:=IFERROR(__xludf.dummyfunction(&quot;&quot;&quot;COMPUTED_VALUE&quot;&quot;&quot;);&quot;Multiple areas&quot;)" office:value-type="string" office:string-value="Multiple areas" calcext:value-type="string">
            <text:p>Multiple areas</text:p>
          </table:table-cell>
          <table:table-cell/>
          <table:table-cell table:style-name="ce4" office:value-type="string" calcext:value-type="string">
            <text:p>software configuration management</text:p>
          </table:table-cell>
          <table:table-cell table:style-name="ce4" office:value-type="string" calcext:value-type="string">
            <text:p>personal experience paper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machine learning integration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32" table:formula="of:=IFERROR(__xludf.dummyfunction(&quot;&quot;&quot;COMPUTED_VALUE&quot;&quot;&quot;);&quot;M4K&quot;)" office:value-type="string" office:string-value="M4K" calcext:value-type="string">
            <text:p>M4K</text:p>
          </table:table-cell>
          <table:table-cell table:number-columns-repeated="2"/>
          <table:table-cell table:style-name="ce4" office:value-type="string" calcext:value-type="string">
            <text:p>maintainability</text:p>
          </table:table-cell>
          <table:table-cell table:number-columns-repeated="2"/>
          <table:table-cell table:style-name="ce32" table:formula="of:=IFERROR(__xludf.dummyfunction(&quot;&quot;&quot;COMPUTED_VALUE&quot;&quot;&quot;);&quot;Leader/Follower problem&quot;)" office:value-type="string" office:string-value="Leader/Follower problem" calcext:value-type="string">
            <text:p>Leader/Follower problem</text:p>
          </table:table-cell>
          <table:table-cell/>
          <table:table-cell table:style-name="ce4" office:value-type="string" calcext:value-type="string">
            <text:p>software engineering management</text:p>
          </table:table-cell>
          <table:table-cell/>
          <table:table-cell table:style-name="ce4" office:value-type="string" calcext:value-type="string">
            <text:p>real deployment</text:p>
          </table:table-cell>
          <table:table-cell table:style-name="ce74" office:value-type="string" calcext:value-type="string">
            <text:p>support for complex specification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32" table:formula="of:=IFERROR(__xludf.dummyfunction(&quot;&quot;&quot;COMPUTED_VALUE&quot;&quot;&quot;);&quot;no hardware&quot;)" office:value-type="string" office:string-value="no hardware" calcext:value-type="string">
            <text:p>no hardware</text:p>
          </table:table-cell>
          <table:table-cell table:number-columns-repeated="2"/>
          <table:table-cell table:style-name="ce4" office:value-type="string" calcext:value-type="string">
            <text:p>portability</text:p>
          </table:table-cell>
          <table:table-cell table:number-columns-repeated="2"/>
          <table:table-cell table:style-name="ce32" table:formula="of:=IFERROR(__xludf.dummyfunction(&quot;&quot;&quot;COMPUTED_VALUE&quot;&quot;&quot;);&quot;Military&quot;)" office:value-type="string" office:string-value="Military" calcext:value-type="string">
            <text:p>Military</text:p>
          </table:table-cell>
          <table:table-cell/>
          <table:table-cell table:style-name="ce73" office:value-type="string" calcext:value-type="string">
            <text:p>software engineering process</text:p>
          </table:table-cell>
          <table:table-cell table:number-columns-repeated="2"/>
          <table:table-cell table:style-name="ce4" office:value-type="string" calcext:value-type="string">
            <text:p>evaluation of quality attributes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32" table:formula="of:=IFERROR(__xludf.dummyfunction(&quot;&quot;&quot;COMPUTED_VALUE&quot;&quot;&quot;);&quot;Telerob Telemax Hybrid UGV&quot;)" office:value-type="string" office:string-value="Telerob Telemax Hybrid UGV" calcext:value-type="string">
            <text:p>Telerob Telemax Hybrid UGV</text:p>
          </table:table-cell>
          <table:table-cell table:number-columns-repeated="5"/>
          <table:table-cell table:style-name="ce32" table:formula="of:=IFERROR(__xludf.dummyfunction(&quot;&quot;&quot;COMPUTED_VALUE&quot;&quot;&quot;);&quot;Search and rescue&quot;)" office:value-type="string" office:string-value="Search and rescue" calcext:value-type="string">
            <text:p>Search and rescue</text:p>
          </table:table-cell>
          <table:table-cell/>
          <table:table-cell table:style-name="ce4" office:value-type="string" calcext:value-type="string">
            <text:p>software engineering models and methods</text:p>
          </table:table-cell>
          <table:table-cell table:number-columns-repeated="2"/>
          <table:table-cell table:style-name="ce74" office:value-type="string" calcext:value-type="string">
            <text:p>lack of generalization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32" table:formula="of:=IFERROR(__xludf.dummyfunction(&quot;&quot;&quot;COMPUTED_VALUE&quot;&quot;&quot;);&quot;Turtlebot&quot;)" office:value-type="string" office:string-value="Turtlebot" calcext:value-type="string">
            <text:p>Turtlebot</text:p>
          </table:table-cell>
          <table:table-cell table:number-columns-repeated="5"/>
          <table:table-cell table:style-name="ce32" table:formula="of:=IFERROR(__xludf.dummyfunction(&quot;&quot;&quot;COMPUTED_VALUE&quot;&quot;&quot;);&quot;Unmanned aerial vehicle&quot;)" office:value-type="string" office:string-value="Unmanned aerial vehicle" calcext:value-type="string">
            <text:p>Unmanned aerial vehicle</text:p>
          </table:table-cell>
          <table:table-cell/>
          <table:table-cell table:style-name="ce4" office:value-type="string" calcext:value-type="string">
            <text:p>software quality</text:p>
          </table:table-cell>
          <table:table-cell table:number-columns-repeated="2"/>
          <table:table-cell table:style-name="ce74" office:value-type="string" calcext:value-type="string">
            <text:p>support for more reference sources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32" table:formula="of:=IFERROR(__xludf.dummyfunction(&quot;&quot;&quot;COMPUTED_VALUE&quot;&quot;&quot;);&quot;Twist T4 2x2 electric wheelchair&quot;)" office:value-type="string" office:string-value="Twist T4 2x2 electric wheelchair" calcext:value-type="string">
            <text:p>Twist T4 2x2 electric wheelchair</text:p>
          </table:table-cell>
          <table:table-cell table:number-columns-repeated="5"/>
          <table:table-cell table:style-name="ce32" table:formula="of:=IFERROR(__xludf.dummyfunction(&quot;&quot;&quot;COMPUTED_VALUE&quot;&quot;&quot;);&quot;Medical care&quot;)" office:value-type="string" office:string-value="Medical care" calcext:value-type="string">
            <text:p>Medical care</text:p>
          </table:table-cell>
          <table:table-cell/>
          <table:table-cell table:style-name="ce73" office:value-type="string" calcext:value-type="string">
            <text:p>software engineering professional practice</text:p>
          </table:table-cell>
          <table:table-cell table:number-columns-repeated="2"/>
          <table:table-cell table:style-name="ce4" office:value-type="string" calcext:value-type="string">
            <text:p>enable self-adaptation</text:p>
          </table:table-cell>
          <table:table-cell table:number-columns-repeated="50"/>
        </table:table-row>
        <table:table-row table:style-name="ro1">
          <table:table-cell table:number-columns-repeated="10"/>
          <table:table-cell table:style-name="ce4" office:value-type="string" calcext:value-type="string">
            <text:p>software engineering economics</text:p>
          </table:table-cell>
          <table:table-cell table:number-columns-repeated="2"/>
          <table:table-cell table:style-name="ce4" office:value-type="string" calcext:value-type="string">
            <text:p>runtime support</text:p>
          </table:table-cell>
          <table:table-cell table:number-columns-repeated="50"/>
        </table:table-row>
        <table:table-row table:style-name="ro1">
          <table:table-cell table:number-columns-repeated="10"/>
          <table:table-cell table:style-name="ce4" office:value-type="string" calcext:value-type="string">
            <text:p>computing foundations</text:p>
          </table:table-cell>
          <table:table-cell table:number-columns-repeated="2"/>
          <table:table-cell table:style-name="ce4" office:value-type="string" calcext:value-type="string">
            <text:p>synchronization issues</text:p>
          </table:table-cell>
          <table:table-cell table:number-columns-repeated="50"/>
        </table:table-row>
        <table:table-row table:style-name="ro1">
          <table:table-cell table:number-columns-repeated="10"/>
          <table:table-cell table:style-name="ce4" office:value-type="string" calcext:value-type="string">
            <text:p>mathematical foundations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4" office:value-type="string" calcext:value-type="string">
            <text:p>engineering foundations</text:p>
          </table:table-cell>
          <table:table-cell table:number-columns-repeated="53"/>
        </table:table-row>
        <table:table-row table:style-name="ro3" table:number-rows-repeated="104855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Rigor vs industrial relevance" table:style-name="ta5">
        <office:forms form:automatic-focus="false" form:apply-design-mode="false"/>
        <table:table-column table:style-name="co13" table:number-columns-repeated="64" table:default-cell-style-name="Default"/>
        <table:table-row table:style-name="ro5">
          <table:table-cell table:style-name="ce145" office:value-type="string" calcext:value-type="string">
            <text:p>Rigor</text:p>
          </table:table-cell>
          <table:table-cell table:style-name="ce152" office:value-type="string" calcext:value-type="string">
            <text:p>Industrial relevance</text:p>
          </table:table-cell>
          <table:table-cell table:style-name="ce159" office:value-type="string" calcext:value-type="string">
            <text:p>Count - ID</text:p>
          </table:table-cell>
          <table:table-cell table:number-columns-repeated="61"/>
        </table:table-row>
        <table:table-row table:style-name="ro5">
          <table:table-cell table:style-name="ce146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60" office:value-type="float" office:value="2" calcext:value-type="float">
            <text:p>2</text:p>
          </table:table-cell>
          <table:table-cell table:number-columns-repeated="61"/>
        </table:table-row>
        <table:table-row table:style-name="ro5">
          <table:table-cell table:style-name="ce147" office:value-type="string" calcext:value-type="string">
            <text:p>0 Result</text:p>
          </table:table-cell>
          <table:table-cell table:style-name="ce154"/>
          <table:table-cell table:style-name="ce161" office:value-type="float" office:value="2" calcext:value-type="float">
            <text:p>2</text:p>
          </table:table-cell>
          <table:table-cell table:number-columns-repeated="61"/>
        </table:table-row>
        <table:table-row table:style-name="ro5">
          <table:table-cell table:style-name="ce148" office:value-type="float" office:value="1" calcext:value-type="float">
            <text:p>1</text:p>
          </table:table-cell>
          <table:table-cell table:style-name="ce155" office:value-type="float" office:value="0" calcext:value-type="float">
            <text:p>0</text:p>
          </table:table-cell>
          <table:table-cell table:style-name="ce162" office:value-type="float" office:value="3" calcext:value-type="float">
            <text:p>3</text:p>
          </table:table-cell>
          <table:table-cell table:number-columns-repeated="61"/>
        </table:table-row>
        <table:table-row table:style-name="ro5">
          <table:table-cell table:style-name="ce149"/>
          <table:table-cell table:style-name="ce156" office:value-type="float" office:value="1" calcext:value-type="float">
            <text:p>1</text:p>
          </table:table-cell>
          <table:table-cell table:style-name="ce163" office:value-type="float" office:value="2" calcext:value-type="float">
            <text:p>2</text:p>
          </table:table-cell>
          <table:table-cell table:number-columns-repeated="61"/>
        </table:table-row>
        <table:table-row table:style-name="ro5">
          <table:table-cell table:style-name="ce147" office:value-type="string" calcext:value-type="string">
            <text:p>1 Result</text:p>
          </table:table-cell>
          <table:table-cell table:style-name="ce154"/>
          <table:table-cell table:style-name="ce161" office:value-type="float" office:value="5" calcext:value-type="float">
            <text:p>5</text:p>
          </table:table-cell>
          <table:table-cell table:number-columns-repeated="61"/>
        </table:table-row>
        <table:table-row table:style-name="ro5">
          <table:table-cell table:style-name="ce148" office:value-type="float" office:value="1.5" calcext:value-type="float">
            <text:p>1,5</text:p>
          </table:table-cell>
          <table:table-cell table:style-name="ce155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number-columns-repeated="61"/>
        </table:table-row>
        <table:table-row table:style-name="ro5">
          <table:table-cell table:style-name="ce150"/>
          <table:table-cell table:style-name="ce157" office:value-type="float" office:value="1" calcext:value-type="float">
            <text:p>1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61"/>
        </table:table-row>
        <table:table-row table:style-name="ro5">
          <table:table-cell table:style-name="ce149"/>
          <table:table-cell table:style-name="ce156" office:value-type="float" office:value="4" calcext:value-type="float">
            <text:p>4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61"/>
        </table:table-row>
        <table:table-row table:style-name="ro5">
          <table:table-cell table:style-name="ce147" office:value-type="string" calcext:value-type="string">
            <text:p>1.5 Result</text:p>
          </table:table-cell>
          <table:table-cell table:style-name="ce154"/>
          <table:table-cell table:style-name="ce161" office:value-type="float" office:value="6" calcext:value-type="float">
            <text:p>6</text:p>
          </table:table-cell>
          <table:table-cell table:number-columns-repeated="61"/>
        </table:table-row>
        <table:table-row table:style-name="ro5">
          <table:table-cell table:style-name="ce148" office:value-type="float" office:value="2" calcext:value-type="float">
            <text:p>2</text:p>
          </table:table-cell>
          <table:table-cell table:style-name="ce155" office:value-type="float" office:value="1" calcext:value-type="float">
            <text:p>1</text:p>
          </table:table-cell>
          <table:table-cell table:style-name="ce162" office:value-type="float" office:value="2" calcext:value-type="float">
            <text:p>2</text:p>
          </table:table-cell>
          <table:table-cell table:number-columns-repeated="61"/>
        </table:table-row>
        <table:table-row table:style-name="ro5">
          <table:table-cell table:style-name="ce149"/>
          <table:table-cell table:style-name="ce156" office:value-type="float" office:value="4" calcext:value-type="float">
            <text:p>4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61"/>
        </table:table-row>
        <table:table-row table:style-name="ro5">
          <table:table-cell table:style-name="ce147" office:value-type="string" calcext:value-type="string">
            <text:p>2 Result</text:p>
          </table:table-cell>
          <table:table-cell table:style-name="ce154"/>
          <table:table-cell table:style-name="ce161" office:value-type="float" office:value="3" calcext:value-type="float">
            <text:p>3</text:p>
          </table:table-cell>
          <table:table-cell table:number-columns-repeated="61"/>
        </table:table-row>
        <table:table-row table:style-name="ro5">
          <table:table-cell table:style-name="ce148" office:value-type="float" office:value="2.5" calcext:value-type="float">
            <text:p>2,5</text:p>
          </table:table-cell>
          <table:table-cell table:style-name="ce155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number-columns-repeated="61"/>
        </table:table-row>
        <table:table-row table:style-name="ro5">
          <table:table-cell table:style-name="ce149"/>
          <table:table-cell table:style-name="ce156" office:value-type="float" office:value="3" calcext:value-type="float">
            <text:p>3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61"/>
        </table:table-row>
        <table:table-row table:style-name="ro5">
          <table:table-cell table:style-name="ce147" office:value-type="string" calcext:value-type="string">
            <text:p>2.5 Result</text:p>
          </table:table-cell>
          <table:table-cell table:style-name="ce154"/>
          <table:table-cell table:style-name="ce161" office:value-type="float" office:value="2" calcext:value-type="float">
            <text:p>2</text:p>
          </table:table-cell>
          <table:table-cell table:number-columns-repeated="61"/>
        </table:table-row>
        <table:table-row table:style-name="ro5">
          <table:table-cell table:style-name="ce148" office:value-type="float" office:value="3" calcext:value-type="float">
            <text:p>3</text:p>
          </table:table-cell>
          <table:table-cell table:style-name="ce155" office:value-type="float" office:value="1" calcext:value-type="float">
            <text:p>1</text:p>
          </table:table-cell>
          <table:table-cell table:style-name="ce162" office:value-type="float" office:value="2" calcext:value-type="float">
            <text:p>2</text:p>
          </table:table-cell>
          <table:table-cell table:number-columns-repeated="61"/>
        </table:table-row>
        <table:table-row table:style-name="ro5">
          <table:table-cell table:style-name="ce150"/>
          <table:table-cell table:style-name="ce157" office:value-type="float" office:value="2" calcext:value-type="float">
            <text:p>2</text:p>
          </table:table-cell>
          <table:table-cell table:style-name="ce164" office:value-type="float" office:value="2" calcext:value-type="float">
            <text:p>2</text:p>
          </table:table-cell>
          <table:table-cell table:number-columns-repeated="61"/>
        </table:table-row>
        <table:table-row table:style-name="ro5">
          <table:table-cell table:style-name="ce150"/>
          <table:table-cell table:style-name="ce157" office:value-type="float" office:value="3" calcext:value-type="float">
            <text:p>3</text:p>
          </table:table-cell>
          <table:table-cell table:style-name="ce164" office:value-type="float" office:value="2" calcext:value-type="float">
            <text:p>2</text:p>
          </table:table-cell>
          <table:table-cell table:number-columns-repeated="61"/>
        </table:table-row>
        <table:table-row table:style-name="ro5">
          <table:table-cell table:style-name="ce149"/>
          <table:table-cell table:style-name="ce156" office:value-type="float" office:value="4" calcext:value-type="float">
            <text:p>4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61"/>
        </table:table-row>
        <table:table-row table:style-name="ro5">
          <table:table-cell table:style-name="ce147" office:value-type="string" calcext:value-type="string">
            <text:p>3 Result</text:p>
          </table:table-cell>
          <table:table-cell table:style-name="ce154"/>
          <table:table-cell table:style-name="ce161" office:value-type="float" office:value="7" calcext:value-type="float">
            <text:p>7</text:p>
          </table:table-cell>
          <table:table-cell table:number-columns-repeated="61"/>
        </table:table-row>
        <table:table-row table:style-name="ro5">
          <table:table-cell table:style-name="ce151" office:value-type="string" calcext:value-type="string">
            <text:p>Total Result</text:p>
          </table:table-cell>
          <table:table-cell table:style-name="ce158"/>
          <table:table-cell table:style-name="ce165" office:value-type="float" office:value="25" calcext:value-type="float">
            <text:p>25</text:p>
          </table:table-cell>
          <table:table-cell table:number-columns-repeated="61"/>
        </table:table-row>
        <table:table-row table:style-name="ro3" table:number-rows-repeated="104855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ROS levels" table:style-name="ta6">
        <office:forms form:automatic-focus="false" form:apply-design-mode="false"/>
        <table:table-column table:style-name="co38" table:default-cell-style-name="Default"/>
        <table:table-column table:style-name="co13" table:number-columns-repeated="63" table:default-cell-style-name="Default"/>
        <table:table-row table:style-name="ro5">
          <table:table-cell table:style-name="ce145" office:value-type="string" calcext:value-type="string">
            <text:p>ROS ecosystem level</text:p>
          </table:table-cell>
          <table:table-cell table:style-name="ce159" office:value-type="string" calcext:value-type="string">
            <text:p>Count - ID</text:p>
          </table:table-cell>
          <table:table-cell table:number-columns-repeated="62"/>
        </table:table-row>
        <table:table-row table:style-name="ro5">
          <table:table-cell table:style-name="ce148" office:value-type="string" calcext:value-type="string">
            <text:p>computation graph</text:p>
          </table:table-cell>
          <table:table-cell table:style-name="ce162" office:value-type="float" office:value="1" calcext:value-type="float">
            <text:p>1</text:p>
          </table:table-cell>
          <table:table-cell table:number-columns-repeated="62"/>
        </table:table-row>
        <table:table-row table:style-name="ro5">
          <table:table-cell table:style-name="ce150" office:value-type="string" calcext:value-type="string">
            <text:p>filesystem</text:p>
          </table:table-cell>
          <table:table-cell table:style-name="ce164" office:value-type="float" office:value="3" calcext:value-type="float">
            <text:p>3</text:p>
          </table:table-cell>
          <table:table-cell table:number-columns-repeated="62"/>
        </table:table-row>
        <table:table-row table:style-name="ro5">
          <table:table-cell table:style-name="ce150" office:value-type="string" calcext:value-type="string">
            <text:p>filesystem, community</text:p>
          </table:table-cell>
          <table:table-cell table:style-name="ce164" office:value-type="float" office:value="3" calcext:value-type="float">
            <text:p>3</text:p>
          </table:table-cell>
          <table:table-cell table:number-columns-repeated="62"/>
        </table:table-row>
        <table:table-row table:style-name="ro5">
          <table:table-cell table:style-name="ce150" office:value-type="string" calcext:value-type="string">
            <text:p>filesystem, computation graph</text:p>
          </table:table-cell>
          <table:table-cell table:style-name="ce164" office:value-type="float" office:value="14" calcext:value-type="float">
            <text:p>14</text:p>
          </table:table-cell>
          <table:table-cell table:number-columns-repeated="62"/>
        </table:table-row>
        <table:table-row table:style-name="ro5">
          <table:table-cell table:style-name="ce150" office:value-type="string" calcext:value-type="string">
            <text:p>filesystem, computation graph, community</text:p>
          </table:table-cell>
          <table:table-cell table:style-name="ce163" office:value-type="float" office:value="4" calcext:value-type="float">
            <text:p>4</text:p>
          </table:table-cell>
          <table:table-cell table:number-columns-repeated="62"/>
        </table:table-row>
        <table:table-row table:style-name="ro5">
          <table:table-cell table:style-name="ce166" office:value-type="string" calcext:value-type="string">
            <text:p>Total Result</text:p>
          </table:table-cell>
          <table:table-cell table:style-name="ce165" office:value-type="float" office:value="25" calcext:value-type="float">
            <text:p>25</text:p>
          </table:table-cell>
          <table:table-cell table:number-columns-repeated="62"/>
        </table:table-row>
        <table:table-row table:style-name="ro3" table:number-rows-repeated="104856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Data.A1:Data.S40" table:display-filter-buttons="true" table:orientation="column"/>
        <table:database-range table:name="__Anonymous_Sheet_DB__1" table:target-range-address="'Data (revisited)'.A1:'Data (revisited)'.AD26" table:display-filter-buttons="true" table:orientation="column"/>
        <table:database-range table:name="__Anonymous_Sheet_DB__2" table:target-range-address="Snowballing.AF1:Snowballing.AF999" table:display-filter-buttons="true" table:orientation="column"/>
      </table:database-ranges>
      <table:data-pilot-tables>
        <table:data-pilot-table table:name="Rigor vs industrial relevance" table:application-data="" table:target-range-address="'Rigor vs industrial relevance'.A1:'Rigor vs industrial relevance'.C22" table:buttons="'Rigor vs industrial relevance'.A1 'Rigor vs industrial relevance'.B1" table:show-filter-button="false">
          <table:source-cell-range table:cell-range-address="'Data (revisited)'.A1:'Data (revisited)'.AD26"/>
          <table:data-pilot-field table:source-field-name="Primary study 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20" table:display="true" table:show-details="true"/>
                <table:data-pilot-member table:name="P19" table:display="true" table:show-details="true"/>
                <table:data-pilot-member table:name="P14" table:display="true" table:show-details="true"/>
                <table:data-pilot-member table:name="P21" table:display="true" table:show-details="true"/>
                <table:data-pilot-member table:name="P9" table:display="true" table:show-details="true"/>
                <table:data-pilot-member table:name="P6" table:display="true" table:show-details="true"/>
                <table:data-pilot-member table:name="P22" table:display="true" table:show-details="true"/>
                <table:data-pilot-member table:name="P15" table:display="true" table:show-details="true"/>
                <table:data-pilot-member table:name="P10" table:display="true" table:show-details="true"/>
                <table:data-pilot-member table:name="P5" table:display="true" table:show-details="true"/>
                <table:data-pilot-member table:name="P16" table:display="true" table:show-details="true"/>
                <table:data-pilot-member table:name="P23" table:display="true" table:show-details="true"/>
                <table:data-pilot-member table:name="P12" table:display="true" table:show-details="true"/>
                <table:data-pilot-member table:name="P2" table:display="true" table:show-details="true"/>
                <table:data-pilot-member table:name="P11" table:display="true" table:show-details="true"/>
                <table:data-pilot-member table:name="P18" table:display="true" table:show-details="true"/>
                <table:data-pilot-member table:name="P17" table:display="true" table:show-details="true"/>
                <table:data-pilot-member table:name="P4" table:display="true" table:show-details="true"/>
                <table:data-pilot-member table:name="P8" table:display="true" table:show-details="true"/>
                <table:data-pilot-member table:name="P1" table:display="true" table:show-details="true"/>
                <table:data-pilot-member table:name="P24" table:display="true" table:show-details="true"/>
                <table:data-pilot-member table:name="P25" table:display="true" table:show-details="true"/>
                <table:data-pilot-member table:name="P7" table:display="true" table:show-details="true"/>
                <table:data-pilot-member table:name="P13" table:display="true" table:show-details="true"/>
                <table:data-pilot-member table:name="P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itl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ootstrapping MDE Development from ROS Manual Code - Part 2: Model Generation." table:display="true" table:show-details="true"/>
                <table:data-pilot-member table:name="AC-ROS: assurance case driven adaptation for the robot operating system." table:display="true" table:show-details="true"/>
                <table:data-pilot-member table:name="Feasible and stressful trajectory generation for mobile robots." table:display="true" table:show-details="true"/>
                <table:data-pilot-member table:name="Generating a ROS/JAUS bridge for an autonomous ground vehicle." table:display="true" table:show-details="true"/>
                <table:data-pilot-member table:name="High level synthesis of ROS protocol interpretation and communication circuit for FPGA." table:display="true" table:show-details="true"/>
                <table:data-pilot-member table:name="Formal Verification of ROS-Based Robotic Applications Using Timed-Automata." table:display="true" table:show-details="true"/>
                <table:data-pilot-member table:name="Property-based testing for the robot operating system." table:display="true" table:show-details="true"/>
                <table:data-pilot-member table:name="Real-time control architecture based on Xenomai using ROS packages for a service robot." table:display="true" table:show-details="true"/>
                <table:data-pilot-member table:name="Towards code-aware robotic simulation: vision paper." table:display="true" table:show-details="true"/>
                <table:data-pilot-member table:name="The forgotten case of the dependency bugs: on the example of the robot operating system." table:display="true" table:show-details="true"/>
                <table:data-pilot-member table:name="The Robot Operating System: Package reuse and community dynamics." table:display="true" table:show-details="true"/>
                <table:data-pilot-member table:name="Robotics software engineering: a perspective from the service robotics domain." table:display="true" table:show-details="true"/>
                <table:data-pilot-member table:name="It Takes a Village to Build a Robot: An Empirical Study of The ROS Ecosystem." table:display="true" table:show-details="true"/>
                <table:data-pilot-member table:name="Formal Modeling and Automatic Code Synthesis for Robot System." table:display="true" table:show-details="true"/>
                <table:data-pilot-member table:name="Checking consistency of robot software architectures in ROS." table:display="true" table:show-details="true"/>
                <table:data-pilot-member table:name="Robotic system testing with AMSA framework." table:display="true" table:show-details="true"/>
                <table:data-pilot-member table:name="A Hybrid Editor for Fast Robot Mission Prototyping." table:display="true" table:show-details="true"/>
                <table:data-pilot-member table:name="Towards rapid composition with confidence in robotics software." table:display="true" table:show-details="true"/>
                <table:data-pilot-member table:name="How do you architect your robots?: state of the practice and guidelines for ROS-based systems." table:display="true" table:show-details="true"/>
                <table:data-pilot-member table:name="IoT-Based Activity Recognition for Process Assistance in Human-Robot Disaster Response." table:display="true" table:show-details="true"/>
                <table:data-pilot-member table:name="Model-Based Adaptation for Robotics Software." table:display="true" table:show-details="true"/>
                <table:data-pilot-member table:name="Runtime Verification on Hierarchical Properties of ROS-Based Robot Swarms." table:display="true" table:show-details="true"/>
                <table:data-pilot-member table:name="Machine learning meets quantitative planning: enabling self-adaptation in autonomous robots." table:display="true" table:show-details="true"/>
                <table:data-pilot-member table:name="Live programming in practice: A controlled experiment on state machines for robotic behaviors." table:display="true" table:show-details="true"/>
                <table:data-pilot-member table:name="A use case in model-based robot development using AADL and ROS.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Yea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019" table:display="true" table:show-details="true"/>
                <table:data-pilot-member table:name="2020" table:display="true" table:show-details="true"/>
                <table:data-pilot-member table:name="2013" table:display="true" table:show-details="true"/>
                <table:data-pilot-member table:name="2017" table:display="true" table:show-details="true"/>
                <table:data-pilot-member table:name="201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uthor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Nadia Hammoudeh Garcia &amp; Ludovic Delval &amp; Mathias Lüdtke &amp; André Santos 0001 &amp; Björn Kahl &amp; Mirko Bordignon" table:display="true" table:show-details="true"/>
                <table:data-pilot-member table:name="Betty H. C. Cheng &amp; Robert Jared Clark &amp; Jonathon Emil Fleck &amp; Michael Austin Langford &amp; Philip K. McKinley" table:display="true" table:show-details="true"/>
                <table:data-pilot-member table:name="Carl Hildebrandt &amp; Sebastian G. Elbaum &amp; Nicola Bezzo &amp; Matthew B. Dwyer" table:display="true" table:show-details="true"/>
                <table:data-pilot-member table:name="Patrick Morley &amp; Alex Warren &amp; Ethan Rabb &amp; Sean Whitsitt &amp; Matt Bunting &amp; Jonathan Sprinkle" table:display="true" table:show-details="true"/>
                <table:data-pilot-member table:name="Takeshi Ohkawa &amp; Yuhei Sugata &amp; Harumi Watanabe &amp; Nobuhiko Ogura &amp; Kanemitsu Ootsu &amp; Takashi Yokota" table:display="true" table:show-details="true"/>
                <table:data-pilot-member table:name="Raju Halder &amp; José Proença &amp; Nuno Macedo &amp; André Santos 0001" table:display="true" table:show-details="true"/>
                <table:data-pilot-member table:name="André Santos 0001 &amp; Alcino Cunha &amp; Nuno Macedo" table:display="true" table:show-details="true"/>
                <table:data-pilot-member table:name="Raimarius Delgado &amp; Bum-Jae You &amp; Byoung-Wook Choi" table:display="true" table:show-details="true"/>
                <table:data-pilot-member table:name="John-Paul Ore &amp; Carrick Detweiler &amp; Sebastian G. Elbaum" table:display="true" table:show-details="true"/>
                <table:data-pilot-member table:name="Anders Fischer-Nielsen &amp; Zhoulai Fu &amp; Ting Su &amp; Andrzej Wasowski" table:display="true" table:show-details="true"/>
                <table:data-pilot-member table:name="Pablo Estefo &amp; Jocelyn Simmonds &amp; Romain Robbes &amp; Johan Fabry" table:display="true" table:show-details="true"/>
                <table:data-pilot-member table:name="Sergio García 0002 &amp; Daniel Strüber 0001 &amp; Davide Brugali &amp; Thorsten Berger &amp; Patrizio Pelliccione" table:display="true" table:show-details="true"/>
                <table:data-pilot-member table:name="Sophia Kolak &amp; Afsoon Afzal &amp; Claire Le Goues &amp; Michael Hilton &amp; Christopher Steven Timperley" table:display="true" table:show-details="true"/>
                <table:data-pilot-member table:name="Xinxin Li &amp; Rui Wang 0024 &amp; Yu Jiang 0001 &amp; Yong Guan &amp; Xiaojuan Li &amp; Xiaoyu Song" table:display="true" table:show-details="true"/>
                <table:data-pilot-member table:name="Thomas Witte &amp; Matthias Tichy" table:display="true" table:show-details="true"/>
                <table:data-pilot-member table:name="Hamza El Baccouri &amp; Goulven Guillou &amp; Jean-Philippe Babau" table:display="true" table:show-details="true"/>
                <table:data-pilot-member table:name="Neil A. Ernst &amp; Rick Kazman &amp; Philip Bianco" table:display="true" table:show-details="true"/>
                <table:data-pilot-member table:name="Ivano Malavolta &amp; Grace A. Lewis &amp; Bradley R. Schmerl &amp; Patricia Lago &amp; David Garlan" table:display="true" table:show-details="true"/>
                <table:data-pilot-member table:name="Adrian Rebmann &amp; Jana-Rebecca Rehse &amp; Mira Pinter &amp; Marius Schnaubelt &amp; Kevin Daun &amp; Peter Fettke" table:display="true" table:show-details="true"/>
                <table:data-pilot-member table:name="Chi Hu &amp; Wei Dong 0006 &amp; Yonghui Yang &amp; Hao Shi &amp; Ge Zhou" table:display="true" table:show-details="true"/>
                <table:data-pilot-member table:name="Pooyan Jamshidi &amp; Javier Cámara &amp; Bradley R. Schmerl &amp; Christian Kästner &amp; David Garlan" table:display="true" table:show-details="true"/>
                <table:data-pilot-member table:name="Miguel Campusano &amp; Johan Fabry &amp; Alexandre Bergel" table:display="true" table:show-details="true"/>
                <table:data-pilot-member table:name="Gianluca Bardaro &amp; Andrea Semprebon &amp; Matteo Matteucci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 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MODELS_GARCIADLSKB_2019" table:display="true" table:show-details="true"/>
                <table:data-pilot-member table:name="MODELS_CHENGCFLM_2020" table:display="true" table:show-details="true"/>
                <table:data-pilot-member table:name="ISSTA_HILDEBRANDTEBD_2020" table:display="true" table:show-details="true"/>
                <table:data-pilot-member table:name="OOPSLA_MORLEYWRWBS_2013" table:display="true" table:show-details="true"/>
                <table:data-pilot-member table:name="ICSE_OHKAWASWOOY_2019" table:display="true" table:show-details="true"/>
                <table:data-pilot-member table:name="ICSE_HALDERPMS_2017" table:display="true" table:show-details="true"/>
                <table:data-pilot-member table:name="SIGSOFT_0001CM_2018" table:display="true" table:show-details="true"/>
                <table:data-pilot-member table:name="JSS_DELGADOYC_2019" table:display="true" table:show-details="true"/>
                <table:data-pilot-member table:name="ICSE_OREDE_2018" table:display="true" table:show-details="true"/>
                <table:data-pilot-member table:name="ICSE_FISCHER-NIELSEN_2020" table:display="true" table:show-details="true"/>
                <table:data-pilot-member table:name="JSS_ESTEFOSRF_2019" table:display="true" table:show-details="true"/>
                <table:data-pilot-member table:name="SIGSOFT_00020BBP_2020" table:display="true" table:show-details="true"/>
                <table:data-pilot-member table:name="ICSM_KOLAKAGHT_2020" table:display="true" table:show-details="true"/>
                <table:data-pilot-member table:name="ICECCS_LIWJGLS_2017" table:display="true" table:show-details="true"/>
                <table:data-pilot-member table:name="ICSE_WITTET_2018" table:display="true" table:show-details="true"/>
                <table:data-pilot-member table:name="MODELS_BACCOURIGB_2018" table:display="true" table:show-details="true"/>
                <table:data-pilot-member table:name="KBSE_WITTET_2019" table:display="true" table:show-details="true"/>
                <table:data-pilot-member table:name="ICSE_ERNSTKB_2018" table:display="true" table:show-details="true"/>
                <table:data-pilot-member table:name="ICSE_MALAVOLTALSLG_2020" table:display="true" table:show-details="true"/>
                <table:data-pilot-member table:name="BPM_REBMANNRPSDF_2020" table:display="true" table:show-details="true"/>
                <table:data-pilot-member table:name="SOFTWARE_ALDRICHGKGMRSST_2019" table:display="true" table:show-details="true"/>
                <table:data-pilot-member table:name="TR_HUDYSZ_2020" table:display="true" table:show-details="true"/>
                <table:data-pilot-member table:name="ICSE_JAMSHIDICSKG_2019" table:display="true" table:show-details="true"/>
                <table:data-pilot-member table:name="INFSOF_CAMPUSANOFB_2019" table:display="true" table:show-details="true"/>
                <table:data-pilot-member table:name="ICSE_BARDAROSM_201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rive URL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https://drive.google.com/file/d/1rKRxA1Of_EOTPRC4uS6ZfF_0-JqvISsj/view?usp=drivesdk" table:display="true" table:show-details="true"/>
                <table:data-pilot-member table:name="https://drive.google.com/file/d/1t15ONZpu_HxLsBtPdOagDTz0WTq9RuAI/view?usp=drivesdk" table:display="true" table:show-details="true"/>
                <table:data-pilot-member table:name="https://drive.google.com/file/d/150tPS1P9xx56ytRhwCHwry2H8spY_siM/view?usp=drivesdk" table:display="true" table:show-details="true"/>
                <table:data-pilot-member table:name="https://drive.google.com/file/d/1Oz1azPRdcuT6ZTjjKRMv4XZa8kRHVhHa/view?usp=drivesdk" table:display="true" table:show-details="true"/>
                <table:data-pilot-member table:name="https://drive.google.com/file/d/16iQ3CQXDQ0LqJ4e-8zTuVRxyKrkTu5E4/view?usp=drivesdk" table:display="true" table:show-details="true"/>
                <table:data-pilot-member table:name="https://drive.google.com/file/d/1JPXCqqJTY8dyuJ49FZZwHjC1RDEs1BMW/view?usp=drivesdk" table:display="true" table:show-details="true"/>
                <table:data-pilot-member table:name="https://drive.google.com/file/d/1nusV7hCP4HOsRY0PpEP89inGla3Hr4ls/view?usp=drivesdk" table:display="true" table:show-details="true"/>
                <table:data-pilot-member table:name="https://drive.google.com/file/d/1fmoPhzLOF4soofNlBJtd2n0IuohW_W-7/view?usp=drivesdk" table:display="true" table:show-details="true"/>
                <table:data-pilot-member table:name="https://drive.google.com/file/d/1a1c06KHOhI_j7nvi-xGpZVM4U_WvBEeP/view?usp=drivesdk" table:display="true" table:show-details="true"/>
                <table:data-pilot-member table:name="https://drive.google.com/file/d/18dhgoDg_6b1rFg0uVWfxjSkofd6AI6TY/view?usp=drivesdk" table:display="true" table:show-details="true"/>
                <table:data-pilot-member table:name="https://drive.google.com/file/d/1iIx8A4MCrVBRr00LA5ZMr0fpmSjXSypV/view?usp=drivesdk" table:display="true" table:show-details="true"/>
                <table:data-pilot-member table:name="https://drive.google.com/file/d/1bF9V1f7ah_Evi9xUZM1OG32inDy6HyoL/view?usp=drivesdk" table:display="true" table:show-details="true"/>
                <table:data-pilot-member table:name="https://drive.google.com/file/d/1VHCCayUyYCrppQzBWABFUu0_LHjlUaqw/view?usp=drivesdk" table:display="true" table:show-details="true"/>
                <table:data-pilot-member table:name="https://drive.google.com/file/d/1KEeD3i2UZHHkb_GEhV23fgeXXvMuXNgM/view?usp=drivesdk" table:display="true" table:show-details="true"/>
                <table:data-pilot-member table:name="https://drive.google.com/file/d/1iUGCVdoJyK70v6SDcucEnQAJRnMEYCi8/view?usp=drivesdk" table:display="true" table:show-details="true"/>
                <table:data-pilot-member table:name="https://drive.google.com/file/d/1MwI6il-u-lsfLj8jH8uxWsLva9KqGIGv/view?usp=drivesdk" table:display="true" table:show-details="true"/>
                <table:data-pilot-member table:name="https://drive.google.com/file/d/1erGcZvhFXic8xeggTi_v-njJd6O-XFbP/view?usp=drivesdk" table:display="true" table:show-details="true"/>
                <table:data-pilot-member table:name="https://drive.google.com/file/d/14tmSCTsyMJI0sca9782XmtIusIpaW0UB/view?usp=drivesdk" table:display="true" table:show-details="true"/>
                <table:data-pilot-member table:name="https://drive.google.com/file/d/1sdTUkW-6QPA9mX-WvSiPQSRlnRzE2iEy/view?usp=drivesdk" table:display="true" table:show-details="true"/>
                <table:data-pilot-member table:name="https://drive.google.com/file/d/1bf4KS01HEKSGhOBo1egpsy1jKo5h7pFx/view?usp=drivesdk" table:display="true" table:show-details="true"/>
                <table:data-pilot-member table:name="https://drive.google.com/file/d/1oIkBHJHpM1FhrXkcDYcZXbSOihFlSpL_/view?usp=drivesdk" table:display="true" table:show-details="true"/>
                <table:data-pilot-member table:name="https://drive.google.com/file/d/1LKrFi-nKB_0rWKfj47DbYpdVukmRUT5t/view?usp=drivesdk" table:display="true" table:show-details="true"/>
                <table:data-pilot-member table:name="https://drive.google.com/file/d/1XMRwS9FupyUtWB62D1sY6eYRMuuKkxgF/view?usp=drivesdk" table:display="true" table:show-details="true"/>
                <table:data-pilot-member table:name="https://drive.google.com/file/d/14isA0QPxj6ilYVX0FiWsQpRUNKZATkpG/view?usp=drivesdk" table:display="true" table:show-details="true"/>
                <table:data-pilot-member table:name="https://drive.google.com/file/d/1ktR7m33DYN8afG1akbdC4KOVSNTmoCVZ/view?usp=drivesdk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OI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https://doi.org/10.1109/MODELS.2019.00-11" table:display="true" table:show-details="true"/>
                <table:data-pilot-member table:name="https://doi.org/10.1145/3365438.3410952" table:display="true" table:show-details="true"/>
                <table:data-pilot-member table:name="https://doi.org/10.1145/3395363.3397387" table:display="true" table:show-details="true"/>
                <table:data-pilot-member table:name="https://doi.org/10.1145/2541928.2541931" table:display="true" table:show-details="true"/>
                <table:data-pilot-member table:name="https://doi.org/10.1109/RoSE.2019.00014" table:display="true" table:show-details="true"/>
                <table:data-pilot-member table:name="https://doi.org/10.1109/FormaliSE.2017.9" table:display="true" table:show-details="true"/>
                <table:data-pilot-member table:name="https://doi.org/10.1145/3278186.3278195" table:display="true" table:show-details="true"/>
                <table:data-pilot-member table:name="https://doi.org/10.1016/j.jss.2019.01.052" table:display="true" table:show-details="true"/>
                <table:data-pilot-member table:name="https://doi.org/10.1145/3196558.3196566" table:display="true" table:show-details="true"/>
                <table:data-pilot-member table:name="https://doi.org/10.1145/3377813.3381364" table:display="true" table:show-details="true"/>
                <table:data-pilot-member table:name="https://doi.org/10.1016/j.jss.2019.02.024" table:display="true" table:show-details="true"/>
                <table:data-pilot-member table:name="https://doi.org/10.1145/3368089.3409743" table:display="true" table:show-details="true"/>
                <table:data-pilot-member table:name="https://doi.org/10.1109/ICSME46990.2020.00048" table:display="true" table:show-details="true"/>
                <table:data-pilot-member table:name="https://doi.org/10.1109/ICECCS.2017.17" table:display="true" table:show-details="true"/>
                <table:data-pilot-member table:name="https://doi.org/10.1145/3196558.3196559" table:display="true" table:show-details="true"/>
                <table:data-pilot-member table:name="http://ceur-ws.org/Vol-2245/mdetools_paper_2.pdf" table:display="true" table:show-details="true"/>
                <table:data-pilot-member table:name="https://doi.org/10.1109/ASEW.2019.00026" table:display="true" table:show-details="true"/>
                <table:data-pilot-member table:name="https://doi.org/10.1145/3196558.3196567" table:display="true" table:show-details="true"/>
                <table:data-pilot-member table:name="https://doi.org/10.1145/3377813.3381358" table:display="true" table:show-details="true"/>
                <table:data-pilot-member table:name="https://doi.org/10.1007/978-3-030-58638-6_5" table:display="true" table:show-details="true"/>
                <table:data-pilot-member table:name="https://doi.org/10.1109/MS.2018.2885058" table:display="true" table:show-details="true"/>
                <table:data-pilot-member table:name="https://doi.org/10.1109/TR.2019.2923681" table:display="true" table:show-details="true"/>
                <table:data-pilot-member table:name="https://doi.org/10.1109/SEAMS.2019.00015" table:display="true" table:show-details="true"/>
                <table:data-pilot-member table:name="https://doi.org/10.1016/j.infsof.2018.12.008" table:display="true" table:show-details="true"/>
                <table:data-pilot-member table:name="https://doi.org/10.1145/3196558.319656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ain contribu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method" table:display="true" table:show-details="true"/>
                <table:data-pilot-member table:name="architecture" table:display="true" table:show-details="true"/>
                <table:data-pilot-member table:name="model" table:display="true" table:show-details="true"/>
                <table:data-pilot-member table:name="tool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obotic platfor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are-O-bot-4" table:display="true" table:show-details="true"/>
                <table:data-pilot-member table:name="EvoRally" table:display="true" table:show-details="true"/>
                <table:data-pilot-member table:name="Flightgoggles Quadrotor, Parrot Anafi Quadrotor" table:display="true" table:show-details="true"/>
                <table:data-pilot-member table:name="Ford Hybrid Escape" table:display="true" table:show-details="true"/>
                <table:data-pilot-member table:name="FPGA" table:display="true" table:show-details="true"/>
                <table:data-pilot-member table:name="Kobuki" table:display="true" table:show-details="true"/>
                <table:data-pilot-member table:name="M4K" table:display="true" table:show-details="true"/>
                <table:data-pilot-member table:name="no hardware" table:display="true" table:show-details="true"/>
                <table:data-pilot-member table:name="Telerob Telemax Hybrid UGV" table:display="true" table:show-details="true"/>
                <table:data-pilot-member table:name="Turtlebot" table:display="true" table:show-details="true"/>
                <table:data-pilot-member table:name="Twist T4 2x2 electric wheelchair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OS ecosystem level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filesystem, computation graph" table:display="true" table:show-details="true"/>
                <table:data-pilot-member table:name="computation graph" table:display="true" table:show-details="true"/>
                <table:data-pilot-member table:name="filesystem" table:display="true" table:show-details="true"/>
                <table:data-pilot-member table:name="filesystem, community" table:display="true" table:show-details="true"/>
                <table:data-pilot-member table:name="filesystem, computation graph, community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mmunication paradig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topics, services" table:display="true" table:show-details="true"/>
                <table:data-pilot-member table:name="topics" table:display="true" table:show-details="true"/>
                <table:data-pilot-member table:name="not specified" table:display="true" table:show-details="true"/>
                <table:data-pilot-member table:name="-" table:display="true" table:show-details="true"/>
                <table:data-pilot-member table:name="topics, services, shared memory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Quality attributes considere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functional suitability" table:display="true" table:show-details="true"/>
                <table:data-pilot-member table:name="functional suitability, reliability, portability" table:display="true" table:show-details="true"/>
                <table:data-pilot-member table:name="functional suitability, compatibility, portability" table:display="true" table:show-details="true"/>
                <table:data-pilot-member table:name="performance, compatibility, portability" table:display="true" table:show-details="true"/>
                <table:data-pilot-member table:name="performance, maintainability" table:display="true" table:show-details="true"/>
                <table:data-pilot-member table:name="functional suitability, reliability" table:display="true" table:show-details="true"/>
                <table:data-pilot-member table:name="maintainability" table:display="true" table:show-details="true"/>
                <table:data-pilot-member table:name="functional suitability, performance, compatibility" table:display="true" table:show-details="true"/>
                <table:data-pilot-member table:name="functional suitability, maintainability" table:display="true" table:show-details="true"/>
                <table:data-pilot-member table:name="usability, compatibility, maintainability, portability" table:display="true" table:show-details="true"/>
                <table:data-pilot-member table:name="compatibility, maintainability, portability" table:display="true" table:show-details="true"/>
                <table:data-pilot-member table:name="usability, maintainability, portability" table:display="true" table:show-details="true"/>
                <table:data-pilot-member table:name="functional suitability, compatibility, maintainability" table:display="true" table:show-details="true"/>
                <table:data-pilot-member table:name="functional suitability, performance, portability" table:display="true" table:show-details="true"/>
                <table:data-pilot-member table:name="usability, " table:display="true" table:show-details="true"/>
                <table:data-pilot-member table:name="performance, reliability, security, maintainability" table:display="true" table:show-details="true"/>
                <table:data-pilot-member table:name="performance, compatibility, usability, reliability, security, maintainability, portability" table:display="true" table:show-details="true"/>
                <table:data-pilot-member table:name="performance, compatibility, usability, reliability, maintainability, portability" table:display="true" table:show-details="true"/>
                <table:data-pilot-member table:name="compatibility, usability, maintainability, portability" table:display="true" table:show-details="true"/>
                <table:data-pilot-member table:name="functional suitability, compatibility, security, maintainability, portability" table:display="true" table:show-details="true"/>
                <table:data-pilot-member table:name="performance, reliability" table:display="true" table:show-details="true"/>
                <table:data-pilot-member table:name="performance, functional suitability, usability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ex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5" table:display="true" table:show-details="true"/>
                <table:data-pilot-member table:name="1" table:display="true" table:show-details="true"/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tudy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0.5" table:display="true" table:show-details="true"/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alidity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0.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ype of robo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Mobile (terrastrial, wheeled)" table:display="true" table:show-details="true"/>
                <table:data-pilot-member table:name="Mobie (airborne)" table:display="true" table:show-details="true"/>
                <table:data-pilot-member table:name="-" table:display="true" table:show-details="true"/>
                <table:data-pilot-member table:name="Multiple" table:display="true" table:show-details="true"/>
                <table:data-pilot-member table:name="Fixed (robot arm)" table:display="true" table:show-details="true"/>
                <table:data-pilot-member table:name="Mobile (terrastrial)" table:display="true" table:show-details="true"/>
                <table:data-pilot-member table:name="Mobile (terrastrial, wheeled) (caterpillar track)" table:display="true" table:show-details="true"/>
                <table:data-pilot-member table:name="Mobile (terratrial, wheeled)" table:display="true" table:show-details="true"/>
                <table:data-pilot-member table:name="Mobile (terrastrial wheeled), Mobile (airborne)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ardinality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Single" table:display="true" table:show-details="true"/>
                <table:data-pilot-member table:name="-" table:display="true" table:show-details="true"/>
                <table:data-pilot-member table:name="Multiple" table:display="true" table:show-details="true"/>
                <table:data-pilot-member table:name="Both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pplication fiel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Home service" table:display="true" table:show-details="true"/>
                <table:data-pilot-member table:name="Navigation task" table:display="true" table:show-details="true"/>
                <table:data-pilot-member table:name="Self-driving vehicle" table:display="true" table:show-details="true"/>
                <table:data-pilot-member table:name="Toy example" table:display="true" table:show-details="true"/>
                <table:data-pilot-member table:name="-" table:display="true" table:show-details="true"/>
                <table:data-pilot-member table:name="Multiple areas" table:display="true" table:show-details="true"/>
                <table:data-pilot-member table:name="Leader/Follower problem" table:display="true" table:show-details="true"/>
                <table:data-pilot-member table:name="Military" table:display="true" table:show-details="true"/>
                <table:data-pilot-member table:name="Search and rescue" table:display="true" table:show-details="true"/>
                <table:data-pilot-member table:name="Unmanned aerial vehicle" table:display="true" table:show-details="true"/>
                <table:data-pilot-member table:name="Medical car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OS vers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-" table:display="true" table:show-details="true"/>
                <table:data-pilot-member table:name="ROS 1 (Kinetic)" table:display="true" table:show-details="true"/>
                <table:data-pilot-member table:name="ROS 1 (Melodic)" table:display="true" table:show-details="true"/>
                <table:data-pilot-member table:name="Both" table:display="true" table:show-details="true"/>
                <table:data-pilot-member table:name="ROS 1 (Indigo)" table:display="true" table:show-details="true"/>
                <table:data-pilot-member table:name="ROS 1" table:display="true" table:show-details="true"/>
                <table:data-pilot-member table:name="ROS 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Knowledge are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SE models and methods, Software quality" table:display="true" table:show-details="true"/>
                <table:data-pilot-member table:name="SE models and methods" table:display="true" table:show-details="true"/>
                <table:data-pilot-member table:name="Computing foundations, Software testing" table:display="true" table:show-details="true"/>
                <table:data-pilot-member table:name="Software design" table:display="true" table:show-details="true"/>
                <table:data-pilot-member table:name="Software design (HW/SW co-design)" table:display="true" table:show-details="true"/>
                <table:data-pilot-member table:name="Software testing" table:display="true" table:show-details="true"/>
                <table:data-pilot-member table:name="Software testing (simulation)" table:display="true" table:show-details="true"/>
                <table:data-pilot-member table:name="Software testing, Software configuration management" table:display="true" table:show-details="true"/>
                <table:data-pilot-member table:name="Software maintenance" table:display="true" table:show-details="true"/>
                <table:data-pilot-member table:name="Software construction, Software testing, Software maintenance, Software engineering process" table:display="true" table:show-details="true"/>
                <table:data-pilot-member table:name="Software configuration management, SE models and methods" table:display="true" table:show-details="true"/>
                <table:data-pilot-member table:name="SE models and methods, Software testing" table:display="true" table:show-details="true"/>
                <table:data-pilot-member table:name="Software testing (live preview)" table:display="true" table:show-details="true"/>
                <table:data-pilot-member table:name="Software quality" table:display="true" table:show-details="true"/>
                <table:data-pilot-member table:name="SE models and methods, Software design" table:display="true" table:show-details="true"/>
                <table:data-pilot-member table:name="SE models and methods, Software design, Software configuration management" table:display="true" table:show-details="true"/>
                <table:data-pilot-member table:name="Software construction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ubjec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ext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al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search metho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search strategy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roposal of a solution" table:display="true" table:show-details="true"/>
                <table:data-pilot-member table:name="Proposal of a solution, Validation research" table:display="true" table:show-details="true"/>
                <table:data-pilot-member table:name="Philosophical paper" table:display="true" table:show-details="true"/>
                <table:data-pilot-member table:name="Evaluation research, Proposal of a solution" table:display="true" table:show-details="true"/>
                <table:data-pilot-member table:name="Evaluation research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search method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uture challenges and limitation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Multi-language or multi-platform support, Support for more reference sources" table:display="true" table:show-details="true"/>
                <table:data-pilot-member table:name="Machine learning integration" table:display="true" table:show-details="true"/>
                <table:data-pilot-member table:name="Performance improvements, Multi-language or multi-platform support" table:display="true" table:show-details="true"/>
                <table:data-pilot-member table:name="Performance improvements, Further validation" table:display="true" table:show-details="true"/>
                <table:data-pilot-member table:name="Performance improvements" table:display="true" table:show-details="true"/>
                <table:data-pilot-member table:name="Automation" table:display="true" table:show-details="true"/>
                <table:data-pilot-member table:name="Performance improvements, Support for complex specification, Multi-language or multi-platform support" table:display="true" table:show-details="true"/>
                <table:data-pilot-member table:name="Further validation, Automation, Evaluation of quality attributes" table:display="true" table:show-details="true"/>
                <table:data-pilot-member table:name="-" table:display="true" table:show-details="true"/>
                <table:data-pilot-member table:name="Lack of generalization, Automation" table:display="true" table:show-details="true"/>
                <table:data-pilot-member table:name="Support for more reference sources" table:display="true" table:show-details="true"/>
                <table:data-pilot-member table:name="Multi-language or multi-platform support, Support for complex specification" table:display="true" table:show-details="true"/>
                <table:data-pilot-member table:name="Support for complex specification, Multi-language or multi-platform support, Further validation" table:display="true" table:show-details="true"/>
                <table:data-pilot-member table:name="Enable self-adaptation" table:display="true" table:show-details="true"/>
                <table:data-pilot-member table:name="Run-time support, Multi-language or multi-platform support" table:display="true" table:show-details="true"/>
                <table:data-pilot-member table:name="Support for more reference sources, Automation" table:display="true" table:show-details="true"/>
                <table:data-pilot-member table:name="Further validation, Lack of generalization" table:display="true" table:show-details="true"/>
                <table:data-pilot-member table:name="Further validation" table:display="true" table:show-details="true"/>
                <table:data-pilot-member table:name="Support for real-time properties, Synchronisation issues, Support for complex specification, Further validation" table:display="true" table:show-details="true"/>
                <table:data-pilot-member table:name="Run-time support, Lack of generalization" table:display="true" table:show-details="true"/>
                <table:data-pilot-member table:name="Lack of generalization, Further validation" table:display="true" table:show-details="true"/>
                <table:data-pilot-member table:name="Evaluation of quality attributes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igor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5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3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dustrial relevanc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text2" table:orientation="hidden" table:used-hierarchy="-1" table:function="auto">
            <table:data-pilot-level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</table:data-pilot-level>
          </table:data-pilot-field>
          <table:data-pilot-field table:source-field-name="research method2" table:orientation="hidden" table:used-hierarchy="-1" table:function="auto">
            <table:data-pilot-level calcext:repeat-item-labels="false">
              <table:data-pilot-members>
                <table:data-pilot-member table:name="Proof of concept" table:display="true" table:show-details="true"/>
                <table:data-pilot-member table:name="Simulation-based experiment" table:display="true" table:show-details="true"/>
                <table:data-pilot-member table:name="Simulation-based experiment, Real deployment" table:display="true" table:show-details="true"/>
                <table:data-pilot-member table:name="Lab experiment" table:display="true" table:show-details="true"/>
                <table:data-pilot-member table:name="-" table:display="true" table:show-details="true"/>
                <table:data-pilot-member table:name="Mining software repos" table:display="true" table:show-details="true"/>
                <table:data-pilot-member table:name="Interview, Survey" table:display="true" table:show-details="true"/>
                <table:data-pilot-member table:name="Mining software repos, survey" table:display="true" table:show-details="true"/>
                <table:data-pilot-member table:name="Simulation-based experiment, Lab experiment" table:display="true" table:show-details="true"/>
                <table:data-pilot-member table:name="Survey" table:display="true" table:show-details="true"/>
                <table:data-pilot-member table:name="Real deployment" table:display="true" table:show-details="true"/>
              </table:data-pilot-members>
            </table:data-pilot-level>
          </table:data-pilot-field>
          <table:data-pilot-field table:source-field-name="ID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534" table:display="true" table:show-details="true"/>
                <table:data-pilot-member table:name="1535" table:display="true" table:show-details="true"/>
                <table:data-pilot-member table:name="109" table:display="true" table:show-details="true"/>
                <table:data-pilot-member table:name="1384" table:display="true" table:show-details="true"/>
                <table:data-pilot-member table:name="1578" table:display="true" table:show-details="true"/>
                <table:data-pilot-member table:name="1603" table:display="true" table:show-details="true"/>
                <table:data-pilot-member table:name="1454" table:display="true" table:show-details="true"/>
                <table:data-pilot-member table:name="1087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090" table:display="true" table:show-details="true"/>
                <table:data-pilot-member table:name="1451" table:display="true" table:show-details="true"/>
                <table:data-pilot-member table:name="1623" table:display="true" table:show-details="true"/>
                <table:data-pilot-member table:name="1632" table:display="true" table:show-details="true"/>
                <table:data-pilot-member table:name="1617" table:display="true" table:show-details="true"/>
                <table:data-pilot-member table:name="1536" table:display="true" table:show-details="true"/>
                <table:data-pilot-member table:name="1569" table:display="true" table:show-details="true"/>
                <table:data-pilot-member table:name="1609" table:display="true" table:show-details="true"/>
                <table:data-pilot-member table:name="1590" table:display="true" table:show-details="true"/>
                <table:data-pilot-member table:name="98" table:display="true" table:show-details="true"/>
                <table:data-pilot-member table:name="1072" table:display="true" table:show-details="true"/>
                <table:data-pilot-member table:name="14" table:display="true" table:show-details="true"/>
                <table:data-pilot-member table:name="1611" table:display="true" table:show-details="true"/>
                <table:data-pilot-member table:name="208" table:display="true" table:show-details="true"/>
                <table:data-pilot-member table:name="1596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ROS levels" table:application-data="" table:target-range-address="'ROS levels'.A1:'ROS levels'.B7" table:buttons="'ROS levels'.A1" table:show-filter-button="false">
          <table:source-cell-range table:cell-range-address="'Data (revisited)'.A1:'Data (revisited)'.AD26"/>
          <table:data-pilot-field table:source-field-name="Primary study 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20" table:display="true" table:show-details="true"/>
                <table:data-pilot-member table:name="P19" table:display="true" table:show-details="true"/>
                <table:data-pilot-member table:name="P14" table:display="true" table:show-details="true"/>
                <table:data-pilot-member table:name="P21" table:display="true" table:show-details="true"/>
                <table:data-pilot-member table:name="P9" table:display="true" table:show-details="true"/>
                <table:data-pilot-member table:name="P6" table:display="true" table:show-details="true"/>
                <table:data-pilot-member table:name="P22" table:display="true" table:show-details="true"/>
                <table:data-pilot-member table:name="P15" table:display="true" table:show-details="true"/>
                <table:data-pilot-member table:name="P10" table:display="true" table:show-details="true"/>
                <table:data-pilot-member table:name="P5" table:display="true" table:show-details="true"/>
                <table:data-pilot-member table:name="P16" table:display="true" table:show-details="true"/>
                <table:data-pilot-member table:name="P23" table:display="true" table:show-details="true"/>
                <table:data-pilot-member table:name="P12" table:display="true" table:show-details="true"/>
                <table:data-pilot-member table:name="P2" table:display="true" table:show-details="true"/>
                <table:data-pilot-member table:name="P11" table:display="true" table:show-details="true"/>
                <table:data-pilot-member table:name="P18" table:display="true" table:show-details="true"/>
                <table:data-pilot-member table:name="P17" table:display="true" table:show-details="true"/>
                <table:data-pilot-member table:name="P4" table:display="true" table:show-details="true"/>
                <table:data-pilot-member table:name="P8" table:display="true" table:show-details="true"/>
                <table:data-pilot-member table:name="P1" table:display="true" table:show-details="true"/>
                <table:data-pilot-member table:name="P24" table:display="true" table:show-details="true"/>
                <table:data-pilot-member table:name="P25" table:display="true" table:show-details="true"/>
                <table:data-pilot-member table:name="P7" table:display="true" table:show-details="true"/>
                <table:data-pilot-member table:name="P13" table:display="true" table:show-details="true"/>
                <table:data-pilot-member table:name="P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itl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ootstrapping MDE Development from ROS Manual Code - Part 2: Model Generation." table:display="true" table:show-details="true"/>
                <table:data-pilot-member table:name="AC-ROS: assurance case driven adaptation for the robot operating system." table:display="true" table:show-details="true"/>
                <table:data-pilot-member table:name="Feasible and stressful trajectory generation for mobile robots." table:display="true" table:show-details="true"/>
                <table:data-pilot-member table:name="Generating a ROS/JAUS bridge for an autonomous ground vehicle." table:display="true" table:show-details="true"/>
                <table:data-pilot-member table:name="High level synthesis of ROS protocol interpretation and communication circuit for FPGA." table:display="true" table:show-details="true"/>
                <table:data-pilot-member table:name="Formal Verification of ROS-Based Robotic Applications Using Timed-Automata." table:display="true" table:show-details="true"/>
                <table:data-pilot-member table:name="Property-based testing for the robot operating system." table:display="true" table:show-details="true"/>
                <table:data-pilot-member table:name="Real-time control architecture based on Xenomai using ROS packages for a service robot." table:display="true" table:show-details="true"/>
                <table:data-pilot-member table:name="Towards code-aware robotic simulation: vision paper." table:display="true" table:show-details="true"/>
                <table:data-pilot-member table:name="The forgotten case of the dependency bugs: on the example of the robot operating system." table:display="true" table:show-details="true"/>
                <table:data-pilot-member table:name="The Robot Operating System: Package reuse and community dynamics." table:display="true" table:show-details="true"/>
                <table:data-pilot-member table:name="Robotics software engineering: a perspective from the service robotics domain." table:display="true" table:show-details="true"/>
                <table:data-pilot-member table:name="It Takes a Village to Build a Robot: An Empirical Study of The ROS Ecosystem." table:display="true" table:show-details="true"/>
                <table:data-pilot-member table:name="Formal Modeling and Automatic Code Synthesis for Robot System." table:display="true" table:show-details="true"/>
                <table:data-pilot-member table:name="Checking consistency of robot software architectures in ROS." table:display="true" table:show-details="true"/>
                <table:data-pilot-member table:name="Robotic system testing with AMSA framework." table:display="true" table:show-details="true"/>
                <table:data-pilot-member table:name="A Hybrid Editor for Fast Robot Mission Prototyping." table:display="true" table:show-details="true"/>
                <table:data-pilot-member table:name="Towards rapid composition with confidence in robotics software." table:display="true" table:show-details="true"/>
                <table:data-pilot-member table:name="How do you architect your robots?: state of the practice and guidelines for ROS-based systems." table:display="true" table:show-details="true"/>
                <table:data-pilot-member table:name="IoT-Based Activity Recognition for Process Assistance in Human-Robot Disaster Response." table:display="true" table:show-details="true"/>
                <table:data-pilot-member table:name="Model-Based Adaptation for Robotics Software." table:display="true" table:show-details="true"/>
                <table:data-pilot-member table:name="Runtime Verification on Hierarchical Properties of ROS-Based Robot Swarms." table:display="true" table:show-details="true"/>
                <table:data-pilot-member table:name="Machine learning meets quantitative planning: enabling self-adaptation in autonomous robots." table:display="true" table:show-details="true"/>
                <table:data-pilot-member table:name="Live programming in practice: A controlled experiment on state machines for robotic behaviors." table:display="true" table:show-details="true"/>
                <table:data-pilot-member table:name="A use case in model-based robot development using AADL and ROS.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Yea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019" table:display="true" table:show-details="true"/>
                <table:data-pilot-member table:name="2020" table:display="true" table:show-details="true"/>
                <table:data-pilot-member table:name="2013" table:display="true" table:show-details="true"/>
                <table:data-pilot-member table:name="2017" table:display="true" table:show-details="true"/>
                <table:data-pilot-member table:name="201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uthor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Nadia Hammoudeh Garcia &amp; Ludovic Delval &amp; Mathias Lüdtke &amp; André Santos 0001 &amp; Björn Kahl &amp; Mirko Bordignon" table:display="true" table:show-details="true"/>
                <table:data-pilot-member table:name="Betty H. C. Cheng &amp; Robert Jared Clark &amp; Jonathon Emil Fleck &amp; Michael Austin Langford &amp; Philip K. McKinley" table:display="true" table:show-details="true"/>
                <table:data-pilot-member table:name="Carl Hildebrandt &amp; Sebastian G. Elbaum &amp; Nicola Bezzo &amp; Matthew B. Dwyer" table:display="true" table:show-details="true"/>
                <table:data-pilot-member table:name="Patrick Morley &amp; Alex Warren &amp; Ethan Rabb &amp; Sean Whitsitt &amp; Matt Bunting &amp; Jonathan Sprinkle" table:display="true" table:show-details="true"/>
                <table:data-pilot-member table:name="Takeshi Ohkawa &amp; Yuhei Sugata &amp; Harumi Watanabe &amp; Nobuhiko Ogura &amp; Kanemitsu Ootsu &amp; Takashi Yokota" table:display="true" table:show-details="true"/>
                <table:data-pilot-member table:name="Raju Halder &amp; José Proença &amp; Nuno Macedo &amp; André Santos 0001" table:display="true" table:show-details="true"/>
                <table:data-pilot-member table:name="André Santos 0001 &amp; Alcino Cunha &amp; Nuno Macedo" table:display="true" table:show-details="true"/>
                <table:data-pilot-member table:name="Raimarius Delgado &amp; Bum-Jae You &amp; Byoung-Wook Choi" table:display="true" table:show-details="true"/>
                <table:data-pilot-member table:name="John-Paul Ore &amp; Carrick Detweiler &amp; Sebastian G. Elbaum" table:display="true" table:show-details="true"/>
                <table:data-pilot-member table:name="Anders Fischer-Nielsen &amp; Zhoulai Fu &amp; Ting Su &amp; Andrzej Wasowski" table:display="true" table:show-details="true"/>
                <table:data-pilot-member table:name="Pablo Estefo &amp; Jocelyn Simmonds &amp; Romain Robbes &amp; Johan Fabry" table:display="true" table:show-details="true"/>
                <table:data-pilot-member table:name="Sergio García 0002 &amp; Daniel Strüber 0001 &amp; Davide Brugali &amp; Thorsten Berger &amp; Patrizio Pelliccione" table:display="true" table:show-details="true"/>
                <table:data-pilot-member table:name="Sophia Kolak &amp; Afsoon Afzal &amp; Claire Le Goues &amp; Michael Hilton &amp; Christopher Steven Timperley" table:display="true" table:show-details="true"/>
                <table:data-pilot-member table:name="Xinxin Li &amp; Rui Wang 0024 &amp; Yu Jiang 0001 &amp; Yong Guan &amp; Xiaojuan Li &amp; Xiaoyu Song" table:display="true" table:show-details="true"/>
                <table:data-pilot-member table:name="Thomas Witte &amp; Matthias Tichy" table:display="true" table:show-details="true"/>
                <table:data-pilot-member table:name="Hamza El Baccouri &amp; Goulven Guillou &amp; Jean-Philippe Babau" table:display="true" table:show-details="true"/>
                <table:data-pilot-member table:name="Neil A. Ernst &amp; Rick Kazman &amp; Philip Bianco" table:display="true" table:show-details="true"/>
                <table:data-pilot-member table:name="Ivano Malavolta &amp; Grace A. Lewis &amp; Bradley R. Schmerl &amp; Patricia Lago &amp; David Garlan" table:display="true" table:show-details="true"/>
                <table:data-pilot-member table:name="Adrian Rebmann &amp; Jana-Rebecca Rehse &amp; Mira Pinter &amp; Marius Schnaubelt &amp; Kevin Daun &amp; Peter Fettke" table:display="true" table:show-details="true"/>
                <table:data-pilot-member table:name="Chi Hu &amp; Wei Dong 0006 &amp; Yonghui Yang &amp; Hao Shi &amp; Ge Zhou" table:display="true" table:show-details="true"/>
                <table:data-pilot-member table:name="Pooyan Jamshidi &amp; Javier Cámara &amp; Bradley R. Schmerl &amp; Christian Kästner &amp; David Garlan" table:display="true" table:show-details="true"/>
                <table:data-pilot-member table:name="Miguel Campusano &amp; Johan Fabry &amp; Alexandre Bergel" table:display="true" table:show-details="true"/>
                <table:data-pilot-member table:name="Gianluca Bardaro &amp; Andrea Semprebon &amp; Matteo Matteucci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 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MODELS_GARCIADLSKB_2019" table:display="true" table:show-details="true"/>
                <table:data-pilot-member table:name="MODELS_CHENGCFLM_2020" table:display="true" table:show-details="true"/>
                <table:data-pilot-member table:name="ISSTA_HILDEBRANDTEBD_2020" table:display="true" table:show-details="true"/>
                <table:data-pilot-member table:name="OOPSLA_MORLEYWRWBS_2013" table:display="true" table:show-details="true"/>
                <table:data-pilot-member table:name="ICSE_OHKAWASWOOY_2019" table:display="true" table:show-details="true"/>
                <table:data-pilot-member table:name="ICSE_HALDERPMS_2017" table:display="true" table:show-details="true"/>
                <table:data-pilot-member table:name="SIGSOFT_0001CM_2018" table:display="true" table:show-details="true"/>
                <table:data-pilot-member table:name="JSS_DELGADOYC_2019" table:display="true" table:show-details="true"/>
                <table:data-pilot-member table:name="ICSE_OREDE_2018" table:display="true" table:show-details="true"/>
                <table:data-pilot-member table:name="ICSE_FISCHER-NIELSEN_2020" table:display="true" table:show-details="true"/>
                <table:data-pilot-member table:name="JSS_ESTEFOSRF_2019" table:display="true" table:show-details="true"/>
                <table:data-pilot-member table:name="SIGSOFT_00020BBP_2020" table:display="true" table:show-details="true"/>
                <table:data-pilot-member table:name="ICSM_KOLAKAGHT_2020" table:display="true" table:show-details="true"/>
                <table:data-pilot-member table:name="ICECCS_LIWJGLS_2017" table:display="true" table:show-details="true"/>
                <table:data-pilot-member table:name="ICSE_WITTET_2018" table:display="true" table:show-details="true"/>
                <table:data-pilot-member table:name="MODELS_BACCOURIGB_2018" table:display="true" table:show-details="true"/>
                <table:data-pilot-member table:name="KBSE_WITTET_2019" table:display="true" table:show-details="true"/>
                <table:data-pilot-member table:name="ICSE_ERNSTKB_2018" table:display="true" table:show-details="true"/>
                <table:data-pilot-member table:name="ICSE_MALAVOLTALSLG_2020" table:display="true" table:show-details="true"/>
                <table:data-pilot-member table:name="BPM_REBMANNRPSDF_2020" table:display="true" table:show-details="true"/>
                <table:data-pilot-member table:name="SOFTWARE_ALDRICHGKGMRSST_2019" table:display="true" table:show-details="true"/>
                <table:data-pilot-member table:name="TR_HUDYSZ_2020" table:display="true" table:show-details="true"/>
                <table:data-pilot-member table:name="ICSE_JAMSHIDICSKG_2019" table:display="true" table:show-details="true"/>
                <table:data-pilot-member table:name="INFSOF_CAMPUSANOFB_2019" table:display="true" table:show-details="true"/>
                <table:data-pilot-member table:name="ICSE_BARDAROSM_201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rive URL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https://drive.google.com/file/d/1rKRxA1Of_EOTPRC4uS6ZfF_0-JqvISsj/view?usp=drivesdk" table:display="true" table:show-details="true"/>
                <table:data-pilot-member table:name="https://drive.google.com/file/d/1t15ONZpu_HxLsBtPdOagDTz0WTq9RuAI/view?usp=drivesdk" table:display="true" table:show-details="true"/>
                <table:data-pilot-member table:name="https://drive.google.com/file/d/150tPS1P9xx56ytRhwCHwry2H8spY_siM/view?usp=drivesdk" table:display="true" table:show-details="true"/>
                <table:data-pilot-member table:name="https://drive.google.com/file/d/1Oz1azPRdcuT6ZTjjKRMv4XZa8kRHVhHa/view?usp=drivesdk" table:display="true" table:show-details="true"/>
                <table:data-pilot-member table:name="https://drive.google.com/file/d/16iQ3CQXDQ0LqJ4e-8zTuVRxyKrkTu5E4/view?usp=drivesdk" table:display="true" table:show-details="true"/>
                <table:data-pilot-member table:name="https://drive.google.com/file/d/1JPXCqqJTY8dyuJ49FZZwHjC1RDEs1BMW/view?usp=drivesdk" table:display="true" table:show-details="true"/>
                <table:data-pilot-member table:name="https://drive.google.com/file/d/1nusV7hCP4HOsRY0PpEP89inGla3Hr4ls/view?usp=drivesdk" table:display="true" table:show-details="true"/>
                <table:data-pilot-member table:name="https://drive.google.com/file/d/1fmoPhzLOF4soofNlBJtd2n0IuohW_W-7/view?usp=drivesdk" table:display="true" table:show-details="true"/>
                <table:data-pilot-member table:name="https://drive.google.com/file/d/1a1c06KHOhI_j7nvi-xGpZVM4U_WvBEeP/view?usp=drivesdk" table:display="true" table:show-details="true"/>
                <table:data-pilot-member table:name="https://drive.google.com/file/d/18dhgoDg_6b1rFg0uVWfxjSkofd6AI6TY/view?usp=drivesdk" table:display="true" table:show-details="true"/>
                <table:data-pilot-member table:name="https://drive.google.com/file/d/1iIx8A4MCrVBRr00LA5ZMr0fpmSjXSypV/view?usp=drivesdk" table:display="true" table:show-details="true"/>
                <table:data-pilot-member table:name="https://drive.google.com/file/d/1bF9V1f7ah_Evi9xUZM1OG32inDy6HyoL/view?usp=drivesdk" table:display="true" table:show-details="true"/>
                <table:data-pilot-member table:name="https://drive.google.com/file/d/1VHCCayUyYCrppQzBWABFUu0_LHjlUaqw/view?usp=drivesdk" table:display="true" table:show-details="true"/>
                <table:data-pilot-member table:name="https://drive.google.com/file/d/1KEeD3i2UZHHkb_GEhV23fgeXXvMuXNgM/view?usp=drivesdk" table:display="true" table:show-details="true"/>
                <table:data-pilot-member table:name="https://drive.google.com/file/d/1iUGCVdoJyK70v6SDcucEnQAJRnMEYCi8/view?usp=drivesdk" table:display="true" table:show-details="true"/>
                <table:data-pilot-member table:name="https://drive.google.com/file/d/1MwI6il-u-lsfLj8jH8uxWsLva9KqGIGv/view?usp=drivesdk" table:display="true" table:show-details="true"/>
                <table:data-pilot-member table:name="https://drive.google.com/file/d/1erGcZvhFXic8xeggTi_v-njJd6O-XFbP/view?usp=drivesdk" table:display="true" table:show-details="true"/>
                <table:data-pilot-member table:name="https://drive.google.com/file/d/14tmSCTsyMJI0sca9782XmtIusIpaW0UB/view?usp=drivesdk" table:display="true" table:show-details="true"/>
                <table:data-pilot-member table:name="https://drive.google.com/file/d/1sdTUkW-6QPA9mX-WvSiPQSRlnRzE2iEy/view?usp=drivesdk" table:display="true" table:show-details="true"/>
                <table:data-pilot-member table:name="https://drive.google.com/file/d/1bf4KS01HEKSGhOBo1egpsy1jKo5h7pFx/view?usp=drivesdk" table:display="true" table:show-details="true"/>
                <table:data-pilot-member table:name="https://drive.google.com/file/d/1oIkBHJHpM1FhrXkcDYcZXbSOihFlSpL_/view?usp=drivesdk" table:display="true" table:show-details="true"/>
                <table:data-pilot-member table:name="https://drive.google.com/file/d/1LKrFi-nKB_0rWKfj47DbYpdVukmRUT5t/view?usp=drivesdk" table:display="true" table:show-details="true"/>
                <table:data-pilot-member table:name="https://drive.google.com/file/d/1XMRwS9FupyUtWB62D1sY6eYRMuuKkxgF/view?usp=drivesdk" table:display="true" table:show-details="true"/>
                <table:data-pilot-member table:name="https://drive.google.com/file/d/14isA0QPxj6ilYVX0FiWsQpRUNKZATkpG/view?usp=drivesdk" table:display="true" table:show-details="true"/>
                <table:data-pilot-member table:name="https://drive.google.com/file/d/1ktR7m33DYN8afG1akbdC4KOVSNTmoCVZ/view?usp=drivesdk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OI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https://doi.org/10.1109/MODELS.2019.00-11" table:display="true" table:show-details="true"/>
                <table:data-pilot-member table:name="https://doi.org/10.1145/3365438.3410952" table:display="true" table:show-details="true"/>
                <table:data-pilot-member table:name="https://doi.org/10.1145/3395363.3397387" table:display="true" table:show-details="true"/>
                <table:data-pilot-member table:name="https://doi.org/10.1145/2541928.2541931" table:display="true" table:show-details="true"/>
                <table:data-pilot-member table:name="https://doi.org/10.1109/RoSE.2019.00014" table:display="true" table:show-details="true"/>
                <table:data-pilot-member table:name="https://doi.org/10.1109/FormaliSE.2017.9" table:display="true" table:show-details="true"/>
                <table:data-pilot-member table:name="https://doi.org/10.1145/3278186.3278195" table:display="true" table:show-details="true"/>
                <table:data-pilot-member table:name="https://doi.org/10.1016/j.jss.2019.01.052" table:display="true" table:show-details="true"/>
                <table:data-pilot-member table:name="https://doi.org/10.1145/3196558.3196566" table:display="true" table:show-details="true"/>
                <table:data-pilot-member table:name="https://doi.org/10.1145/3377813.3381364" table:display="true" table:show-details="true"/>
                <table:data-pilot-member table:name="https://doi.org/10.1016/j.jss.2019.02.024" table:display="true" table:show-details="true"/>
                <table:data-pilot-member table:name="https://doi.org/10.1145/3368089.3409743" table:display="true" table:show-details="true"/>
                <table:data-pilot-member table:name="https://doi.org/10.1109/ICSME46990.2020.00048" table:display="true" table:show-details="true"/>
                <table:data-pilot-member table:name="https://doi.org/10.1109/ICECCS.2017.17" table:display="true" table:show-details="true"/>
                <table:data-pilot-member table:name="https://doi.org/10.1145/3196558.3196559" table:display="true" table:show-details="true"/>
                <table:data-pilot-member table:name="http://ceur-ws.org/Vol-2245/mdetools_paper_2.pdf" table:display="true" table:show-details="true"/>
                <table:data-pilot-member table:name="https://doi.org/10.1109/ASEW.2019.00026" table:display="true" table:show-details="true"/>
                <table:data-pilot-member table:name="https://doi.org/10.1145/3196558.3196567" table:display="true" table:show-details="true"/>
                <table:data-pilot-member table:name="https://doi.org/10.1145/3377813.3381358" table:display="true" table:show-details="true"/>
                <table:data-pilot-member table:name="https://doi.org/10.1007/978-3-030-58638-6_5" table:display="true" table:show-details="true"/>
                <table:data-pilot-member table:name="https://doi.org/10.1109/MS.2018.2885058" table:display="true" table:show-details="true"/>
                <table:data-pilot-member table:name="https://doi.org/10.1109/TR.2019.2923681" table:display="true" table:show-details="true"/>
                <table:data-pilot-member table:name="https://doi.org/10.1109/SEAMS.2019.00015" table:display="true" table:show-details="true"/>
                <table:data-pilot-member table:name="https://doi.org/10.1016/j.infsof.2018.12.008" table:display="true" table:show-details="true"/>
                <table:data-pilot-member table:name="https://doi.org/10.1145/3196558.319656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ain contribu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method" table:display="true" table:show-details="true"/>
                <table:data-pilot-member table:name="architecture" table:display="true" table:show-details="true"/>
                <table:data-pilot-member table:name="model" table:display="true" table:show-details="true"/>
                <table:data-pilot-member table:name="tool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obotic platfor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are-O-bot-4" table:display="true" table:show-details="true"/>
                <table:data-pilot-member table:name="EvoRally" table:display="true" table:show-details="true"/>
                <table:data-pilot-member table:name="Flightgoggles Quadrotor, Parrot Anafi Quadrotor" table:display="true" table:show-details="true"/>
                <table:data-pilot-member table:name="Ford Hybrid Escape" table:display="true" table:show-details="true"/>
                <table:data-pilot-member table:name="FPGA" table:display="true" table:show-details="true"/>
                <table:data-pilot-member table:name="Kobuki" table:display="true" table:show-details="true"/>
                <table:data-pilot-member table:name="M4K" table:display="true" table:show-details="true"/>
                <table:data-pilot-member table:name="no hardware" table:display="true" table:show-details="true"/>
                <table:data-pilot-member table:name="Telerob Telemax Hybrid UGV" table:display="true" table:show-details="true"/>
                <table:data-pilot-member table:name="Turtlebot" table:display="true" table:show-details="true"/>
                <table:data-pilot-member table:name="Twist T4 2x2 electric wheelchair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mmunication paradig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topics, services" table:display="true" table:show-details="true"/>
                <table:data-pilot-member table:name="topics" table:display="true" table:show-details="true"/>
                <table:data-pilot-member table:name="not specified" table:display="true" table:show-details="true"/>
                <table:data-pilot-member table:name="-" table:display="true" table:show-details="true"/>
                <table:data-pilot-member table:name="topics, services, shared memory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Quality attributes considere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functional suitability" table:display="true" table:show-details="true"/>
                <table:data-pilot-member table:name="functional suitability, reliability, portability" table:display="true" table:show-details="true"/>
                <table:data-pilot-member table:name="functional suitability, compatibility, portability" table:display="true" table:show-details="true"/>
                <table:data-pilot-member table:name="performance, compatibility, portability" table:display="true" table:show-details="true"/>
                <table:data-pilot-member table:name="performance, maintainability" table:display="true" table:show-details="true"/>
                <table:data-pilot-member table:name="functional suitability, reliability" table:display="true" table:show-details="true"/>
                <table:data-pilot-member table:name="maintainability" table:display="true" table:show-details="true"/>
                <table:data-pilot-member table:name="functional suitability, performance, compatibility" table:display="true" table:show-details="true"/>
                <table:data-pilot-member table:name="functional suitability, maintainability" table:display="true" table:show-details="true"/>
                <table:data-pilot-member table:name="usability, compatibility, maintainability, portability" table:display="true" table:show-details="true"/>
                <table:data-pilot-member table:name="compatibility, maintainability, portability" table:display="true" table:show-details="true"/>
                <table:data-pilot-member table:name="usability, maintainability, portability" table:display="true" table:show-details="true"/>
                <table:data-pilot-member table:name="functional suitability, compatibility, maintainability" table:display="true" table:show-details="true"/>
                <table:data-pilot-member table:name="functional suitability, performance, portability" table:display="true" table:show-details="true"/>
                <table:data-pilot-member table:name="usability, " table:display="true" table:show-details="true"/>
                <table:data-pilot-member table:name="performance, reliability, security, maintainability" table:display="true" table:show-details="true"/>
                <table:data-pilot-member table:name="performance, compatibility, usability, reliability, security, maintainability, portability" table:display="true" table:show-details="true"/>
                <table:data-pilot-member table:name="performance, compatibility, usability, reliability, maintainability, portability" table:display="true" table:show-details="true"/>
                <table:data-pilot-member table:name="compatibility, usability, maintainability, portability" table:display="true" table:show-details="true"/>
                <table:data-pilot-member table:name="functional suitability, compatibility, security, maintainability, portability" table:display="true" table:show-details="true"/>
                <table:data-pilot-member table:name="performance, reliability" table:display="true" table:show-details="true"/>
                <table:data-pilot-member table:name="performance, functional suitability, usability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ex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5" table:display="true" table:show-details="true"/>
                <table:data-pilot-member table:name="1" table:display="true" table:show-details="true"/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tudy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0.5" table:display="true" table:show-details="true"/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alidity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0.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igo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.5" table:display="true" table:show-details="true"/>
                <table:data-pilot-member table:name="2" table:display="true" table:show-details="true"/>
                <table:data-pilot-member table:name="1" table:display="true" table:show-details="true"/>
                <table:data-pilot-member table:name="0" table:display="true" table:show-details="true"/>
                <table:data-pilot-member table:name="2.5" table:display="true" table:show-details="true"/>
                <table:data-pilot-member table:name="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ype of robo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Mobile (terrastrial, wheeled)" table:display="true" table:show-details="true"/>
                <table:data-pilot-member table:name="Mobie (airborne)" table:display="true" table:show-details="true"/>
                <table:data-pilot-member table:name="-" table:display="true" table:show-details="true"/>
                <table:data-pilot-member table:name="Multiple" table:display="true" table:show-details="true"/>
                <table:data-pilot-member table:name="Fixed (robot arm)" table:display="true" table:show-details="true"/>
                <table:data-pilot-member table:name="Mobile (terrastrial)" table:display="true" table:show-details="true"/>
                <table:data-pilot-member table:name="Mobile (terrastrial, wheeled) (caterpillar track)" table:display="true" table:show-details="true"/>
                <table:data-pilot-member table:name="Mobile (terratrial, wheeled)" table:display="true" table:show-details="true"/>
                <table:data-pilot-member table:name="Mobile (terrastrial wheeled), Mobile (airborne)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ardinality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Single" table:display="true" table:show-details="true"/>
                <table:data-pilot-member table:name="-" table:display="true" table:show-details="true"/>
                <table:data-pilot-member table:name="Multiple" table:display="true" table:show-details="true"/>
                <table:data-pilot-member table:name="Both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pplication fiel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Home service" table:display="true" table:show-details="true"/>
                <table:data-pilot-member table:name="Navigation task" table:display="true" table:show-details="true"/>
                <table:data-pilot-member table:name="Self-driving vehicle" table:display="true" table:show-details="true"/>
                <table:data-pilot-member table:name="Toy example" table:display="true" table:show-details="true"/>
                <table:data-pilot-member table:name="-" table:display="true" table:show-details="true"/>
                <table:data-pilot-member table:name="Multiple areas" table:display="true" table:show-details="true"/>
                <table:data-pilot-member table:name="Leader/Follower problem" table:display="true" table:show-details="true"/>
                <table:data-pilot-member table:name="Military" table:display="true" table:show-details="true"/>
                <table:data-pilot-member table:name="Search and rescue" table:display="true" table:show-details="true"/>
                <table:data-pilot-member table:name="Unmanned aerial vehicle" table:display="true" table:show-details="true"/>
                <table:data-pilot-member table:name="Medical car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OS vers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-" table:display="true" table:show-details="true"/>
                <table:data-pilot-member table:name="ROS 1 (Kinetic)" table:display="true" table:show-details="true"/>
                <table:data-pilot-member table:name="ROS 1 (Melodic)" table:display="true" table:show-details="true"/>
                <table:data-pilot-member table:name="Both" table:display="true" table:show-details="true"/>
                <table:data-pilot-member table:name="ROS 1 (Indigo)" table:display="true" table:show-details="true"/>
                <table:data-pilot-member table:name="ROS 1" table:display="true" table:show-details="true"/>
                <table:data-pilot-member table:name="ROS 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Knowledge are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SE models and methods, Software quality" table:display="true" table:show-details="true"/>
                <table:data-pilot-member table:name="SE models and methods" table:display="true" table:show-details="true"/>
                <table:data-pilot-member table:name="Computing foundations, Software testing" table:display="true" table:show-details="true"/>
                <table:data-pilot-member table:name="Software design" table:display="true" table:show-details="true"/>
                <table:data-pilot-member table:name="Software design (HW/SW co-design)" table:display="true" table:show-details="true"/>
                <table:data-pilot-member table:name="Software testing" table:display="true" table:show-details="true"/>
                <table:data-pilot-member table:name="Software testing (simulation)" table:display="true" table:show-details="true"/>
                <table:data-pilot-member table:name="Software testing, Software configuration management" table:display="true" table:show-details="true"/>
                <table:data-pilot-member table:name="Software maintenance" table:display="true" table:show-details="true"/>
                <table:data-pilot-member table:name="Software construction, Software testing, Software maintenance, Software engineering process" table:display="true" table:show-details="true"/>
                <table:data-pilot-member table:name="Software configuration management, SE models and methods" table:display="true" table:show-details="true"/>
                <table:data-pilot-member table:name="SE models and methods, Software testing" table:display="true" table:show-details="true"/>
                <table:data-pilot-member table:name="Software testing (live preview)" table:display="true" table:show-details="true"/>
                <table:data-pilot-member table:name="Software quality" table:display="true" table:show-details="true"/>
                <table:data-pilot-member table:name="SE models and methods, Software design" table:display="true" table:show-details="true"/>
                <table:data-pilot-member table:name="SE models and methods, Software design, Software configuration management" table:display="true" table:show-details="true"/>
                <table:data-pilot-member table:name="Software construction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ubjec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ext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al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search metho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Industrial relevanc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0" table:display="true" table:show-details="true"/>
                <table:data-pilot-member table:name="4" table:display="true" table:show-details="true"/>
                <table:data-pilot-member table:name="3" table:display="true" table:show-details="true"/>
                <table:data-pilot-member table:name="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search strategy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roposal of a solution" table:display="true" table:show-details="true"/>
                <table:data-pilot-member table:name="Proposal of a solution, Validation research" table:display="true" table:show-details="true"/>
                <table:data-pilot-member table:name="Philosophical paper" table:display="true" table:show-details="true"/>
                <table:data-pilot-member table:name="Evaluation research, Proposal of a solution" table:display="true" table:show-details="true"/>
                <table:data-pilot-member table:name="Evaluation research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search method2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uture challenges and limitation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Multi-language or multi-platform support, Support for more reference sources" table:display="true" table:show-details="true"/>
                <table:data-pilot-member table:name="Machine learning integration" table:display="true" table:show-details="true"/>
                <table:data-pilot-member table:name="Performance improvements, Multi-language or multi-platform support" table:display="true" table:show-details="true"/>
                <table:data-pilot-member table:name="Performance improvements, Further validation" table:display="true" table:show-details="true"/>
                <table:data-pilot-member table:name="Performance improvements" table:display="true" table:show-details="true"/>
                <table:data-pilot-member table:name="Automation" table:display="true" table:show-details="true"/>
                <table:data-pilot-member table:name="Performance improvements, Support for complex specification, Multi-language or multi-platform support" table:display="true" table:show-details="true"/>
                <table:data-pilot-member table:name="Further validation, Automation, Evaluation of quality attributes" table:display="true" table:show-details="true"/>
                <table:data-pilot-member table:name="-" table:display="true" table:show-details="true"/>
                <table:data-pilot-member table:name="Lack of generalization, Automation" table:display="true" table:show-details="true"/>
                <table:data-pilot-member table:name="Support for more reference sources" table:display="true" table:show-details="true"/>
                <table:data-pilot-member table:name="Multi-language or multi-platform support, Support for complex specification" table:display="true" table:show-details="true"/>
                <table:data-pilot-member table:name="Support for complex specification, Multi-language or multi-platform support, Further validation" table:display="true" table:show-details="true"/>
                <table:data-pilot-member table:name="Enable self-adaptation" table:display="true" table:show-details="true"/>
                <table:data-pilot-member table:name="Run-time support, Multi-language or multi-platform support" table:display="true" table:show-details="true"/>
                <table:data-pilot-member table:name="Support for more reference sources, Automation" table:display="true" table:show-details="true"/>
                <table:data-pilot-member table:name="Further validation, Lack of generalization" table:display="true" table:show-details="true"/>
                <table:data-pilot-member table:name="Further validation" table:display="true" table:show-details="true"/>
                <table:data-pilot-member table:name="Support for real-time properties, Synchronisation issues, Support for complex specification, Further validation" table:display="true" table:show-details="true"/>
                <table:data-pilot-member table:name="Run-time support, Lack of generalization" table:display="true" table:show-details="true"/>
                <table:data-pilot-member table:name="Lack of generalization, Further validation" table:display="true" table:show-details="true"/>
                <table:data-pilot-member table:name="Evaluation of quality attributes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OS ecosystem level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omputation graph" table:display="true" table:show-details="true"/>
                <table:data-pilot-member table:name="filesystem" table:display="true" table:show-details="true"/>
                <table:data-pilot-member table:name="filesystem, community" table:display="true" table:show-details="true"/>
                <table:data-pilot-member table:name="filesystem, computation graph" table:display="true" table:show-details="true"/>
                <table:data-pilot-member table:name="filesystem, computation graph, community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text2" table:orientation="hidden" table:used-hierarchy="-1" table:function="auto">
            <table:data-pilot-level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</table:data-pilot-level>
          </table:data-pilot-field>
          <table:data-pilot-field table:source-field-name="research method2" table:orientation="hidden" table:used-hierarchy="-1" table:function="auto">
            <table:data-pilot-level calcext:repeat-item-labels="false">
              <table:data-pilot-members>
                <table:data-pilot-member table:name="Proof of concept" table:display="true" table:show-details="true"/>
                <table:data-pilot-member table:name="Simulation-based experiment" table:display="true" table:show-details="true"/>
                <table:data-pilot-member table:name="Simulation-based experiment, Real deployment" table:display="true" table:show-details="true"/>
                <table:data-pilot-member table:name="Lab experiment" table:display="true" table:show-details="true"/>
                <table:data-pilot-member table:name="-" table:display="true" table:show-details="true"/>
                <table:data-pilot-member table:name="Mining software repos" table:display="true" table:show-details="true"/>
                <table:data-pilot-member table:name="Interview, Survey" table:display="true" table:show-details="true"/>
                <table:data-pilot-member table:name="Mining software repos, survey" table:display="true" table:show-details="true"/>
                <table:data-pilot-member table:name="Simulation-based experiment, Lab experiment" table:display="true" table:show-details="true"/>
                <table:data-pilot-member table:name="Survey" table:display="true" table:show-details="true"/>
                <table:data-pilot-member table:name="Real deployment" table:display="true" table:show-details="true"/>
              </table:data-pilot-members>
            </table:data-pilot-level>
          </table:data-pilot-field>
          <table:data-pilot-field table:source-field-name="ID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534" table:display="true" table:show-details="true"/>
                <table:data-pilot-member table:name="1535" table:display="true" table:show-details="true"/>
                <table:data-pilot-member table:name="109" table:display="true" table:show-details="true"/>
                <table:data-pilot-member table:name="1384" table:display="true" table:show-details="true"/>
                <table:data-pilot-member table:name="1578" table:display="true" table:show-details="true"/>
                <table:data-pilot-member table:name="1603" table:display="true" table:show-details="true"/>
                <table:data-pilot-member table:name="1454" table:display="true" table:show-details="true"/>
                <table:data-pilot-member table:name="1087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090" table:display="true" table:show-details="true"/>
                <table:data-pilot-member table:name="1451" table:display="true" table:show-details="true"/>
                <table:data-pilot-member table:name="1623" table:display="true" table:show-details="true"/>
                <table:data-pilot-member table:name="1632" table:display="true" table:show-details="true"/>
                <table:data-pilot-member table:name="1617" table:display="true" table:show-details="true"/>
                <table:data-pilot-member table:name="1536" table:display="true" table:show-details="true"/>
                <table:data-pilot-member table:name="1569" table:display="true" table:show-details="true"/>
                <table:data-pilot-member table:name="1609" table:display="true" table:show-details="true"/>
                <table:data-pilot-member table:name="1590" table:display="true" table:show-details="true"/>
                <table:data-pilot-member table:name="98" table:display="true" table:show-details="true"/>
                <table:data-pilot-member table:name="1072" table:display="true" table:show-details="true"/>
                <table:data-pilot-member table:name="14" table:display="true" table:show-details="true"/>
                <table:data-pilot-member table:name="1611" table:display="true" table:show-details="true"/>
                <table:data-pilot-member table:name="208" table:display="true" table:show-details="true"/>
                <table:data-pilot-member table:name="1596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Inconsolata" svg:font-family="Inconsolat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b7b7b7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0:32:03.234135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_28_revisited_29_" style:display-name="PageStyle_Data (revisite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nowballing" style:display-name="PageStyle_Snowball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nowballing-analysis" style:display-name="PageStyle_Snowballing-analy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6" style:display-name="PageStyle_Blad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UES" style:display-name="PageStyle_VAL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gor_20_vs_20_industrial_20_relevance" style:display-name="PageStyle_Rigor vs industrial relev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S_20_levels" style:display-name="PageStyle_ROS lev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unication_20_paradigm" style:display-name="PageStyle_Communication paradig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pie_20_van_20_Data_20__28_revisited_29_" style:display-name="PageStyle_Kopie van Data (revisited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05T10:34:46.433022886</dc:date>
    <meta:editing-duration>PT2M43S</meta:editing-duration>
    <meta:editing-cycles>1</meta:editing-cycles>
    <meta:document-statistic meta:table-count="6" meta:cell-count="2764" meta:object-count="0"/>
  </office:meta>
</office:document-meta>
</file>